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erif CJK JP Black" svg:font-family="'Noto Serif CJK JP Black'" style:font-adornments="Black" style:font-family-generic="roman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055cm"/>
    </style:style>
    <style:style style:name="co4" style:family="table-column">
      <style:table-column-properties fo:break-before="auto" style:column-width="4.801cm"/>
    </style:style>
    <style:style style:name="co5" style:family="table-column">
      <style:table-column-properties fo:break-before="auto" style:column-width="2.745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1.205cm"/>
    </style:style>
    <style:style style:name="co19" style:family="table-column">
      <style:table-column-properties fo:break-before="auto" style:column-width="3.508cm"/>
    </style:style>
    <style:style style:name="co8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549cm"/>
    </style:style>
    <style:style style:name="co21" style:family="table-column">
      <style:table-column-properties fo:break-before="auto" style:column-width="1.773cm"/>
    </style:style>
    <style:style style:name="co22" style:family="table-column">
      <style:table-column-properties fo:break-before="auto" style:column-width="9.518cm"/>
    </style:style>
    <style:style style:name="co23" style:family="table-column">
      <style:table-column-properties fo:break-before="auto" style:column-width="8.186cm"/>
    </style:style>
    <style:style style:name="co24" style:family="table-column">
      <style:table-column-properties fo:break-before="auto" style:column-width="4.556cm"/>
    </style:style>
    <style:style style:name="co25" style:family="table-column">
      <style:table-column-properties fo:break-before="auto" style:column-width="4.374cm"/>
    </style:style>
    <style:style style:name="co26" style:family="table-column">
      <style:table-column-properties fo:break-before="auto" style:column-width="3.224cm"/>
    </style:style>
    <style:style style:name="co29" style:family="table-column">
      <style:table-column-properties fo:break-before="auto" style:column-width="1.198cm"/>
    </style:style>
    <style:style style:name="co28" style:family="table-column">
      <style:table-column-properties fo:break-before="auto" style:column-width="3.993cm"/>
    </style:style>
    <style:style style:name="co30" style:family="table-column">
      <style:table-column-properties fo:break-before="auto" style:column-width="1.614cm"/>
    </style:style>
    <style:style style:name="co31" style:family="table-column">
      <style:table-column-properties fo:break-before="auto" style:column-width="4.738cm"/>
    </style:style>
    <style:style style:name="co32" style:family="table-column">
      <style:table-column-properties fo:break-before="auto" style:column-width="1.443cm"/>
    </style:style>
    <style:style style:name="co33" style:family="table-column">
      <style:table-column-properties fo:break-before="auto" style:column-width="4.493cm"/>
    </style:style>
    <style:style style:name="co34" style:family="table-column">
      <style:table-column-properties fo:break-before="auto" style:column-width="1.498cm"/>
    </style:style>
    <style:style style:name="co35" style:family="table-column">
      <style:table-column-properties fo:break-before="auto" style:column-width="5.001cm"/>
    </style:style>
    <style:style style:name="co36" style:family="table-column">
      <style:table-column-properties fo:break-before="auto" style:column-width="0.878cm"/>
    </style:style>
    <style:style style:name="co37" style:family="table-column">
      <style:table-column-properties fo:break-before="auto" style:column-width="0.499cm"/>
    </style:style>
    <style:style style:name="co38" style:family="table-column">
      <style:table-column-properties fo:break-before="page" style:column-width="0.499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3.602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7" style:family="table-row">
      <style:table-row-properties style:row-height="1.028cm" fo:break-before="auto" style:use-optimal-row-height="true"/>
    </style:style>
    <style:style style:name="ro8" style:family="table-row">
      <style:table-row-properties style:row-height="1.36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95cm" fo:break-before="auto" style:use-optimal-row-height="true"/>
    </style:style>
    <style:style style:name="ro10" style:family="table-row">
      <style:table-row-properties style:row-height="4.563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99cm" fo:break-before="page" style:use-optimal-row-height="false"/>
    </style:style>
    <style:style style:name="ta1" style:family="table" style:master-page-name="PageStyle_5f_list">
      <style:table-properties table:display="true" style:writing-mode="lr-tb"/>
    </style:style>
    <style:style style:name="ta3" style:family="table" style:master-page-name="PageStyle_5f_tabl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data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3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Kosugi" style:font-size-complex="24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Kosugi" style:font-size-complex="24pt" style:font-style-complex="normal" style:font-weight-complex="normal"/>
    </style:style>
    <style:style style:name="ce41" style:family="table-cell" style:parent-style-name="Default">
      <style:table-cell-properties style:vertical-align="middle"/>
      <style:text-properties style:font-name="IPA モナー ゴシック" fo:font-size="24pt" style:font-name-asian="IPA モナー ゴシック" style:font-size-asian="24pt" style:font-size-complex="24pt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Kosugi" style:font-size-complex="24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モナー ゴシック" style:font-size-asian="16pt" style:language-asian="zh" style:country-asian="CN" style:font-style-asian="normal" style:font-weight-asian="normal" style:font-name-complex="Ipa モナー ゴシック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Kosugi" style:font-size-complex="24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Kosugi" style:font-size-complex="24pt" style:font-style-complex="normal" style:font-weight-complex="normal"/>
    </style:style>
    <style:style style:name="ce542" style:family="table-cell" style:parent-style-name="Default">
      <style:text-properties fo:font-size="24pt" style:font-size-asian="24pt" style:font-size-complex="24pt"/>
    </style:style>
    <style:style style:name="ce259" style:family="table-cell" style:parent-style-name="Default">
      <style:text-properties style:font-name="IPA モナー ゴシック" fo:font-size="32pt" style:font-name-asian="IPA モナー ゴシック" style:font-size-asian="32pt" style:font-size-complex="32pt"/>
    </style:style>
    <style:style style:name="ce261" style:family="table-cell" style:parent-style-name="Default">
      <style:table-cell-properties fo:wrap-option="wrap"/>
      <style:text-properties style:text-outline="false" style:text-line-through-style="none" style:text-line-through-type="none" style:font-name="IPA モナー ゴシック" fo:font-size="3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モナー ゴシック" style:font-size-asian="32pt" style:language-asian="zh" style:country-asian="CN" style:font-style-asian="normal" style:font-weight-asian="normal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ext-properties style:font-name="IPA モナー ゴシック" style:font-name-asian="IPA モナー ゴシック"/>
    </style:style>
    <style:style style:name="ce5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Ipa モナー ゴシック" style:font-size-complex="24pt" style:font-style-complex="normal" style:font-weight-complex="normal"/>
    </style:style>
    <style:style style:name="ce5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Ipa モナー ゴシック" style:font-size-complex="24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33" style:family="table-cell" style:parent-style-name="Default">
      <style:text-properties style:font-name="IPA モナー ゴシック" fo:font-size="16pt" style:font-name-asian="IPA モナー ゴシック" style:font-size-asian="16pt" style:font-size-complex="16pt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IPA モナー ゴシック" fo:font-size="16pt" style:font-name-asian="IPA モナー ゴシック" style:font-size-asian="16pt" style:font-size-complex="16pt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54" style:family="table-cell" style:parent-style-name="Default">
      <style:text-properties fo:font-size="16pt" style:font-size-asian="16pt" style:font-size-complex="16pt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22" style:family="table-cell" style:parent-style-name="Default">
      <style:text-properties fo:color="#c9211e"/>
    </style:style>
    <style:style style:name="ce56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5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58" style:family="table-cell" style:parent-style-name="Default">
      <style:table-cell-properties fo:background-color="#dddddd"/>
      <style:text-properties style:font-name="IPA モナー ゴシック" fo:font-size="16pt" style:font-name-asian="IPA モナー ゴシック" style:font-size-asian="16pt" style:font-size-complex="16pt"/>
    </style:style>
    <style:style style:name="ce59" style:family="table-cell" style:parent-style-name="Default">
      <style:table-cell-properties fo:background-color="#dddddd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16pt" fo:font-style="normal" fo:text-shadow="none" style:text-underline-style="none" fo:font-weight="normal" style:font-name-asian="IPA モナー ゴシック" style:font-size-asian="16pt" style:font-style-asian="normal" style:font-weight-asian="normal" style:font-name-complex="Ipa モナー ゴシック" style:font-size-complex="16pt" style:font-style-complex="normal" style:font-weight-complex="normal"/>
    </style:style>
    <style:style style:name="ce60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style:font-name="IPA モナー ゴシック" fo:font-size="16pt" style:font-name-asian="IPA モナー ゴシック" style:font-size-asian="16pt" style:font-size-complex="16pt"/>
    </style:style>
    <style:style style:name="ce30" style:family="table-cell" style:parent-style-name="Default">
      <style:table-cell-properties fo:background-color="#dddddd"/>
      <style:text-properties fo:color="#c9211e" style:font-name="IPA モナー ゴシック" fo:font-size="16pt" style:font-name-asian="IPA モナー ゴシック" style:font-size-asian="16pt" style:font-size-complex="16pt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2" style:family="table-cell" style:parent-style-name="Default">
      <style:table-cell-properties fo:background-color="#dddddd"/>
      <style:text-properties fo:color="#c9211e" fo:font-size="16pt" style:font-size-asian="16pt" style:font-size-complex="16pt"/>
    </style:style>
    <style:style style:name="ce74" style:family="table-cell" style:parent-style-name="Default">
      <style:text-properties fo:font-size="24pt" style:font-size-asian="24pt" style:font-size-complex="24pt"/>
    </style:style>
    <style:style style:name="ce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Kosugi" style:font-size-complex="24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Kosugi" style:font-size-complex="24pt" style:font-style-complex="normal" style:font-weight-complex="normal"/>
    </style:style>
    <style:style style:name="ce77" style:family="table-cell" style:parent-style-name="Default">
      <style:table-cell-properties style:vertical-align="middle"/>
      <style:text-properties style:font-name="IPA モナー ゴシック" fo:font-size="24pt" style:font-name-asian="IPA モナー ゴシック" style:font-size-asian="24pt" style:font-size-complex="24pt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Kosugi" style:font-size-complex="24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モナー ゴシック" style:font-size-asian="16pt" style:language-asian="zh" style:country-asian="CN" style:font-style-asian="normal" style:font-weight-asian="normal" style:font-name-complex="Ipa モナー ゴシック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Kosugi" style:font-size-complex="24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Kosugi" style:font-size-complex="24pt" style:font-style-complex="normal" style:font-weight-complex="normal"/>
    </style:style>
    <style:style style:name="ce83" style:family="table-cell" style:parent-style-name="Default">
      <style:text-properties style:font-name="IPA モナー ゴシック" fo:font-size="32pt" style:font-name-asian="IPA モナー ゴシック" style:font-size-asian="32pt" style:font-size-complex="32pt"/>
    </style:style>
    <style:style style:name="ce84" style:family="table-cell" style:parent-style-name="Default">
      <style:text-properties style:font-name="IPA モナー ゴシック" style:font-name-asian="IPA モナー ゴシック"/>
    </style:style>
    <style:style style:name="ce85" style:family="table-cell" style:parent-style-name="Default">
      <style:table-cell-properties fo:wrap-option="wrap"/>
      <style:text-properties style:text-outline="false" style:text-line-through-style="none" style:text-line-through-type="none" style:font-name="IPA モナー ゴシック" fo:font-size="3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モナー ゴシック" style:font-size-asian="32pt" style:language-asian="zh" style:country-asian="CN" style:font-style-asian="normal" style:font-weight-asian="normal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ffddaa" style:text-align-source="fix" style:repeat-content="false" style:vertical-align="middle"/>
      <style:paragraph-properties fo:text-align="center"/>
      <style:text-properties style:font-name-asian="Noto Serif CJK JP Black"/>
    </style:style>
    <style:style style:name="ce87" style:family="table-cell" style:parent-style-name="Default">
      <style:table-cell-properties fo:background-color="#ffddaa"/>
      <style:text-properties style:font-name-asian="Noto Serif CJK JP Black"/>
    </style:style>
    <style:style style:name="ce88" style:family="table-cell" style:parent-style-name="Default">
      <style:table-cell-properties fo:background-color="#ffddaa" style:text-align-source="fix" style:repeat-content="false" style:vertical-align="middle"/>
      <style:paragraph-properties fo:text-align="center"/>
      <style:text-properties fo:font-size="90pt" style:font-name-asian="Noto Serif CJK JP Black" style:font-size-asian="90pt" style:font-size-complex="90pt"/>
    </style:style>
    <style:style style:name="ce265" style:family="table-cell" style:parent-style-name="Default">
      <style:table-cell-properties fo:background-color="#ffddaa"/>
      <style:text-properties fo:font-size="90pt" style:font-name-asian="Noto Serif CJK JP Black" style:font-size-asian="90pt" style:font-size-complex="90pt"/>
    </style:style>
    <style:style style:name="ce266" style:family="table-cell" style:parent-style-name="Default">
      <style:table-cell-properties fo:background-color="#ffddaa" style:text-align-source="fix" style:repeat-content="false" style:vertical-align="middle"/>
      <style:paragraph-properties fo:text-align="center"/>
    </style:style>
    <style:style style:name="ce94" style:family="table-cell" style:parent-style-name="Default">
      <style:table-cell-properties fo:background-color="#ffddaa" style:text-align-source="fix" style:repeat-content="false" style:vertical-align="middle"/>
      <style:paragraph-properties fo:text-align="center"/>
      <style:text-properties fo:font-size="115pt" style:font-name-asian="Noto Serif CJK JP Black" style:font-size-asian="115pt" style:font-size-complex="115pt"/>
    </style:style>
    <style:style style:name="ce466" style:family="table-cell" style:parent-style-name="Default">
      <style:table-cell-properties fo:background-color="#ffddaa"/>
      <style:text-properties fo:font-size="115pt" style:font-name-asian="Noto Serif CJK JP Black" style:font-size-asian="115pt" style:font-size-complex="115pt"/>
    </style:style>
    <style:style style:name="ce9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90pt" style:font-name-asian="Noto Serif CJK JP Black" style:font-size-asian="90pt" style:font-size-complex="90pt"/>
    </style:style>
    <style:style style:name="ce268" style:family="table-cell" style:parent-style-name="Default">
      <style:table-cell-properties fo:background-color="#000000"/>
      <style:text-properties fo:color="#ffffff" fo:font-size="90pt" style:font-name-asian="Noto Serif CJK JP Black" style:font-size-asian="90pt" style:font-size-complex="90pt"/>
    </style:style>
    <style:style style:name="ce27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99" style:family="table-cell" style:parent-style-name="Default">
      <style:table-cell-properties fo:background-color="#000000"/>
      <style:text-properties fo:color="#ffffff" style:font-name-asian="Noto Serif CJK JP Black"/>
    </style:style>
    <style:style style:name="ce27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-asian="Noto Serif CJK JP Black"/>
    </style:style>
    <style:style style:name="ce101" style:family="table-cell" style:parent-style-name="Default">
      <style:table-cell-properties fo:background-color="#ffdd77" style:text-align-source="fix" style:repeat-content="false" style:vertical-align="middle"/>
      <style:paragraph-properties fo:text-align="center"/>
      <style:text-properties fo:color="#bb1100" fo:font-size="90pt" style:font-name-asian="Noto Serif CJK JP Black" style:font-size-asian="90pt" style:font-size-complex="90pt"/>
    </style:style>
    <style:style style:name="ce279" style:family="table-cell" style:parent-style-name="Default">
      <style:table-cell-properties fo:background-color="#ffdd77"/>
      <style:text-properties fo:color="#bb1100" fo:font-size="90pt" style:font-name-asian="Noto Serif CJK JP Black" style:font-size-asian="90pt" style:font-size-complex="90pt"/>
    </style:style>
    <style:style style:name="ce281" style:family="table-cell" style:parent-style-name="Default">
      <style:table-cell-properties fo:background-color="#ffdd77" style:text-align-source="fix" style:repeat-content="false" style:vertical-align="middle"/>
      <style:paragraph-properties fo:text-align="center"/>
      <style:text-properties fo:color="#bb1100"/>
    </style:style>
    <style:style style:name="ce104" style:family="table-cell" style:parent-style-name="Default">
      <style:table-cell-properties fo:background-color="#ffdd77"/>
      <style:text-properties fo:color="#bb1100" style:font-name-asian="Noto Serif CJK JP Black"/>
    </style:style>
    <style:style style:name="ce283" style:family="table-cell" style:parent-style-name="Default">
      <style:table-cell-properties fo:background-color="#ffdd77" style:text-align-source="fix" style:repeat-content="false" style:vertical-align="middle"/>
      <style:paragraph-properties fo:text-align="center"/>
      <style:text-properties fo:color="#bb1100" style:font-name-asian="Noto Serif CJK JP Black"/>
    </style:style>
    <style:style style:name="ce1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8800" fo:font-size="90pt" style:font-name-asian="Noto Serif CJK JP Black" style:font-size-asian="90pt" style:font-size-complex="90pt"/>
    </style:style>
    <style:style style:name="ce288" style:family="table-cell" style:parent-style-name="Default">
      <style:table-cell-properties fo:background-color="transparent"/>
      <style:text-properties fo:color="#008800" fo:font-size="90pt" style:font-name-asian="Noto Serif CJK JP Black" style:font-size-asian="90pt" style:font-size-complex="90pt"/>
    </style:style>
    <style:style style:name="ce2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8800"/>
    </style:style>
    <style:style style:name="ce109" style:family="table-cell" style:parent-style-name="Default">
      <style:table-cell-properties fo:background-color="transparent"/>
      <style:text-properties fo:color="#008800" style:font-name-asian="Noto Serif CJK JP Black"/>
    </style:style>
    <style:style style:name="ce2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8800" style:font-name-asian="Noto Serif CJK JP Black"/>
    </style:style>
    <style:style style:name="ce111" style:family="table-cell" style:parent-style-name="Default">
      <style:table-cell-properties fo:background-color="#cc2222" style:text-align-source="fix" style:repeat-content="false" style:vertical-align="middle"/>
      <style:paragraph-properties fo:text-align="center"/>
      <style:text-properties fo:color="#ffffff" fo:font-size="90pt" style:font-name-asian="Noto Serif CJK JP Black" style:font-size-asian="90pt" style:font-size-complex="90pt"/>
    </style:style>
    <style:style style:name="ce297" style:family="table-cell" style:parent-style-name="Default">
      <style:table-cell-properties fo:background-color="#cc2222"/>
      <style:text-properties fo:color="#ffffff" fo:font-size="90pt" style:font-name-asian="Noto Serif CJK JP Black" style:font-size-asian="90pt" style:font-size-complex="90pt"/>
    </style:style>
    <style:style style:name="ce298" style:family="table-cell" style:parent-style-name="Default">
      <style:table-cell-properties fo:background-color="#cc2222" style:text-align-source="fix" style:repeat-content="false" style:vertical-align="middle"/>
      <style:paragraph-properties fo:text-align="center"/>
      <style:text-properties fo:color="#ffffff"/>
    </style:style>
    <style:style style:name="ce114" style:family="table-cell" style:parent-style-name="Default">
      <style:table-cell-properties fo:background-color="#cc2222"/>
      <style:text-properties fo:color="#ffffff" style:font-name-asian="Noto Serif CJK JP Black"/>
    </style:style>
    <style:style style:name="ce300" style:family="table-cell" style:parent-style-name="Default">
      <style:table-cell-properties fo:background-color="#ddccff" style:text-align-source="fix" style:repeat-content="false" style:vertical-align="middle"/>
      <style:paragraph-properties fo:text-align="center"/>
      <style:text-properties fo:color="#ffffff"/>
    </style:style>
    <style:style style:name="ce116" style:family="table-cell" style:parent-style-name="Default">
      <style:table-cell-properties fo:background-color="#ddccff"/>
      <style:text-properties fo:color="#ffffff" style:font-name-asian="Noto Serif CJK JP Black"/>
    </style:style>
    <style:style style:name="ce302" style:family="table-cell" style:parent-style-name="Default">
      <style:table-cell-properties fo:background-color="#cc2222" style:text-align-source="fix" style:repeat-content="false" style:vertical-align="middle"/>
      <style:paragraph-properties fo:text-align="center"/>
      <style:text-properties fo:color="#ffffff" style:font-name-asian="Noto Serif CJK JP Black"/>
    </style:style>
    <style:style style:name="ce118" style:family="table-cell" style:parent-style-name="Default">
      <style:table-cell-properties fo:background-color="#ffffee" style:text-align-source="fix" style:repeat-content="false" style:vertical-align="middle"/>
      <style:paragraph-properties fo:text-align="center"/>
      <style:text-properties fo:color="#666666" fo:font-size="90pt" style:font-name-asian="Noto Serif CJK JP Black" style:font-size-asian="90pt" style:font-size-complex="90pt"/>
    </style:style>
    <style:style style:name="ce89" style:family="table-cell" style:parent-style-name="Default">
      <style:table-cell-properties fo:background-color="#ffffee"/>
      <style:text-properties fo:color="#666666" fo:font-size="90pt" style:font-name-asian="Noto Serif CJK JP Black" style:font-size-asian="90pt" style:font-size-complex="90pt"/>
    </style:style>
    <style:style style:name="ce90" style:family="table-cell" style:parent-style-name="Default">
      <style:table-cell-properties fo:background-color="#ffffee" style:text-align-source="fix" style:repeat-content="false" style:vertical-align="middle"/>
      <style:paragraph-properties fo:text-align="center"/>
      <style:text-properties fo:color="#666666"/>
    </style:style>
    <style:style style:name="ce121" style:family="table-cell" style:parent-style-name="Default">
      <style:table-cell-properties fo:background-color="#ffffee"/>
      <style:text-properties fo:color="#666666" style:font-name-asian="Noto Serif CJK JP Black"/>
    </style:style>
    <style:style style:name="ce92" style:family="table-cell" style:parent-style-name="Default">
      <style:table-cell-properties fo:background-color="#ffffee" style:text-align-source="fix" style:repeat-content="false" style:vertical-align="middle"/>
      <style:paragraph-properties fo:text-align="center"/>
      <style:text-properties fo:color="#666666" style:font-name-asian="Noto Serif CJK JP Black"/>
    </style:style>
    <style:style style:name="ce303" style:family="table-cell" style:parent-style-name="Default">
      <style:table-cell-properties fo:background-color="transparent"/>
      <style:text-properties style:font-name-asian="Noto Serif CJK JP Black"/>
    </style:style>
    <style:style style:name="ce304" style:family="table-cell" style:parent-style-name="Default">
      <style:table-cell-properties fo:background-color="#ffddaa" style:diagonal-bl-tr="none" style:diagonal-tl-br="none" style:text-align-source="fix" style:repeat-content="false" style:vertical-align="middle"/>
      <style:paragraph-properties fo:text-align="center"/>
      <style:text-properties fo:font-size="90pt" style:font-name-asian="Noto Serif CJK JP Black" style:font-size-asian="90pt" style:font-size-complex="90pt"/>
    </style:style>
    <style:style style:name="ce125" style:family="table-cell" style:parent-style-name="Default">
      <style:table-cell-properties fo:background-color="#ffddaa" style:diagonal-bl-tr="none" style:diagonal-tl-br="none"/>
      <style:text-properties fo:font-size="90pt" style:font-name-asian="Noto Serif CJK JP Black" style:font-size-asian="90pt" style:font-size-complex="90pt"/>
    </style:style>
    <style:style style:name="ce306" style:family="table-cell" style:parent-style-name="Default">
      <style:table-cell-properties fo:background-color="#ffddaa" style:text-align-source="fix" style:repeat-content="false" style:vertical-align="middle"/>
      <style:paragraph-properties fo:text-align="center" fo:margin-left="0cm"/>
      <style:text-properties fo:font-size="32pt" style:font-name-asian="Noto Serif CJK JP Black" style:font-size-asian="32pt" style:font-size-complex="32pt"/>
    </style:style>
    <style:style style:name="ce127" style:family="table-cell" style:parent-style-name="Default">
      <style:table-cell-properties fo:background-color="#ffddaa" style:diagonal-bl-tr="none" style:diagonal-tl-br="none" style:text-align-source="fix" style:repeat-content="false" style:vertical-align="middle"/>
      <style:paragraph-properties fo:text-align="center"/>
      <style:text-properties fo:font-size="115pt" style:font-name-asian="Noto Serif CJK JP Black" style:font-size-asian="115pt" style:font-size-complex="115pt"/>
    </style:style>
    <style:style style:name="ce128" style:family="table-cell" style:parent-style-name="Default">
      <style:table-cell-properties fo:background-color="#ffddaa" style:diagonal-bl-tr="none" style:diagonal-tl-br="none"/>
      <style:text-properties fo:font-size="115pt" style:font-name-asian="Noto Serif CJK JP Black" style:font-size-asian="115pt" style:font-size-complex="115pt"/>
    </style:style>
    <style:style style:name="ce323" style:family="table-cell" style:parent-style-name="Default">
      <style:table-cell-properties fo:background-color="#ffddaa" style:diagonal-bl-tr="none" style:diagonal-tl-br="none" style:text-align-source="fix" style:repeat-content="false" style:vertical-align="top"/>
      <style:paragraph-properties fo:text-align="center"/>
      <style:text-properties fo:font-size="115pt" style:font-name-asian="Noto Serif CJK JP Black" style:font-size-asian="115pt" style:font-size-complex="115pt"/>
    </style:style>
    <style:style style:name="ce130" style:family="table-cell" style:parent-style-name="Default">
      <style:table-cell-properties fo:background-color="#ffddaa" style:diagonal-bl-tr="none" style:diagonal-tl-br="none" style:text-align-source="fix" style:repeat-content="false" fo:border="none" style:vertical-align="middle"/>
      <style:paragraph-properties fo:text-align="center"/>
      <style:text-properties fo:font-size="115pt" style:font-name-asian="Noto Serif CJK JP Black" style:font-size-asian="115pt" style:font-size-complex="115pt"/>
    </style:style>
    <style:style style:name="ce131" style:family="table-cell" style:parent-style-name="Default">
      <style:table-cell-properties fo:background-color="#ffddaa" style:diagonal-bl-tr="none" style:diagonal-tl-br="none" style:text-align-source="fix" style:repeat-content="false" style:vertical-align="bottom"/>
      <style:paragraph-properties fo:text-align="center"/>
      <style:text-properties fo:font-size="115pt" style:font-name-asian="Noto Serif CJK JP Black" style:font-size-asian="115pt" style:font-size-complex="115pt"/>
    </style:style>
    <style:style style:name="ce132" style:family="table-cell" style:parent-style-name="Default">
      <style:table-cell-properties fo:background-color="#ffddaa" style:diagonal-bl-tr="none" style:diagonal-tl-br="none" style:text-align-source="fix" style:repeat-content="false" style:rotation-angle="180" style:vertical-align="middle"/>
      <style:paragraph-properties fo:text-align="center"/>
      <style:text-properties fo:font-size="115pt" style:font-name-asian="Noto Serif CJK JP Black" style:font-size-asian="115pt" style:font-size-complex="115pt"/>
    </style:style>
    <style:style style:name="ce133" style:family="table-cell" style:parent-style-name="Default">
      <style:table-cell-properties fo:background-color="#ffddaa" style:diagonal-bl-tr="none" style:diagonal-tl-br="none" style:rotation-angle="180"/>
      <style:text-properties fo:font-size="115pt" style:font-name-asian="Noto Serif CJK JP Black" style:font-size-asian="115pt" style:font-size-complex="115pt"/>
    </style:style>
    <style:style style:name="ce134" style:family="table-cell" style:parent-style-name="Default">
      <style:table-cell-properties fo:background-color="#ffddaa" style:diagonal-bl-tr="none" style:diagonal-tl-br="none" style:text-align-source="fix" style:repeat-content="false" fo:border="none" style:rotation-angle="180" style:vertical-align="middle"/>
      <style:paragraph-properties fo:text-align="center"/>
      <style:text-properties fo:font-size="115pt" style:font-name-asian="Noto Serif CJK JP Black" style:font-size-asian="115pt" style:font-size-complex="115pt"/>
    </style:style>
    <style:style style:name="ce135" style:family="table-cell" style:parent-style-name="Default">
      <style:table-cell-properties fo:background-color="#ffddaa" style:diagonal-bl-tr="none" style:diagonal-tl-br="none" style:text-align-source="fix" style:repeat-content="false" style:rotation-angle="180" style:vertical-align="bottom"/>
      <style:paragraph-properties fo:text-align="center"/>
      <style:text-properties fo:font-size="115pt" style:font-name-asian="Noto Serif CJK JP Black" style:font-size-asian="115pt" style:font-size-complex="115pt"/>
    </style:style>
    <style:style style:name="ce307" style:family="table-cell" style:parent-style-name="Default">
      <style:table-cell-properties fo:background-color="#000000" style:diagonal-bl-tr="none" style:diagonal-tl-br="none" style:text-align-source="fix" style:repeat-content="false" style:vertical-align="middle"/>
      <style:paragraph-properties fo:text-align="center"/>
      <style:text-properties fo:color="#ffffff" fo:font-size="90pt" style:font-name-asian="Noto Serif CJK JP Black" style:font-size-asian="90pt" style:font-size-complex="90pt"/>
    </style:style>
    <style:style style:name="ce137" style:family="table-cell" style:parent-style-name="Default">
      <style:table-cell-properties fo:background-color="#000000" style:diagonal-bl-tr="none" style:diagonal-tl-br="none"/>
      <style:text-properties fo:color="#ffffff" fo:font-size="90pt" style:font-name-asian="Noto Serif CJK JP Black" style:font-size-asian="90pt" style:font-size-complex="90pt"/>
    </style:style>
    <style:style style:name="ce30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size="32pt" style:font-name-asian="Noto Serif CJK JP Black" style:font-size-asian="32pt" style:font-size-complex="32pt"/>
    </style:style>
    <style:style style:name="ce139" style:family="table-cell" style:parent-style-name="Default">
      <style:table-cell-properties fo:background-color="#000000" style:diagonal-bl-tr="none" style:diagonal-tl-br="none" style:text-align-source="fix" style:repeat-content="false" style:vertical-align="middle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140" style:family="table-cell" style:parent-style-name="Default">
      <style:table-cell-properties fo:background-color="#000000" style:diagonal-bl-tr="none" style:diagonal-tl-br="none"/>
      <style:text-properties fo:color="#ffffff" fo:font-size="115pt" style:font-name-asian="Noto Serif CJK JP Black" style:font-size-asian="115pt" style:font-size-complex="115pt"/>
    </style:style>
    <style:style style:name="ce141" style:family="table-cell" style:parent-style-name="Default">
      <style:table-cell-properties fo:background-color="#000000" style:diagonal-bl-tr="none" style:diagonal-tl-br="none" style:text-align-source="fix" style:repeat-content="false" style:vertical-align="top"/>
      <style:paragraph-properties fo:text-align="center"/>
      <style:text-properties fo:color="#ffffff" fo:font-size="105pt" style:font-name-asian="Noto Serif CJK JP Black" style:font-size-asian="105pt" style:font-size-complex="105pt"/>
    </style:style>
    <style:style style:name="ce142" style:family="table-cell" style:parent-style-name="Default">
      <style:table-cell-properties fo:background-color="#000000" style:diagonal-bl-tr="none" style:diagonal-tl-br="none"/>
      <style:text-properties fo:color="#ffffff" fo:font-size="105pt" style:font-name-asian="Noto Serif CJK JP Black" style:font-size-asian="105pt" style:font-size-complex="105pt"/>
    </style:style>
    <style:style style:name="ce143" style:family="table-cell" style:parent-style-name="Default">
      <style:table-cell-properties fo:background-color="#000000" style:diagonal-bl-tr="none" style:diagonal-tl-br="none" style:text-align-source="fix" style:repeat-content="false" fo:border="none" style:vertical-align="middle"/>
      <style:paragraph-properties fo:text-align="center"/>
      <style:text-properties fo:color="#ffffff" fo:font-size="105pt" style:font-name-asian="Noto Serif CJK JP Black" style:font-size-asian="105pt" style:font-size-complex="105pt"/>
    </style:style>
    <style:style style:name="ce144" style:family="table-cell" style:parent-style-name="Default">
      <style:table-cell-properties fo:background-color="#000000" style:diagonal-bl-tr="none" style:diagonal-tl-br="none" style:text-align-source="fix" style:repeat-content="false" style:vertical-align="bottom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145" style:family="table-cell" style:parent-style-name="Default">
      <style:table-cell-properties fo:background-color="#000000" style:diagonal-bl-tr="none" style:diagonal-tl-br="none" style:text-align-source="fix" style:repeat-content="false" fo:border="none" style:vertical-align="middle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347" style:family="table-cell" style:parent-style-name="Default">
      <style:table-cell-properties fo:background-color="#000000" style:diagonal-bl-tr="none" style:diagonal-tl-br="none" style:text-align-source="fix" style:repeat-content="false" style:rotation-angle="180" style:vertical-align="top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147" style:family="table-cell" style:parent-style-name="Default">
      <style:table-cell-properties fo:background-color="#000000" style:diagonal-bl-tr="none" style:diagonal-tl-br="none" style:rotation-angle="180"/>
      <style:text-properties fo:color="#ffffff" fo:font-size="115pt" style:font-name-asian="Noto Serif CJK JP Black" style:font-size-asian="115pt" style:font-size-complex="115pt"/>
    </style:style>
    <style:style style:name="ce148" style:family="table-cell" style:parent-style-name="Default">
      <style:table-cell-properties fo:background-color="#000000" style:diagonal-bl-tr="none" style:diagonal-tl-br="none" style:text-align-source="fix" style:repeat-content="false" fo:border="none" style:rotation-angle="180" style:vertical-align="middle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149" style:family="table-cell" style:parent-style-name="Default">
      <style:table-cell-properties fo:background-color="#000000" style:diagonal-bl-tr="none" style:diagonal-tl-br="none" style:text-align-source="fix" style:repeat-content="false" style:rotation-angle="180" style:vertical-align="bottom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310" style:family="table-cell" style:parent-style-name="Default">
      <style:table-cell-properties fo:background-color="#ffdd77" style:diagonal-bl-tr="none" style:diagonal-tl-br="none" style:text-align-source="fix" style:repeat-content="false" style:vertical-align="middle"/>
      <style:paragraph-properties fo:text-align="center"/>
      <style:text-properties fo:color="#bb1100" fo:font-size="90pt" style:font-name-asian="Noto Serif CJK JP Black" style:font-size-asian="90pt" style:font-size-complex="90pt"/>
    </style:style>
    <style:style style:name="ce151" style:family="table-cell" style:parent-style-name="Default">
      <style:table-cell-properties fo:background-color="#ffdd77" style:diagonal-bl-tr="none" style:diagonal-tl-br="none"/>
      <style:text-properties fo:color="#bb1100" fo:font-size="90pt" style:font-name-asian="Noto Serif CJK JP Black" style:font-size-asian="90pt" style:font-size-complex="90pt"/>
    </style:style>
    <style:style style:name="ce312" style:family="table-cell" style:parent-style-name="Default">
      <style:table-cell-properties fo:background-color="#ffdd77" style:text-align-source="fix" style:repeat-content="false" style:vertical-align="middle"/>
      <style:paragraph-properties fo:text-align="center" fo:margin-left="0cm"/>
      <style:text-properties fo:color="#bb1100" fo:font-size="32pt" style:font-name-asian="Noto Serif CJK JP Black" style:font-size-asian="32pt" style:font-size-complex="32pt"/>
    </style:style>
    <style:style style:name="ce153" style:family="table-cell" style:parent-style-name="Default">
      <style:table-cell-properties fo:background-color="#ffdd77" style:diagonal-bl-tr="none" style:diagonal-tl-br="none" style:text-align-source="fix" style:repeat-content="false" style:vertical-align="middle"/>
      <style:paragraph-properties fo:text-align="center"/>
      <style:text-properties fo:color="#bb1100" fo:font-size="115pt" style:font-name-asian="Noto Serif CJK JP Black" style:font-size-asian="115pt" style:font-size-complex="115pt"/>
    </style:style>
    <style:style style:name="ce154" style:family="table-cell" style:parent-style-name="Default">
      <style:table-cell-properties fo:background-color="#ffdd77" style:diagonal-bl-tr="none" style:diagonal-tl-br="none"/>
      <style:text-properties fo:color="#bb1100" fo:font-size="115pt" style:font-name-asian="Noto Serif CJK JP Black" style:font-size-asian="115pt" style:font-size-complex="115pt"/>
    </style:style>
    <style:style style:name="ce353" style:family="table-cell" style:parent-style-name="Default">
      <style:table-cell-properties fo:background-color="#ffdd77" style:diagonal-bl-tr="none" style:diagonal-tl-br="none" style:text-align-source="fix" style:repeat-content="false" style:vertical-align="top"/>
      <style:paragraph-properties fo:text-align="center"/>
      <style:text-properties fo:color="#bb1100" fo:font-size="115pt" style:font-name-asian="Noto Serif CJK JP Black" style:font-size-asian="115pt" style:font-size-complex="115pt"/>
    </style:style>
    <style:style style:name="ce156" style:family="table-cell" style:parent-style-name="Default">
      <style:table-cell-properties fo:background-color="#ffdd77" style:diagonal-bl-tr="none" style:diagonal-tl-br="none" style:text-align-source="fix" style:repeat-content="false" fo:border="none" style:vertical-align="middle"/>
      <style:paragraph-properties fo:text-align="center"/>
      <style:text-properties fo:color="#bb1100" fo:font-size="115pt" style:font-name-asian="Noto Serif CJK JP Black" style:font-size-asian="115pt" style:font-size-complex="115pt"/>
    </style:style>
    <style:style style:name="ce158" style:family="table-cell" style:parent-style-name="Default">
      <style:table-cell-properties fo:background-color="#ffdd77" style:diagonal-bl-tr="none" style:diagonal-tl-br="none" style:text-align-source="fix" style:repeat-content="false" style:vertical-align="bottom"/>
      <style:paragraph-properties fo:text-align="center"/>
      <style:text-properties fo:color="#bb1100" fo:font-size="115pt" style:font-name-asian="Noto Serif CJK JP Black" style:font-size-asian="115pt" style:font-size-complex="115pt"/>
    </style:style>
    <style:style style:name="ce356" style:family="table-cell" style:parent-style-name="Default">
      <style:table-cell-properties fo:background-color="#ffdd77" style:diagonal-bl-tr="none" style:diagonal-tl-br="none" style:text-align-source="fix" style:repeat-content="false" style:rotation-angle="180" style:vertical-align="top"/>
      <style:paragraph-properties fo:text-align="center"/>
      <style:text-properties fo:color="#bb1100" fo:font-size="115pt" style:font-name-asian="Noto Serif CJK JP Black" style:font-size-asian="115pt" style:font-size-complex="115pt"/>
    </style:style>
    <style:style style:name="ce163" style:family="table-cell" style:parent-style-name="Default">
      <style:table-cell-properties fo:background-color="#ffdd77" style:diagonal-bl-tr="none" style:diagonal-tl-br="none" style:rotation-angle="180"/>
      <style:text-properties fo:color="#bb1100" fo:font-size="115pt" style:font-name-asian="Noto Serif CJK JP Black" style:font-size-asian="115pt" style:font-size-complex="115pt"/>
    </style:style>
    <style:style style:name="ce165" style:family="table-cell" style:parent-style-name="Default">
      <style:table-cell-properties fo:background-color="#ffdd77" style:diagonal-bl-tr="none" style:diagonal-tl-br="none" style:text-align-source="fix" style:repeat-content="false" fo:border="none" style:rotation-angle="180" style:vertical-align="middle"/>
      <style:paragraph-properties fo:text-align="center"/>
      <style:text-properties fo:color="#bb1100" fo:font-size="115pt" style:font-name-asian="Noto Serif CJK JP Black" style:font-size-asian="115pt" style:font-size-complex="115pt"/>
    </style:style>
    <style:style style:name="ce166" style:family="table-cell" style:parent-style-name="Default">
      <style:table-cell-properties fo:background-color="#ffdd77" style:diagonal-bl-tr="none" style:diagonal-tl-br="none" style:text-align-source="fix" style:repeat-content="false" style:rotation-angle="180" style:vertical-align="bottom"/>
      <style:paragraph-properties fo:text-align="center"/>
      <style:text-properties fo:color="#bb1100" fo:font-size="115pt" style:font-name-asian="Noto Serif CJK JP Black" style:font-size-asian="115pt" style:font-size-complex="115pt"/>
    </style:style>
    <style:style style:name="ce313" style:family="table-cell" style:parent-style-name="Default">
      <style:table-cell-properties style:diagonal-bl-tr="none" style:diagonal-tl-br="none" style:text-align-source="fix" style:repeat-content="false" fo:background-color="transparent" style:vertical-align="middle"/>
      <style:paragraph-properties fo:text-align="center"/>
      <style:text-properties fo:color="#008800" fo:font-size="90pt" style:font-name-asian="Noto Serif CJK JP Black" style:font-size-asian="90pt" style:font-size-complex="90pt"/>
    </style:style>
    <style:style style:name="ce168" style:family="table-cell" style:parent-style-name="Default">
      <style:table-cell-properties style:diagonal-bl-tr="none" style:diagonal-tl-br="none" fo:background-color="transparent"/>
      <style:text-properties fo:color="#008800" fo:font-size="90pt" style:font-name-asian="Noto Serif CJK JP Black" style:font-size-asian="90pt" style:font-size-complex="90pt"/>
    </style:style>
    <style:style style:name="ce3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8800" fo:font-size="32pt" style:font-name-asian="Noto Serif CJK JP Black" style:font-size-asian="32pt" style:font-size-complex="32pt"/>
    </style:style>
    <style:style style:name="ce171" style:family="table-cell" style:parent-style-name="Default">
      <style:table-cell-properties style:diagonal-bl-tr="none" style:diagonal-tl-br="none" style:text-align-source="fix" style:repeat-content="false" fo:background-color="transparent" style:vertical-align="middle"/>
      <style:paragraph-properties fo:text-align="center"/>
      <style:text-properties fo:color="#008800" fo:font-size="115pt" style:font-name-asian="Noto Serif CJK JP Black" style:font-size-asian="115pt" style:font-size-complex="115pt"/>
    </style:style>
    <style:style style:name="ce172" style:family="table-cell" style:parent-style-name="Default">
      <style:table-cell-properties style:diagonal-bl-tr="none" style:diagonal-tl-br="none" fo:background-color="transparent"/>
      <style:text-properties fo:color="#008800" fo:font-size="115pt" style:font-name-asian="Noto Serif CJK JP Black" style:font-size-asian="115pt" style:font-size-complex="115pt"/>
    </style:style>
    <style:style style:name="ce362" style:family="table-cell" style:parent-style-name="Default">
      <style:table-cell-properties style:diagonal-bl-tr="none" style:diagonal-tl-br="none" style:text-align-source="fix" style:repeat-content="false" fo:background-color="transparent" style:vertical-align="top"/>
      <style:paragraph-properties fo:text-align="center"/>
      <style:text-properties fo:color="#008800" fo:font-size="115pt" style:font-name-asian="Noto Serif CJK JP Black" style:font-size-asian="115pt" style:font-size-complex="115pt"/>
    </style:style>
    <style:style style:name="ce174" style:family="table-cell" style:parent-style-name="Default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center"/>
      <style:text-properties fo:color="#008800" fo:font-size="115pt" style:font-name-asian="Noto Serif CJK JP Black" style:font-size-asian="115pt" style:font-size-complex="115pt"/>
    </style:style>
    <style:style style:name="ce175" style:family="table-cell" style:parent-style-name="Default">
      <style:table-cell-properties style:diagonal-bl-tr="none" style:diagonal-tl-br="none" style:text-align-source="fix" style:repeat-content="false" fo:background-color="transparent" style:vertical-align="bottom"/>
      <style:paragraph-properties fo:text-align="center"/>
      <style:text-properties fo:color="#008800" fo:font-size="115pt" style:font-name-asian="Noto Serif CJK JP Black" style:font-size-asian="115pt" style:font-size-complex="115pt"/>
    </style:style>
    <style:style style:name="ce365" style:family="table-cell" style:parent-style-name="Default">
      <style:table-cell-properties style:diagonal-bl-tr="none" style:diagonal-tl-br="none" style:text-align-source="fix" style:repeat-content="false" fo:background-color="transparent" style:rotation-angle="180" style:vertical-align="top"/>
      <style:paragraph-properties fo:text-align="center"/>
      <style:text-properties fo:color="#008800" fo:font-size="115pt" style:font-name-asian="Noto Serif CJK JP Black" style:font-size-asian="115pt" style:font-size-complex="115pt"/>
    </style:style>
    <style:style style:name="ce177" style:family="table-cell" style:parent-style-name="Default">
      <style:table-cell-properties style:diagonal-bl-tr="none" style:diagonal-tl-br="none" fo:background-color="transparent" style:rotation-angle="180"/>
      <style:text-properties fo:color="#008800" fo:font-size="115pt" style:font-name-asian="Noto Serif CJK JP Black" style:font-size-asian="115pt" style:font-size-complex="115pt"/>
    </style:style>
    <style:style style:name="ce178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ngle="180" style:vertical-align="middle"/>
      <style:paragraph-properties fo:text-align="center"/>
      <style:text-properties fo:color="#008800" fo:font-size="115pt" style:font-name-asian="Noto Serif CJK JP Black" style:font-size-asian="115pt" style:font-size-complex="115pt"/>
    </style:style>
    <style:style style:name="ce179" style:family="table-cell" style:parent-style-name="Default">
      <style:table-cell-properties style:diagonal-bl-tr="none" style:diagonal-tl-br="none" style:text-align-source="fix" style:repeat-content="false" fo:background-color="transparent" style:rotation-angle="180" style:vertical-align="bottom"/>
      <style:paragraph-properties fo:text-align="center"/>
      <style:text-properties fo:color="#008800" fo:font-size="115pt" style:font-name-asian="Noto Serif CJK JP Black" style:font-size-asian="115pt" style:font-size-complex="115pt"/>
    </style:style>
    <style:style style:name="ce316" style:family="table-cell" style:parent-style-name="Default">
      <style:table-cell-properties fo:background-color="#cc2222" style:diagonal-bl-tr="none" style:diagonal-tl-br="none" style:text-align-source="fix" style:repeat-content="false" style:vertical-align="middle"/>
      <style:paragraph-properties fo:text-align="center"/>
      <style:text-properties fo:color="#ffffff" fo:font-size="90pt" style:font-name-asian="Noto Serif CJK JP Black" style:font-size-asian="90pt" style:font-size-complex="90pt"/>
    </style:style>
    <style:style style:name="ce181" style:family="table-cell" style:parent-style-name="Default">
      <style:table-cell-properties fo:background-color="#cc2222" style:diagonal-bl-tr="none" style:diagonal-tl-br="none"/>
      <style:text-properties fo:color="#ffffff" fo:font-size="90pt" style:font-name-asian="Noto Serif CJK JP Black" style:font-size-asian="90pt" style:font-size-complex="90pt"/>
    </style:style>
    <style:style style:name="ce318" style:family="table-cell" style:parent-style-name="Default">
      <style:table-cell-properties fo:background-color="#cc2222" style:text-align-source="fix" style:repeat-content="false" style:vertical-align="middle"/>
      <style:paragraph-properties fo:text-align="center" fo:margin-left="0cm"/>
      <style:text-properties fo:color="#ffffff" fo:font-size="32pt" style:font-name-asian="Noto Serif CJK JP Black" style:font-size-asian="32pt" style:font-size-complex="32pt"/>
    </style:style>
    <style:style style:name="ce319" style:family="table-cell" style:parent-style-name="Default">
      <style:table-cell-properties fo:background-color="#ddccff" style:text-align-source="fix" style:repeat-content="false" style:vertical-align="middle"/>
      <style:paragraph-properties fo:text-align="center" fo:margin-left="0cm"/>
      <style:text-properties fo:color="#666666" fo:font-size="32pt" style:font-name-asian="Noto Serif CJK JP Black" style:font-size-asian="32pt" style:font-size-complex="32pt"/>
    </style:style>
    <style:style style:name="ce184" style:family="table-cell" style:parent-style-name="Default">
      <style:table-cell-properties fo:background-color="#cc2222" style:diagonal-bl-tr="none" style:diagonal-tl-br="none" style:text-align-source="fix" style:repeat-content="false" style:vertical-align="middle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187" style:family="table-cell" style:parent-style-name="Default">
      <style:table-cell-properties fo:background-color="#cc2222" style:diagonal-bl-tr="none" style:diagonal-tl-br="none"/>
      <style:text-properties fo:color="#ffffff" fo:font-size="115pt" style:font-name-asian="Noto Serif CJK JP Black" style:font-size-asian="115pt" style:font-size-complex="115pt"/>
    </style:style>
    <style:style style:name="ce372" style:family="table-cell" style:parent-style-name="Default">
      <style:table-cell-properties fo:background-color="#cc2222" style:diagonal-bl-tr="none" style:diagonal-tl-br="none" style:text-align-source="fix" style:repeat-content="false" style:vertical-align="top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189" style:family="table-cell" style:parent-style-name="Default">
      <style:table-cell-properties fo:background-color="#cc2222" style:diagonal-bl-tr="none" style:diagonal-tl-br="none" style:text-align-source="fix" style:repeat-content="false" fo:border="none" style:vertical-align="middle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190" style:family="table-cell" style:parent-style-name="Default">
      <style:table-cell-properties fo:background-color="#cc2222" style:diagonal-bl-tr="none" style:diagonal-tl-br="none" style:text-align-source="fix" style:repeat-content="false" style:vertical-align="bottom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376" style:family="table-cell" style:parent-style-name="Default">
      <style:table-cell-properties fo:background-color="#cc2222" style:diagonal-bl-tr="none" style:diagonal-tl-br="none" style:text-align-source="fix" style:repeat-content="false" style:rotation-angle="180" style:vertical-align="top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192" style:family="table-cell" style:parent-style-name="Default">
      <style:table-cell-properties fo:background-color="#cc2222" style:diagonal-bl-tr="none" style:diagonal-tl-br="none" style:rotation-angle="180"/>
      <style:text-properties fo:color="#ffffff" fo:font-size="115pt" style:font-name-asian="Noto Serif CJK JP Black" style:font-size-asian="115pt" style:font-size-complex="115pt"/>
    </style:style>
    <style:style style:name="ce193" style:family="table-cell" style:parent-style-name="Default">
      <style:table-cell-properties fo:background-color="#cc2222" style:diagonal-bl-tr="none" style:diagonal-tl-br="none" style:text-align-source="fix" style:repeat-content="false" fo:border="none" style:rotation-angle="180" style:vertical-align="middle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194" style:family="table-cell" style:parent-style-name="Default">
      <style:table-cell-properties fo:background-color="#cc2222" style:diagonal-bl-tr="none" style:diagonal-tl-br="none" style:text-align-source="fix" style:repeat-content="false" style:rotation-angle="180" style:vertical-align="bottom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157" style:family="table-cell" style:parent-style-name="Default">
      <style:table-cell-properties fo:background-color="#ffffee" style:diagonal-bl-tr="none" style:diagonal-tl-br="none" style:text-align-source="fix" style:repeat-content="false" style:vertical-align="middle"/>
      <style:paragraph-properties fo:text-align="center"/>
      <style:text-properties fo:color="#666666" fo:font-size="90pt" style:font-name-asian="Noto Serif CJK JP Black" style:font-size-asian="90pt" style:font-size-complex="90pt"/>
    </style:style>
    <style:style style:name="ce196" style:family="table-cell" style:parent-style-name="Default">
      <style:table-cell-properties fo:background-color="#ffffee" style:diagonal-bl-tr="none" style:diagonal-tl-br="none"/>
      <style:text-properties fo:color="#666666" fo:font-size="90pt" style:font-name-asian="Noto Serif CJK JP Black" style:font-size-asian="90pt" style:font-size-complex="90pt"/>
    </style:style>
    <style:style style:name="ce159" style:family="table-cell" style:parent-style-name="Default">
      <style:table-cell-properties fo:background-color="#ffffee" style:text-align-source="fix" style:repeat-content="false" style:vertical-align="middle"/>
      <style:paragraph-properties fo:text-align="center" fo:margin-left="0cm"/>
      <style:text-properties fo:color="#666666" fo:font-size="32pt" style:font-name-asian="Noto Serif CJK JP Black" style:font-size-asian="32pt" style:font-size-complex="32pt"/>
    </style:style>
    <style:style style:name="ce160" style:family="table-cell" style:parent-style-name="Default">
      <style:table-cell-properties fo:background-color="#ffffee" style:text-align-source="fix" style:repeat-content="false" style:vertical-align="middle"/>
      <style:paragraph-properties fo:text-align="center" fo:margin-left="0cm"/>
      <style:text-properties fo:color="#666666" fo:font-size="105pt" style:font-name-asian="Noto Serif CJK JP Black" style:font-size-asian="105pt" style:font-size-complex="105pt"/>
    </style:style>
    <style:style style:name="ce199" style:family="table-cell" style:parent-style-name="Default">
      <style:table-cell-properties fo:background-color="#ffffee"/>
      <style:text-properties fo:color="#666666" fo:font-size="105pt" style:font-name-asian="Noto Serif CJK JP Black" style:font-size-asian="105pt" style:font-size-complex="105pt"/>
    </style:style>
    <style:style style:name="ce162" style:family="table-cell" style:parent-style-name="Default">
      <style:table-cell-properties fo:background-color="#ffffee" style:diagonal-bl-tr="none" style:diagonal-tl-br="none" style:text-align-source="fix" style:repeat-content="false" style:vertical-align="middle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201" style:family="table-cell" style:parent-style-name="Default">
      <style:table-cell-properties fo:background-color="#ffffee" style:diagonal-bl-tr="none" style:diagonal-tl-br="none"/>
      <style:text-properties fo:color="#666666" fo:font-size="115pt" style:font-name-asian="Noto Serif CJK JP Black" style:font-size-asian="115pt" style:font-size-complex="115pt"/>
    </style:style>
    <style:style style:name="ce164" style:family="table-cell" style:parent-style-name="Default">
      <style:table-cell-properties fo:background-color="#ffffee" style:diagonal-bl-tr="none" style:diagonal-tl-br="none" style:text-align-source="fix" style:repeat-content="false" style:vertical-align="top"/>
      <style:paragraph-properties fo:text-align="center"/>
      <style:text-properties fo:color="#666666" fo:font-size="105pt" style:font-name-asian="Noto Serif CJK JP Black" style:font-size-asian="105pt" style:font-size-complex="105pt"/>
    </style:style>
    <style:style style:name="ce207" style:family="table-cell" style:parent-style-name="Default">
      <style:table-cell-properties fo:background-color="#ffffee" style:diagonal-bl-tr="none" style:diagonal-tl-br="none"/>
      <style:text-properties fo:color="#666666" fo:font-size="105pt" style:font-name-asian="Noto Serif CJK JP Black" style:font-size-asian="105pt" style:font-size-complex="105pt"/>
    </style:style>
    <style:style style:name="ce208" style:family="table-cell" style:parent-style-name="Default">
      <style:table-cell-properties fo:background-color="#ffffee" style:diagonal-bl-tr="none" style:diagonal-tl-br="none" style:text-align-source="fix" style:repeat-content="false" fo:border="none" style:vertical-align="middle"/>
      <style:paragraph-properties fo:text-align="center"/>
      <style:text-properties fo:color="#666666" fo:font-size="105pt" style:font-name-asian="Noto Serif CJK JP Black" style:font-size-asian="105pt" style:font-size-complex="105pt"/>
    </style:style>
    <style:style style:name="ce209" style:family="table-cell" style:parent-style-name="Default">
      <style:table-cell-properties fo:background-color="#ffffee" style:diagonal-bl-tr="none" style:diagonal-tl-br="none" style:text-align-source="fix" style:repeat-content="false" style:vertical-align="bottom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210" style:family="table-cell" style:parent-style-name="Default">
      <style:table-cell-properties fo:background-color="#ffffee" style:diagonal-bl-tr="none" style:diagonal-tl-br="none" style:text-align-source="fix" style:repeat-content="false" fo:border="none" style:vertical-align="middle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169" style:family="table-cell" style:parent-style-name="Default">
      <style:table-cell-properties fo:background-color="#ffffee" style:diagonal-bl-tr="none" style:diagonal-tl-br="none" style:text-align-source="fix" style:repeat-content="false" style:rotation-angle="180" style:vertical-align="top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212" style:family="table-cell" style:parent-style-name="Default">
      <style:table-cell-properties fo:background-color="#ffffee" style:diagonal-bl-tr="none" style:diagonal-tl-br="none" style:rotation-angle="180"/>
      <style:text-properties fo:color="#666666" fo:font-size="115pt" style:font-name-asian="Noto Serif CJK JP Black" style:font-size-asian="115pt" style:font-size-complex="115pt"/>
    </style:style>
    <style:style style:name="ce213" style:family="table-cell" style:parent-style-name="Default">
      <style:table-cell-properties fo:background-color="#ffffee" style:diagonal-bl-tr="none" style:diagonal-tl-br="none" style:text-align-source="fix" style:repeat-content="false" fo:border="none" style:rotation-angle="180" style:vertical-align="middle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214" style:family="table-cell" style:parent-style-name="Default">
      <style:table-cell-properties fo:background-color="#ffffee" style:diagonal-bl-tr="none" style:diagonal-tl-br="none" style:text-align-source="fix" style:repeat-content="false" style:rotation-angle="180" style:vertical-align="bottom"/>
      <style:paragraph-properties fo:text-align="center"/>
      <style:text-properties fo:color="#666666" fo:font-size="105pt" style:font-name-asian="Noto Serif CJK JP Black" style:font-size-asian="105pt" style:font-size-complex="105pt"/>
    </style:style>
    <style:style style:name="ce215" style:family="table-cell" style:parent-style-name="Default">
      <style:table-cell-properties fo:background-color="#ffffee" style:diagonal-bl-tr="none" style:diagonal-tl-br="none" style:rotation-angle="180"/>
      <style:text-properties fo:color="#666666" fo:font-size="105pt" style:font-name-asian="Noto Serif CJK JP Black" style:font-size-asian="105pt" style:font-size-complex="105pt"/>
    </style:style>
    <style:style style:name="ce217" style:family="table-cell" style:parent-style-name="Default">
      <style:table-cell-properties fo:background-color="#ffffee" style:diagonal-bl-tr="none" style:diagonal-tl-br="none" style:text-align-source="fix" style:repeat-content="false" fo:border="none" style:rotation-angle="180" style:vertical-align="middle"/>
      <style:paragraph-properties fo:text-align="center"/>
      <style:text-properties fo:color="#666666" fo:font-size="105pt" style:font-name-asian="Noto Serif CJK JP Black" style:font-size-asian="105pt" style:font-size-complex="105pt"/>
    </style:style>
    <style:style style:name="ce382" style:family="table-cell" style:parent-style-name="Default">
      <style:table-cell-properties fo:background-color="#ffddaa" style:diagonal-bl-tr="none" style:diagonal-tl-br="none" fo:border="none"/>
      <style:text-properties fo:font-size="115pt" style:font-name-asian="Noto Serif CJK JP Black" style:font-size-asian="115pt" style:font-size-complex="115pt"/>
    </style:style>
    <style:style style:name="ce384" style:family="table-cell" style:parent-style-name="Default">
      <style:table-cell-properties fo:background-color="#ffddaa" style:diagonal-bl-tr="none" style:diagonal-tl-br="none" fo:border="none" style:rotation-angle="180"/>
      <style:text-properties fo:font-size="115pt" style:font-name-asian="Noto Serif CJK JP Black" style:font-size-asian="115pt" style:font-size-complex="115pt"/>
    </style:style>
    <style:style style:name="ce385" style:family="table-cell" style:parent-style-name="Default">
      <style:table-cell-properties fo:background-color="#000000" style:diagonal-bl-tr="none" style:diagonal-tl-br="none" fo:border="none"/>
      <style:text-properties fo:color="#ffffff" fo:font-size="115pt" style:font-name-asian="Noto Serif CJK JP Black" style:font-size-asian="115pt" style:font-size-complex="115pt"/>
    </style:style>
    <style:style style:name="ce386" style:family="table-cell" style:parent-style-name="Default">
      <style:table-cell-properties fo:background-color="#000000" style:diagonal-bl-tr="none" style:diagonal-tl-br="none" fo:border="none" style:rotation-angle="180"/>
      <style:text-properties fo:color="#ffffff" fo:font-size="115pt" style:font-name-asian="Noto Serif CJK JP Black" style:font-size-asian="115pt" style:font-size-complex="115pt"/>
    </style:style>
    <style:style style:name="ce388" style:family="table-cell" style:parent-style-name="Default">
      <style:table-cell-properties fo:background-color="#ffdd77" style:diagonal-bl-tr="none" style:diagonal-tl-br="none" fo:border="none"/>
      <style:text-properties fo:color="#bb1100" fo:font-size="115pt" style:font-name-asian="Noto Serif CJK JP Black" style:font-size-asian="115pt" style:font-size-complex="115pt"/>
    </style:style>
    <style:style style:name="ce391" style:family="table-cell" style:parent-style-name="Default">
      <style:table-cell-properties fo:background-color="#ffdd77" style:diagonal-bl-tr="none" style:diagonal-tl-br="none" fo:border="none" style:rotation-angle="180"/>
      <style:text-properties fo:color="#bb1100" fo:font-size="115pt" style:font-name-asian="Noto Serif CJK JP Black" style:font-size-asian="115pt" style:font-size-complex="115pt"/>
    </style:style>
    <style:style style:name="ce392" style:family="table-cell" style:parent-style-name="Default">
      <style:table-cell-properties style:diagonal-bl-tr="none" style:diagonal-tl-br="none" fo:background-color="transparent" fo:border="none"/>
      <style:text-properties fo:color="#008800" fo:font-size="115pt" style:font-name-asian="Noto Serif CJK JP Black" style:font-size-asian="115pt" style:font-size-complex="115pt"/>
    </style:style>
    <style:style style:name="ce396" style:family="table-cell" style:parent-style-name="Default">
      <style:table-cell-properties style:diagonal-bl-tr="none" style:diagonal-tl-br="none" fo:background-color="transparent" fo:border="none" style:rotation-angle="180"/>
      <style:text-properties fo:color="#008800" fo:font-size="115pt" style:font-name-asian="Noto Serif CJK JP Black" style:font-size-asian="115pt" style:font-size-complex="115pt"/>
    </style:style>
    <style:style style:name="ce398" style:family="table-cell" style:parent-style-name="Default">
      <style:table-cell-properties fo:background-color="#cc2222" style:diagonal-bl-tr="none" style:diagonal-tl-br="none" fo:border="none"/>
      <style:text-properties fo:color="#ffffff" fo:font-size="115pt" style:font-name-asian="Noto Serif CJK JP Black" style:font-size-asian="115pt" style:font-size-complex="115pt"/>
    </style:style>
    <style:style style:name="ce401" style:family="table-cell" style:parent-style-name="Default">
      <style:table-cell-properties fo:background-color="#cc2222" style:diagonal-bl-tr="none" style:diagonal-tl-br="none" fo:border="none" style:rotation-angle="180"/>
      <style:text-properties fo:color="#ffffff" fo:font-size="115pt" style:font-name-asian="Noto Serif CJK JP Black" style:font-size-asian="115pt" style:font-size-complex="115pt"/>
    </style:style>
    <style:style style:name="ce185" style:family="table-cell" style:parent-style-name="Default">
      <style:table-cell-properties fo:background-color="#ffffee" style:diagonal-bl-tr="none" style:diagonal-tl-br="none" fo:border="none"/>
      <style:text-properties fo:color="#666666" fo:font-size="115pt" style:font-name-asian="Noto Serif CJK JP Black" style:font-size-asian="115pt" style:font-size-complex="115pt"/>
    </style:style>
    <style:style style:name="ce186" style:family="table-cell" style:parent-style-name="Default">
      <style:table-cell-properties fo:background-color="#ffffee" style:diagonal-bl-tr="none" style:diagonal-tl-br="none" fo:border="none" style:rotation-angle="180"/>
      <style:text-properties fo:color="#666666" fo:font-size="105pt" style:font-name-asian="Noto Serif CJK JP Black" style:font-size-asian="105pt" style:font-size-complex="105pt"/>
    </style:style>
    <style:style style:name="ce406" style:family="table-cell" style:parent-style-name="Default">
      <style:table-cell-properties fo:background-color="#ffddaa" style:diagonal-bl-tr="none" style:diagonal-tl-br="none" style:text-align-source="fix" style:repeat-content="false" fo:border="none" style:vertical-align="top"/>
      <style:paragraph-properties fo:text-align="center"/>
      <style:text-properties fo:font-size="115pt" style:font-name-asian="Noto Serif CJK JP Black" style:font-size-asian="115pt" style:font-size-complex="115pt"/>
    </style:style>
    <style:style style:name="ce411" style:family="table-cell" style:parent-style-name="Default">
      <style:table-cell-properties fo:background-color="#ffddaa" style:diagonal-bl-tr="none" style:diagonal-tl-br="none" style:text-align-source="fix" style:repeat-content="false" fo:border="none" style:rotation-angle="180" style:vertical-align="top"/>
      <style:paragraph-properties fo:text-align="center"/>
      <style:text-properties fo:font-size="115pt" style:font-name-asian="Noto Serif CJK JP Black" style:font-size-asian="115pt" style:font-size-complex="115pt"/>
    </style:style>
    <style:style style:name="ce233" style:family="table-cell" style:parent-style-name="Default">
      <style:table-cell-properties fo:background-color="#000000" style:diagonal-bl-tr="none" style:diagonal-tl-br="none" style:text-align-source="fix" style:repeat-content="false" style:vertical-align="middle"/>
      <style:paragraph-properties fo:text-align="center"/>
      <style:text-properties fo:color="#ffffff" fo:font-size="105pt" style:font-name-asian="Noto Serif CJK JP Black" style:font-size-asian="105pt" style:font-size-complex="105pt"/>
    </style:style>
    <style:style style:name="ce234" style:family="table-cell" style:parent-style-name="Default">
      <style:table-cell-properties fo:background-color="#000000" style:diagonal-bl-tr="none" style:diagonal-tl-br="none" style:text-align-source="fix" style:repeat-content="false" fo:border="none" style:vertical-align="top"/>
      <style:paragraph-properties fo:text-align="center"/>
      <style:text-properties fo:color="#ffffff" fo:font-size="105pt" style:font-name-asian="Noto Serif CJK JP Black" style:font-size-asian="105pt" style:font-size-complex="105pt"/>
    </style:style>
    <style:style style:name="ce420" style:family="table-cell" style:parent-style-name="Default">
      <style:table-cell-properties fo:background-color="#000000" style:diagonal-bl-tr="none" style:diagonal-tl-br="none" style:text-align-source="fix" style:repeat-content="false" style:rotation-angle="180" style:vertical-align="middle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421" style:family="table-cell" style:parent-style-name="Default">
      <style:table-cell-properties fo:background-color="#000000" style:diagonal-bl-tr="none" style:diagonal-tl-br="none" style:text-align-source="fix" style:repeat-content="false" fo:border="none" style:rotation-angle="180" style:vertical-align="top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425" style:family="table-cell" style:parent-style-name="Default">
      <style:table-cell-properties fo:background-color="#ffdd77" style:diagonal-bl-tr="none" style:diagonal-tl-br="none" style:text-align-source="fix" style:repeat-content="false" fo:border="none" style:vertical-align="top"/>
      <style:paragraph-properties fo:text-align="center"/>
      <style:text-properties fo:color="#bb1100" fo:font-size="115pt" style:font-name-asian="Noto Serif CJK JP Black" style:font-size-asian="115pt" style:font-size-complex="115pt"/>
    </style:style>
    <style:style style:name="ce428" style:family="table-cell" style:parent-style-name="Default">
      <style:table-cell-properties fo:background-color="#ffdd77" style:diagonal-bl-tr="none" style:diagonal-tl-br="none" style:text-align-source="fix" style:repeat-content="false" style:rotation-angle="180" style:vertical-align="middle"/>
      <style:paragraph-properties fo:text-align="center"/>
      <style:text-properties fo:color="#bb1100" fo:font-size="115pt" style:font-name-asian="Noto Serif CJK JP Black" style:font-size-asian="115pt" style:font-size-complex="115pt"/>
    </style:style>
    <style:style style:name="ce454" style:family="table-cell" style:parent-style-name="Default">
      <style:table-cell-properties fo:background-color="#ffdd77" style:diagonal-bl-tr="none" style:diagonal-tl-br="none" style:text-align-source="fix" style:repeat-content="false" fo:border="none" style:rotation-angle="180" style:vertical-align="top"/>
      <style:paragraph-properties fo:text-align="center"/>
      <style:text-properties fo:color="#bb1100" fo:font-size="115pt" style:font-name-asian="Noto Serif CJK JP Black" style:font-size-asian="115pt" style:font-size-complex="115pt"/>
    </style:style>
    <style:style style:name="ce456" style:family="table-cell" style:parent-style-name="Default">
      <style:table-cell-properties style:diagonal-bl-tr="none" style:diagonal-tl-br="none" style:text-align-source="fix" style:repeat-content="false" fo:background-color="transparent" fo:border="none" style:vertical-align="top"/>
      <style:paragraph-properties fo:text-align="center"/>
      <style:text-properties fo:color="#008800" fo:font-size="115pt" style:font-name-asian="Noto Serif CJK JP Black" style:font-size-asian="115pt" style:font-size-complex="115pt"/>
    </style:style>
    <style:style style:name="ce458" style:family="table-cell" style:parent-style-name="Default">
      <style:table-cell-properties style:diagonal-bl-tr="none" style:diagonal-tl-br="none" style:text-align-source="fix" style:repeat-content="false" fo:background-color="transparent" style:rotation-angle="180" style:vertical-align="middle"/>
      <style:paragraph-properties fo:text-align="center"/>
      <style:text-properties fo:color="#008800" fo:font-size="115pt" style:font-name-asian="Noto Serif CJK JP Black" style:font-size-asian="115pt" style:font-size-complex="115pt"/>
    </style:style>
    <style:style style:name="ce459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ngle="180" style:vertical-align="top"/>
      <style:paragraph-properties fo:text-align="center"/>
      <style:text-properties fo:color="#008800" fo:font-size="115pt" style:font-name-asian="Noto Serif CJK JP Black" style:font-size-asian="115pt" style:font-size-complex="115pt"/>
    </style:style>
    <style:style style:name="ce460" style:family="table-cell" style:parent-style-name="Default">
      <style:table-cell-properties fo:background-color="#cc2222" style:diagonal-bl-tr="none" style:diagonal-tl-br="none" style:text-align-source="fix" style:repeat-content="false" fo:border="none" style:vertical-align="top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462" style:family="table-cell" style:parent-style-name="Default">
      <style:table-cell-properties fo:background-color="#cc2222" style:diagonal-bl-tr="none" style:diagonal-tl-br="none" style:text-align-source="fix" style:repeat-content="false" style:rotation-angle="180" style:vertical-align="middle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463" style:family="table-cell" style:parent-style-name="Default">
      <style:table-cell-properties fo:background-color="#cc2222" style:diagonal-bl-tr="none" style:diagonal-tl-br="none" style:text-align-source="fix" style:repeat-content="false" fo:border="none" style:rotation-angle="180" style:vertical-align="top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202" style:family="table-cell" style:parent-style-name="Default">
      <style:table-cell-properties fo:background-color="#ffffee" style:diagonal-bl-tr="none" style:diagonal-tl-br="none" style:text-align-source="fix" style:repeat-content="false" style:vertical-align="middle"/>
      <style:paragraph-properties fo:text-align="center"/>
      <style:text-properties fo:color="#666666" fo:font-size="105pt" style:font-name-asian="Noto Serif CJK JP Black" style:font-size-asian="105pt" style:font-size-complex="105pt"/>
    </style:style>
    <style:style style:name="ce203" style:family="table-cell" style:parent-style-name="Default">
      <style:table-cell-properties fo:background-color="#ffffee" style:diagonal-bl-tr="none" style:diagonal-tl-br="none" style:text-align-source="fix" style:repeat-content="false" fo:border="none" style:vertical-align="top"/>
      <style:paragraph-properties fo:text-align="center"/>
      <style:text-properties fo:color="#666666" fo:font-size="105pt" style:font-name-asian="Noto Serif CJK JP Black" style:font-size-asian="105pt" style:font-size-complex="105pt"/>
    </style:style>
    <style:style style:name="ce204" style:family="table-cell" style:parent-style-name="Default">
      <style:table-cell-properties fo:background-color="#ffffee" style:diagonal-bl-tr="none" style:diagonal-tl-br="none" style:text-align-source="fix" style:repeat-content="false" style:rotation-angle="180" style:vertical-align="middle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205" style:family="table-cell" style:parent-style-name="Default">
      <style:table-cell-properties fo:background-color="#ffffee" style:diagonal-bl-tr="none" style:diagonal-tl-br="none" style:text-align-source="fix" style:repeat-content="false" fo:border="none" style:rotation-angle="180" style:vertical-align="top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25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469" style:family="table-cell" style:parent-style-name="Default">
      <style:table-cell-properties fo:background-color="#000000"/>
      <style:text-properties fo:color="#ffffff" fo:font-size="115pt" style:font-name-asian="Noto Serif CJK JP Black" style:font-size-asian="115pt" style:font-size-complex="115pt"/>
    </style:style>
    <style:style style:name="ce25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105pt" style:font-name-asian="Noto Serif CJK JP Black" style:font-size-asian="105pt" style:font-size-complex="105pt"/>
    </style:style>
    <style:style style:name="ce254" style:family="table-cell" style:parent-style-name="Default">
      <style:table-cell-properties fo:background-color="#000000"/>
      <style:text-properties fo:color="#ffffff" fo:font-size="105pt" style:font-name-asian="Noto Serif CJK JP Black" style:font-size-asian="105pt" style:font-size-complex="105pt"/>
    </style:style>
    <style:style style:name="ce255" style:family="table-cell" style:parent-style-name="Default">
      <style:table-cell-properties fo:background-color="#ffdd77" style:text-align-source="fix" style:repeat-content="false" style:vertical-align="middle"/>
      <style:paragraph-properties fo:text-align="center"/>
      <style:text-properties fo:color="#bb1100" fo:font-size="115pt" style:font-name-asian="Noto Serif CJK JP Black" style:font-size-asian="115pt" style:font-size-complex="115pt"/>
    </style:style>
    <style:style style:name="ce475" style:family="table-cell" style:parent-style-name="Default">
      <style:table-cell-properties fo:background-color="#ffdd77"/>
      <style:text-properties fo:color="#bb1100" fo:font-size="115pt" style:font-name-asian="Noto Serif CJK JP Black" style:font-size-asian="115pt" style:font-size-complex="115pt"/>
    </style:style>
    <style:style style:name="ce2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8800" fo:font-size="115pt" style:font-name-asian="Noto Serif CJK JP Black" style:font-size-asian="115pt" style:font-size-complex="115pt"/>
    </style:style>
    <style:style style:name="ce478" style:family="table-cell" style:parent-style-name="Default">
      <style:table-cell-properties fo:background-color="transparent"/>
      <style:text-properties fo:color="#008800" fo:font-size="115pt" style:font-name-asian="Noto Serif CJK JP Black" style:font-size-asian="115pt" style:font-size-complex="115pt"/>
    </style:style>
    <style:style style:name="ce260" style:family="table-cell" style:parent-style-name="Default">
      <style:table-cell-properties fo:background-color="#cc2222" style:text-align-source="fix" style:repeat-content="false" style:vertical-align="middle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481" style:family="table-cell" style:parent-style-name="Default">
      <style:table-cell-properties fo:background-color="#cc2222"/>
      <style:text-properties fo:color="#ffffff" fo:font-size="115pt" style:font-name-asian="Noto Serif CJK JP Black" style:font-size-asian="115pt" style:font-size-complex="115pt"/>
    </style:style>
    <style:style style:name="ce216" style:family="table-cell" style:parent-style-name="Default">
      <style:table-cell-properties fo:background-color="#ffffee" style:text-align-source="fix" style:repeat-content="false" style:vertical-align="middle"/>
      <style:paragraph-properties fo:text-align="center"/>
      <style:text-properties fo:color="#666666" fo:font-size="105pt" style:font-name-asian="Noto Serif CJK JP Black" style:font-size-asian="105pt" style:font-size-complex="105pt"/>
    </style:style>
    <style:style style:name="ce267" style:family="table-cell" style:parent-style-name="Default">
      <style:table-cell-properties fo:background-color="#ffffee" style:text-align-source="fix" style:repeat-content="false" style:vertical-align="middle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218" style:family="table-cell" style:parent-style-name="Default">
      <style:table-cell-properties fo:background-color="#ffffee"/>
      <style:text-properties fo:color="#666666" fo:font-size="115pt" style:font-name-asian="Noto Serif CJK JP Black" style:font-size-asian="115pt" style:font-size-complex="115pt"/>
    </style:style>
    <style:style style:name="ce320" style:family="table-cell" style:parent-style-name="Default">
      <style:table-cell-properties fo:background-color="transparent"/>
      <style:text-properties fo:font-size="90pt" style:font-name-asian="Noto Serif CJK JP Black" style:font-size-asian="90pt" style:font-size-complex="90pt"/>
    </style:style>
    <style:style style:name="ce381" style:family="table-cell" style:parent-style-name="Default">
      <style:table-cell-properties fo:background-color="transparent"/>
      <style:text-properties fo:font-size="115pt" style:font-name-asian="Noto Serif CJK JP Black" style:font-size-asian="115pt" style:font-size-complex="115pt"/>
    </style:style>
    <style:style style:name="ce483" style:family="table-cell" style:parent-style-name="Default">
      <style:table-cell-properties fo:background-color="#000000" style:diagonal-bl-tr="none" style:diagonal-tl-br="none" style:text-align-source="fix" style:repeat-content="false" style:vertical-align="top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484" style:family="table-cell" style:parent-style-name="Default">
      <style:table-cell-properties fo:background-color="#000000" style:diagonal-bl-tr="none" style:diagonal-tl-br="none" style:text-align-source="fix" style:repeat-content="false" fo:border="none" style:vertical-align="top"/>
      <style:paragraph-properties fo:text-align="center"/>
      <style:text-properties fo:color="#ffffff" fo:font-size="115pt" style:font-name-asian="Noto Serif CJK JP Black" style:font-size-asian="115pt" style:font-size-complex="115pt"/>
    </style:style>
    <style:style style:name="ce488" style:family="table-cell" style:parent-style-name="Default">
      <style:table-cell-properties fo:background-color="#ffddaa" style:diagonal-bl-tr="none" style:diagonal-tl-br="none" style:text-align-source="fix" style:repeat-content="false" style:rotation-angle="180" style:vertical-align="top"/>
      <style:paragraph-properties fo:text-align="center"/>
      <style:text-properties fo:font-size="115pt" style:font-name-asian="Noto Serif CJK JP Black" style:font-size-asian="115pt" style:font-size-complex="115pt"/>
    </style:style>
    <style:style style:name="ce278" style:family="table-cell" style:parent-style-name="Default">
      <style:table-cell-properties fo:background-color="#000000" style:diagonal-bl-tr="none" style:diagonal-tl-br="none"/>
      <style:text-properties fo:color="#ffffff" fo:font-size="108pt" style:font-name-asian="Noto Serif CJK JP Black" style:font-size-asian="108pt" style:font-size-complex="108pt"/>
    </style:style>
    <style:style style:name="ce280" style:family="table-cell" style:parent-style-name="Default">
      <style:table-cell-properties fo:background-color="#000000" style:diagonal-bl-tr="none" style:diagonal-tl-br="none" style:text-align-source="fix" style:repeat-content="false" fo:border="none" style:vertical-align="middle"/>
      <style:paragraph-properties fo:text-align="center"/>
      <style:text-properties fo:color="#ffffff" fo:font-size="108pt" style:font-name-asian="Noto Serif CJK JP Black" style:font-size-asian="108pt" style:font-size-complex="108pt"/>
    </style:style>
    <style:style style:name="ce282" style:family="table-cell" style:parent-style-name="Default">
      <style:table-cell-properties fo:background-color="#ddccff" style:diagonal-bl-tr="none" style:diagonal-tl-br="none" style:text-align-source="fix" style:repeat-content="false" style:vertical-align="middle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284" style:family="table-cell" style:parent-style-name="Default">
      <style:table-cell-properties fo:background-color="#ddccff" style:diagonal-bl-tr="none" style:diagonal-tl-br="none"/>
      <style:text-properties fo:color="#666666" fo:font-size="115pt" style:font-name-asian="Noto Serif CJK JP Black" style:font-size-asian="115pt" style:font-size-complex="115pt"/>
    </style:style>
    <style:style style:name="ce493" style:family="table-cell" style:parent-style-name="Default">
      <style:table-cell-properties fo:background-color="#ddccff" style:diagonal-bl-tr="none" style:diagonal-tl-br="none" style:text-align-source="fix" style:repeat-content="false" style:vertical-align="top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286" style:family="table-cell" style:parent-style-name="Default">
      <style:table-cell-properties fo:background-color="#ddccff" style:diagonal-bl-tr="none" style:diagonal-tl-br="none" style:text-align-source="fix" style:repeat-content="false" fo:border="none" style:vertical-align="middle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287" style:family="table-cell" style:parent-style-name="Default">
      <style:table-cell-properties fo:background-color="#ddccff" style:diagonal-bl-tr="none" style:diagonal-tl-br="none" style:text-align-source="fix" style:repeat-content="false" style:vertical-align="bottom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500" style:family="table-cell" style:parent-style-name="Default">
      <style:table-cell-properties fo:background-color="#ddccff" style:diagonal-bl-tr="none" style:diagonal-tl-br="none" style:text-align-source="fix" style:repeat-content="false" style:rotation-angle="180" style:vertical-align="top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291" style:family="table-cell" style:parent-style-name="Default">
      <style:table-cell-properties fo:background-color="#ddccff" style:diagonal-bl-tr="none" style:diagonal-tl-br="none" style:rotation-angle="180"/>
      <style:text-properties fo:color="#666666" fo:font-size="115pt" style:font-name-asian="Noto Serif CJK JP Black" style:font-size-asian="115pt" style:font-size-complex="115pt"/>
    </style:style>
    <style:style style:name="ce292" style:family="table-cell" style:parent-style-name="Default">
      <style:table-cell-properties fo:background-color="#ddccff" style:diagonal-bl-tr="none" style:diagonal-tl-br="none" style:text-align-source="fix" style:repeat-content="false" fo:border="none" style:rotation-angle="180" style:vertical-align="middle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294" style:family="table-cell" style:parent-style-name="Default">
      <style:table-cell-properties fo:background-color="#ddccff" style:diagonal-bl-tr="none" style:diagonal-tl-br="none" style:text-align-source="fix" style:repeat-content="false" style:rotation-angle="180" style:vertical-align="bottom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509" style:family="table-cell" style:parent-style-name="Default">
      <style:table-cell-properties fo:background-color="#ddccff" style:diagonal-bl-tr="none" style:diagonal-tl-br="none" fo:border="none"/>
      <style:text-properties fo:color="#666666" fo:font-size="115pt" style:font-name-asian="Noto Serif CJK JP Black" style:font-size-asian="115pt" style:font-size-complex="115pt"/>
    </style:style>
    <style:style style:name="ce512" style:family="table-cell" style:parent-style-name="Default">
      <style:table-cell-properties fo:background-color="#ddccff" style:diagonal-bl-tr="none" style:diagonal-tl-br="none" fo:border="none" style:rotation-angle="180"/>
      <style:text-properties fo:color="#666666" fo:font-size="115pt" style:font-name-asian="Noto Serif CJK JP Black" style:font-size-asian="115pt" style:font-size-complex="115pt"/>
    </style:style>
    <style:style style:name="ce413" style:family="table-cell" style:parent-style-name="Default">
      <style:table-cell-properties fo:background-color="#000000" style:diagonal-bl-tr="none" style:diagonal-tl-br="none" style:text-align-source="fix" style:repeat-content="false" style:vertical-align="middle"/>
      <style:paragraph-properties fo:text-align="center"/>
      <style:text-properties fo:color="#ffffff" fo:font-size="108pt" style:font-name-asian="Noto Serif CJK JP Black" style:font-size-asian="108pt" style:font-size-complex="108pt"/>
    </style:style>
    <style:style style:name="ce418" style:family="table-cell" style:parent-style-name="Default">
      <style:table-cell-properties fo:background-color="#000000" style:diagonal-bl-tr="none" style:diagonal-tl-br="none" style:text-align-source="fix" style:repeat-content="false" fo:border="none" style:vertical-align="top"/>
      <style:paragraph-properties fo:text-align="center"/>
      <style:text-properties fo:color="#ffffff" fo:font-size="108pt" style:font-name-asian="Noto Serif CJK JP Black" style:font-size-asian="108pt" style:font-size-complex="108pt"/>
    </style:style>
    <style:style style:name="ce521" style:family="table-cell" style:parent-style-name="Default">
      <style:table-cell-properties fo:background-color="#ddccff" style:diagonal-bl-tr="none" style:diagonal-tl-br="none" style:text-align-source="fix" style:repeat-content="false" fo:border="none" style:vertical-align="top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522" style:family="table-cell" style:parent-style-name="Default">
      <style:table-cell-properties fo:background-color="#ddccff" style:diagonal-bl-tr="none" style:diagonal-tl-br="none" style:text-align-source="fix" style:repeat-content="false" style:rotation-angle="180" style:vertical-align="middle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523" style:family="table-cell" style:parent-style-name="Default">
      <style:table-cell-properties fo:background-color="#ddccff" style:diagonal-bl-tr="none" style:diagonal-tl-br="none" style:text-align-source="fix" style:repeat-content="false" fo:border="none" style:rotation-angle="180" style:vertical-align="top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314" style:family="table-cell" style:parent-style-name="Default">
      <style:table-cell-properties fo:background-color="#ddccff" style:text-align-source="fix" style:repeat-content="false" style:vertical-align="middle"/>
      <style:paragraph-properties fo:text-align="center"/>
      <style:text-properties fo:color="#666666" fo:font-size="115pt" style:font-name-asian="Noto Serif CJK JP Black" style:font-size-asian="115pt" style:font-size-complex="115pt"/>
    </style:style>
    <style:style style:name="ce525" style:family="table-cell" style:parent-style-name="Default">
      <style:table-cell-properties fo:background-color="#ddccff"/>
      <style:text-properties fo:color="#666666" fo:font-size="115pt" style:font-name-asian="Noto Serif CJK JP Black" style:font-size-asian="115pt" style:font-size-complex="115pt"/>
    </style:style>
    <style:style style:name="ce321" style:family="table-cell" style:parent-style-name="Default">
      <style:table-cell-properties fo:background-color="#ffddaa"/>
      <style:text-properties fo:font-size="112pt" style:font-name-asian="Noto Serif CJK JP Black" style:font-size-asian="112pt" style:font-size-complex="112pt"/>
    </style:style>
    <style:style style:name="ce322" style:family="table-cell" style:parent-style-name="Default">
      <style:table-cell-properties fo:background-color="#ffddaa" style:text-align-source="fix" style:repeat-content="false" style:vertical-align="middle"/>
      <style:paragraph-properties fo:text-align="center"/>
      <style:text-properties fo:font-size="112pt" style:font-name-asian="Noto Serif CJK JP Black" style:font-size-asian="112pt" style:font-size-complex="112pt"/>
    </style:style>
    <style:style style:name="ce32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112pt" style:font-name-asian="Noto Serif CJK JP Black" style:font-size-asian="112pt" style:font-size-complex="112pt"/>
    </style:style>
    <style:style style:name="ce529" style:family="table-cell" style:parent-style-name="Default">
      <style:table-cell-properties fo:background-color="#000000"/>
      <style:text-properties fo:color="#ffffff" fo:font-size="112pt" style:font-name-asian="Noto Serif CJK JP Black" style:font-size-asian="112pt" style:font-size-complex="112pt"/>
    </style:style>
    <style:style style:name="ce326" style:family="table-cell" style:parent-style-name="Default">
      <style:table-cell-properties fo:background-color="#ffdd77" style:text-align-source="fix" style:repeat-content="false" style:vertical-align="middle"/>
      <style:paragraph-properties fo:text-align="center"/>
      <style:text-properties fo:color="#bb1100" fo:font-size="112pt" style:font-name-asian="Noto Serif CJK JP Black" style:font-size-asian="112pt" style:font-size-complex="112pt"/>
    </style:style>
    <style:style style:name="ce531" style:family="table-cell" style:parent-style-name="Default">
      <style:table-cell-properties fo:background-color="#ffdd77"/>
      <style:text-properties fo:color="#bb1100" fo:font-size="112pt" style:font-name-asian="Noto Serif CJK JP Black" style:font-size-asian="112pt" style:font-size-complex="112pt"/>
    </style:style>
    <style:style style:name="ce3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8800" fo:font-size="112pt" style:font-name-asian="Noto Serif CJK JP Black" style:font-size-asian="112pt" style:font-size-complex="112pt"/>
    </style:style>
    <style:style style:name="ce533" style:family="table-cell" style:parent-style-name="Default">
      <style:table-cell-properties fo:background-color="transparent"/>
      <style:text-properties fo:color="#008800" fo:font-size="112pt" style:font-name-asian="Noto Serif CJK JP Black" style:font-size-asian="112pt" style:font-size-complex="112pt"/>
    </style:style>
    <style:style style:name="ce331" style:family="table-cell" style:parent-style-name="Default">
      <style:table-cell-properties fo:background-color="#ddccff" style:text-align-source="fix" style:repeat-content="false" style:vertical-align="middle"/>
      <style:paragraph-properties fo:text-align="center"/>
      <style:text-properties fo:color="#666666" fo:font-size="112pt" style:font-name-asian="Noto Serif CJK JP Black" style:font-size-asian="112pt" style:font-size-complex="112pt"/>
    </style:style>
    <style:style style:name="ce535" style:family="table-cell" style:parent-style-name="Default">
      <style:table-cell-properties fo:background-color="#ddccff"/>
      <style:text-properties fo:color="#666666" fo:font-size="112pt" style:font-name-asian="Noto Serif CJK JP Black" style:font-size-asian="112pt" style:font-size-complex="112pt"/>
    </style:style>
    <style:style style:name="ce333" style:family="table-cell" style:parent-style-name="Default">
      <style:table-cell-properties fo:background-color="#cc2222" style:text-align-source="fix" style:repeat-content="false" style:vertical-align="middle"/>
      <style:paragraph-properties fo:text-align="center"/>
      <style:text-properties fo:color="#ffffff" fo:font-size="112pt" style:font-name-asian="Noto Serif CJK JP Black" style:font-size-asian="112pt" style:font-size-complex="112pt"/>
    </style:style>
    <style:style style:name="ce537" style:family="table-cell" style:parent-style-name="Default">
      <style:table-cell-properties fo:background-color="#cc2222"/>
      <style:text-properties fo:color="#ffffff" fo:font-size="112pt" style:font-name-asian="Noto Serif CJK JP Black" style:font-size-asian="112pt" style:font-size-complex="112pt"/>
    </style:style>
    <style:style style:name="ce335" style:family="table-cell" style:parent-style-name="Default">
      <style:table-cell-properties fo:background-color="#ffffee" style:text-align-source="fix" style:repeat-content="false" style:vertical-align="middle"/>
      <style:paragraph-properties fo:text-align="center"/>
      <style:text-properties fo:color="#666666" fo:font-size="112pt" style:font-name-asian="Noto Serif CJK JP Black" style:font-size-asian="112pt" style:font-size-complex="112pt"/>
    </style:style>
    <style:style style:name="ce253" style:family="table-cell" style:parent-style-name="Default">
      <style:table-cell-properties fo:background-color="#ffffee"/>
      <style:text-properties fo:color="#666666" fo:font-size="112pt" style:font-name-asian="Noto Serif CJK JP Black" style:font-size-asian="112pt" style:font-size-complex="112pt"/>
    </style:style>
    <style:style style:name="ce538" style:family="table-cell" style:parent-style-name="Default">
      <style:table-cell-properties fo:background-color="transparent"/>
      <style:text-properties fo:font-size="112pt" style:font-name-asian="Noto Serif CJK JP Black" style:font-size-asian="112pt" style:font-size-complex="112pt"/>
    </style:style>
    <style:style style:name="ce539" style:family="table-cell" style:parent-style-name="Default">
      <style:table-cell-properties style:diagonal-bl-tr="none" style:diagonal-tl-br="none" fo:background-color="transparent"/>
      <style:text-properties fo:font-size="90pt" style:font-name-asian="Noto Serif CJK JP Black" style:font-size-asian="90pt" style:font-size-complex="90pt"/>
    </style:style>
    <style:style style:name="ce540" style:family="table-cell" style:parent-style-name="Default">
      <style:table-cell-properties style:diagonal-bl-tr="none" style:diagonal-tl-br="none" fo:background-color="transparent"/>
      <style:text-properties style:font-name-asian="Noto Serif CJK JP Black"/>
    </style:style>
    <style:style style:name="ce3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Ipa モナー ゴシック" style:font-size-complex="24pt" style:font-style-complex="normal" style:font-weight-complex="normal"/>
    </style:style>
    <style:style style:name="ce3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24pt" fo:font-style="normal" fo:text-shadow="none" style:text-underline-style="none" fo:font-weight="normal" style:font-name-asian="IPA モナー ゴシック" style:font-size-asian="24pt" style:font-style-asian="normal" style:font-weight-asian="normal" style:font-name-complex="Ipa モナー ゴシック" style:font-size-complex="24pt" style:font-style-complex="normal" style:font-weight-complex="normal"/>
    </style:style>
    <style:style style:name="gr1" style:family="graphic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1.946cm" fo:min-width="8.935cm" fo:padding-top="0.025cm" fo:padding-bottom="0.025cm" fo:padding-left="0.025cm" fo:padding-right="0.025cm"/>
      <style:paragraph-properties fo:text-align="center"/>
    </style:style>
    <style:style style:name="gr2" style:family="graphic">
      <style:graphic-properties svg:stroke-width="0.05cm" svg:stroke-color="#666666" draw:marker-start-width="0.275cm" draw:marker-end-width="0.275cm" draw:fill="none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3" style:family="graphic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1.947cm" fo:min-width="8.935cm" fo:padding-top="0.025cm" fo:padding-bottom="0.025cm" fo:padding-left="0.025cm" fo:padding-right="0.025cm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5" style:family="text">
      <style:text-properties fo:color="#000000" loext:opacity="100%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IPA モナー ゴシック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IPA モナー ゴシック" style:font-name-complex="Ipa モナー ゴシック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c9211e" style:font-name="IPA モナー ゴシック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IPA モナー ゴシック" style:font-name-complex="Ipa モナー ゴシック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mode="continuous" fo:language="en" fo:country="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T6" style:family="text">
      <style:text-properties fo:color="#000000" style:font-name="IPA モナー ゴシック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IPA モナー ゴシック" style:font-name-complex="Ipa モナー ゴシック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24" office:value-type="string" calcext:value-type="string">
            <text:p>表記</text:p>
          </table:table-cell>
          <table:table-cell table:style-name="ce24" office:value-type="string" calcext:value-type="string">
            <text:p>名称</text:p>
          </table:table-cell>
          <table:table-cell table:style-name="ce24" office:value-type="string" calcext:value-type="string">
            <text:p>所属</text:p>
          </table:table-cell>
          <table:table-cell table:style-name="ce24" office:value-type="string" calcext:value-type="string">
            <text:p>種別</text:p>
          </table:table-cell>
          <table:table-cell table:style-name="ce24" office:value-type="string" calcext:value-type="string">
            <text:p>コスト</text:p>
          </table:table-cell>
          <table:table-cell table:style-name="ce24" office:value-type="string" calcext:value-type="string">
            <text:p>不一致</text:p>
          </table:table-cell>
          <table:table-cell table:style-name="ce24" office:value-type="string" calcext:value-type="string">
            <text:p>駒大</text:p>
          </table:table-cell>
          <table:table-cell table:style-name="ce24" office:value-type="string" calcext:value-type="string">
            <text:p>特殊効果</text:p>
          </table:table-cell>
          <table:table-cell table:style-name="ce24" office:value-type="string" calcext:value-type="string">
            <text:p>成駒</text:p>
          </table:table-cell>
          <table:table-cell table:style-name="ce24" office:value-type="string" calcext:value-type="string">
            <text:p>攻撃範囲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歩</text:p>
          </table:table-cell>
          <table:table-cell table:style-name="ce24" office:value-type="string" calcext:value-type="string">
            <text:p>歩兵</text:p>
          </table:table-cell>
          <table:table-cell table:style-name="ce24" office:value-type="string" calcext:value-type="string">
            <text:p>将棋</text:p>
          </table:table-cell>
          <table:table-cell table:style-name="ce24" office:value-type="string" calcext:value-type="string">
            <text:p>兵駒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小</text:p>
          </table:table-cell>
          <table:table-cell table:style-name="ce24" office:value-type="string" calcext:value-type="string">
            <text:p>取得駒を持ち駒にする(王駒を除く)</text:p>
          </table:table-cell>
          <table:table-cell table:style-name="ce24" office:value-type="string" calcext:value-type="string">
            <text:p>と: 敵陣(三段目)への到達</text:p>
          </table:table-cell>
          <table:table-cell table:style-name="ce24" office:value-type="string" calcext:value-type="string">
            <text:p>・・・・・・・</text:p>
            <text:p>・・・・・・・</text:p>
            <text:p>・・・○・・・</text:p>
            <text:p>・・・歩・・・</text:p>
            <text:p>・・・・・・・</text:p>
            <text:p>・・・・・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と</text:p>
          </table:table-cell>
          <table:table-cell table:style-name="ce24" office:value-type="string" calcext:value-type="string">
            <text:p>と金</text:p>
          </table:table-cell>
          <table:table-cell table:style-name="ce24" office:value-type="string" calcext:value-type="string">
            <text:p>本将棋</text:p>
          </table:table-cell>
          <table:table-cell table:style-name="ce24" office:value-type="string" calcext:value-type="string">
            <text:p>成駒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小</text:p>
          </table:table-cell>
          <table:table-cell table:style-name="ce24" office:value-type="string" calcext:value-type="string">
            <text:p>取得駒を持ち駒にする(王駒を除く)</text:p>
          </table:table-cell>
          <table:table-cell table:style-name="ce25"/>
          <table:table-cell table:style-name="ce24" office:value-type="string" calcext:value-type="string">
            <text:p>・・・・・・・</text:p>
            <text:p>・・・・・・・</text:p>
            <text:p>・・○○○・・</text:p>
            <text:p>・・○と○・・</text:p>
            <text:p>・・・○・・・</text:p>
            <text:p>・・・・・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香</text:p>
          </table:table-cell>
          <table:table-cell table:style-name="ce24" office:value-type="string" calcext:value-type="string">
            <text:p>香車</text:p>
          </table:table-cell>
          <table:table-cell table:style-name="ce24" office:value-type="string" calcext:value-type="string">
            <text:p>本将棋</text:p>
          </table:table-cell>
          <table:table-cell table:style-name="ce24" office:value-type="string" calcext:value-type="string">
            <text:p>将駒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string" calcext:value-type="string">
            <text:p>小</text:p>
          </table:table-cell>
          <table:table-cell table:style-name="ce24" office:value-type="string" calcext:value-type="string">
            <text:p>取得駒を持ち駒にする(王駒を除く)</text:p>
          </table:table-cell>
          <table:table-cell table:style-name="ce24" office:value-type="string" calcext:value-type="string">
            <text:p>杏: 敵陣(三段目)への到達</text:p>
          </table:table-cell>
          <table:table-cell table:style-name="ce24" office:value-type="string" calcext:value-type="string">
            <text:p>・・・↑・・・</text:p>
            <text:p>・・・↑・・・</text:p>
            <text:p>・・・↑・・・</text:p>
            <text:p>・・・香・・・</text:p>
            <text:p>・・・・・・・</text:p>
            <text:p>・・・・・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杏</text:p>
          </table:table-cell>
          <table:table-cell table:style-name="ce24" office:value-type="string" calcext:value-type="string">
            <text:p>成香</text:p>
          </table:table-cell>
          <table:table-cell table:style-name="ce24" office:value-type="string" calcext:value-type="string">
            <text:p>本将棋</text:p>
          </table:table-cell>
          <table:table-cell table:style-name="ce24" office:value-type="string" calcext:value-type="string">
            <text:p>成駒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小</text:p>
          </table:table-cell>
          <table:table-cell table:style-name="ce24" office:value-type="string" calcext:value-type="string">
            <text:p>取得駒を持ち駒にする(王駒を除く)</text:p>
          </table:table-cell>
          <table:table-cell table:style-name="ce25"/>
          <table:table-cell table:style-name="ce24" office:value-type="string" calcext:value-type="string">
            <text:p>・・・・・・・</text:p>
            <text:p>・・・・・・・</text:p>
            <text:p>・・○○○・・</text:p>
            <text:p>・・○杏○・・</text:p>
            <text:p>・・・○・・・</text:p>
            <text:p>・・・・・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桂</text:p>
          </table:table-cell>
          <table:table-cell table:style-name="ce24" office:value-type="string" calcext:value-type="string">
            <text:p>桂馬</text:p>
          </table:table-cell>
          <table:table-cell table:style-name="ce24" office:value-type="string" calcext:value-type="string">
            <text:p>本将棋</text:p>
          </table:table-cell>
          <table:table-cell table:style-name="ce24" office:value-type="string" calcext:value-type="string">
            <text:p>馬駒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string" calcext:value-type="string">
            <text:p>中</text:p>
          </table:table-cell>
          <table:table-cell table:style-name="ce24" office:value-type="string" calcext:value-type="string">
            <text:p>取得駒を持ち駒にする(王駒を除く)</text:p>
          </table:table-cell>
          <table:table-cell table:style-name="ce24" office:value-type="string" calcext:value-type="string">
            <text:p>圭: 敵陣(三段目)への到達</text:p>
          </table:table-cell>
          <table:table-cell table:style-name="ce24" office:value-type="string" calcext:value-type="string">
            <text:p>・・・・・・・</text:p>
            <text:p>・・○・○・・</text:p>
            <text:p>・・・・・・・</text:p>
            <text:p>・・・桂・・・</text:p>
            <text:p>・・・・・・・</text:p>
            <text:p>・・・・・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圭</text:p>
          </table:table-cell>
          <table:table-cell table:style-name="ce24" office:value-type="string" calcext:value-type="string">
            <text:p>成桂</text:p>
          </table:table-cell>
          <table:table-cell table:style-name="ce24" office:value-type="string" calcext:value-type="string">
            <text:p>本将棋</text:p>
          </table:table-cell>
          <table:table-cell table:style-name="ce24" office:value-type="string" calcext:value-type="string">
            <text:p>成駒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中</text:p>
          </table:table-cell>
          <table:table-cell table:style-name="ce24" office:value-type="string" calcext:value-type="string">
            <text:p>取得駒を持ち駒にする(王駒を除く)</text:p>
          </table:table-cell>
          <table:table-cell table:style-name="ce25"/>
          <table:table-cell table:style-name="ce24" office:value-type="string" calcext:value-type="string">
            <text:p>・・・・・・・</text:p>
            <text:p>・・・・・・・</text:p>
            <text:p>・・○○○・・</text:p>
            <text:p>・・○圭○・・</text:p>
            <text:p>・・・○・・・</text:p>
            <text:p>・・・・・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銀</text:p>
          </table:table-cell>
          <table:table-cell table:style-name="ce24" office:value-type="string" calcext:value-type="string">
            <text:p>銀将</text:p>
          </table:table-cell>
          <table:table-cell table:style-name="ce24" office:value-type="string" calcext:value-type="string">
            <text:p>本将棋</text:p>
          </table:table-cell>
          <table:table-cell table:style-name="ce24" office:value-type="string" calcext:value-type="string">
            <text:p>象駒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中</text:p>
          </table:table-cell>
          <table:table-cell table:style-name="ce24" office:value-type="string" calcext:value-type="string">
            <text:p>取得駒を持ち駒にする(王駒を除く)</text:p>
          </table:table-cell>
          <table:table-cell table:style-name="ce24" office:value-type="string" calcext:value-type="string">
            <text:p>全: 敵陣(三段目)への到達</text:p>
          </table:table-cell>
          <table:table-cell table:style-name="ce24" office:value-type="string" calcext:value-type="string">
            <text:p>・・・・・・・</text:p>
            <text:p>・・・・・・・</text:p>
            <text:p>・・○○○・・</text:p>
            <text:p>・・・銀・・・</text:p>
            <text:p>・・○・○・・</text:p>
            <text:p>・・・・・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全</text:p>
          </table:table-cell>
          <table:table-cell table:style-name="ce24" office:value-type="string" calcext:value-type="string">
            <text:p>成銀</text:p>
          </table:table-cell>
          <table:table-cell table:style-name="ce24" office:value-type="string" calcext:value-type="string">
            <text:p>本将棋</text:p>
          </table:table-cell>
          <table:table-cell table:style-name="ce24" office:value-type="string" calcext:value-type="string">
            <text:p>成駒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中</text:p>
          </table:table-cell>
          <table:table-cell table:style-name="ce24" office:value-type="string" calcext:value-type="string">
            <text:p>取得駒を持ち駒にする(王駒を除く)</text:p>
          </table:table-cell>
          <table:table-cell table:style-name="ce25"/>
          <table:table-cell table:style-name="ce24" office:value-type="string" calcext:value-type="string">
            <text:p>・・・・・・・</text:p>
            <text:p>・・・・・・・</text:p>
            <text:p>・・○○○・・</text:p>
            <text:p>・・○全○・・</text:p>
            <text:p>・・・○・・・</text:p>
            <text:p>・・・・・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金</text:p>
          </table:table-cell>
          <table:table-cell table:style-name="ce24" office:value-type="string" calcext:value-type="string">
            <text:p>金将</text:p>
          </table:table-cell>
          <table:table-cell table:style-name="ce24" office:value-type="string" calcext:value-type="string">
            <text:p>本将棋</text:p>
          </table:table-cell>
          <table:table-cell table:style-name="ce24" office:value-type="string" calcext:value-type="string">
            <text:p>将駒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string" calcext:value-type="string">
            <text:p>中</text:p>
          </table:table-cell>
          <table:table-cell table:style-name="ce24" office:value-type="string" calcext:value-type="string">
            <text:p>取得駒を持ち駒にする(王駒を除く)</text:p>
          </table:table-cell>
          <table:table-cell table:style-name="ce25"/>
          <table:table-cell table:style-name="ce24" office:value-type="string" calcext:value-type="string">
            <text:p>・・・・・・・</text:p>
            <text:p>・・・・・・・</text:p>
            <text:p>・・○○○・・</text:p>
            <text:p>・・○金○・・</text:p>
            <text:p>・・・○・・・</text:p>
            <text:p>・・・・・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角</text:p>
          </table:table-cell>
          <table:table-cell table:style-name="ce24" office:value-type="string" calcext:value-type="string">
            <text:p>角行</text:p>
          </table:table-cell>
          <table:table-cell table:style-name="ce24" office:value-type="string" calcext:value-type="string">
            <text:p>本将棋</text:p>
          </table:table-cell>
          <table:table-cell table:style-name="ce24" office:value-type="string" calcext:value-type="string">
            <text:p>象駒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string" calcext:value-type="string">
            <text:p>大</text:p>
          </table:table-cell>
          <table:table-cell table:style-name="ce24" office:value-type="string" calcext:value-type="string">
            <text:p>取得駒を持ち駒にする(王駒を除く)</text:p>
          </table:table-cell>
          <table:table-cell table:style-name="ce24" office:value-type="string" calcext:value-type="string">
            <text:p>馬: 敵陣(三段目)への到達</text:p>
          </table:table-cell>
          <table:table-cell table:style-name="ce24" office:value-type="string" calcext:value-type="string">
            <text:p>＼・・・・・／</text:p>
            <text:p>・＼・・・／・</text:p>
            <text:p>・・＼・／・・</text:p>
            <text:p>・・・角・・・</text:p>
            <text:p>・・／・＼・・</text:p>
            <text:p>・／・・・＼・</text:p>
            <text:p>／・・・・・＼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馬</text:p>
          </table:table-cell>
          <table:table-cell table:style-name="ce24" office:value-type="string" calcext:value-type="string">
            <text:p>竜馬・龍馬</text:p>
          </table:table-cell>
          <table:table-cell table:style-name="ce24" office:value-type="string" calcext:value-type="string">
            <text:p>本将棋</text:p>
          </table:table-cell>
          <table:table-cell table:style-name="ce24" office:value-type="string" calcext:value-type="string">
            <text:p>成駒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string" calcext:value-type="string">
            <text:p>大</text:p>
          </table:table-cell>
          <table:table-cell table:style-name="ce24" office:value-type="string" calcext:value-type="string">
            <text:p>取得駒を持ち駒にする(王駒を除く)</text:p>
          </table:table-cell>
          <table:table-cell table:style-name="ce25"/>
          <table:table-cell table:style-name="ce24" office:value-type="string" calcext:value-type="string">
            <text:p>＼・・・・・／</text:p>
            <text:p>・＼・・・／・</text:p>
            <text:p>・・＼○／・・</text:p>
            <text:p>・・○馬○・・</text:p>
            <text:p>・・／○＼・・</text:p>
            <text:p>・／・・・＼・</text:p>
            <text:p>／・・・・・＼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飛</text:p>
          </table:table-cell>
          <table:table-cell table:style-name="ce24" office:value-type="string" calcext:value-type="string">
            <text:p>飛車</text:p>
          </table:table-cell>
          <table:table-cell table:style-name="ce24" office:value-type="string" calcext:value-type="string">
            <text:p>本将棋</text:p>
          </table:table-cell>
          <table:table-cell table:style-name="ce24" office:value-type="string" calcext:value-type="string">
            <text:p>将駒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string" calcext:value-type="string">
            <text:p>大</text:p>
          </table:table-cell>
          <table:table-cell table:style-name="ce24" office:value-type="string" calcext:value-type="string">
            <text:p>取得駒を持ち駒にする(王駒を除く)</text:p>
          </table:table-cell>
          <table:table-cell table:style-name="ce24" office:value-type="string" calcext:value-type="string">
            <text:p>竜: 敵陣(三段目)への到達</text:p>
          </table:table-cell>
          <table:table-cell table:style-name="ce24" office:value-type="string" calcext:value-type="string">
            <text:p>・・・↑・・・</text:p>
            <text:p>・・・↑・・・</text:p>
            <text:p>・・・↑・・・</text:p>
            <text:p>←←←飛→→→</text:p>
            <text:p>・・・↓・・・</text:p>
            <text:p>・・・↓・・・</text:p>
            <text:p>・・・↓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竜</text:p>
          </table:table-cell>
          <table:table-cell table:style-name="ce24" office:value-type="string" calcext:value-type="string">
            <text:p>竜王・龍王</text:p>
          </table:table-cell>
          <table:table-cell table:style-name="ce24" office:value-type="string" calcext:value-type="string">
            <text:p>本将棋</text:p>
          </table:table-cell>
          <table:table-cell table:style-name="ce24" office:value-type="string" calcext:value-type="string">
            <text:p>成駒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string" calcext:value-type="string">
            <text:p>大</text:p>
          </table:table-cell>
          <table:table-cell table:style-name="ce24" office:value-type="string" calcext:value-type="string">
            <text:p>取得駒を持ち駒にする(王駒を除く)</text:p>
          </table:table-cell>
          <table:table-cell table:style-name="ce25"/>
          <table:table-cell table:style-name="ce24" office:value-type="string" calcext:value-type="string">
            <text:p>・・・↑・・・</text:p>
            <text:p>・・・↑・・・</text:p>
            <text:p>・・○↑○・・</text:p>
            <text:p>←←←竜→→→</text:p>
            <text:p>・・○↓○・・</text:p>
            <text:p>・・・↓・・・</text:p>
            <text:p>・・・↓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玉</text:p>
          </table:table-cell>
          <table:table-cell table:style-name="ce24" office:value-type="string" calcext:value-type="string">
            <text:p>玉将・王将</text:p>
          </table:table-cell>
          <table:table-cell table:style-name="ce24" office:value-type="string" calcext:value-type="string">
            <text:p>本将棋</text:p>
          </table:table-cell>
          <table:table-cell table:style-name="ce24" office:value-type="string" calcext:value-type="string">
            <text:p>王駒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特大</text:p>
          </table:table-cell>
          <table:table-cell table:style-name="ce24" office:value-type="string" calcext:value-type="string">
            <text:p>取得駒を持ち駒にする(王駒を除く)</text:p>
          </table:table-cell>
          <table:table-cell table:style-name="ce25"/>
          <table:table-cell table:style-name="ce24" office:value-type="string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獅</text:p>
          </table:table-cell>
          <table:table-cell table:style-name="ce24" office:value-type="string" calcext:value-type="string">
            <text:p>獅子</text:p>
          </table:table-cell>
          <table:table-cell table:style-name="ce24" office:value-type="string" calcext:value-type="string">
            <text:p>中将棋</text:p>
          </table:table-cell>
          <table:table-cell table:style-name="ce24" office:value-type="string" calcext:value-type="string">
            <text:p>将駒</text:p>
          </table:table-cell>
          <table:table-cell table:style-name="ce24" office:value-type="string" calcext:value-type="string">
            <text:p>―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string" calcext:value-type="string">
            <text:p>大</text:p>
          </table:table-cell>
          <table:table-cell table:style-name="ce24" office:value-type="string" calcext:value-type="string">
            <text:p>2回行動</text:p>
          </table:table-cell>
          <table:table-cell table:style-name="ce25"/>
          <table:table-cell table:style-name="ce24" office:value-type="string" calcext:value-type="string">
            <text:p>・・・・・・・</text:p>
            <text:p>・・・・・・・</text:p>
            <text:p>・・○○○・・</text:p>
            <text:p>・・○獅○・・</text:p>
            <text:p>・・○○○・・</text:p>
            <text:p>・・・・・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酔</text:p>
          </table:table-cell>
          <table:table-cell table:style-name="ce24" office:value-type="string" calcext:value-type="string">
            <text:p>醉象</text:p>
          </table:table-cell>
          <table:table-cell table:style-name="ce24" office:value-type="string" calcext:value-type="string">
            <text:p>中将棋</text:p>
          </table:table-cell>
          <table:table-cell table:style-name="ce24" office:value-type="string" calcext:value-type="string">
            <text:p>将駒</text:p>
          </table:table-cell>
          <table:table-cell table:style-name="ce24" office:value-type="string" calcext:value-type="string">
            <text:p>―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大</text:p>
          </table:table-cell>
          <table:table-cell table:style-name="ce24" office:value-type="string" calcext:value-type="string">
            <text:p>自軍に2枚以上入れることを禁ずる</text:p>
          </table:table-cell>
          <table:table-cell table:style-name="ce24" office:value-type="string" calcext:value-type="string">
            <text:p>太: 敵陣(三段目)への到達</text:p>
          </table:table-cell>
          <table:table-cell table:style-name="ce24" office:value-type="string" calcext:value-type="string">
            <text:p>・・・・・・・</text:p>
            <text:p>・・・・・・・</text:p>
            <text:p>・・○○○・・</text:p>
            <text:p>・・○酔○・・</text:p>
            <text:p>・・○・○・・</text:p>
            <text:p>・・・・・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太</text:p>
          </table:table-cell>
          <table:table-cell table:style-name="ce24" office:value-type="string" calcext:value-type="string">
            <text:p>太子</text:p>
          </table:table-cell>
          <table:table-cell table:style-name="ce24" office:value-type="string" calcext:value-type="string">
            <text:p>中将棋</text:p>
          </table:table-cell>
          <table:table-cell table:style-name="ce24" office:value-type="string" calcext:value-type="string">
            <text:p>成駒</text:p>
          </table:table-cell>
          <table:table-cell table:style-name="ce24" office:value-type="string" calcext:value-type="string">
            <text:p>―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string" calcext:value-type="string">
            <text:p>大</text:p>
          </table:table-cell>
          <table:table-cell table:style-name="ce24" office:value-type="string" calcext:value-type="string">
            <text:p>味方の王駒が取られた時、王駒の代替となり試合を継続する。</text:p>
          </table:table-cell>
          <table:table-cell table:style-name="ce25"/>
          <table:table-cell table:style-name="ce24" office:value-type="string" calcext:value-type="string">
            <text:p>・・・・・・・</text:p>
            <text:p>・・・・・・・</text:p>
            <text:p>・・○○○・・</text:p>
            <text:p>・・○太○・・</text:p>
            <text:p>・・○○○・・</text:p>
            <text:p>・・・・・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兵</text:p>
          </table:table-cell>
          <table:table-cell table:style-name="ce24" office:value-type="string" calcext:value-type="string">
            <text:p>ポーン・♙・♟</text:p>
          </table:table-cell>
          <table:table-cell table:style-name="ce24" office:value-type="string" calcext:value-type="string">
            <text:p>チェス</text:p>
          </table:table-cell>
          <table:table-cell table:style-name="ce24" office:value-type="string" calcext:value-type="string">
            <text:p>兵駒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小</text:p>
          </table:table-cell>
          <table:table-cell table:style-name="ce24" office:value-type="string" calcext:value-type="string">
            <text:p>初手のみ2マス、アンパッサン</text:p>
          </table:table-cell>
          <table:table-cell table:style-name="ce24" office:value-type="string" calcext:value-type="string">
            <text:p>騏・僧・城・妃: 一段目への到達</text:p>
          </table:table-cell>
          <table:table-cell table:style-name="ce24" office:value-type="string" calcext:value-type="string">
            <text:p>・・・・・・・</text:p>
            <text:p>・・・□・・・</text:p>
            <text:p>・・☆◇☆・・</text:p>
            <text:p>・・▽兵▽・・</text:p>
            <text:p>・・・・・・・</text:p>
            <text:p>・・・・・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騏</text:p>
          </table:table-cell>
          <table:table-cell table:style-name="ce24" office:value-type="string" calcext:value-type="string">
            <text:p>ナイト(プロモーション)</text:p>
          </table:table-cell>
          <table:table-cell table:style-name="ce24" office:value-type="string" calcext:value-type="string">
            <text:p>チェス</text:p>
          </table:table-cell>
          <table:table-cell table:style-name="ce24" office:value-type="string" calcext:value-type="string">
            <text:p>成駒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小</text:p>
          </table:table-cell>
          <table:table-cell table:style-name="ce25" table:number-columns-repeated="2"/>
          <table:table-cell table:style-name="ce24" office:value-type="string" calcext:value-type="string">
            <text:p>・・・・・・・</text:p>
            <text:p>・・○・○・・</text:p>
            <text:p>・○・・・○・</text:p>
            <text:p>・・・騏・・・</text:p>
            <text:p>・○・・・○・</text:p>
            <text:p>・・○・○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僧</text:p>
          </table:table-cell>
          <table:table-cell table:style-name="ce24" office:value-type="string" calcext:value-type="string">
            <text:p>ビショップ(プロモーション)</text:p>
          </table:table-cell>
          <table:table-cell table:style-name="ce24" office:value-type="string" calcext:value-type="string">
            <text:p>チェス</text:p>
          </table:table-cell>
          <table:table-cell table:style-name="ce24" office:value-type="string" calcext:value-type="string">
            <text:p>成駒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小</text:p>
          </table:table-cell>
          <table:table-cell table:style-name="ce25" table:number-columns-repeated="2"/>
          <table:table-cell table:style-name="ce24" office:value-type="string" calcext:value-type="string">
            <text:p>＼・・・・・／</text:p>
            <text:p>・＼・・・／・</text:p>
            <text:p>・・＼・／・・</text:p>
            <text:p>・・・僧・・・</text:p>
            <text:p>・・／・＼・・</text:p>
            <text:p>・／・・・＼・</text:p>
            <text:p>／・・・・・＼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城</text:p>
          </table:table-cell>
          <table:table-cell table:style-name="ce24" office:value-type="string" calcext:value-type="string">
            <text:p>ルーク(プロモーション)</text:p>
          </table:table-cell>
          <table:table-cell table:style-name="ce24" office:value-type="string" calcext:value-type="string">
            <text:p>チェス</text:p>
          </table:table-cell>
          <table:table-cell table:style-name="ce24" office:value-type="string" calcext:value-type="string">
            <text:p>成駒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小</text:p>
          </table:table-cell>
          <table:table-cell table:style-name="ce25" table:number-columns-repeated="2"/>
          <table:table-cell table:style-name="ce24" office:value-type="string" calcext:value-type="string">
            <text:p>・・・↑・・・</text:p>
            <text:p>・・・↑・・・</text:p>
            <text:p>・・・↑・・・</text:p>
            <text:p>←←←城→→→</text:p>
            <text:p>・・・↓・・・</text:p>
            <text:p>・・・↓・・・</text:p>
            <text:p>・・・↓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妃</text:p>
          </table:table-cell>
          <table:table-cell table:style-name="ce24" office:value-type="string" calcext:value-type="string">
            <text:p>クイーン(プロモーション)</text:p>
          </table:table-cell>
          <table:table-cell table:style-name="ce24" office:value-type="string" calcext:value-type="string">
            <text:p>チェス</text:p>
          </table:table-cell>
          <table:table-cell table:style-name="ce24" office:value-type="string" calcext:value-type="string">
            <text:p>成駒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string" calcext:value-type="string">
            <text:p>小</text:p>
          </table:table-cell>
          <table:table-cell table:style-name="ce25" table:number-columns-repeated="2"/>
          <table:table-cell table:style-name="ce24" office:value-type="string" calcext:value-type="string">
            <text:p>＼・・↑・・／</text:p>
            <text:p>・＼・↑・／・</text:p>
            <text:p>・・＼↑／・・</text:p>
            <text:p>←←←妃→→→</text:p>
            <text:p>・・／↓＼・・</text:p>
            <text:p>・／・↓・＼・</text:p>
            <text:p>／・・↓・・＼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騎</text:p>
          </table:table-cell>
          <table:table-cell table:style-name="ce24" office:value-type="string" calcext:value-type="string">
            <text:p>ナイト・♘・♞</text:p>
          </table:table-cell>
          <table:table-cell table:style-name="ce24" office:value-type="string" calcext:value-type="string">
            <text:p>チェス</text:p>
          </table:table-cell>
          <table:table-cell table:style-name="ce24" office:value-type="string" calcext:value-type="string">
            <text:p>馬駒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中</text:p>
          </table:table-cell>
          <table:table-cell table:style-name="ce25" table:number-columns-repeated="2"/>
          <table:table-cell table:style-name="ce24" office:value-type="string" calcext:value-type="string">
            <text:p>・・・・・・・</text:p>
            <text:p>・・○・○・・</text:p>
            <text:p>・○・・・○・</text:p>
            <text:p>・・・騎・・・</text:p>
            <text:p>・○・・・○・</text:p>
            <text:p>・・○・○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聖</text:p>
          </table:table-cell>
          <table:table-cell table:style-name="ce24" office:value-type="string" calcext:value-type="string">
            <text:p>ビショップ・♗・♝</text:p>
          </table:table-cell>
          <table:table-cell table:style-name="ce24" office:value-type="string" calcext:value-type="string">
            <text:p>チェス</text:p>
          </table:table-cell>
          <table:table-cell table:style-name="ce24" office:value-type="string" calcext:value-type="string">
            <text:p>象駒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中</text:p>
          </table:table-cell>
          <table:table-cell table:style-name="ce25" table:number-columns-repeated="2"/>
          <table:table-cell table:style-name="ce24" office:value-type="string" calcext:value-type="string">
            <text:p>＼・・・・・／</text:p>
            <text:p>・＼・・・／・</text:p>
            <text:p>・・＼・／・・</text:p>
            <text:p>・・・聖・・・</text:p>
            <text:p>・・／・＼・・</text:p>
            <text:p>・／・・・＼・</text:p>
            <text:p>／・・・・・＼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塔</text:p>
          </table:table-cell>
          <table:table-cell table:style-name="ce24" office:value-type="string" calcext:value-type="string">
            <text:p>ルーク・♖・♜</text:p>
          </table:table-cell>
          <table:table-cell table:style-name="ce24" office:value-type="string" calcext:value-type="string">
            <text:p>チェス</text:p>
          </table:table-cell>
          <table:table-cell table:style-name="ce24" office:value-type="string" calcext:value-type="string">
            <text:p>将駒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大</text:p>
          </table:table-cell>
          <table:table-cell table:style-name="ce24" office:value-type="string" calcext:value-type="string">
            <text:p>キャスリング(王)</text:p>
          </table:table-cell>
          <table:table-cell table:style-name="ce25"/>
          <table:table-cell table:style-name="ce24" office:value-type="string" calcext:value-type="string">
            <text:p>・・・↑・・・</text:p>
            <text:p>・・・↑・・・</text:p>
            <text:p>・・・↑・・・</text:p>
            <text:p>←←←塔→→→</text:p>
            <text:p>・・・↓・・・</text:p>
            <text:p>・・・↓・・・</text:p>
            <text:p>・・・↓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后</text:p>
          </table:table-cell>
          <table:table-cell table:style-name="ce24" office:value-type="string" calcext:value-type="string">
            <text:p>クイーン・♕・♛</text:p>
          </table:table-cell>
          <table:table-cell table:style-name="ce24" office:value-type="string" calcext:value-type="string">
            <text:p>チェス</text:p>
          </table:table-cell>
          <table:table-cell table:style-name="ce24" office:value-type="string" calcext:value-type="string">
            <text:p>将駒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string" calcext:value-type="string">
            <text:p>大</text:p>
          </table:table-cell>
          <table:table-cell table:style-name="ce25" table:number-columns-repeated="2"/>
          <table:table-cell table:style-name="ce24" office:value-type="string" calcext:value-type="string">
            <text:p>＼・・↑・・／</text:p>
            <text:p>・＼・↑・／・</text:p>
            <text:p>・・＼↑／・・</text:p>
            <text:p>←←←后→→→</text:p>
            <text:p>・・／↓＼・・</text:p>
            <text:p>・／・↓・＼・</text:p>
            <text:p>／・・↓・・＼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王</text:p>
          </table:table-cell>
          <table:table-cell table:style-name="ce24" office:value-type="string" calcext:value-type="string">
            <text:p>キング・♔・♚</text:p>
          </table:table-cell>
          <table:table-cell table:style-name="ce24" office:value-type="string" calcext:value-type="string">
            <text:p>チェス</text:p>
          </table:table-cell>
          <table:table-cell table:style-name="ce24" office:value-type="string" calcext:value-type="string">
            <text:p>王駒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最大</text:p>
          </table:table-cell>
          <table:table-cell table:style-name="ce24" office:value-type="string" calcext:value-type="string">
            <text:p>キャスリング(城)</text:p>
          </table:table-cell>
          <table:table-cell table:style-name="ce25"/>
          <table:table-cell table:style-name="ce24" office:value-type="string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卒</text:p>
          </table:table-cell>
          <table:table-cell table:style-name="ce24" office:value-type="string" calcext:value-type="string">
            <text:p>兵・卒</text:p>
          </table:table-cell>
          <table:table-cell table:style-name="ce24" office:value-type="string" calcext:value-type="string">
            <text:p>シャンチー</text:p>
          </table:table-cell>
          <table:table-cell table:style-name="ce24" office:value-type="string" calcext:value-type="string">
            <text:p>兵駒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小</text:p>
          </table:table-cell>
          <table:table-cell table:style-name="ce25"/>
          <table:table-cell table:style-name="ce24" office:value-type="string" calcext:value-type="string">
            <text:p>率: 対岸(四段目)への到達</text:p>
          </table:table-cell>
          <table:table-cell table:style-name="ce24" office:value-type="string" calcext:value-type="string">
            <text:p>・・・・・・・</text:p>
            <text:p>・・・・・・・</text:p>
            <text:p>・・・○・・・</text:p>
            <text:p>・・・卒・・・</text:p>
            <text:p>・・・・・・・</text:p>
            <text:p>・・・・・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率</text:p>
          </table:table-cell>
          <table:table-cell table:style-name="ce24" office:value-type="string" calcext:value-type="string">
            <text:p>成兵・成卒</text:p>
          </table:table-cell>
          <table:table-cell table:style-name="ce24" office:value-type="string" calcext:value-type="string">
            <text:p>シャンチー</text:p>
          </table:table-cell>
          <table:table-cell table:style-name="ce24" office:value-type="string" calcext:value-type="string">
            <text:p>成駒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小</text:p>
          </table:table-cell>
          <table:table-cell table:style-name="ce25" table:number-columns-repeated="2"/>
          <table:table-cell table:style-name="ce24" office:value-type="string" calcext:value-type="string">
            <text:p>・・・・・・・</text:p>
            <text:p>・・・・・・・</text:p>
            <text:p>・・・○・・・</text:p>
            <text:p>・・○率○・・</text:p>
            <text:p>・・・・・・・</text:p>
            <text:p>・・・・・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炮</text:p>
          </table:table-cell>
          <table:table-cell table:style-name="ce24" office:value-type="string" calcext:value-type="string">
            <text:p>炮・砲</text:p>
          </table:table-cell>
          <table:table-cell table:style-name="ce24" office:value-type="string" calcext:value-type="string">
            <text:p>シャンチー</text:p>
          </table:table-cell>
          <table:table-cell table:style-name="ce24" office:value-type="string" calcext:value-type="string">
            <text:p>将駒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中</text:p>
          </table:table-cell>
          <table:table-cell table:style-name="ce25" table:number-columns-repeated="2"/>
          <table:table-cell table:style-name="ce24" office:value-type="string" calcext:value-type="string">
            <text:p>・・・○・・・</text:p>
            <text:p>・・・木・・・</text:p>
            <text:p>・・・●・・・</text:p>
            <text:p>◇←←炮木→○</text:p>
            <text:p>・・・↓・・・</text:p>
            <text:p>・・・↓・・・</text:p>
            <text:p>・・・◇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馮</text:p>
          </table:table-cell>
          <table:table-cell table:style-name="ce24" office:value-type="string" calcext:value-type="string">
            <text:p>傌・馬</text:p>
          </table:table-cell>
          <table:table-cell table:style-name="ce24" office:value-type="string" calcext:value-type="string">
            <text:p>シャンチー</text:p>
          </table:table-cell>
          <table:table-cell table:style-name="ce24" office:value-type="string" calcext:value-type="string">
            <text:p>馬駒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中</text:p>
          </table:table-cell>
          <table:table-cell table:style-name="ce25" table:number-columns-repeated="2"/>
          <table:table-cell table:style-name="ce24" office:value-type="string" calcext:value-type="string">
            <text:p>・・・・・・・</text:p>
            <text:p>・・○・○・・</text:p>
            <text:p>・○・●・○・</text:p>
            <text:p>・・●馮●・・</text:p>
            <text:p>・○・●・○・</text:p>
            <text:p>・・○・○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相</text:p>
          </table:table-cell>
          <table:table-cell table:style-name="ce24" office:value-type="string" calcext:value-type="string">
            <text:p>相・象</text:p>
          </table:table-cell>
          <table:table-cell table:style-name="ce24" office:value-type="string" calcext:value-type="string">
            <text:p>シャンチー</text:p>
          </table:table-cell>
          <table:table-cell table:style-name="ce24" office:value-type="string" calcext:value-type="string">
            <text:p>象駒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中</text:p>
          </table:table-cell>
          <table:table-cell table:style-name="ce24" office:value-type="string" calcext:value-type="string">
            <text:p>対岸(四段目以降)への配置禁止</text:p>
          </table:table-cell>
          <table:table-cell table:style-name="ce25"/>
          <table:table-cell table:style-name="ce24" office:value-type="string" calcext:value-type="string">
            <text:p>・・・・・・・</text:p>
            <text:p>・○・・・○・</text:p>
            <text:p>・・●・●・・</text:p>
            <text:p>・・・相・・・</text:p>
            <text:p>・・●・●・・</text:p>
            <text:p>・○・・・○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俥</text:p>
          </table:table-cell>
          <table:table-cell table:style-name="ce24" office:value-type="string" calcext:value-type="string">
            <text:p>俥・車</text:p>
          </table:table-cell>
          <table:table-cell table:style-name="ce24" office:value-type="string" calcext:value-type="string">
            <text:p>シャンチー</text:p>
          </table:table-cell>
          <table:table-cell table:style-name="ce24" office:value-type="string" calcext:value-type="string">
            <text:p>将駒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大</text:p>
          </table:table-cell>
          <table:table-cell table:style-name="ce25" table:number-columns-repeated="2"/>
          <table:table-cell table:style-name="ce24" office:value-type="string" calcext:value-type="string">
            <text:p>・・・↑・・・</text:p>
            <text:p>・・・↑・・・</text:p>
            <text:p>・・・↑・・・</text:p>
            <text:p>←←←俥→→→</text:p>
            <text:p>・・・↓・・・</text:p>
            <text:p>・・・↓・・・</text:p>
            <text:p>・・・↓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仕</text:p>
          </table:table-cell>
          <table:table-cell table:style-name="ce24" office:value-type="string" calcext:value-type="string">
            <text:p>仕・士</text:p>
          </table:table-cell>
          <table:table-cell table:style-name="ce24" office:value-type="string" calcext:value-type="string">
            <text:p>シャンチー</text:p>
          </table:table-cell>
          <table:table-cell table:style-name="ce24" office:value-type="string" calcext:value-type="string">
            <text:p>将駒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小</text:p>
          </table:table-cell>
          <table:table-cell table:style-name="ce24" office:value-type="string" calcext:value-type="string">
            <text:p>九宮外配置禁止、九宮の斜めの線に沿って移動する。</text:p>
          </table:table-cell>
          <table:table-cell table:style-name="ce25"/>
          <table:table-cell table:style-name="ce24" office:value-type="string" calcext:value-type="string">
            <text:p>・・・・・・・</text:p>
            <text:p>・┌───┐・</text:p>
            <text:p>・│＼・／│・</text:p>
            <text:p>・│・仕・│・</text:p>
            <text:p>・│／・＼│・</text:p>
            <text:p>━┷━━━┷━</text:p>
            <text:p>×××××××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帥</text:p>
          </table:table-cell>
          <table:table-cell table:style-name="ce24" office:value-type="string" calcext:value-type="string">
            <text:p>帥・将</text:p>
          </table:table-cell>
          <table:table-cell table:style-name="ce24" office:value-type="string" calcext:value-type="string">
            <text:p>シャンチー</text:p>
          </table:table-cell>
          <table:table-cell table:style-name="ce24" office:value-type="string" calcext:value-type="string">
            <text:p>王駒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特大</text:p>
          </table:table-cell>
          <table:table-cell table:style-name="ce24" office:value-type="string" calcext:value-type="string">
            <text:p>九宮外配置禁止、王不見王</text:p>
          </table:table-cell>
          <table:table-cell table:style-name="ce25"/>
          <table:table-cell table:style-name="ce24" office:value-type="string" calcext:value-type="string">
            <text:p>・・・・・・・</text:p>
            <text:p>・┌───┐・</text:p>
            <text:p>・│・○・│・</text:p>
            <text:p>・│○帥○│・</text:p>
            <text:p>・│・○・│・</text:p>
            <text:p>━┷━━━┷━</text:p>
            <text:p>×××××××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卆</text:p>
          </table:table-cell>
          <table:table-cell table:style-name="ce24" office:value-type="string" calcext:value-type="string">
            <text:p>兵・卒</text:p>
          </table:table-cell>
          <table:table-cell table:style-name="ce24" office:value-type="string" calcext:value-type="string">
            <text:p>チャンギ</text:p>
          </table:table-cell>
          <table:table-cell table:style-name="ce24" office:value-type="string" calcext:value-type="string">
            <text:p>兵駒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小</text:p>
          </table:table-cell>
          <table:table-cell table:style-name="ce24" office:value-type="string" calcext:value-type="string">
            <text:p>九宮の斜めの線に沿って移動できる</text:p>
          </table:table-cell>
          <table:table-cell table:style-name="ce25"/>
          <table:table-cell table:style-name="ce24" office:value-type="string" calcext:value-type="string">
            <text:p>┯━━━┯━━</text:p>
            <text:p>│・・・│・・</text:p>
            <text:p>│・＼○│・・</text:p>
            <text:p>│・○卆○・・</text:p>
            <text:p>└───┘・・</text:p>
            <text:p>・・・・・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number-columns-repeated="2" table:style-name="ce24" office:value-type="string" calcext:value-type="string">
            <text:p>包</text:p>
          </table:table-cell>
          <table:table-cell table:style-name="ce24" office:value-type="string" calcext:value-type="string">
            <text:p>チャンギ</text:p>
          </table:table-cell>
          <table:table-cell table:style-name="ce24" office:value-type="string" calcext:value-type="string">
            <text:p>将駒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中</text:p>
          </table:table-cell>
          <table:table-cell table:style-name="ce24" office:value-type="string" calcext:value-type="string">
            <text:p>包を飛び越えたり、取得してはいけない。九宮の斜めの線に沿って移動できる</text:p>
          </table:table-cell>
          <table:table-cell table:style-name="ce25"/>
          <table:table-cell table:style-name="ce24" office:value-type="string" calcext:value-type="string">
            <text:p>┯━━↑┯━━</text:p>
            <text:p>│＼・木｜・・</text:p>
            <text:p>│・木●│・・</text:p>
            <text:p>←木●包木→→</text:p>
            <text:p>└──木┘・・</text:p>
            <text:p>・・・↓・・・</text:p>
            <text:p>・・・↓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馭</text:p>
          </table:table-cell>
          <table:table-cell table:style-name="ce24" office:value-type="string" calcext:value-type="string">
            <text:p>馬</text:p>
          </table:table-cell>
          <table:table-cell table:style-name="ce24" office:value-type="string" calcext:value-type="string">
            <text:p>チャンギ</text:p>
          </table:table-cell>
          <table:table-cell table:style-name="ce24" office:value-type="string" calcext:value-type="string">
            <text:p>馬駒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中</text:p>
          </table:table-cell>
          <table:table-cell table:style-name="ce25" table:number-columns-repeated="2"/>
          <table:table-cell table:style-name="ce24" office:value-type="string" calcext:value-type="string">
            <text:p>・・・・・・・</text:p>
            <text:p>・・○・○・・</text:p>
            <text:p>・○・●・○・</text:p>
            <text:p>・・●馭●・・</text:p>
            <text:p>・○・●・○・</text:p>
            <text:p>・・○・○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number-columns-repeated="2" table:style-name="ce24" office:value-type="string" calcext:value-type="string">
            <text:p>象</text:p>
          </table:table-cell>
          <table:table-cell table:style-name="ce24" office:value-type="string" calcext:value-type="string">
            <text:p>チャンギ</text:p>
          </table:table-cell>
          <table:table-cell table:style-name="ce24" office:value-type="string" calcext:value-type="string">
            <text:p>象駒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中</text:p>
          </table:table-cell>
          <table:table-cell table:style-name="ce25" table:number-columns-repeated="2"/>
          <table:table-cell table:style-name="ce24" office:value-type="string" calcext:value-type="string">
            <text:p>・○・・・○・</text:p>
            <text:p>○・●・●・○</text:p>
            <text:p>・●・●・●・</text:p>
            <text:p>・・●象●・・</text:p>
            <text:p>・●・●・●・</text:p>
            <text:p>○・●・●・○</text:p>
            <text:p>・○・・・○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number-columns-repeated="2" table:style-name="ce24" office:value-type="string" calcext:value-type="string">
            <text:p>車</text:p>
          </table:table-cell>
          <table:table-cell table:style-name="ce24" office:value-type="string" calcext:value-type="string">
            <text:p>チャンギ</text:p>
          </table:table-cell>
          <table:table-cell table:style-name="ce24" office:value-type="string" calcext:value-type="string">
            <text:p>将駒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大</text:p>
          </table:table-cell>
          <table:table-cell table:style-name="ce24" office:value-type="string" calcext:value-type="string">
            <text:p>九宮の斜めの線に沿って移動できる</text:p>
          </table:table-cell>
          <table:table-cell table:style-name="ce25"/>
          <table:table-cell table:style-name="ce24" office:value-type="string" calcext:value-type="string">
            <text:p>┯━━━┯━━</text:p>
            <text:p>│＼・↑│・・</text:p>
            <text:p>│・＼↑│・・</text:p>
            <text:p>←←←車→→→</text:p>
            <text:p>└──↓┘・・</text:p>
            <text:p>・・・↓・・・</text:p>
            <text:p>・・・↓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number-columns-repeated="2" table:style-name="ce24" office:value-type="string" calcext:value-type="string">
            <text:p>士</text:p>
          </table:table-cell>
          <table:table-cell table:style-name="ce24" office:value-type="string" calcext:value-type="string">
            <text:p>チャンギ</text:p>
          </table:table-cell>
          <table:table-cell table:style-name="ce24" office:value-type="string" calcext:value-type="string">
            <text:p>将駒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小</text:p>
          </table:table-cell>
          <table:table-cell table:style-name="ce24" office:value-type="string" calcext:value-type="string">
            <text:p>九宮外配置禁止、九宮の斜めの線に沿って移動できる</text:p>
          </table:table-cell>
          <table:table-cell table:style-name="ce25"/>
          <table:table-cell table:style-name="ce24" office:value-type="string" calcext:value-type="string">
            <text:p>・・・・・・・</text:p>
            <text:p>・┌───┐・</text:p>
            <text:p>・│＼○／│・</text:p>
            <text:p>・│○士○│・</text:p>
            <text:p>・│／○＼│・</text:p>
            <text:p>━┷━━━┷━</text:p>
            <text:p>×××××××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楚</text:p>
          </table:table-cell>
          <table:table-cell table:style-name="ce24" office:value-type="string" calcext:value-type="string">
            <text:p>楚・漢</text:p>
          </table:table-cell>
          <table:table-cell table:style-name="ce24" office:value-type="string" calcext:value-type="string">
            <text:p>チャンギ</text:p>
          </table:table-cell>
          <table:table-cell table:style-name="ce24" office:value-type="string" calcext:value-type="string">
            <text:p>王駒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特大</text:p>
          </table:table-cell>
          <table:table-cell table:style-name="ce24" office:value-type="string" calcext:value-type="string">
            <text:p>九宮外配置禁止、九宮の斜めの線に沿って移動できる、開始時に『馬駒』と『象駒』位置の交換が可能、パスが可能、ピッチャングン</text:p>
          </table:table-cell>
          <table:table-cell table:style-name="ce25"/>
          <table:table-cell table:style-name="ce24" office:value-type="string" calcext:value-type="string">
            <text:p>・・・・・・・</text:p>
            <text:p>・┌───┐・</text:p>
            <text:p>・│＼○／│・</text:p>
            <text:p>・│○楚○│・</text:p>
            <text:p>・│／○＼│・</text:p>
            <text:p>━┷━━━┷━</text:p>
            <text:p>×××××××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貝</text:p>
          </table:table-cell>
          <table:table-cell table:style-name="ce24" office:value-type="string" calcext:value-type="string">
            <text:p>ビア</text:p>
          </table:table-cell>
          <table:table-cell table:style-name="ce24" office:value-type="string" calcext:value-type="string">
            <text:p>マークルック</text:p>
          </table:table-cell>
          <table:table-cell table:style-name="ce24" office:value-type="string" calcext:value-type="string">
            <text:p>兵駒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小</text:p>
          </table:table-cell>
          <table:table-cell table:style-name="ce25"/>
          <table:table-cell table:style-name="ce24" office:value-type="string" calcext:value-type="string">
            <text:p>貴: 敵陣(三段目)への到達</text:p>
          </table:table-cell>
          <table:table-cell table:style-name="ce24" office:value-type="string" calcext:value-type="string">
            <text:p>・・・・・・・</text:p>
            <text:p>・・・・・・・</text:p>
            <text:p>・・☆◇☆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貴</text:p>
          </table:table-cell>
          <table:table-cell table:style-name="ce24" office:value-type="string" calcext:value-type="string">
            <text:p>ビアガーイ</text:p>
          </table:table-cell>
          <table:table-cell table:style-name="ce24" office:value-type="string" calcext:value-type="string">
            <text:p>マークルック</text:p>
          </table:table-cell>
          <table:table-cell table:style-name="ce24" office:value-type="string" calcext:value-type="string">
            <text:p>成駒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小</text:p>
          </table:table-cell>
          <table:table-cell table:style-name="ce25" table:number-columns-repeated="2"/>
          <table:table-cell table:style-name="ce24" office:value-type="string" calcext:value-type="string">
            <text:p>・・・・・・・</text:p>
            <text:p>・・・・・・・</text:p>
            <text:p>・・○・○・・</text:p>
            <text:p>・・・貴・・・</text:p>
            <text:p>・・○・○・・</text:p>
            <text:p>・・・・・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瑪</text:p>
          </table:table-cell>
          <table:table-cell table:style-name="ce24" office:value-type="string" calcext:value-type="string">
            <text:p>マー</text:p>
          </table:table-cell>
          <table:table-cell table:style-name="ce24" office:value-type="string" calcext:value-type="string">
            <text:p>マークルック</text:p>
          </table:table-cell>
          <table:table-cell table:style-name="ce24" office:value-type="string" calcext:value-type="string">
            <text:p>馬駒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中</text:p>
          </table:table-cell>
          <table:table-cell table:style-name="ce25" table:number-columns-repeated="2"/>
          <table:table-cell table:style-name="ce24" office:value-type="string" calcext:value-type="string">
            <text:p>・・・・・・・</text:p>
            <text:p>・・○・○・・</text:p>
            <text:p>・○・・・○・</text:p>
            <text:p>・・・瑪・・・</text:p>
            <text:p>・○・・・○・</text:p>
            <text:p>・・○・○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根</text:p>
          </table:table-cell>
          <table:table-cell table:style-name="ce24" office:value-type="string" calcext:value-type="string">
            <text:p>コーン</text:p>
          </table:table-cell>
          <table:table-cell table:style-name="ce24" office:value-type="string" calcext:value-type="string">
            <text:p>マークルック</text:p>
          </table:table-cell>
          <table:table-cell table:style-name="ce24" office:value-type="string" calcext:value-type="string">
            <text:p>象駒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中</text:p>
          </table:table-cell>
          <table:table-cell table:style-name="ce25" table:number-columns-repeated="2"/>
          <table:table-cell table:style-name="ce24" office:value-type="string" calcext:value-type="string">
            <text:p>・・・・・・・</text:p>
            <text:p>・・・・・・・</text:p>
            <text:p>・・○○○・・</text:p>
            <text:p>・・・根・・・</text:p>
            <text:p>・・○・○・・</text:p>
            <text:p>・・・・・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船</text:p>
          </table:table-cell>
          <table:table-cell table:style-name="ce24" office:value-type="string" calcext:value-type="string">
            <text:p>ルアー</text:p>
          </table:table-cell>
          <table:table-cell table:style-name="ce24" office:value-type="string" calcext:value-type="string">
            <text:p>マークルック</text:p>
          </table:table-cell>
          <table:table-cell table:style-name="ce24" office:value-type="string" calcext:value-type="string">
            <text:p>将駒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大</text:p>
          </table:table-cell>
          <table:table-cell table:style-name="ce25" table:number-columns-repeated="2"/>
          <table:table-cell table:style-name="ce24" office:value-type="string" calcext:value-type="string">
            <text:p>・・・↑・・・</text:p>
            <text:p>・・・↑・・・</text:p>
            <text:p>・・・↑・・・</text:p>
            <text:p>←←←船→→→</text:p>
            <text:p>・・・↓・・・</text:p>
            <text:p>・・・↓・・・</text:p>
            <text:p>・・・↓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種</text:p>
          </table:table-cell>
          <table:table-cell table:style-name="ce24" office:value-type="string" calcext:value-type="string">
            <text:p>メット</text:p>
          </table:table-cell>
          <table:table-cell table:style-name="ce24" office:value-type="string" calcext:value-type="string">
            <text:p>マークルック</text:p>
          </table:table-cell>
          <table:table-cell table:style-name="ce24" office:value-type="string" calcext:value-type="string">
            <text:p>将駒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小</text:p>
          </table:table-cell>
          <table:table-cell table:style-name="ce24" office:value-type="string" calcext:value-type="string">
            <text:p>初手のみ2マス</text:p>
          </table:table-cell>
          <table:table-cell table:style-name="ce25"/>
          <table:table-cell table:style-name="ce24" office:value-type="string" calcext:value-type="string">
            <text:p>・・・・・・・</text:p>
            <text:p>・□・・・□・</text:p>
            <text:p>・・○・○・・</text:p>
            <text:p>・・・種・・・</text:p>
            <text:p>・・○・○・・</text:p>
            <text:p>・□・・・□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2">
          <table:table-cell table:style-name="ce24" office:value-type="string" calcext:value-type="string">
            <text:p>君</text:p>
          </table:table-cell>
          <table:table-cell table:style-name="ce24" office:value-type="string" calcext:value-type="string">
            <text:p>クン</text:p>
          </table:table-cell>
          <table:table-cell table:style-name="ce24" office:value-type="string" calcext:value-type="string">
            <text:p>マークルック</text:p>
          </table:table-cell>
          <table:table-cell table:style-name="ce24" office:value-type="string" calcext:value-type="string">
            <text:p>王駒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特大</text:p>
          </table:table-cell>
          <table:table-cell table:style-name="ce24" office:value-type="string" calcext:value-type="string">
            <text:p>引き分け規定</text:p>
          </table:table-cell>
          <table:table-cell table:style-name="ce25"/>
          <table:table-cell table:style-name="ce24" office:value-type="string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style-name="ce25" table:number-columns-repeated="16"/>
          <table:table-cell table:number-columns-repeated="998"/>
        </table:table-row>
        <table:table-row table:style-name="ro3" table:number-rows-repeated="950">
          <table:table-cell table:style-name="ce2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list.$A$1" table:cell-range-address="$list.$A$1:.$J$50"/>
        </table:named-expressions>
      </table:table>
      <table:table table:name="datas" table:style-name="ta5">
        <table:table-column table:style-name="co8" table:default-cell-style-name="ce33"/>
        <table:table-column table:style-name="co28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34" table:default-cell-style-name="ce43"/>
        <table:table-column table:style-name="co35" table:number-columns-repeated="4" table:default-cell-style-name="ce33"/>
        <table:table-column table:style-name="co36" table:number-columns-repeated="2" table:default-cell-style-name="ce33"/>
        <table:table-column table:style-name="co8" table:number-columns-repeated="1006" table:default-cell-style-name="ce58"/>
        <table:table-column table:style-name="co8" table:number-columns-repeated="5" table:default-cell-style-name="ce59"/>
        <table:table-row table:style-name="ro9">
          <table:table-cell table:style-name="ce26" office:value-type="string" calcext:value-type="string">
            <text:p>表記</text:p>
          </table:table-cell>
          <table:table-cell table:style-name="ce26" office:value-type="string" calcext:value-type="string">
            <text:p>名称</text:p>
          </table:table-cell>
          <table:table-cell table:style-name="ce26" office:value-type="string" calcext:value-type="string">
            <text:p>表示</text:p>
          </table:table-cell>
          <table:table-cell table:style-name="ce26" office:value-type="string" calcext:value-type="string">
            <text:p>所属</text:p>
          </table:table-cell>
          <table:table-cell table:style-name="ce26" office:value-type="string" calcext:value-type="string">
            <text:p>種別</text:p>
          </table:table-cell>
          <table:table-cell table:style-name="ce26" office:value-type="string" calcext:value-type="string">
            <text:p>属性</text:p>
          </table:table-cell>
          <table:table-cell table:style-name="ce26" office:value-type="string" calcext:value-type="string">
            <text:p>価値</text:p>
          </table:table-cell>
          <table:table-cell table:style-name="ce26" office:value-type="string" calcext:value-type="string">
            <text:p>移動範囲</text:p>
          </table:table-cell>
          <table:table-cell table:style-name="ce5" office:value-type="string" calcext:value-type="string">
            <text:p>攻撃範囲</text:p>
          </table:table-cell>
          <table:table-cell table:style-name="ce5" office:value-type="string" calcext:value-type="string">
            <text:p>初回範囲</text:p>
          </table:table-cell>
          <table:table-cell table:style-name="ce5" office:value-type="string" calcext:value-type="string">
            <text:p>九宮範囲</text:p>
          </table:table-cell>
          <table:table-cell table:style-name="ce5" office:value-type="string" calcext:value-type="string">
            <text:p>基</text:p>
          </table:table-cell>
          <table:table-cell table:style-name="ce55" office:value-type="string" calcext:value-type="string">
            <text:p>別</text:p>
          </table:table-cell>
          <table:table-cell table:style-name="ce56" table:number-columns-repeated="11"/>
          <table:table-cell table:style-name="ce60" table:number-columns-repeated="995"/>
          <table:table-cell table:style-name="ce61" table:number-columns-repeated="5"/>
        </table:table-row>
        <table:table-row table:style-name="ro10">
          <table:table-cell table:style-name="ce8" office:value-type="string" calcext:value-type="string">
            <text:p>歩</text:p>
          </table:table-cell>
          <table:table-cell table:number-columns-repeated="2" table:style-name="ce8" office:value-type="string" calcext:value-type="string">
            <text:p>歩兵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兵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2];[cost.$A$1:.$E$46];5;0);0)" office:value-type="float" office:value="3" calcext:value-type="float">
            <text:p>3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歩・・・</text:p>
            <text:p>・・・・・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香</text:p>
          </table:table-cell>
          <table:table-cell table:number-columns-repeated="2" table:style-name="ce8" office:value-type="string" calcext:value-type="string">
            <text:p>香車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車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3];[cost.$A$1:.$E$46];5;0);0)" office:value-type="float" office:value="7" calcext:value-type="float">
            <text:p>7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・・・香・・・</text:p>
            <text:p>・・・・・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桂</text:p>
          </table:table-cell>
          <table:table-cell table:number-columns-repeated="2" table:style-name="ce8" office:value-type="string" calcext:value-type="string">
            <text:p>桂馬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馬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4];[cost.$A$1:.$E$46];5;0);0)" office:value-type="float" office:value="8" calcext:value-type="float">
            <text:p>8</text:p>
          </table:table-cell>
          <table:table-cell table:style-name="ce8" office:value-type="string" calcext:value-type="string">
            <text:p>・・・・・・・</text:p>
            <text:p>・・○・○・・</text:p>
            <text:p>・・・・・・・</text:p>
            <text:p>・・・桂・・・</text:p>
            <text:p>・・・・・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銀</text:p>
          </table:table-cell>
          <table:table-cell table:number-columns-repeated="2" table:style-name="ce8" office:value-type="string" calcext:value-type="string">
            <text:p>銀将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象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5];[cost.$A$1:.$E$46];5;0);0)" office:value-type="float" office:value="12" calcext:value-type="float">
            <text:p>12</text:p>
          </table:table-cell>
          <table:table-cell table:style-name="ce8" office:value-type="string" calcext:value-type="string">
            <text:p>・・・・・・・</text:p>
            <text:p>・・・・・・・</text:p>
            <text:p>・・○○○・・</text:p>
            <text:p>・・・銀・・・</text:p>
            <text:p>・・○・○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金</text:p>
          </table:table-cell>
          <table:table-cell table:style-name="ce8" office:value-type="string" calcext:value-type="string">
            <text:p>金将</text:p>
          </table:table-cell>
          <table:table-cell table:style-name="ce8" office:value-type="string" calcext:value-type="string">
            <text:p>金將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臣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6];[cost.$A$1:.$E$46];5;0);0)" office:value-type="float" office:value="14" calcext:value-type="float">
            <text:p>14</text:p>
          </table:table-cell>
          <table:table-cell table:style-name="ce8" office:value-type="string" calcext:value-type="string">
            <text:p>・・・・・・・</text:p>
            <text:p>・・・・・・・</text:p>
            <text:p>・・○○○・・</text:p>
            <text:p>・・○金○・・</text:p>
            <text:p>・・・○・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角</text:p>
          </table:table-cell>
          <table:table-cell table:number-columns-repeated="2" table:style-name="ce8" office:value-type="string" calcext:value-type="string">
            <text:p>角行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🐘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7];[cost.$A$1:.$E$46];5;0);0)" office:value-type="float" office:value="18" calcext:value-type="float">
            <text:p>18</text:p>
          </table:table-cell>
          <table:table-cell table:style-name="ce8" office:value-type="string" calcext:value-type="string">
            <text:p>＼・・・・・／</text:p>
            <text:p>・＼・・・／・</text:p>
            <text:p>・・＼・／・・</text:p>
            <text:p>・・・角・・・</text:p>
            <text:p>・・／・＼・・</text:p>
            <text:p>・／・・・＼・</text:p>
            <text:p>／・・・・・＼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飛</text:p>
          </table:table-cell>
          <table:table-cell table:number-columns-repeated="2" table:style-name="ce8" office:value-type="string" calcext:value-type="string">
            <text:p>飛車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車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8];[cost.$A$1:.$E$46];5;0);0)" office:value-type="float" office:value="28" calcext:value-type="float">
            <text:p>28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───飛───</text:p>
            <text:p>・・・│・・・</text:p>
            <text:p>・・・│・・・</text:p>
            <text:p>・・・│・・・</text:p>
          </table:table-cell>
          <table:table-cell table:style-name="ce54" table:number-columns-repeated="4"/>
          <table:table-cell table:style-name="ce23"/>
          <table:table-cell/>
          <table:table-cell table:style-name="ce57" table:number-columns-repeated="10"/>
          <table:table-cell table:number-columns-repeated="1000"/>
        </table:table-row>
        <table:table-row table:style-name="ro10">
          <table:table-cell table:style-name="ce8" office:value-type="string" calcext:value-type="string">
            <text:p>玉</text:p>
          </table:table-cell>
          <table:table-cell table:style-name="ce8" office:value-type="string" calcext:value-type="string">
            <text:p>玉将</text:p>
          </table:table-cell>
          <table:table-cell table:style-name="ce8" office:value-type="string" calcext:value-type="string">
            <text:p>玉將</text:p>
          </table:table-cell>
          <table:table-cell table:style-name="ce8" office:value-type="string" calcext:value-type="string">
            <text:p>将棋</text:p>
          </table:table-cell>
          <table:table-cell table:style-name="ce8" office:value-type="string" calcext:value-type="string">
            <text:p>王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9];[cost.$A$1:.$E$46];5;0);0)" office:value-type="float" office:value="0" calcext:value-type="float">
            <text:p>0</text:p>
          </table:table-cell>
          <table:table-cell table:style-name="ce8" office:value-type="string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皇</text:p>
          </table:table-cell>
          <table:table-cell table:style-name="ce8" table:formula="of:=[.B9]&amp;&quot;&quot;" office:value-type="string" office:string-value="玉将" calcext:value-type="string">
            <text:p>玉将</text:p>
          </table:table-cell>
          <table:table-cell table:style-name="ce8" office:value-type="string" calcext:value-type="string">
            <text:p>王將</text:p>
          </table:table-cell>
          <table:table-cell table:style-name="ce8" table:formula="of:=[.D9]&amp;&quot;&quot;" office:value-type="string" office:string-value="将棋" calcext:value-type="string">
            <text:p>将棋</text:p>
          </table:table-cell>
          <table:table-cell table:style-name="ce8" table:formula="of:=[.E9]&amp;&quot;&quot;" office:value-type="string" office:string-value="王" calcext:value-type="string">
            <text:p>王</text:p>
          </table:table-cell>
          <table:table-cell table:style-name="ce8" table:formula="of:=[.F9]&amp;&quot;&quot;" office:value-type="string" office:string-value="捕縛" calcext:value-type="string">
            <text:p>捕縛</text:p>
          </table:table-cell>
          <table:table-cell table:style-name="ce37" table:formula="of:=[.G9]&amp;&quot;&quot;" office:value-type="string" office:string-value="0" calcext:value-type="string">
            <text:p>0</text:p>
          </table:table-cell>
          <table:table-cell table:style-name="ce8" table:formula="of:=[.H9]&amp;&quot;&quot;" office:value-type="string" office:string-value="・・・・・・・&#10;・・・・・・・&#10;・・○○○・・&#10;・・○玉○・・&#10;・・○○○・・&#10;・・・・・・・&#10;・・・・・・・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style-name="ce8" table:formula="of:=[.I9]&amp;&quot;&quot;">
            <text:p/>
          </table:table-cell>
          <table:table-cell table:style-name="ce8" table:formula="of:=[.J9]&amp;&quot;&quot;">
            <text:p/>
          </table:table-cell>
          <table:table-cell table:style-name="ce8" table:formula="of:=[.K9]&amp;&quot;&quot;">
            <text:p/>
          </table:table-cell>
          <table:table-cell table:style-name="ce8"/>
          <table:table-cell table:style-name="ce23" office:value-type="string" calcext:value-type="string">
            <text:p>玉</text:p>
          </table:table-cell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兵</text:p>
          </table:table-cell>
          <table:table-cell table:style-name="ce8" office:value-type="string" calcext:value-type="string">
            <text:p>ポーン</text:p>
          </table:table-cell>
          <table:table-cell table:style-name="ce8" office:value-type="string" calcext:value-type="string">
            <text:p>♟兵</text:p>
          </table:table-cell>
          <table:table-cell table:style-name="ce8" office:value-type="string" calcext:value-type="string">
            <text:p>チェス</text:p>
          </table:table-cell>
          <table:table-cell table:style-name="ce8" office:value-type="string" calcext:value-type="string">
            <text:p>兵</text:p>
          </table:table-cell>
          <table:table-cell table:style-name="ce8" office:value-type="string" calcext:value-type="string">
            <text:p>アンパッサン</text:p>
          </table:table-cell>
          <table:table-cell table:style-name="ce37" table:formula="of:=IFERROR(VLOOKUP([.A11];[cost.$A$1:.$E$46];5;0);0)" office:value-type="float" office:value="3" calcext:value-type="float">
            <text:p>3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兵・・・</text:p>
            <text:p>・・・・・・・</text:p>
            <text:p>・・・・・・・</text:p>
            <text:p>・・・・・・・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兵・・・</text:p>
            <text:p>・・・・・・・</text:p>
            <text:p>・・・・・・・</text:p>
            <text:p>・・・・・・・</text:p>
          </table:table-cell>
          <table:table-cell table:style-name="ce8" office:value-type="string" calcext:value-type="string">
            <text:p>・・・・・・・</text:p>
            <text:p>・・・○・・・</text:p>
            <text:p>・・・・・・・</text:p>
            <text:p>・・・兵・・・</text:p>
            <text:p>・・・・・・・</text:p>
            <text:p>・・・・・・・</text:p>
            <text:p>・・・・・・・</text:p>
          </table:table-cell>
          <table:table-cell table:style-name="ce54" table:number-columns-repeated="3"/>
          <table:table-cell table:style-name="ce59" table:number-columns-repeated="8"/>
          <table:table-cell table:style-name="ce57" table:number-columns-repeated="3"/>
          <table:table-cell table:number-columns-repeated="1000"/>
        </table:table-row>
        <table:table-row table:style-name="ro10">
          <table:table-cell table:style-name="ce8" office:value-type="string" calcext:value-type="string">
            <text:p>騎</text:p>
          </table:table-cell>
          <table:table-cell table:style-name="ce8" office:value-type="string" calcext:value-type="string">
            <text:p>ナイト</text:p>
          </table:table-cell>
          <table:table-cell table:style-name="ce8" office:value-type="string" calcext:value-type="string">
            <text:p>♞騎</text:p>
          </table:table-cell>
          <table:table-cell table:style-name="ce8" office:value-type="string" calcext:value-type="string">
            <text:p>チェス</text:p>
          </table:table-cell>
          <table:table-cell table:style-name="ce8" office:value-type="string" calcext:value-type="string">
            <text:p>馬</text:p>
          </table:table-cell>
          <table:table-cell table:style-name="ce8"/>
          <table:table-cell table:style-name="ce37" table:formula="of:=IFERROR(VLOOKUP([.A12];[cost.$A$1:.$E$46];5;0);0)" office:value-type="float" office:value="14" calcext:value-type="float">
            <text:p>14</text:p>
          </table:table-cell>
          <table:table-cell table:style-name="ce8" office:value-type="string" calcext:value-type="string">
            <text:p>・・・・・・・</text:p>
            <text:p>・・○・○・・</text:p>
            <text:p>・○・・・○・</text:p>
            <text:p>・・・騎・・・</text:p>
            <text:p>・○・・・○・</text:p>
            <text:p>・・○・○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聖</text:p>
          </table:table-cell>
          <table:table-cell table:style-name="ce8" office:value-type="string" calcext:value-type="string">
            <text:p>ビショップ</text:p>
          </table:table-cell>
          <table:table-cell table:style-name="ce8" office:value-type="string" calcext:value-type="string">
            <text:p>♝聖</text:p>
          </table:table-cell>
          <table:table-cell table:style-name="ce8" office:value-type="string" calcext:value-type="string">
            <text:p>チェス</text:p>
          </table:table-cell>
          <table:table-cell table:style-name="ce8" office:value-type="string" calcext:value-type="string">
            <text:p>象</text:p>
          </table:table-cell>
          <table:table-cell table:style-name="ce8"/>
          <table:table-cell table:style-name="ce37" table:formula="of:=IFERROR(VLOOKUP([.A13];[cost.$A$1:.$E$46];5;0);0)" office:value-type="float" office:value="14" calcext:value-type="float">
            <text:p>14</text:p>
          </table:table-cell>
          <table:table-cell table:style-name="ce8" office:value-type="string" calcext:value-type="string">
            <text:p>＼・・・・・／</text:p>
            <text:p>・＼・・・／・</text:p>
            <text:p>・・＼・／・・</text:p>
            <text:p>・・・聖・・・</text:p>
            <text:p>・・／・＼・・</text:p>
            <text:p>・／・・・＼・</text:p>
            <text:p>／・・・・・＼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塔</text:p>
          </table:table-cell>
          <table:table-cell table:style-name="ce8" office:value-type="string" calcext:value-type="string">
            <text:p>ルーク</text:p>
          </table:table-cell>
          <table:table-cell table:style-name="ce8" office:value-type="string" calcext:value-type="string">
            <text:p>♜塔</text:p>
          </table:table-cell>
          <table:table-cell table:style-name="ce8" office:value-type="string" calcext:value-type="string">
            <text:p>チェス</text:p>
          </table:table-cell>
          <table:table-cell table:style-name="ce8" office:value-type="string" calcext:value-type="string">
            <text:p>車</text:p>
          </table:table-cell>
          <table:table-cell table:style-name="ce8" office:value-type="string" calcext:value-type="string">
            <text:p>キャスリング塔</text:p>
          </table:table-cell>
          <table:table-cell table:style-name="ce37" table:formula="of:=IFERROR(VLOOKUP([.A14];[cost.$A$1:.$E$46];5;0);0)" office:value-type="float" office:value="22" calcext:value-type="float">
            <text:p>22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───塔───</text:p>
            <text:p>・・・│・・・</text:p>
            <text:p>・・・│・・・</text:p>
            <text:p>・・・│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后</text:p>
          </table:table-cell>
          <table:table-cell table:style-name="ce8" office:value-type="string" calcext:value-type="string">
            <text:p>クイーン</text:p>
          </table:table-cell>
          <table:table-cell table:style-name="ce8" office:value-type="string" calcext:value-type="string">
            <text:p>♛后</text:p>
          </table:table-cell>
          <table:table-cell table:style-name="ce8" office:value-type="string" calcext:value-type="string">
            <text:p>チェス</text:p>
          </table:table-cell>
          <table:table-cell table:style-name="ce8" office:value-type="string" calcext:value-type="string">
            <text:p>将</text:p>
          </table:table-cell>
          <table:table-cell table:style-name="ce8"/>
          <table:table-cell table:style-name="ce37" table:formula="of:=IFERROR(VLOOKUP([.A15];[cost.$A$1:.$E$46];5;0);0)" office:value-type="float" office:value="36" calcext:value-type="float">
            <text:p>36</text:p>
          </table:table-cell>
          <table:table-cell table:style-name="ce8" office:value-type="string" calcext:value-type="string">
            <text:p>＼・・│・・／</text:p>
            <text:p>・＼・│・／・</text:p>
            <text:p>・・＼│／・・</text:p>
            <text:p>───后───</text:p>
            <text:p>・・／│＼・・</text:p>
            <text:p>・／・│・＼・</text:p>
            <text:p>／・・│・・＼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王</text:p>
          </table:table-cell>
          <table:table-cell table:style-name="ce8" office:value-type="string" calcext:value-type="string">
            <text:p>キング</text:p>
          </table:table-cell>
          <table:table-cell table:style-name="ce8" office:value-type="string" calcext:value-type="string">
            <text:p>♚王</text:p>
          </table:table-cell>
          <table:table-cell table:style-name="ce8" office:value-type="string" calcext:value-type="string">
            <text:p>チェス</text:p>
          </table:table-cell>
          <table:table-cell table:style-name="ce8" office:value-type="string" calcext:value-type="string">
            <text:p>王</text:p>
          </table:table-cell>
          <table:table-cell table:style-name="ce8" office:value-type="string" calcext:value-type="string">
            <text:p>キャスリング王</text:p>
          </table:table-cell>
          <table:table-cell table:style-name="ce37" table:formula="of:=IFERROR(VLOOKUP([.A16];[cost.$A$1:.$E$46];5;0);0)" office:value-type="float" office:value="0" calcext:value-type="float">
            <text:p>0</text:p>
          </table:table-cell>
          <table:table-cell table:style-name="ce8" office:value-type="string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帝</text:p>
          </table:table-cell>
          <table:table-cell table:style-name="ce8" table:formula="of:=[.B16]&amp;&quot;&quot;" office:value-type="string" office:string-value="キング" calcext:value-type="string">
            <text:p>キング</text:p>
          </table:table-cell>
          <table:table-cell table:style-name="ce8" office:value-type="string" calcext:value-type="string">
            <text:p>♔王</text:p>
          </table:table-cell>
          <table:table-cell table:style-name="ce8" table:formula="of:=[.D16]&amp;&quot;&quot;" office:value-type="string" office:string-value="チェス" calcext:value-type="string">
            <text:p>チェス</text:p>
          </table:table-cell>
          <table:table-cell table:style-name="ce8" table:formula="of:=[.E16]&amp;&quot;&quot;" office:value-type="string" office:string-value="王" calcext:value-type="string">
            <text:p>王</text:p>
          </table:table-cell>
          <table:table-cell table:style-name="ce8" table:formula="of:=[.F16]&amp;&quot;&quot;" office:value-type="string" office:string-value="キャスリング王" calcext:value-type="string">
            <text:p>キャスリング王</text:p>
          </table:table-cell>
          <table:table-cell table:style-name="ce37" table:formula="of:=[.G16]&amp;&quot;&quot;" office:value-type="string" office:string-value="0" calcext:value-type="string">
            <text:p>0</text:p>
          </table:table-cell>
          <table:table-cell table:style-name="ce8" table:formula="of:=[.H16]&amp;&quot;&quot;" office:value-type="string" office:string-value="・・・・・・・&#10;・・・・・・・&#10;・・○○○・・&#10;・・○王○・・&#10;・・○○○・・&#10;・・・・・・・&#10;・・・・・・・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style-name="ce8" table:formula="of:=[.I16]&amp;&quot;&quot;">
            <text:p/>
          </table:table-cell>
          <table:table-cell table:style-name="ce8" table:formula="of:=[.J16]&amp;&quot;&quot;">
            <text:p/>
          </table:table-cell>
          <table:table-cell table:style-name="ce8" table:formula="of:=[.K16]&amp;&quot;&quot;">
            <text:p/>
          </table:table-cell>
          <table:table-cell table:style-name="ce8"/>
          <table:table-cell table:style-name="ce23" office:value-type="string" calcext:value-type="string">
            <text:p>王</text:p>
          </table:table-cell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卒</text:p>
          </table:table-cell>
          <table:table-cell table:style-name="ce8" office:value-type="string" calcext:value-type="string">
            <text:p>兵</text:p>
          </table:table-cell>
          <table:table-cell table:style-name="ce8" office:value-type="string" calcext:value-type="string">
            <text:p>○卒</text:p>
          </table:table-cell>
          <table:table-cell table:style-name="ce8" office:value-type="string" calcext:value-type="string">
            <text:p>シャンチー</text:p>
          </table:table-cell>
          <table:table-cell table:style-name="ce8" office:value-type="string" calcext:value-type="string">
            <text:p>兵</text:p>
          </table:table-cell>
          <table:table-cell table:style-name="ce8"/>
          <table:table-cell table:style-name="ce37" table:formula="of:=IFERROR(VLOOKUP([.A18];[cost.$A$1:.$E$46];5;0);0)" office:value-type="float" office:value="2" calcext:value-type="float">
            <text:p>2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卒・・・</text:p>
            <text:p>・・・・・・・</text:p>
            <text:p>・・・・・・・</text:p>
            <text:p>・・・・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number-columns-repeated="2" table:style-name="ce8" office:value-type="string" calcext:value-type="string">
            <text:p>炮</text:p>
          </table:table-cell>
          <table:table-cell table:style-name="ce8" office:value-type="string" calcext:value-type="string">
            <text:p>○炮</text:p>
          </table:table-cell>
          <table:table-cell table:style-name="ce8" office:value-type="string" calcext:value-type="string">
            <text:p>シャンチー</text:p>
          </table:table-cell>
          <table:table-cell table:style-name="ce8" office:value-type="string" calcext:value-type="string">
            <text:p>将</text:p>
          </table:table-cell>
          <table:table-cell table:style-name="ce8" office:value-type="string" calcext:value-type="string">
            <text:p>炮制限</text:p>
          </table:table-cell>
          <table:table-cell table:style-name="ce37" table:formula="of:=IFERROR(VLOOKUP([.A19];[cost.$A$1:.$E$46];5;0);0)" office:value-type="float" office:value="12" calcext:value-type="float">
            <text:p>12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───包───</text:p>
            <text:p>・・・│・・・</text:p>
            <text:p>・・・│・・・</text:p>
            <text:p>・・・│・・・</text:p>
          </table:table-cell>
          <table:table-cell table:style-name="ce8" office:value-type="string" calcext:value-type="string">
            <text:p><text:span text:style-name="T6">・・・＋</text:span>・・・</text:p>
            <text:p><text:span text:style-name="T6">・・・＋</text:span>・・・</text:p>
            <text:p><text:span text:style-name="T6">・・・＋・・・＋＋＋包＋＋＋</text:span></text:p>
            <text:p><text:span text:style-name="T6">・・・＋</text:span>・・・</text:p>
            <text:p><text:span text:style-name="T6">・・・＋</text:span>・・・</text:p>
            <text:p><text:span text:style-name="T6">・・・＋</text:span>・・・</text:p>
          </table:table-cell>
          <table:table-cell table:style-name="ce23" table:number-columns-repeated="4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馮</text:p>
          </table:table-cell>
          <table:table-cell table:style-name="ce8" office:value-type="string" calcext:value-type="string">
            <text:p>傌</text:p>
          </table:table-cell>
          <table:table-cell table:style-name="ce8" office:value-type="string" calcext:value-type="string">
            <text:p>○傌</text:p>
          </table:table-cell>
          <table:table-cell table:style-name="ce8" office:value-type="string" calcext:value-type="string">
            <text:p>シャンチー</text:p>
          </table:table-cell>
          <table:table-cell table:style-name="ce8" office:value-type="string" calcext:value-type="string">
            <text:p>馬</text:p>
          </table:table-cell>
          <table:table-cell table:style-name="ce8"/>
          <table:table-cell table:style-name="ce37" table:formula="of:=IFERROR(VLOOKUP([.A20];[cost.$A$1:.$E$46];5;0);0)" office:value-type="float" office:value="8" calcext:value-type="float">
            <text:p>8</text:p>
          </table:table-cell>
          <table:table-cell table:style-name="ce8" office:value-type="string" calcext:value-type="string">
            <text:p>・・・・・・・</text:p>
            <text:p>・・○・○・・</text:p>
            <text:p>・○・●・○・</text:p>
            <text:p>・・●馮●・・</text:p>
            <text:p>・○・●・○・</text:p>
            <text:p>・・○・○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10">
          <table:table-cell table:number-columns-repeated="2" table:style-name="ce8" office:value-type="string" calcext:value-type="string">
            <text:p>相</text:p>
          </table:table-cell>
          <table:table-cell table:style-name="ce8" office:value-type="string" calcext:value-type="string">
            <text:p>○相</text:p>
          </table:table-cell>
          <table:table-cell table:style-name="ce8" office:value-type="string" calcext:value-type="string">
            <text:p>シャンチー</text:p>
          </table:table-cell>
          <table:table-cell table:style-name="ce8" office:value-type="string" calcext:value-type="string">
            <text:p>象</text:p>
          </table:table-cell>
          <table:table-cell table:style-name="ce8" office:value-type="string" calcext:value-type="string">
            <text:p>中央越え禁止</text:p>
          </table:table-cell>
          <table:table-cell table:style-name="ce37" table:formula="of:=IFERROR(VLOOKUP([.A21];[cost.$A$1:.$E$46];5;0);0)" office:value-type="float" office:value="4" calcext:value-type="float">
            <text:p>4</text:p>
          </table:table-cell>
          <table:table-cell table:style-name="ce8" office:value-type="string" calcext:value-type="string">
            <text:p>・・・・・・・</text:p>
            <text:p>・○・・・○・</text:p>
            <text:p>・・●・●・・</text:p>
            <text:p>・・・相・・・</text:p>
            <text:p>・・●・●・・</text:p>
            <text:p>・○・・・○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10">
          <table:table-cell table:number-columns-repeated="2" table:style-name="ce8" office:value-type="string" calcext:value-type="string">
            <text:p>俥</text:p>
          </table:table-cell>
          <table:table-cell table:style-name="ce8" office:value-type="string" calcext:value-type="string">
            <text:p>○俥</text:p>
          </table:table-cell>
          <table:table-cell table:style-name="ce8" office:value-type="string" calcext:value-type="string">
            <text:p>シャンチー</text:p>
          </table:table-cell>
          <table:table-cell table:style-name="ce8" office:value-type="string" calcext:value-type="string">
            <text:p>車</text:p>
          </table:table-cell>
          <table:table-cell table:style-name="ce8"/>
          <table:table-cell table:style-name="ce37" table:formula="of:=IFERROR(VLOOKUP([.A22];[cost.$A$1:.$E$46];5;0);0)" office:value-type="float" office:value="20" calcext:value-type="float">
            <text:p>20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───俥───</text:p>
            <text:p>・・・│・・・</text:p>
            <text:p>・・・│・・・</text:p>
            <text:p>・・・│・・・</text:p>
          </table:table-cell>
          <table:table-cell table:style-name="ce54" table:number-columns-repeated="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number-columns-repeated="2" table:style-name="ce8" office:value-type="string" calcext:value-type="string">
            <text:p>仕</text:p>
          </table:table-cell>
          <table:table-cell table:style-name="ce8" office:value-type="string" calcext:value-type="string">
            <text:p>○仕</text:p>
          </table:table-cell>
          <table:table-cell table:style-name="ce8" office:value-type="string" calcext:value-type="string">
            <text:p>シャンチー</text:p>
          </table:table-cell>
          <table:table-cell table:style-name="ce8" office:value-type="string" calcext:value-type="string">
            <text:p>将</text:p>
          </table:table-cell>
          <table:table-cell table:style-name="ce8" office:value-type="string" calcext:value-type="string">
            <text:p>九宮外禁止</text:p>
          </table:table-cell>
          <table:table-cell table:style-name="ce37" table:formula="of:=IFERROR(VLOOKUP([.A23];[cost.$A$1:.$E$46];5;0);0)" office:value-type="float" office:value="4" calcext:value-type="float">
            <text:p>4</text:p>
          </table:table-cell>
          <table:table-cell table:style-name="ce8" office:value-type="string" calcext:value-type="string">
            <text:p>・・・・・・・</text:p>
            <text:p>・・・・・・・</text:p>
            <text:p>・・・・・・・</text:p>
            <text:p>・・・仕・・・</text:p>
            <text:p>・・・・・・・</text:p>
            <text:p>・・・・・・・</text:p>
            <text:p>・・・・・・・</text:p>
          </table:table-cell>
          <table:table-cell table:style-name="ce23" table:number-columns-repeated="2"/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仕・・・</text:p>
            <text:p>・・〇・〇・・</text:p>
            <text:p>・・・・・・・</text:p>
            <text:p>・・・・・・・</text:p>
          </table:table-cell>
          <table:table-cell table:style-name="ce8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number-columns-repeated="2" table:style-name="ce8" office:value-type="string" calcext:value-type="string">
            <text:p>帥</text:p>
          </table:table-cell>
          <table:table-cell table:style-name="ce8" office:value-type="string" calcext:value-type="string">
            <text:p>⊕帥</text:p>
          </table:table-cell>
          <table:table-cell table:style-name="ce8" office:value-type="string" calcext:value-type="string">
            <text:p>シャンチー</text:p>
          </table:table-cell>
          <table:table-cell table:style-name="ce8" office:value-type="string" calcext:value-type="string">
            <text:p>王</text:p>
          </table:table-cell>
          <table:table-cell table:style-name="ce8" office:value-type="string" calcext:value-type="string">
            <text:p>九宮外禁止</text:p>
            <text:p>王不見王</text:p>
          </table:table-cell>
          <table:table-cell table:style-name="ce37" table:formula="of:=IFERROR(VLOOKUP([.A24];[cost.$A$1:.$E$46];5;0);0)" office:value-type="float" office:value="0" calcext:value-type="float">
            <text:p>0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○帥○・・</text:p>
            <text:p>・・・○・・・</text:p>
            <text:p>・・・・・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將</text:p>
          </table:table-cell>
          <table:table-cell table:style-name="ce8" table:formula="of:=[.B24]&amp;&quot;&quot;" office:value-type="string" office:string-value="帥" calcext:value-type="string">
            <text:p>帥</text:p>
          </table:table-cell>
          <table:table-cell table:style-name="ce8" office:value-type="string" calcext:value-type="string">
            <text:p>⊕將</text:p>
          </table:table-cell>
          <table:table-cell table:style-name="ce8" table:formula="of:=[.D24]&amp;&quot;&quot;" office:value-type="string" office:string-value="シャンチー" calcext:value-type="string">
            <text:p>シャンチー</text:p>
          </table:table-cell>
          <table:table-cell table:style-name="ce8" table:formula="of:=[.E24]&amp;&quot;&quot;" office:value-type="string" office:string-value="王" calcext:value-type="string">
            <text:p>王</text:p>
          </table:table-cell>
          <table:table-cell table:style-name="ce8" table:formula="of:=[.F24]&amp;&quot;&quot;" office:value-type="string" office:string-value="九宮外禁止&#10;王不見王" calcext:value-type="string">
            <text:p>九宮外禁止</text:p>
            <text:p>王不見王</text:p>
          </table:table-cell>
          <table:table-cell table:style-name="ce37" table:formula="of:=[.G24]&amp;&quot;&quot;" office:value-type="string" office:string-value="0" calcext:value-type="string">
            <text:p>0</text:p>
          </table:table-cell>
          <table:table-cell table:style-name="ce8" table:formula="of:=[.H24]&amp;&quot;&quot;" office:value-type="string" office:string-value="・・・・・・・&#10;・・・・・・・&#10;・・・○・・・&#10;・・○帥○・・&#10;・・・○・・・&#10;・・・・・・・&#10;・・・・・・・" calcext:value-type="string">
            <text:p>・・・・・・・</text:p>
            <text:p>・・・・・・・</text:p>
            <text:p>・・・○・・・</text:p>
            <text:p>・・○帥○・・</text:p>
            <text:p>・・・○・・・</text:p>
            <text:p>・・・・・・・</text:p>
            <text:p>・・・・・・・</text:p>
          </table:table-cell>
          <table:table-cell table:style-name="ce8" table:formula="of:=[.I24]&amp;&quot;&quot;">
            <text:p/>
          </table:table-cell>
          <table:table-cell table:style-name="ce8" table:formula="of:=[.J24]&amp;&quot;&quot;">
            <text:p/>
          </table:table-cell>
          <table:table-cell table:style-name="ce8" table:formula="of:=[.K24]&amp;&quot;&quot;">
            <text:p/>
          </table:table-cell>
          <table:table-cell table:style-name="ce8"/>
          <table:table-cell table:style-name="ce23" office:value-type="string" calcext:value-type="string">
            <text:p>帥</text:p>
          </table:table-cell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卆</text:p>
          </table:table-cell>
          <table:table-cell table:style-name="ce8" office:value-type="string" calcext:value-type="string">
            <text:p>卒</text:p>
          </table:table-cell>
          <table:table-cell table:style-name="ce8" office:value-type="string" calcext:value-type="string">
            <text:p>⬡卆</text:p>
          </table:table-cell>
          <table:table-cell table:style-name="ce8" office:value-type="string" calcext:value-type="string">
            <text:p>チャンギ</text:p>
          </table:table-cell>
          <table:table-cell table:style-name="ce8" office:value-type="string" calcext:value-type="string">
            <text:p>兵</text:p>
          </table:table-cell>
          <table:table-cell table:style-name="ce8"/>
          <table:table-cell table:style-name="ce37" table:formula="of:=IFERROR(VLOOKUP([.A26];[cost.$A$1:.$E$46];5;0);0)" office:value-type="float" office:value="4" calcext:value-type="float">
            <text:p>4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○卆○・・</text:p>
            <text:p>・・・・・・・</text:p>
            <text:p>・・・・・・・</text:p>
            <text:p>・・・・・・・</text:p>
          </table:table-cell>
          <table:table-cell table:style-name="ce23" table:number-columns-repeated="2"/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卆・・・</text:p>
            <text:p>・・・・・・・</text:p>
            <text:p>・・・・・・・</text:p>
            <text:p>・・・・・・・</text:p>
          </table:table-cell>
          <table:table-cell table:style-name="ce8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number-columns-repeated="2" table:style-name="ce8" office:value-type="string" calcext:value-type="string">
            <text:p>包</text:p>
          </table:table-cell>
          <table:table-cell table:style-name="ce8" office:value-type="string" calcext:value-type="string">
            <text:p>⬡包</text:p>
          </table:table-cell>
          <table:table-cell table:style-name="ce8" office:value-type="string" calcext:value-type="string">
            <text:p>チャンギ</text:p>
          </table:table-cell>
          <table:table-cell table:style-name="ce8" office:value-type="string" calcext:value-type="string">
            <text:p>将</text:p>
          </table:table-cell>
          <table:table-cell table:style-name="ce8"/>
          <table:table-cell table:style-name="ce37" table:formula="of:=IFERROR(VLOOKUP([.A27];[cost.$A$1:.$E$46];5;0);0)" office:value-type="float" office:value="10" calcext:value-type="float">
            <text:p>10</text:p>
          </table:table-cell>
          <table:table-cell table:style-name="ce8" office:value-type="string" calcext:value-type="string">
            <text:p>・・・＋・・・</text:p>
            <text:p>・・・＋・・・</text:p>
            <text:p>・・・＋・・・</text:p>
            <text:p>＋＋＋包＋＋＋</text:p>
            <text:p>・・・＋・・・</text:p>
            <text:p>・・・＋・・・</text:p>
            <text:p>・・・＋・・・</text:p>
          </table:table-cell>
          <table:table-cell table:style-name="ce23" table:number-columns-repeated="2"/>
          <table:table-cell table:style-name="ce8" office:value-type="string" calcext:value-type="string">
            <text:p>＋・・・・・＋</text:p>
            <text:p>・＋・・・＋・</text:p>
            <text:p>・・＋・＋・・</text:p>
            <text:p>・・・卆・・・</text:p>
            <text:p>・・＋・＋・・</text:p>
            <text:p>・＋・・・＋・</text:p>
            <text:p>＋・・・・・＋</text:p>
          </table:table-cell>
          <table:table-cell table:style-name="ce23" table:number-columns-repeated="2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馭</text:p>
          </table:table-cell>
          <table:table-cell table:style-name="ce8" office:value-type="string" calcext:value-type="string">
            <text:p>馬</text:p>
          </table:table-cell>
          <table:table-cell table:style-name="ce8" office:value-type="string" calcext:value-type="string">
            <text:p>⬡马</text:p>
          </table:table-cell>
          <table:table-cell table:style-name="ce8" office:value-type="string" calcext:value-type="string">
            <text:p>チャンギ</text:p>
          </table:table-cell>
          <table:table-cell table:style-name="ce8" office:value-type="string" calcext:value-type="string">
            <text:p>馬</text:p>
          </table:table-cell>
          <table:table-cell table:style-name="ce8"/>
          <table:table-cell table:style-name="ce37" table:formula="of:=IFERROR(VLOOKUP([.A28];[cost.$A$1:.$E$46];5;0);0)" office:value-type="float" office:value="8" calcext:value-type="float">
            <text:p>8</text:p>
          </table:table-cell>
          <table:table-cell table:style-name="ce8" office:value-type="string" calcext:value-type="string">
            <text:p>・・・・・・・</text:p>
            <text:p>・・○・○・・</text:p>
            <text:p>・○・●・○・</text:p>
            <text:p>・・●馭●・・</text:p>
            <text:p>・○・●・○・</text:p>
            <text:p>・・○・○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10">
          <table:table-cell table:number-columns-repeated="2" table:style-name="ce8" office:value-type="string" calcext:value-type="string">
            <text:p>象</text:p>
          </table:table-cell>
          <table:table-cell table:style-name="ce8" office:value-type="string" calcext:value-type="string">
            <text:p>⬡象</text:p>
          </table:table-cell>
          <table:table-cell table:style-name="ce8" office:value-type="string" calcext:value-type="string">
            <text:p>チャンギ</text:p>
          </table:table-cell>
          <table:table-cell table:style-name="ce8" office:value-type="string" calcext:value-type="string">
            <text:p>象</text:p>
          </table:table-cell>
          <table:table-cell table:style-name="ce8"/>
          <table:table-cell table:style-name="ce37" table:formula="of:=IFERROR(VLOOKUP([.A29];[cost.$A$1:.$E$46];5;0);0)" office:value-type="float" office:value="5" calcext:value-type="float">
            <text:p>5</text:p>
          </table:table-cell>
          <table:table-cell table:style-name="ce8" office:value-type="string" calcext:value-type="string">
            <text:p>・○・・・○・</text:p>
            <text:p>○・●・●・○</text:p>
            <text:p>・●・●・●・</text:p>
            <text:p>・・●象●・・</text:p>
            <text:p>・●・●・●・</text:p>
            <text:p>○・●・●・○</text:p>
            <text:p>・○・・・○・</text:p>
          </table:table-cell>
          <table:table-cell table:number-columns-repeated="3"/>
          <table:table-cell table:style-name="ce54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number-columns-repeated="2" table:style-name="ce8" office:value-type="string" calcext:value-type="string">
            <text:p>車</text:p>
          </table:table-cell>
          <table:table-cell table:style-name="ce8" office:value-type="string" calcext:value-type="string">
            <text:p>⬡車</text:p>
          </table:table-cell>
          <table:table-cell table:style-name="ce8" office:value-type="string" calcext:value-type="string">
            <text:p>チャンギ</text:p>
          </table:table-cell>
          <table:table-cell table:style-name="ce8" office:value-type="string" calcext:value-type="string">
            <text:p>将</text:p>
          </table:table-cell>
          <table:table-cell table:style-name="ce8"/>
          <table:table-cell table:style-name="ce37" table:formula="of:=IFERROR(VLOOKUP([.A30];[cost.$A$1:.$E$46];5;0);0)" office:value-type="float" office:value="22" calcext:value-type="float">
            <text:p>22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───車───</text:p>
            <text:p>・・・│・・・</text:p>
            <text:p>・・・│・・・</text:p>
            <text:p>・・・│・・・</text:p>
          </table:table-cell>
          <table:table-cell table:style-name="ce23" table:number-columns-repeated="2"/>
          <table:table-cell table:style-name="ce8" office:value-type="string" calcext:value-type="string">
            <text:p>＼・・・・・／</text:p>
            <text:p>・＼・・・／・</text:p>
            <text:p>・・＼・／・・</text:p>
            <text:p>・・・車・・・</text:p>
            <text:p>・・／・＼・・</text:p>
            <text:p>・／・・・＼・</text:p>
            <text:p>／・・・・・＼</text:p>
          </table:table-cell>
          <table:table-cell table:style-name="ce8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number-columns-repeated="2" table:style-name="ce8" office:value-type="string" calcext:value-type="string">
            <text:p>士</text:p>
          </table:table-cell>
          <table:table-cell table:style-name="ce8" office:value-type="string" calcext:value-type="string">
            <text:p>⬡士</text:p>
          </table:table-cell>
          <table:table-cell table:style-name="ce8" office:value-type="string" calcext:value-type="string">
            <text:p>チャンギ</text:p>
          </table:table-cell>
          <table:table-cell table:style-name="ce8" office:value-type="string" calcext:value-type="string">
            <text:p>将</text:p>
          </table:table-cell>
          <table:table-cell table:style-name="ce8"/>
          <table:table-cell table:style-name="ce37" table:formula="of:=IFERROR(VLOOKUP([.A31];[cost.$A$1:.$E$46];5;0);0)" office:value-type="float" office:value="5" calcext:value-type="float">
            <text:p>5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○士○・・</text:p>
            <text:p>・・・○・・・</text:p>
            <text:p>・・・・・・・</text:p>
            <text:p>・・・・・・・</text:p>
          </table:table-cell>
          <table:table-cell table:style-name="ce23" table:number-columns-repeated="2"/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士・・・</text:p>
            <text:p>・・○・○・・</text:p>
            <text:p>・・・・・・・</text:p>
            <text:p>・・・・・・・</text:p>
          </table:table-cell>
          <table:table-cell table:style-name="ce8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number-columns-repeated="2" table:style-name="ce8" office:value-type="string" calcext:value-type="string">
            <text:p>楚</text:p>
          </table:table-cell>
          <table:table-cell table:style-name="ce8" office:value-type="string" calcext:value-type="string">
            <text:p>⏣楚</text:p>
          </table:table-cell>
          <table:table-cell table:style-name="ce8" office:value-type="string" calcext:value-type="string">
            <text:p>チャンギ</text:p>
          </table:table-cell>
          <table:table-cell table:style-name="ce8" office:value-type="string" calcext:value-type="string">
            <text:p>王</text:p>
          </table:table-cell>
          <table:table-cell table:style-name="ce8"/>
          <table:table-cell table:style-name="ce37" table:formula="of:=IFERROR(VLOOKUP([.A32];[cost.$A$1:.$E$46];5;0);0)" office:value-type="float" office:value="0" calcext:value-type="float">
            <text:p>0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○楚○・・</text:p>
            <text:p>・・・○・・・</text:p>
            <text:p>・・・・・・・</text:p>
            <text:p>・・・・・・・</text:p>
          </table:table-cell>
          <table:table-cell table:style-name="ce23" table:number-columns-repeated="2"/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楚・・・</text:p>
            <text:p>・・○・○・・</text:p>
            <text:p>・・・・・・・</text:p>
            <text:p>・・・・・・・</text:p>
          </table:table-cell>
          <table:table-cell table:style-name="ce8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漢</text:p>
          </table:table-cell>
          <table:table-cell table:style-name="ce8" table:formula="of:=[.B32]&amp;&quot;&quot;" office:value-type="string" office:string-value="楚" calcext:value-type="string">
            <text:p>楚</text:p>
          </table:table-cell>
          <table:table-cell table:style-name="ce8" office:value-type="string" calcext:value-type="string">
            <text:p>⏣漢</text:p>
          </table:table-cell>
          <table:table-cell table:style-name="ce8" table:formula="of:=[.D32]&amp;&quot;&quot;" office:value-type="string" office:string-value="チャンギ" calcext:value-type="string">
            <text:p>チャンギ</text:p>
          </table:table-cell>
          <table:table-cell table:style-name="ce8" table:formula="of:=[.E32]&amp;&quot;&quot;" office:value-type="string" office:string-value="王" calcext:value-type="string">
            <text:p>王</text:p>
          </table:table-cell>
          <table:table-cell table:style-name="ce8" table:formula="of:=[.F32]&amp;&quot;&quot;">
            <text:p/>
          </table:table-cell>
          <table:table-cell table:style-name="ce37" table:formula="of:=[.G32]&amp;&quot;&quot;" office:value-type="string" office:string-value="0" calcext:value-type="string">
            <text:p>0</text:p>
          </table:table-cell>
          <table:table-cell table:style-name="ce8" table:formula="of:=[.H32]&amp;&quot;&quot;" office:value-type="string" office:string-value="・・・・・・・&#10;・・・・・・・&#10;・・・○・・・&#10;・・○楚○・・&#10;・・・○・・・&#10;・・・・・・・&#10;・・・・・・・" calcext:value-type="string">
            <text:p>・・・・・・・</text:p>
            <text:p>・・・・・・・</text:p>
            <text:p>・・・○・・・</text:p>
            <text:p>・・○楚○・・</text:p>
            <text:p>・・・○・・・</text:p>
            <text:p>・・・・・・・</text:p>
            <text:p>・・・・・・・</text:p>
          </table:table-cell>
          <table:table-cell table:style-name="ce8" table:formula="of:=[.I32]&amp;&quot;&quot;">
            <text:p/>
          </table:table-cell>
          <table:table-cell table:style-name="ce8" table:formula="of:=[.J32]&amp;&quot;&quot;">
            <text:p/>
          </table:table-cell>
          <table:table-cell table:style-name="ce8" table:formula="of:=[.K32]&amp;&quot;&quot;" office:value-type="string" office:string-value="・・・・・・・&#10;・・・・・・・&#10;・・○・○・・&#10;・・・楚・・・&#10;・・○・○・・&#10;・・・・・・・&#10;・・・・・・・" calcext:value-type="string">
            <text:p>・・・・・・・</text:p>
            <text:p>・・・・・・・</text:p>
            <text:p>・・○・○・・</text:p>
            <text:p>・・・楚・・・</text:p>
            <text:p>・・○・○・・</text:p>
            <text:p>・・・・・・・</text:p>
            <text:p>・・・・・・・</text:p>
          </table:table-cell>
          <table:table-cell table:style-name="ce8"/>
          <table:table-cell table:style-name="ce23" office:value-type="string" calcext:value-type="string">
            <text:p>楚</text:p>
          </table:table-cell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貝</text:p>
          </table:table-cell>
          <table:table-cell table:style-name="ce8" office:value-type="string" calcext:value-type="string">
            <text:p>ビア</text:p>
          </table:table-cell>
          <table:table-cell table:style-name="ce8" office:value-type="string" calcext:value-type="string">
            <text:p>⛂貝</text:p>
          </table:table-cell>
          <table:table-cell table:style-name="ce8" office:value-type="string" calcext:value-type="string">
            <text:p>マークルック</text:p>
          </table:table-cell>
          <table:table-cell table:style-name="ce8" office:value-type="string" calcext:value-type="string">
            <text:p>兵</text:p>
          </table:table-cell>
          <table:table-cell table:style-name="ce8"/>
          <table:table-cell table:style-name="ce37" table:formula="of:=IFERROR(VLOOKUP([.A34];[cost.$A$1:.$E$46];5;0);0)" office:value-type="float" office:value="2" calcext:value-type="float">
            <text:p>2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8"/>
          <table:table-cell table:style-name="ce54" table:number-columns-repeated="2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瑪</text:p>
          </table:table-cell>
          <table:table-cell table:style-name="ce8" office:value-type="string" calcext:value-type="string">
            <text:p>マー</text:p>
          </table:table-cell>
          <table:table-cell table:style-name="ce8" office:value-type="string" calcext:value-type="string">
            <text:p>🐴瑪</text:p>
          </table:table-cell>
          <table:table-cell table:style-name="ce8" office:value-type="string" calcext:value-type="string">
            <text:p>マークルック</text:p>
          </table:table-cell>
          <table:table-cell table:style-name="ce8" office:value-type="string" calcext:value-type="string">
            <text:p>馬</text:p>
          </table:table-cell>
          <table:table-cell table:style-name="ce8"/>
          <table:table-cell table:style-name="ce37" table:formula="of:=IFERROR(VLOOKUP([.A35];[cost.$A$1:.$E$46];5;0);0)" office:value-type="float" office:value="14" calcext:value-type="float">
            <text:p>14</text:p>
          </table:table-cell>
          <table:table-cell table:style-name="ce8" office:value-type="string" calcext:value-type="string">
            <text:p>・・・・・・・</text:p>
            <text:p>・・○・○・・</text:p>
            <text:p>・○・・・○・</text:p>
            <text:p>・・・瑪・・・</text:p>
            <text:p>・○・・・○・</text:p>
            <text:p>・・○・○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根</text:p>
          </table:table-cell>
          <table:table-cell table:style-name="ce8" office:value-type="string" calcext:value-type="string">
            <text:p>コーン</text:p>
          </table:table-cell>
          <table:table-cell table:style-name="ce8" office:value-type="string" calcext:value-type="string">
            <text:p>Δ根</text:p>
          </table:table-cell>
          <table:table-cell table:style-name="ce8" office:value-type="string" calcext:value-type="string">
            <text:p>マークルック</text:p>
          </table:table-cell>
          <table:table-cell table:style-name="ce8" office:value-type="string" calcext:value-type="string">
            <text:p>象</text:p>
          </table:table-cell>
          <table:table-cell table:style-name="ce8"/>
          <table:table-cell table:style-name="ce37" table:formula="of:=IFERROR(VLOOKUP([.A36];[cost.$A$1:.$E$46];5;0);0)" office:value-type="float" office:value="10" calcext:value-type="float">
            <text:p>10</text:p>
          </table:table-cell>
          <table:table-cell table:style-name="ce8" office:value-type="string" calcext:value-type="string">
            <text:p>・・・・・・・</text:p>
            <text:p>・・・・・・・</text:p>
            <text:p>・・○○○・・</text:p>
            <text:p>・・・根・・・</text:p>
            <text:p>・・○・○・・</text:p>
            <text:p>・・・・・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船</text:p>
          </table:table-cell>
          <table:table-cell table:style-name="ce8" office:value-type="string" calcext:value-type="string">
            <text:p>ルアー</text:p>
          </table:table-cell>
          <table:table-cell table:style-name="ce8" office:value-type="string" calcext:value-type="string">
            <text:p>⯊船</text:p>
          </table:table-cell>
          <table:table-cell table:style-name="ce8" office:value-type="string" calcext:value-type="string">
            <text:p>マークルック</text:p>
          </table:table-cell>
          <table:table-cell table:style-name="ce8" office:value-type="string" calcext:value-type="string">
            <text:p>車</text:p>
          </table:table-cell>
          <table:table-cell table:style-name="ce8"/>
          <table:table-cell table:style-name="ce37" table:formula="of:=IFERROR(VLOOKUP([.A37];[cost.$A$1:.$E$46];5;0);0)" office:value-type="float" office:value="20" calcext:value-type="float">
            <text:p>20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───船───</text:p>
            <text:p>・・・│・・・</text:p>
            <text:p>・・・│・・・</text:p>
            <text:p>・・・│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種</text:p>
          </table:table-cell>
          <table:table-cell table:style-name="ce8" office:value-type="string" calcext:value-type="string">
            <text:p>メット</text:p>
          </table:table-cell>
          <table:table-cell table:style-name="ce8" office:value-type="string" calcext:value-type="string">
            <text:p>▴種</text:p>
          </table:table-cell>
          <table:table-cell table:style-name="ce8"/>
          <table:table-cell table:style-name="ce8" office:value-type="string" calcext:value-type="string">
            <text:p>将</text:p>
          </table:table-cell>
          <table:table-cell table:style-name="ce8"/>
          <table:table-cell table:style-name="ce37" table:formula="of:=IFERROR(VLOOKUP([.A38];[cost.$A$1:.$E$46];5;0);0)" office:value-type="float" office:value="7" calcext:value-type="float">
            <text:p>7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種・・・</text:p>
            <text:p>・・○・○・・</text:p>
            <text:p>・・・・・・・</text:p>
            <text:p>・・・・・・・</text:p>
          </table:table-cell>
          <table:table-cell table:style-name="ce23"/>
          <table:table-cell table:style-name="ce8" office:value-type="string" calcext:value-type="string">
            <text:p>・・・・・・・</text:p>
            <text:p>・・・○・・・</text:p>
            <text:p>・・・・・・・</text:p>
            <text:p>・・・種・・・</text:p>
            <text:p>・・・・・・・</text:p>
            <text:p>・・・・・・・</text:p>
            <text:p>・・・・・・・</text:p>
          </table:table-cell>
          <table:table-cell table:style-name="ce23" table:number-columns-repeated="3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君</text:p>
          </table:table-cell>
          <table:table-cell table:style-name="ce8" office:value-type="string" calcext:value-type="string">
            <text:p>クン</text:p>
          </table:table-cell>
          <table:table-cell table:style-name="ce8" office:value-type="string" calcext:value-type="string">
            <text:p>▲君</text:p>
          </table:table-cell>
          <table:table-cell table:style-name="ce8" office:value-type="string" calcext:value-type="string">
            <text:p>マークルック</text:p>
          </table:table-cell>
          <table:table-cell table:style-name="ce8" office:value-type="string" calcext:value-type="string">
            <text:p>王</text:p>
          </table:table-cell>
          <table:table-cell table:style-name="ce8" office:value-type="string" calcext:value-type="string">
            <text:p>引き分け規定</text:p>
          </table:table-cell>
          <table:table-cell table:style-name="ce37" table:formula="of:=IFERROR(VLOOKUP([.A39];[cost.$A$1:.$E$46];5;0);0)" office:value-type="float" office:value="0" calcext:value-type="float">
            <text:p>0</text:p>
          </table:table-cell>
          <table:table-cell table:style-name="ce8" office:value-type="string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公</text:p>
          </table:table-cell>
          <table:table-cell table:style-name="ce8" table:formula="of:=[.B39]&amp;&quot;&quot;" office:value-type="string" office:string-value="クン" calcext:value-type="string">
            <text:p>クン</text:p>
          </table:table-cell>
          <table:table-cell table:style-name="ce8" office:value-type="string" calcext:value-type="string">
            <text:p>△君</text:p>
          </table:table-cell>
          <table:table-cell table:style-name="ce8" table:formula="of:=[.D39]&amp;&quot;&quot;" office:value-type="string" office:string-value="マークルック" calcext:value-type="string">
            <text:p>マークルック</text:p>
          </table:table-cell>
          <table:table-cell table:style-name="ce8" table:formula="of:=[.E39]&amp;&quot;&quot;" office:value-type="string" office:string-value="王" calcext:value-type="string">
            <text:p>王</text:p>
          </table:table-cell>
          <table:table-cell table:style-name="ce8" table:formula="of:=[.F39]&amp;&quot;&quot;" office:value-type="string" office:string-value="引き分け規定" calcext:value-type="string">
            <text:p>引き分け規定</text:p>
          </table:table-cell>
          <table:table-cell table:style-name="ce37" table:formula="of:=[.G39]&amp;&quot;&quot;" office:value-type="string" office:string-value="0" calcext:value-type="string">
            <text:p>0</text:p>
          </table:table-cell>
          <table:table-cell table:style-name="ce8" table:formula="of:=[.H39]&amp;&quot;&quot;" office:value-type="string" office:string-value="・・・・・・・&#10;・・・・・・・&#10;・・○○○・・&#10;・・○君○・・&#10;・・○○○・・&#10;・・・・・・・&#10;・・・・・・・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style-name="ce8" table:formula="of:=[.I39]&amp;&quot;&quot;">
            <text:p/>
          </table:table-cell>
          <table:table-cell table:style-name="ce8" table:formula="of:=[.J39]&amp;&quot;&quot;">
            <text:p/>
          </table:table-cell>
          <table:table-cell table:style-name="ce8" table:formula="of:=[.K39]&amp;&quot;&quot;">
            <text:p/>
          </table:table-cell>
          <table:table-cell table:style-name="ce8"/>
          <table:table-cell table:style-name="ce23" office:value-type="string" calcext:value-type="string">
            <text:p>君</text:p>
          </table:table-cell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火</text:p>
          </table:table-cell>
          <table:table-cell table:style-name="ce8" office:value-type="string" calcext:value-type="string">
            <text:p>パダーティ</text:p>
          </table:table-cell>
          <table:table-cell table:style-name="ce8" office:value-type="string" calcext:value-type="string">
            <text:p>🗡人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兵</text:p>
          </table:table-cell>
          <table:table-cell table:style-name="ce8"/>
          <table:table-cell table:style-name="ce37"/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火・・・</text:p>
            <text:p>・・・・・・・</text:p>
            <text:p>・・・・・・・</text:p>
            <text:p>・・・・・・・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火・・・</text:p>
            <text:p>・・・・・・・</text:p>
            <text:p>・・・・・・・</text:p>
            <text:p>・・・・・・・</text:p>
          </table:table-cell>
          <table:table-cell table:style-name="ce8"/>
          <table:table-cell table:style-name="ce54"/>
          <table:table-cell table:style-name="ce8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天</text:p>
          </table:table-cell>
          <table:table-cell table:style-name="ce8" office:value-type="string" calcext:value-type="string">
            <text:p>パダーティ</text:p>
          </table:table-cell>
          <table:table-cell table:style-name="ce8" office:value-type="string" calcext:value-type="string">
            <text:p>🗡人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兵</text:p>
          </table:table-cell>
          <table:table-cell table:style-name="ce8"/>
          <table:table-cell table:style-name="ce37"/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天・・・</text:p>
            <text:p>・・・・・・・</text:p>
            <text:p>・・・・・・・</text:p>
            <text:p>・・・・・・・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天・・・</text:p>
            <text:p>・・・・・・・</text:p>
            <text:p>・・・・・・・</text:p>
            <text:p>・・・・・・・</text:p>
          </table:table-cell>
          <table:table-cell table:style-name="ce8" table:number-columns-repeated="3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夭</text:p>
          </table:table-cell>
          <table:table-cell table:style-name="ce8" office:value-type="string" calcext:value-type="string">
            <text:p>パダーティ</text:p>
          </table:table-cell>
          <table:table-cell table:style-name="ce8" office:value-type="string" calcext:value-type="string">
            <text:p>🗡人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兵</text:p>
          </table:table-cell>
          <table:table-cell table:style-name="ce8"/>
          <table:table-cell table:style-name="ce37"/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夭・・・</text:p>
            <text:p>・・・・・・・</text:p>
            <text:p>・・・・・・・</text:p>
            <text:p>・・・・・・・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夭・・・</text:p>
            <text:p>・・・・・・・</text:p>
            <text:p>・・・・・・・</text:p>
            <text:p>・・・・・・・</text:p>
          </table:table-cell>
          <table:table-cell table:style-name="ce8" table:number-columns-repeated="3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木</text:p>
          </table:table-cell>
          <table:table-cell table:style-name="ce8" office:value-type="string" calcext:value-type="string">
            <text:p>パダーティ</text:p>
          </table:table-cell>
          <table:table-cell table:style-name="ce8" office:value-type="string" calcext:value-type="string">
            <text:p>🗡人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兵</text:p>
          </table:table-cell>
          <table:table-cell table:style-name="ce8"/>
          <table:table-cell table:style-name="ce37"/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木・・・</text:p>
            <text:p>・・・・・・・</text:p>
            <text:p>・・・・・・・</text:p>
            <text:p>・・・・・・・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木・・・</text:p>
            <text:p>・・・・・・・</text:p>
            <text:p>・・・・・・・</text:p>
            <text:p>・・・・・・・</text:p>
          </table:table-cell>
          <table:table-cell table:style-name="ce8" table:number-columns-repeated="3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禾</text:p>
          </table:table-cell>
          <table:table-cell table:style-name="ce8" office:value-type="string" calcext:value-type="string">
            <text:p>パダーティ</text:p>
          </table:table-cell>
          <table:table-cell table:style-name="ce8" office:value-type="string" calcext:value-type="string">
            <text:p>🗡人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兵</text:p>
          </table:table-cell>
          <table:table-cell table:style-name="ce8"/>
          <table:table-cell table:style-name="ce37"/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禾・・・</text:p>
            <text:p>・・・・・・・</text:p>
            <text:p>・・・・・・・</text:p>
            <text:p>・・・・・・・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禾・・・</text:p>
            <text:p>・・・・・・・</text:p>
            <text:p>・・・・・・・</text:p>
            <text:p>・・・・・・・</text:p>
          </table:table-cell>
          <table:table-cell table:style-name="ce8" table:number-columns-repeated="3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大</text:p>
          </table:table-cell>
          <table:table-cell table:style-name="ce8" office:value-type="string" calcext:value-type="string">
            <text:p>パダーティ</text:p>
          </table:table-cell>
          <table:table-cell table:style-name="ce8" office:value-type="string" calcext:value-type="string">
            <text:p>🗡人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兵</text:p>
          </table:table-cell>
          <table:table-cell table:style-name="ce8"/>
          <table:table-cell table:style-name="ce37"/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大・・・</text:p>
            <text:p>・・・・・・・</text:p>
            <text:p>・・・・・・・</text:p>
            <text:p>・・・・・・・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大・・・</text:p>
            <text:p>・・・・・・・</text:p>
            <text:p>・・・・・・・</text:p>
            <text:p>・・・・・・・</text:p>
          </table:table-cell>
          <table:table-cell table:style-name="ce8" table:number-columns-repeated="3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人</text:p>
          </table:table-cell>
          <table:table-cell table:style-name="ce8" office:value-type="string" calcext:value-type="string">
            <text:p>パダーティ</text:p>
          </table:table-cell>
          <table:table-cell table:style-name="ce8" office:value-type="string" calcext:value-type="string">
            <text:p>🗡人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兵</text:p>
          </table:table-cell>
          <table:table-cell table:style-name="ce8"/>
          <table:table-cell table:style-name="ce37"/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人・・・</text:p>
            <text:p>・・・・・・・</text:p>
            <text:p>・・・・・・・</text:p>
            <text:p>・・・・・・・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人・・・</text:p>
            <text:p>・・・・・・・</text:p>
            <text:p>・・・・・・・</text:p>
            <text:p>・・・・・・・</text:p>
          </table:table-cell>
          <table:table-cell table:style-name="ce8" table:number-columns-repeated="3"/>
          <table:table-cell table:style-name="ce23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午</text:p>
          </table:table-cell>
          <table:table-cell table:style-name="ce8" office:value-type="string" calcext:value-type="string">
            <text:p>アシュワ</text:p>
          </table:table-cell>
          <table:table-cell table:style-name="ce8" office:value-type="string" calcext:value-type="string">
            <text:p>🐎午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馬</text:p>
          </table:table-cell>
          <table:table-cell table:style-name="ce8"/>
          <table:table-cell table:style-name="ce37" table:formula="of:=IFERROR(VLOOKUP([.A48];[cost.$A$1:.$E$46];5;0);0)" office:value-type="float" office:value="14" calcext:value-type="float">
            <text:p>14</text:p>
          </table:table-cell>
          <table:table-cell table:style-name="ce8" office:value-type="string" calcext:value-type="string">
            <text:p>・・・・・・・</text:p>
            <text:p>・・○・○・・</text:p>
            <text:p>・○・・・○・</text:p>
            <text:p>・・・午・・・</text:p>
            <text:p>・○・・・○・</text:p>
            <text:p>・・○・○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像</text:p>
          </table:table-cell>
          <table:table-cell table:style-name="ce8" office:value-type="string" calcext:value-type="string">
            <text:p>ガジャ</text:p>
          </table:table-cell>
          <table:table-cell table:style-name="ce8" office:value-type="string" calcext:value-type="string">
            <text:p>🐘像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象</text:p>
          </table:table-cell>
          <table:table-cell table:style-name="ce8"/>
          <table:table-cell table:style-name="ce37" table:formula="of:=IFERROR(VLOOKUP([.A49];[cost.$A$1:.$E$46];5;0);0)" office:value-type="float" office:value="10" calcext:value-type="float">
            <text:p>10</text:p>
          </table:table-cell>
          <table:table-cell table:style-name="ce8" office:value-type="string" calcext:value-type="string">
            <text:p>・・・・・・・</text:p>
            <text:p><text:span text:style-name="T2">・○・・・○</text:span>・</text:p>
            <text:p>・・・・・・・</text:p>
            <text:p>・・・像・・・</text:p>
            <text:p>・・・・・・・</text:p>
            <text:p><text:span text:style-name="T2">・○・・・○</text:span>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舟</text:p>
          </table:table-cell>
          <table:table-cell table:style-name="ce8" office:value-type="string" calcext:value-type="string">
            <text:p>ローカ</text:p>
          </table:table-cell>
          <table:table-cell table:style-name="ce8" office:value-type="string" calcext:value-type="string">
            <text:p>⛵舟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象</text:p>
          </table:table-cell>
          <table:table-cell table:style-name="ce8"/>
          <table:table-cell table:style-name="ce37" table:formula="of:=IFERROR(VLOOKUP([.A50];[cost.$A$1:.$E$46];5;0);0)" office:value-type="float" office:value="10" calcext:value-type="float">
            <text:p>10</text:p>
          </table:table-cell>
          <table:table-cell table:style-name="ce8" office:value-type="string" calcext:value-type="string">
            <text:p>・・・・・・・</text:p>
            <text:p><text:span text:style-name="T2">・○・・・○</text:span>・</text:p>
            <text:p>・・・・・・・</text:p>
            <text:p>・・・舟・・・</text:p>
            <text:p>・・・・・・・</text:p>
            <text:p><text:span text:style-name="T2">・○・・・○</text:span>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戦</text:p>
          </table:table-cell>
          <table:table-cell table:style-name="ce8" office:value-type="string" calcext:value-type="string">
            <text:p>ラタ</text:p>
          </table:table-cell>
          <table:table-cell table:style-name="ce8" office:value-type="string" calcext:value-type="string">
            <text:p>🛞戦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車</text:p>
          </table:table-cell>
          <table:table-cell table:style-name="ce8"/>
          <table:table-cell table:style-name="ce37" table:formula="of:=IFERROR(VLOOKUP([.A51];[cost.$A$1:.$E$46];5;0);0)" office:value-type="float" office:value="20" calcext:value-type="float">
            <text:p>20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───戦───</text:p>
            <text:p>・・・│・・・</text:p>
            <text:p>・・・│・・・</text:p>
            <text:p>・・・│・・・</text:p>
          </table:table-cell>
          <table:table-cell table:style-name="ce23" table:number-columns-repeated="4"/>
          <table:table-cell table:style-name="Default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豕</text:p>
          </table:table-cell>
          <table:table-cell table:style-name="ce8" office:value-type="string" calcext:value-type="string">
            <text:p>ハスティー</text:p>
          </table:table-cell>
          <table:table-cell table:style-name="ce8" office:value-type="string" calcext:value-type="string">
            <text:p>🐘豕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車</text:p>
          </table:table-cell>
          <table:table-cell table:style-name="ce8"/>
          <table:table-cell table:style-name="ce37" table:formula="of:=IFERROR(VLOOKUP([.A52];[cost.$A$1:.$E$46];5;0);0)" office:value-type="float" office:value="20" calcext:value-type="float">
            <text:p>20</text:p>
          </table:table-cell>
          <table:table-cell table:style-name="ce8" office:value-type="string" calcext:value-type="string">
            <text:p>・・・│・・・</text:p>
            <text:p>・・・│・・・</text:p>
            <text:p>・・・│・・・</text:p>
            <text:p>───豕───</text:p>
            <text:p>・・・│・・・</text:p>
            <text:p>・・・│・・・</text:p>
            <text:p>・・・│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臣</text:p>
          </table:table-cell>
          <table:table-cell table:style-name="ce8" office:value-type="string" calcext:value-type="string">
            <text:p>マントリ</text:p>
          </table:table-cell>
          <table:table-cell table:style-name="ce8" office:value-type="string" calcext:value-type="string">
            <text:p>⚔臣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将</text:p>
          </table:table-cell>
          <table:table-cell table:style-name="ce8"/>
          <table:table-cell table:style-name="ce37" table:formula="of:=IFERROR(VLOOKUP([.A53];[cost.$A$1:.$E$46];5;0);0)" office:value-type="float" office:value="7" calcext:value-type="float">
            <text:p>7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臣・・・</text:p>
            <text:p>・・○・○・・</text:p>
            <text:p>・・・・・・・</text:p>
            <text:p>・・・・・・・</text:p>
          </table:table-cell>
          <table:table-cell table:style-name="ce23"/>
          <table:table-cell table:style-name="ce8"/>
          <table:table-cell table:style-name="ce23" table:number-columns-repeated="3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主</text:p>
          </table:table-cell>
          <table:table-cell table:style-name="ce8" office:value-type="string" calcext:value-type="string">
            <text:p>ラージャ</text:p>
          </table:table-cell>
          <table:table-cell table:style-name="ce8" office:value-type="string" calcext:value-type="string">
            <text:p>👑主</text:p>
          </table:table-cell>
          <table:table-cell table:style-name="ce8" office:value-type="string" calcext:value-type="string">
            <text:p>チャトランガ</text:p>
          </table:table-cell>
          <table:table-cell table:style-name="ce8" office:value-type="string" calcext:value-type="string">
            <text:p>王</text:p>
          </table:table-cell>
          <table:table-cell table:style-name="ce8"/>
          <table:table-cell table:style-name="ce37" table:formula="of:=IFERROR(VLOOKUP([.A54];[cost.$A$1:.$E$46];5;0);0)" office:value-type="float" office:value="0" calcext:value-type="float">
            <text:p>0</text:p>
          </table:table-cell>
          <table:table-cell table:style-name="ce8" office:value-type="string" calcext:value-type="string">
            <text:p>・・・・・・・</text:p>
            <text:p>・・・・・・・</text:p>
            <text:p>・・○○○・・</text:p>
            <text:p>・・○主○・・</text:p>
            <text:p>・・○○○・・</text:p>
            <text:p>・・・・・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ひ</text:p>
          </table:table-cell>
          <table:table-cell table:style-name="ce8" office:value-type="string" calcext:value-type="string">
            <text:p>ひよこ</text:p>
          </table:table-cell>
          <table:table-cell table:style-name="ce8" office:value-type="string" calcext:value-type="string">
            <text:p>🐤ひ</text:p>
          </table:table-cell>
          <table:table-cell table:style-name="ce8" office:value-type="string" calcext:value-type="string">
            <text:p>どうぶつしょうぎ</text:p>
          </table:table-cell>
          <table:table-cell table:style-name="ce8" office:value-type="string" calcext:value-type="string">
            <text:p>兵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55];[cost.$A$1:.$E$46];5;0);0)" office:value-type="float" office:value="2" calcext:value-type="float">
            <text:p>2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・ひ・・・</text:p>
            <text:p>・・・・・・・</text:p>
            <text:p>・・・・・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ぞ</text:p>
          </table:table-cell>
          <table:table-cell table:style-name="ce8" office:value-type="string" calcext:value-type="string">
            <text:p>ぞう</text:p>
          </table:table-cell>
          <table:table-cell table:style-name="ce8" office:value-type="string" calcext:value-type="string">
            <text:p>🐘ぞ</text:p>
          </table:table-cell>
          <table:table-cell table:style-name="ce8" office:value-type="string" calcext:value-type="string">
            <text:p>どうぶつしょうぎ</text:p>
          </table:table-cell>
          <table:table-cell table:style-name="ce8" office:value-type="string" calcext:value-type="string">
            <text:p>象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56];[cost.$A$1:.$E$46];5;0);0)" office:value-type="float" office:value="7" calcext:value-type="float">
            <text:p>7</text:p>
          </table:table-cell>
          <table:table-cell table:style-name="ce8" office:value-type="string" calcext:value-type="string">
            <text:p>・・・・・・・</text:p>
            <text:p>・・・・・・・</text:p>
            <text:p>・・○・○・・</text:p>
            <text:p>・・・ぞ・・・</text:p>
            <text:p>・・○・○・・</text:p>
            <text:p>・・・・・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き</text:p>
          </table:table-cell>
          <table:table-cell table:style-name="ce8" office:value-type="string" calcext:value-type="string">
            <text:p>きりん</text:p>
          </table:table-cell>
          <table:table-cell table:style-name="ce8" office:value-type="string" calcext:value-type="string">
            <text:p>🦒き</text:p>
          </table:table-cell>
          <table:table-cell table:style-name="ce8" office:value-type="string" calcext:value-type="string">
            <text:p>どうぶつしょうぎ</text:p>
          </table:table-cell>
          <table:table-cell table:style-name="ce8" office:value-type="string" calcext:value-type="string">
            <text:p>車</text:p>
          </table:table-cell>
          <table:table-cell table:style-name="ce8" office:value-type="string" calcext:value-type="string">
            <text:p>捕縛</text:p>
          </table:table-cell>
          <table:table-cell table:style-name="ce37" table:formula="of:=IFERROR(VLOOKUP([.A57];[cost.$A$1:.$E$46];5;0);0)" office:value-type="float" office:value="7" calcext:value-type="float">
            <text:p>7</text:p>
          </table:table-cell>
          <table:table-cell table:style-name="ce8" office:value-type="string" calcext:value-type="string">
            <text:p>・・・・・・・</text:p>
            <text:p>・・・・・・・</text:p>
            <text:p>・・・○・・・</text:p>
            <text:p>・・〇き〇・・</text:p>
            <text:p>・・・○・・・</text:p>
            <text:p>・・・・・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8" office:value-type="string" calcext:value-type="string">
            <text:p>ラ</text:p>
          </table:table-cell>
          <table:table-cell table:style-name="ce8" office:value-type="string" calcext:value-type="string">
            <text:p>ライオン</text:p>
          </table:table-cell>
          <table:table-cell table:style-name="ce8" office:value-type="string" calcext:value-type="string">
            <text:p>🦁ラ</text:p>
          </table:table-cell>
          <table:table-cell table:style-name="ce8" office:value-type="string" calcext:value-type="string">
            <text:p>どうぶつしょうぎ</text:p>
          </table:table-cell>
          <table:table-cell table:style-name="ce8" office:value-type="string" calcext:value-type="string">
            <text:p>王</text:p>
          </table:table-cell>
          <table:table-cell table:style-name="ce8" office:value-type="string" calcext:value-type="string">
            <text:p>捕縛</text:p>
            <text:p>ルール緩和</text:p>
          </table:table-cell>
          <table:table-cell table:style-name="ce37" table:formula="of:=IFERROR(VLOOKUP([.A58];[cost.$A$1:.$E$46];5;0);0)" office:value-type="float" office:value="0" calcext:value-type="float">
            <text:p>0</text:p>
          </table:table-cell>
          <table:table-cell table:style-name="ce8" office:value-type="string" calcext:value-type="string">
            <text:p>・・・・・・・</text:p>
            <text:p>・・・・・・・</text:p>
            <text:p>・・○○○・・</text:p>
            <text:p>・・○ラ○・・</text:p>
            <text:p>・・○○○・・</text:p>
            <text:p>・・・・・・・</text:p>
            <text:p>・・・・・・・</text:p>
          </table:table-cell>
          <table:table-cell table:style-name="ce23" table:number-columns-repeated="5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9" office:value-type="string" calcext:value-type="string">
            <text:p>と</text:p>
          </table:table-cell>
          <table:table-cell table:style-name="ce9" office:value-type="string" calcext:value-type="string">
            <text:p>と金</text:p>
          </table:table-cell>
          <table:table-cell table:style-name="ce9" office:value-type="string" calcext:value-type="string">
            <text:p>と</text:p>
          </table:table-cell>
          <table:table-cell table:style-name="ce9" office:value-type="string" calcext:value-type="string">
            <text:p>将棋</text:p>
          </table:table-cell>
          <table:table-cell table:style-name="ce36" office:value-type="string" calcext:value-type="string">
            <text:p>成</text:p>
          </table:table-cell>
          <table:table-cell table:style-name="ce9" office:value-type="string" calcext:value-type="string">
            <text:p>捕縛</text:p>
          </table:table-cell>
          <table:table-cell table:style-name="ce38" table:formula="of:=IFERROR(VLOOKUP([.A59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○○○・・</text:p>
            <text:p>・・○と○・・</text:p>
            <text:p>・・・○・・・</text:p>
            <text:p>・・・・・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歩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9" office:value-type="string" calcext:value-type="string">
            <text:p>杏</text:p>
          </table:table-cell>
          <table:table-cell table:style-name="ce9" office:value-type="string" calcext:value-type="string">
            <text:p>成香</text:p>
          </table:table-cell>
          <table:table-cell table:style-name="ce9" office:value-type="string" calcext:value-type="string">
            <text:p>仝</text:p>
          </table:table-cell>
          <table:table-cell table:style-name="ce9" office:value-type="string" calcext:value-type="string">
            <text:p>将棋</text:p>
          </table:table-cell>
          <table:table-cell table:style-name="ce36" office:value-type="string" calcext:value-type="string">
            <text:p>成</text:p>
          </table:table-cell>
          <table:table-cell table:style-name="ce9" office:value-type="string" calcext:value-type="string">
            <text:p>捕縛</text:p>
          </table:table-cell>
          <table:table-cell table:style-name="ce38" table:formula="of:=IFERROR(VLOOKUP([.A60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○○○・・</text:p>
            <text:p>・・○杏○・・</text:p>
            <text:p>・・・○・・・</text:p>
            <text:p>・・・・・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香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9" office:value-type="string" calcext:value-type="string">
            <text:p>圭</text:p>
          </table:table-cell>
          <table:table-cell table:style-name="ce9" office:value-type="string" calcext:value-type="string">
            <text:p>成桂</text:p>
          </table:table-cell>
          <table:table-cell table:style-name="ce9" office:value-type="string" calcext:value-type="string">
            <text:p>今</text:p>
          </table:table-cell>
          <table:table-cell table:style-name="ce9" office:value-type="string" calcext:value-type="string">
            <text:p>将棋</text:p>
          </table:table-cell>
          <table:table-cell table:style-name="ce36" office:value-type="string" calcext:value-type="string">
            <text:p>成</text:p>
          </table:table-cell>
          <table:table-cell table:style-name="ce9" office:value-type="string" calcext:value-type="string">
            <text:p>捕縛</text:p>
          </table:table-cell>
          <table:table-cell table:style-name="ce38" table:formula="of:=IFERROR(VLOOKUP([.A61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○○○・・</text:p>
            <text:p>・・○圭○・・</text:p>
            <text:p>・・・○・・・</text:p>
            <text:p>・・・・・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桂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9" office:value-type="string" calcext:value-type="string">
            <text:p>全</text:p>
          </table:table-cell>
          <table:table-cell table:style-name="ce9" office:value-type="string" calcext:value-type="string">
            <text:p>成銀</text:p>
          </table:table-cell>
          <table:table-cell table:style-name="ce9" office:value-type="string" calcext:value-type="string">
            <text:p>全</text:p>
          </table:table-cell>
          <table:table-cell table:style-name="ce9" office:value-type="string" calcext:value-type="string">
            <text:p>将棋</text:p>
          </table:table-cell>
          <table:table-cell table:style-name="ce36" office:value-type="string" calcext:value-type="string">
            <text:p>成</text:p>
          </table:table-cell>
          <table:table-cell table:style-name="ce9" office:value-type="string" calcext:value-type="string">
            <text:p>捕縛</text:p>
          </table:table-cell>
          <table:table-cell table:style-name="ce38" table:formula="of:=IFERROR(VLOOKUP([.A62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○○○・・</text:p>
            <text:p>・・○全○・・</text:p>
            <text:p>・・・○・・・</text:p>
            <text:p>・・・・・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銀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9" office:value-type="string" calcext:value-type="string">
            <text:p>馬</text:p>
          </table:table-cell>
          <table:table-cell table:number-columns-repeated="2" table:style-name="ce9" office:value-type="string" calcext:value-type="string">
            <text:p>龍馬</text:p>
          </table:table-cell>
          <table:table-cell table:style-name="ce9" office:value-type="string" calcext:value-type="string">
            <text:p>将棋</text:p>
          </table:table-cell>
          <table:table-cell table:style-name="ce36" office:value-type="string" calcext:value-type="string">
            <text:p>成</text:p>
          </table:table-cell>
          <table:table-cell table:style-name="ce9" office:value-type="string" calcext:value-type="string">
            <text:p>捕縛</text:p>
          </table:table-cell>
          <table:table-cell table:style-name="ce38" table:formula="of:=IFERROR(VLOOKUP([.A63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＼・・・・・／</text:p>
            <text:p>・＼・・・／・</text:p>
            <text:p>・・＼○／・・</text:p>
            <text:p>・・○馬○・・</text:p>
            <text:p>・・／○＼・・</text:p>
            <text:p>・／・・・＼・</text:p>
            <text:p>／・・・・・＼</text:p>
          </table:table-cell>
          <table:table-cell table:style-name="ce36" table:number-columns-repeated="3"/>
          <table:table-cell table:style-name="ce36" office:value-type="string" calcext:value-type="string">
            <text:p>角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9" office:value-type="string" calcext:value-type="string">
            <text:p>竜</text:p>
          </table:table-cell>
          <table:table-cell table:number-columns-repeated="2" table:style-name="ce9" office:value-type="string" calcext:value-type="string">
            <text:p>龍王</text:p>
          </table:table-cell>
          <table:table-cell table:style-name="ce9" office:value-type="string" calcext:value-type="string">
            <text:p>将棋</text:p>
          </table:table-cell>
          <table:table-cell table:style-name="ce36" office:value-type="string" calcext:value-type="string">
            <text:p>成</text:p>
          </table:table-cell>
          <table:table-cell table:style-name="ce9" office:value-type="string" calcext:value-type="string">
            <text:p>捕縛</text:p>
          </table:table-cell>
          <table:table-cell table:style-name="ce38" table:formula="of:=IFERROR(VLOOKUP([.A64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│・・・</text:p>
            <text:p>・・・│・・・</text:p>
            <text:p>・・○│○・・</text:p>
            <text:p>───竜───</text:p>
            <text:p>・・○│○・・</text:p>
            <text:p>・・・│・・・</text:p>
            <text:p>・・・│・・・</text:p>
          </table:table-cell>
          <table:table-cell table:style-name="ce36" table:number-columns-repeated="3"/>
          <table:table-cell table:style-name="ce36" office:value-type="string" calcext:value-type="string">
            <text:p>飛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9" office:value-type="string" calcext:value-type="string">
            <text:p>妃</text:p>
          </table:table-cell>
          <table:table-cell table:style-name="ce9" office:value-type="string" calcext:value-type="string">
            <text:p>Pクイーン</text:p>
          </table:table-cell>
          <table:table-cell table:style-name="ce36" office:value-type="string" calcext:value-type="string">
            <text:p>♕妃</text:p>
          </table:table-cell>
          <table:table-cell table:style-name="ce9" office:value-type="string" calcext:value-type="string">
            <text:p>チェス</text:p>
          </table:table-cell>
          <table:table-cell table:style-name="ce36" office:value-type="string" calcext:value-type="string">
            <text:p>成</text:p>
          </table:table-cell>
          <table:table-cell table:style-name="ce36"/>
          <table:table-cell table:style-name="ce38" table:formula="of:=IFERROR(VLOOKUP([.A65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＼・・│・・／</text:p>
            <text:p>・＼・│・／・</text:p>
            <text:p>・・＼│／・・</text:p>
            <text:p>───妃───</text:p>
            <text:p>・・／│＼・・</text:p>
            <text:p>・／・│・＼・</text:p>
            <text:p>／・・│・・＼</text:p>
          </table:table-cell>
          <table:table-cell table:style-name="ce36" table:number-columns-repeated="3"/>
          <table:table-cell table:style-name="ce36" office:value-type="string" calcext:value-type="string">
            <text:p>兵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9" office:value-type="string" calcext:value-type="string">
            <text:p>騏</text:p>
          </table:table-cell>
          <table:table-cell table:style-name="ce9" office:value-type="string" calcext:value-type="string">
            <text:p>Pナイト</text:p>
          </table:table-cell>
          <table:table-cell table:style-name="ce9" office:value-type="string" calcext:value-type="string">
            <text:p>♘騏</text:p>
          </table:table-cell>
          <table:table-cell table:style-name="ce9" office:value-type="string" calcext:value-type="string">
            <text:p>チェス</text:p>
          </table:table-cell>
          <table:table-cell table:style-name="ce36" office:value-type="string" calcext:value-type="string">
            <text:p>成</text:p>
          </table:table-cell>
          <table:table-cell table:style-name="ce36"/>
          <table:table-cell table:style-name="ce38" table:formula="of:=IFERROR(VLOOKUP([.A66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○・○・・</text:p>
            <text:p>・○・・・○・</text:p>
            <text:p>・・・騏・・・</text:p>
            <text:p>・○・・・○・</text:p>
            <text:p>・・○・○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兵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9" office:value-type="string" calcext:value-type="string">
            <text:p>僧</text:p>
          </table:table-cell>
          <table:table-cell table:style-name="ce9" office:value-type="string" calcext:value-type="string">
            <text:p>Pビショップ</text:p>
          </table:table-cell>
          <table:table-cell table:style-name="ce9" office:value-type="string" calcext:value-type="string">
            <text:p>♗僧</text:p>
          </table:table-cell>
          <table:table-cell table:style-name="ce9" office:value-type="string" calcext:value-type="string">
            <text:p>チェス</text:p>
          </table:table-cell>
          <table:table-cell table:style-name="ce36" office:value-type="string" calcext:value-type="string">
            <text:p>成</text:p>
          </table:table-cell>
          <table:table-cell table:style-name="ce36"/>
          <table:table-cell table:style-name="ce38" table:formula="of:=IFERROR(VLOOKUP([.A67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＼・・・・・／</text:p>
            <text:p>・＼・・・／・</text:p>
            <text:p>・・＼・／・・</text:p>
            <text:p>・・・妃・・・</text:p>
            <text:p>・・／・＼・・</text:p>
            <text:p>・／・・・＼・</text:p>
            <text:p>／・・・・・＼</text:p>
          </table:table-cell>
          <table:table-cell table:style-name="ce36" table:number-columns-repeated="3"/>
          <table:table-cell table:style-name="ce36" office:value-type="string" calcext:value-type="string">
            <text:p>兵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9" office:value-type="string" calcext:value-type="string">
            <text:p>城</text:p>
          </table:table-cell>
          <table:table-cell table:style-name="ce9" office:value-type="string" calcext:value-type="string">
            <text:p>Pルーク</text:p>
          </table:table-cell>
          <table:table-cell table:style-name="ce36" office:value-type="string" calcext:value-type="string">
            <text:p>♖城</text:p>
          </table:table-cell>
          <table:table-cell table:style-name="ce9" office:value-type="string" calcext:value-type="string">
            <text:p>チェス</text:p>
          </table:table-cell>
          <table:table-cell table:style-name="ce36" office:value-type="string" calcext:value-type="string">
            <text:p>成</text:p>
          </table:table-cell>
          <table:table-cell table:style-name="ce36"/>
          <table:table-cell table:style-name="ce38" table:formula="of:=IFERROR(VLOOKUP([.A68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│・・・</text:p>
            <text:p>・・・│・・・</text:p>
            <text:p>・・・│・・・</text:p>
            <text:p>───妃───</text:p>
            <text:p>・・・│・・・</text:p>
            <text:p>・・・│・・・</text:p>
            <text:p>・・・│・・・</text:p>
          </table:table-cell>
          <table:table-cell table:style-name="ce36" table:number-columns-repeated="3"/>
          <table:table-cell table:style-name="ce36" office:value-type="string" calcext:value-type="string">
            <text:p>兵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9" office:value-type="string" calcext:value-type="string">
            <text:p>率</text:p>
          </table:table-cell>
          <table:table-cell table:style-name="ce9" office:value-type="string" calcext:value-type="string">
            <text:p>成兵</text:p>
          </table:table-cell>
          <table:table-cell table:style-name="ce36" office:value-type="string" calcext:value-type="string">
            <text:p>⊖率</text:p>
          </table:table-cell>
          <table:table-cell table:style-name="ce9" office:value-type="string" calcext:value-type="string">
            <text:p>シャンチー</text:p>
          </table:table-cell>
          <table:table-cell table:style-name="ce36" office:value-type="string" calcext:value-type="string">
            <text:p>成</text:p>
          </table:table-cell>
          <table:table-cell table:style-name="ce36"/>
          <table:table-cell table:style-name="ce38" table:formula="of:=IFERROR(VLOOKUP([.A69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・○・・・</text:p>
            <text:p>・・○率○・・</text:p>
            <text:p>・・・・・・・</text:p>
            <text:p>・・・・・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卒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9" office:value-type="string" calcext:value-type="string">
            <text:p>貴</text:p>
          </table:table-cell>
          <table:table-cell table:style-name="ce9" office:value-type="string" calcext:value-type="string">
            <text:p>ビアガーイ</text:p>
          </table:table-cell>
          <table:table-cell table:style-name="ce36" office:value-type="string" calcext:value-type="string">
            <text:p>⛀貴</text:p>
          </table:table-cell>
          <table:table-cell table:style-name="ce9" office:value-type="string" calcext:value-type="string">
            <text:p>マークルック</text:p>
          </table:table-cell>
          <table:table-cell table:style-name="ce36" office:value-type="string" calcext:value-type="string">
            <text:p>成</text:p>
          </table:table-cell>
          <table:table-cell table:style-name="ce36"/>
          <table:table-cell table:style-name="ce38" table:formula="of:=IFERROR(VLOOKUP([.A70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○・○・・</text:p>
            <text:p>・・・貴・・・</text:p>
            <text:p>・・○・○・・</text:p>
            <text:p>・・・・・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貝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10">
          <table:table-cell table:style-name="ce9" office:value-type="string" calcext:value-type="string">
            <text:p>杵</text:p>
          </table:table-cell>
          <table:table-cell table:style-name="ce9" office:value-type="string" calcext:value-type="string">
            <text:p>Pアシュワ</text:p>
          </table:table-cell>
          <table:table-cell table:style-name="ce9" office:value-type="string" calcext:value-type="string">
            <text:p>🐎杵</text:p>
          </table:table-cell>
          <table:table-cell table:style-name="ce9" office:value-type="string" calcext:value-type="string">
            <text:p>チャトランガ</text:p>
          </table:table-cell>
          <table:table-cell table:style-name="ce36" office:value-type="string" calcext:value-type="string">
            <text:p>成</text:p>
          </table:table-cell>
          <table:table-cell table:style-name="ce9"/>
          <table:table-cell table:style-name="ce38" table:formula="of:=IFERROR(VLOOKUP([.A71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○・○・・</text:p>
            <text:p>・○・・・○・</text:p>
            <text:p><text:span text:style-name="T3">・・・杵</text:span>・・・</text:p>
            <text:p>・○・・・○・</text:p>
            <text:p>・・○・○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公</text:p>
          </table:table-cell>
          <table:table-cell table:style-name="ce36"/>
          <table:table-cell table:style-name="ce28" table:number-columns-repeated="11"/>
          <table:table-cell table:style-name="ce30" table:number-columns-repeated="995"/>
          <table:table-cell table:style-name="ce32" table:number-columns-repeated="5"/>
        </table:table-row>
        <table:table-row table:style-name="ro10">
          <table:table-cell table:style-name="ce9" office:value-type="string" calcext:value-type="string">
            <text:p>橡</text:p>
          </table:table-cell>
          <table:table-cell table:style-name="ce9" office:value-type="string" calcext:value-type="string">
            <text:p>Pガジャ</text:p>
          </table:table-cell>
          <table:table-cell table:style-name="ce9" office:value-type="string" calcext:value-type="string">
            <text:p>🐘橡</text:p>
          </table:table-cell>
          <table:table-cell table:style-name="ce9" office:value-type="string" calcext:value-type="string">
            <text:p>チャトランガ</text:p>
          </table:table-cell>
          <table:table-cell table:style-name="ce36" office:value-type="string" calcext:value-type="string">
            <text:p>成</text:p>
          </table:table-cell>
          <table:table-cell table:style-name="ce9"/>
          <table:table-cell table:style-name="ce38" table:formula="of:=IFERROR(VLOOKUP([.A72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<text:span text:style-name="T4">・○・・・○</text:span>・</text:p>
            <text:p>・・・・・・・</text:p>
            <text:p><text:span text:style-name="T3">・・・橡</text:span>・・・</text:p>
            <text:p>・・・・・・・</text:p>
            <text:p><text:span text:style-name="T4">・○・・・○</text:span>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火</text:p>
          </table:table-cell>
          <table:table-cell table:style-name="ce36"/>
          <table:table-cell table:style-name="ce28" table:number-columns-repeated="11"/>
          <table:table-cell table:style-name="ce30" table:number-columns-repeated="995"/>
          <table:table-cell table:style-name="ce32" table:number-columns-repeated="5"/>
        </table:table-row>
        <table:table-row table:style-name="ro10">
          <table:table-cell table:style-name="ce9" office:value-type="string" calcext:value-type="string">
            <text:p>舶</text:p>
          </table:table-cell>
          <table:table-cell table:style-name="ce9" office:value-type="string" calcext:value-type="string">
            <text:p>Pローカ</text:p>
          </table:table-cell>
          <table:table-cell table:style-name="ce9" office:value-type="string" calcext:value-type="string">
            <text:p>⛵舶</text:p>
          </table:table-cell>
          <table:table-cell table:style-name="ce9" office:value-type="string" calcext:value-type="string">
            <text:p>チャトランガ</text:p>
          </table:table-cell>
          <table:table-cell table:style-name="ce36" office:value-type="string" calcext:value-type="string">
            <text:p>成</text:p>
          </table:table-cell>
          <table:table-cell table:style-name="ce9"/>
          <table:table-cell table:style-name="ce38" table:formula="of:=IFERROR(VLOOKUP([.A73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<text:span text:style-name="T4">・○・・・○</text:span>・</text:p>
            <text:p>・・・・・・・</text:p>
            <text:p><text:span text:style-name="T3">・・・舶</text:span>・・・</text:p>
            <text:p>・・・・・・・</text:p>
            <text:p><text:span text:style-name="T4">・○・・・○</text:span>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天</text:p>
          </table:table-cell>
          <table:table-cell table:style-name="ce36"/>
          <table:table-cell table:style-name="ce28" table:number-columns-repeated="11"/>
          <table:table-cell table:style-name="ce30" table:number-columns-repeated="995"/>
          <table:table-cell table:style-name="ce32" table:number-columns-repeated="5"/>
        </table:table-row>
        <table:table-row table:style-name="ro10">
          <table:table-cell table:style-name="ce9" office:value-type="string" calcext:value-type="string">
            <text:p>戰</text:p>
          </table:table-cell>
          <table:table-cell table:style-name="ce9" office:value-type="string" calcext:value-type="string">
            <text:p>Pラタ</text:p>
          </table:table-cell>
          <table:table-cell table:style-name="ce9" office:value-type="string" calcext:value-type="string">
            <text:p>🛞戰</text:p>
          </table:table-cell>
          <table:table-cell table:style-name="ce9" office:value-type="string" calcext:value-type="string">
            <text:p>チャトランガ</text:p>
          </table:table-cell>
          <table:table-cell table:style-name="ce36" office:value-type="string" calcext:value-type="string">
            <text:p>成</text:p>
          </table:table-cell>
          <table:table-cell table:style-name="ce9"/>
          <table:table-cell table:style-name="ce38" table:formula="of:=IFERROR(VLOOKUP([.A74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│・・・</text:p>
            <text:p>・・・│・・・</text:p>
            <text:p>・・・│・・・</text:p>
            <text:p><text:span text:style-name="T3">───戰</text:span>───</text:p>
            <text:p>・・・│・・・</text:p>
            <text:p>・・・│・・・</text:p>
            <text:p>・・・│・・・</text:p>
          </table:table-cell>
          <table:table-cell table:style-name="ce36" table:number-columns-repeated="3"/>
          <table:table-cell table:style-name="ce36" office:value-type="string" calcext:value-type="string">
            <text:p>夭</text:p>
          </table:table-cell>
          <table:table-cell table:style-name="ce22"/>
          <table:table-cell table:style-name="ce28" table:number-columns-repeated="11"/>
          <table:table-cell table:style-name="ce30" table:number-columns-repeated="995"/>
          <table:table-cell table:style-name="ce32" table:number-columns-repeated="5"/>
        </table:table-row>
        <table:table-row table:style-name="ro10">
          <table:table-cell table:style-name="ce9" office:value-type="string" calcext:value-type="string">
            <text:p>豪</text:p>
          </table:table-cell>
          <table:table-cell table:style-name="ce9" office:value-type="string" calcext:value-type="string">
            <text:p>Pハスティー</text:p>
          </table:table-cell>
          <table:table-cell table:style-name="ce9" office:value-type="string" calcext:value-type="string">
            <text:p>🐘豪</text:p>
          </table:table-cell>
          <table:table-cell table:style-name="ce9" office:value-type="string" calcext:value-type="string">
            <text:p>チャトランガ</text:p>
          </table:table-cell>
          <table:table-cell table:style-name="ce36" office:value-type="string" calcext:value-type="string">
            <text:p>成</text:p>
          </table:table-cell>
          <table:table-cell table:style-name="ce9"/>
          <table:table-cell table:style-name="ce38" table:formula="of:=IFERROR(VLOOKUP([.A75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│・・・</text:p>
            <text:p>・・・│・・・</text:p>
            <text:p>・・・│・・・</text:p>
            <text:p><text:span text:style-name="T3">───豪</text:span>───</text:p>
            <text:p>・・・│・・・</text:p>
            <text:p>・・・│・・・</text:p>
            <text:p>・・・│・・・</text:p>
          </table:table-cell>
          <table:table-cell table:style-name="ce36" table:number-columns-repeated="3"/>
          <table:table-cell table:style-name="ce36" office:value-type="string" calcext:value-type="string">
            <text:p>木</text:p>
          </table:table-cell>
          <table:table-cell table:style-name="ce36"/>
          <table:table-cell table:style-name="ce28" table:number-columns-repeated="11"/>
          <table:table-cell table:style-name="ce30" table:number-columns-repeated="995"/>
          <table:table-cell table:style-name="ce32" table:number-columns-repeated="5"/>
        </table:table-row>
        <table:table-row table:style-name="ro10">
          <table:table-cell table:style-name="ce9" office:value-type="string" calcext:value-type="string">
            <text:p>巨</text:p>
          </table:table-cell>
          <table:table-cell table:style-name="ce9" office:value-type="string" calcext:value-type="string">
            <text:p>Pマントリ</text:p>
          </table:table-cell>
          <table:table-cell table:style-name="ce9" office:value-type="string" calcext:value-type="string">
            <text:p>⚔巨</text:p>
          </table:table-cell>
          <table:table-cell table:style-name="ce9" office:value-type="string" calcext:value-type="string">
            <text:p>チャトランガ</text:p>
          </table:table-cell>
          <table:table-cell table:style-name="ce36" office:value-type="string" calcext:value-type="string">
            <text:p>成</text:p>
          </table:table-cell>
          <table:table-cell table:style-name="ce9"/>
          <table:table-cell table:style-name="ce38" table:formula="of:=IFERROR(VLOOKUP([.A76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○・○・・</text:p>
            <text:p><text:span text:style-name="T3">・・・巨</text:span>・・・</text:p>
            <text:p>・・○・○・・</text:p>
            <text:p>・・・・・・・</text:p>
            <text:p>・・・・・・・</text:p>
          </table:table-cell>
          <table:table-cell table:style-name="ce36"/>
          <table:table-cell table:style-name="ce9"/>
          <table:table-cell table:style-name="ce36"/>
          <table:table-cell table:style-name="ce36" office:value-type="string" calcext:value-type="string">
            <text:p>禾</text:p>
          </table:table-cell>
          <table:table-cell table:style-name="ce36"/>
          <table:table-cell table:style-name="ce28" table:number-columns-repeated="11"/>
          <table:table-cell table:style-name="ce30" table:number-columns-repeated="995"/>
          <table:table-cell table:style-name="ce32" table:number-columns-repeated="5"/>
        </table:table-row>
        <table:table-row table:style-name="ro10">
          <table:table-cell table:style-name="ce9" office:value-type="string" calcext:value-type="string">
            <text:p>柱</text:p>
          </table:table-cell>
          <table:table-cell table:style-name="ce9" office:value-type="string" calcext:value-type="string">
            <text:p>Pラージャ</text:p>
          </table:table-cell>
          <table:table-cell table:style-name="ce9" office:value-type="string" calcext:value-type="string">
            <text:p>👑柱</text:p>
          </table:table-cell>
          <table:table-cell table:style-name="ce9" office:value-type="string" calcext:value-type="string">
            <text:p>チャトランガ</text:p>
          </table:table-cell>
          <table:table-cell table:style-name="ce36" office:value-type="string" calcext:value-type="string">
            <text:p>成</text:p>
          </table:table-cell>
          <table:table-cell table:style-name="ce9"/>
          <table:table-cell table:style-name="ce38" table:formula="of:=IFERROR(VLOOKUP([.A77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○○○・・</text:p>
            <text:p><text:span text:style-name="T3">・・○柱</text:span>○・・</text:p>
            <text:p>・・○○○・・</text:p>
            <text:p>・・・・・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大</text:p>
          </table:table-cell>
          <table:table-cell table:style-name="ce36"/>
          <table:table-cell table:style-name="ce28" table:number-columns-repeated="11"/>
          <table:table-cell table:style-name="ce30" table:number-columns-repeated="995"/>
          <table:table-cell table:style-name="ce32" table:number-columns-repeated="5"/>
        </table:table-row>
        <table:table-row table:style-name="ro10">
          <table:table-cell table:style-name="ce9" office:value-type="string" calcext:value-type="string">
            <text:p>に</text:p>
          </table:table-cell>
          <table:table-cell table:style-name="ce9" office:value-type="string" calcext:value-type="string">
            <text:p>にわとり</text:p>
          </table:table-cell>
          <table:table-cell table:style-name="ce36" office:value-type="string" calcext:value-type="string">
            <text:p>🐔に</text:p>
          </table:table-cell>
          <table:table-cell table:style-name="ce9" office:value-type="string" calcext:value-type="string">
            <text:p>どうぶつしょうぎ</text:p>
          </table:table-cell>
          <table:table-cell table:style-name="ce36" office:value-type="string" calcext:value-type="string">
            <text:p>成</text:p>
          </table:table-cell>
          <table:table-cell table:style-name="ce9" office:value-type="string" calcext:value-type="string">
            <text:p>捕縛</text:p>
          </table:table-cell>
          <table:table-cell table:style-name="ce38" table:formula="of:=IFERROR(VLOOKUP([.A78];[cost.$A$1:.$E$46];5;0);0)" office:value-type="float" office:value="0" calcext:value-type="float">
            <text:p>0</text:p>
          </table:table-cell>
          <table:table-cell table:style-name="ce9" office:value-type="string" calcext:value-type="string">
            <text:p>・・・・・・・</text:p>
            <text:p>・・・・・・・</text:p>
            <text:p>・・○○○・・</text:p>
            <text:p>・・○に○・・</text:p>
            <text:p>・・・○・・・</text:p>
            <text:p>・・・・・・・</text:p>
            <text:p>・・・・・・・</text:p>
          </table:table-cell>
          <table:table-cell table:style-name="ce36" table:number-columns-repeated="3"/>
          <table:table-cell table:style-name="ce36" office:value-type="string" calcext:value-type="string">
            <text:p>人</text:p>
          </table:table-cell>
          <table:table-cell table:style-name="ce36"/>
          <table:table-cell table:style-name="ce57" table:number-columns-repeated="11"/>
          <table:table-cell table:number-columns-repeated="1000"/>
        </table:table-row>
        <table:table-row table:style-name="ro9" table:number-rows-repeated="938">
          <table:table-cell table:style-name="ce23" table:number-columns-repeated="6"/>
          <table:table-cell table:style-name="ce39"/>
          <table:table-cell table:style-name="ce23" table:number-columns-repeated="6"/>
          <table:table-cell table:style-name="ce57" table:number-columns-repeated="11"/>
          <table:table-cell table:number-columns-repeated="1000"/>
        </table:table-row>
        <table:table-row table:style-name="ro9" table:number-rows-repeated="5">
          <table:table-cell table:style-name="ce23" table:number-columns-repeated="2"/>
          <table:table-cell/>
          <table:table-cell table:style-name="ce23" table:number-columns-repeated="3"/>
          <table:table-cell table:style-name="ce39"/>
          <table:table-cell table:style-name="ce23" table:number-columns-repeated="6"/>
          <table:table-cell table:style-name="ce57" table:number-columns-repeated="11"/>
          <table:table-cell table:number-columns-repeated="1000"/>
        </table:table-row>
        <table:table-row table:style-name="ro9" table:number-rows-repeated="10475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_FilterDatabase" table:base-cell-address="$list.$A$1" table:cell-range-address="$datas.$A$1:.$H$58"/>
        </table:named-expressions>
      </table:table>
      <table:table table:name="cost" table:style-name="ta3">
        <table:table-column table:style-name="co17" table:number-columns-repeated="2" table:default-cell-style-name="ce77"/>
        <table:table-column table:style-name="co18" table:default-cell-style-name="ce77"/>
        <table:table-column table:style-name="co19" table:default-cell-style-name="ce77"/>
        <table:table-column table:style-name="co8" table:default-cell-style-name="ce77"/>
        <table:table-column table:style-name="co17" table:number-columns-repeated="3" table:default-cell-style-name="ce77"/>
        <table:table-column table:style-name="co20" table:number-columns-repeated="29" table:default-cell-style-name="ce77"/>
        <table:table-column table:style-name="co17" table:number-columns-repeated="987" table:default-cell-style-name="ce77"/>
        <table:table-row table:style-name="ro7">
          <table:table-cell table:style-name="ce74" table:number-columns-repeated="2"/>
          <table:table-cell table:style-name="ce78" office:value-type="string" calcext:value-type="string">
            <text:p>前</text:p>
          </table:table-cell>
          <table:table-cell table:style-name="ce78" office:value-type="string" calcext:value-type="string">
            <text:p>般</text:p>
          </table:table-cell>
          <table:table-cell table:style-name="ce80" office:value-type="string" calcext:value-type="string">
            <text:p>現</text:p>
          </table:table-cell>
          <table:table-cell table:style-name="ce76"/>
          <table:table-cell table:style-name="ce76" office:value-type="string" calcext:value-type="string">
            <text:p>倍</text:p>
          </table:table-cell>
          <table:table-cell table:style-name="ce74"/>
          <table:table-cell table:style-name="ce78" office:value-type="string" calcext:value-type="string">
            <text:p>記</text:p>
          </table:table-cell>
          <table:table-cell table:style-name="ce78" office:value-type="string" calcext:value-type="string">
            <text:p>☖</text:p>
          </table:table-cell>
          <table:table-cell table:style-name="ce78" office:value-type="string" calcext:value-type="string">
            <text:p>前</text:p>
          </table:table-cell>
          <table:table-cell table:style-name="ce78" office:value-type="string" calcext:value-type="string">
            <text:p>般</text:p>
          </table:table-cell>
          <table:table-cell table:style-name="ce80" office:value-type="string" calcext:value-type="string">
            <text:p>現</text:p>
          </table:table-cell>
          <table:table-cell table:style-name="ce78" office:value-type="string" calcext:value-type="string">
            <text:p>♙</text:p>
          </table:table-cell>
          <table:table-cell table:style-name="ce78" office:value-type="string" calcext:value-type="string">
            <text:p>前</text:p>
          </table:table-cell>
          <table:table-cell table:style-name="ce78" office:value-type="string" calcext:value-type="string">
            <text:p>般</text:p>
          </table:table-cell>
          <table:table-cell table:style-name="ce80" office:value-type="string" calcext:value-type="string">
            <text:p>現</text:p>
          </table:table-cell>
          <table:table-cell table:style-name="ce78" office:value-type="string" calcext:value-type="string">
            <text:p>○</text:p>
          </table:table-cell>
          <table:table-cell table:style-name="ce78" office:value-type="string" calcext:value-type="string">
            <text:p>前</text:p>
          </table:table-cell>
          <table:table-cell table:style-name="ce78" office:value-type="string" calcext:value-type="string">
            <text:p>般</text:p>
          </table:table-cell>
          <table:table-cell table:style-name="ce80" office:value-type="string" calcext:value-type="string">
            <text:p>現</text:p>
          </table:table-cell>
          <table:table-cell table:style-name="ce78" office:value-type="string" calcext:value-type="string">
            <text:p>⬡</text:p>
          </table:table-cell>
          <table:table-cell table:style-name="ce78" office:value-type="string" calcext:value-type="string">
            <text:p>前</text:p>
          </table:table-cell>
          <table:table-cell table:style-name="ce78" office:value-type="string" calcext:value-type="string">
            <text:p>般</text:p>
          </table:table-cell>
          <table:table-cell table:style-name="ce80" office:value-type="string" calcext:value-type="string">
            <text:p>現</text:p>
          </table:table-cell>
          <table:table-cell table:style-name="ce78" office:value-type="string" calcext:value-type="string">
            <text:p>⛀</text:p>
          </table:table-cell>
          <table:table-cell table:style-name="ce78" office:value-type="string" calcext:value-type="string">
            <text:p>前</text:p>
          </table:table-cell>
          <table:table-cell table:style-name="ce78" office:value-type="string" calcext:value-type="string">
            <text:p>般</text:p>
          </table:table-cell>
          <table:table-cell table:style-name="ce80" office:value-type="string" calcext:value-type="string">
            <text:p>現</text:p>
          </table:table-cell>
          <table:table-cell table:style-name="ce78" office:value-type="string" calcext:value-type="string">
            <text:p>⛀</text:p>
          </table:table-cell>
          <table:table-cell table:style-name="ce78" office:value-type="string" calcext:value-type="string">
            <text:p>前</text:p>
          </table:table-cell>
          <table:table-cell table:style-name="ce78" office:value-type="string" calcext:value-type="string">
            <text:p>般</text:p>
          </table:table-cell>
          <table:table-cell table:style-name="ce80" office:value-type="string" calcext:value-type="string">
            <text:p>現</text:p>
          </table:table-cell>
          <table:table-cell table:style-name="ce76" office:value-type="string" calcext:value-type="string">
            <text:p>🐤</text:p>
          </table:table-cell>
          <table:table-cell table:style-name="ce78" office:value-type="string" calcext:value-type="string">
            <text:p>前</text:p>
          </table:table-cell>
          <table:table-cell table:style-name="ce78" office:value-type="string" calcext:value-type="string">
            <text:p>般</text:p>
          </table:table-cell>
          <table:table-cell table:style-name="ce80" office:value-type="string" calcext:value-type="string">
            <text:p>現</text:p>
          </table:table-cell>
          <table:table-cell table:style-name="ce76" table:number-columns-repeated="7"/>
          <table:table-cell table:number-columns-repeated="980"/>
        </table:table-row>
        <table:table-row table:style-name="ro7">
          <table:table-cell table:style-name="ce75" office:value-type="string" calcext:value-type="string">
            <text:p>后</text:p>
          </table:table-cell>
          <table:table-cell table:style-name="ce78" office:value-type="string" calcext:value-type="string">
            <text:p>♙</text:p>
          </table:table-cell>
          <table:table-cell office:value-type="float" office:value="18" calcext:value-type="float">
            <text:p>18</text:p>
          </table:table-cell>
          <table:table-cell table:formula="of:=[.C2]*VLOOKUP([.B2];[.$F$2:.$G$8];2;0)" office:value-type="float" office:value="36" calcext:value-type="float">
            <text:p>36</text:p>
          </table:table-cell>
          <table:table-cell table:style-name="ce76" office:value-type="float" office:value="36" calcext:value-type="float">
            <text:p>36</text:p>
          </table:table-cell>
          <table:table-cell table:style-name="ce78" office:value-type="string" calcext:value-type="string">
            <text:p>☖</text:p>
          </table:table-cell>
          <table:table-cell office:value-type="float" office:value="1.2" calcext:value-type="float">
            <text:p>1.2</text:p>
          </table:table-cell>
          <table:table-cell table:style-name="ce74"/>
          <table:table-cell table:style-name="ce78" office:value-type="string" calcext:value-type="string">
            <text:p>兵</text:p>
          </table:table-cell>
          <table:table-cell table:style-name="ce81" office:value-type="string" calcext:value-type="string">
            <text:p>歩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formula="of:=IFERROR(VLOOKUP([.J2];[.$A$2:.$E$46];5;0);0)" office:value-type="float" office:value="3" calcext:value-type="float">
            <text:p>3</text:p>
          </table:table-cell>
          <table:table-cell table:style-name="ce81" office:value-type="string" calcext:value-type="string">
            <text:p>兵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formula="of:=IFERROR(VLOOKUP([.N2];[.$A$2:.$E$46];5;0);0)" office:value-type="float" office:value="3" calcext:value-type="float">
            <text:p>3</text:p>
          </table:table-cell>
          <table:table-cell table:style-name="ce81" office:value-type="string" calcext:value-type="string">
            <text:p>卒</text:p>
          </table:table-cell>
          <table:table-cell table:number-columns-repeated="2" table:style-name="ce78" office:value-type="float" office:value="2" calcext:value-type="float">
            <text:p>2</text:p>
          </table:table-cell>
          <table:table-cell table:style-name="ce78" table:formula="of:=IFERROR(VLOOKUP([.R2];[.$A$2:.$E$46];5;0);0)" office:value-type="float" office:value="2" calcext:value-type="float">
            <text:p>2</text:p>
          </table:table-cell>
          <table:table-cell table:style-name="ce81" office:value-type="string" calcext:value-type="string">
            <text:p>卆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formula="of:=IFERROR(VLOOKUP([.V2];[.$A$2:.$E$46];5;0);0)" office:value-type="float" office:value="4" calcext:value-type="float">
            <text:p>4</text:p>
          </table:table-cell>
          <table:table-cell table:style-name="ce81" office:value-type="string" calcext:value-type="string">
            <text:p>貝</text:p>
          </table:table-cell>
          <table:table-cell table:number-columns-repeated="2" table:style-name="ce78" office:value-type="float" office:value="2" calcext:value-type="float">
            <text:p>2</text:p>
          </table:table-cell>
          <table:table-cell table:style-name="ce78" table:formula="of:=IFERROR(VLOOKUP([.Z2];[.$A$2:.$E$46];5;0);0)" office:value-type="float" office:value="2" calcext:value-type="float">
            <text:p>2</text:p>
          </table:table-cell>
          <table:table-cell table:style-name="ce81" office:value-type="string" calcext:value-type="string">
            <text:p>人</text:p>
          </table:table-cell>
          <table:table-cell table:style-name="ce78" office:value-type="string" calcext:value-type="string">
            <text:p>―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formula="of:=IFERROR(VLOOKUP([.AD2];[.$A$2:.$E$46];5;0);0)" office:value-type="float" office:value="2" calcext:value-type="float">
            <text:p>2</text:p>
          </table:table-cell>
          <table:table-cell table:style-name="ce76" office:value-type="string" calcext:value-type="string">
            <text:p>ひ</text:p>
          </table:table-cell>
          <table:table-cell table:style-name="ce78" office:value-type="string" calcext:value-type="string">
            <text:p>―</text:p>
          </table:table-cell>
          <table:table-cell table:style-name="ce82" office:value-type="float" office:value="2" calcext:value-type="float">
            <text:p>2</text:p>
          </table:table-cell>
          <table:table-cell table:style-name="ce78" table:formula="of:=IFERROR(VLOOKUP([.AH2];[.$A$2:.$E$46];5;0);0)" office:value-type="float" office:value="2" calcext:value-type="float">
            <text:p>2</text:p>
          </table:table-cell>
          <table:table-cell table:style-name="ce76" table:number-columns-repeated="7"/>
          <table:table-cell table:number-columns-repeated="980"/>
        </table:table-row>
        <table:table-row table:style-name="ro7">
          <table:table-cell table:style-name="ce75" office:value-type="string" calcext:value-type="string">
            <text:p>飛</text:p>
          </table:table-cell>
          <table:table-cell table:style-name="ce78" office:value-type="string" calcext:value-type="string">
            <text:p>☖</text:p>
          </table:table-cell>
          <table:table-cell office:value-type="float" office:value="20" calcext:value-type="float">
            <text:p>20</text:p>
          </table:table-cell>
          <table:table-cell table:formula="of:=[.C3]*VLOOKUP([.B3];[.$F$2:.$G$8];2;0)" office:value-type="float" office:value="24" calcext:value-type="float">
            <text:p>24</text:p>
          </table:table-cell>
          <table:table-cell table:style-name="ce76" office:value-type="float" office:value="28" calcext:value-type="float">
            <text:p>28</text:p>
          </table:table-cell>
          <table:table-cell table:style-name="ce78" office:value-type="string" calcext:value-type="string">
            <text:p>♙</text:p>
          </table:table-cell>
          <table:table-cell office:value-type="float" office:value="2" calcext:value-type="float">
            <text:p>2</text:p>
          </table:table-cell>
          <table:table-cell table:style-name="ce74"/>
          <table:table-cell table:style-name="ce78" office:value-type="string" calcext:value-type="string">
            <text:p>馬</text:p>
          </table:table-cell>
          <table:table-cell table:style-name="ce81" office:value-type="string" calcext:value-type="string">
            <text:p>桂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formula="of:=IFERROR(VLOOKUP([.J3];[.$A$2:.$E$46];5;0);0)" office:value-type="float" office:value="8" calcext:value-type="float">
            <text:p>8</text:p>
          </table:table-cell>
          <table:table-cell table:style-name="ce81" office:value-type="string" calcext:value-type="string">
            <text:p>騎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formula="of:=IFERROR(VLOOKUP([.N3];[.$A$2:.$E$46];5;0);0)" office:value-type="float" office:value="14" calcext:value-type="float">
            <text:p>14</text:p>
          </table:table-cell>
          <table:table-cell table:style-name="ce81" office:value-type="string" calcext:value-type="string">
            <text:p>馮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formula="of:=IFERROR(VLOOKUP([.R3];[.$A$2:.$E$46];5;0);0)" office:value-type="float" office:value="8" calcext:value-type="float">
            <text:p>8</text:p>
          </table:table-cell>
          <table:table-cell table:style-name="ce81" office:value-type="string" calcext:value-type="string">
            <text:p>馭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formula="of:=IFERROR(VLOOKUP([.V3];[.$A$2:.$E$46];5;0);0)" office:value-type="float" office:value="8" calcext:value-type="float">
            <text:p>8</text:p>
          </table:table-cell>
          <table:table-cell table:style-name="ce81" office:value-type="string" calcext:value-type="string">
            <text:p>瑪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formula="of:=IFERROR(VLOOKUP([.Z3];[.$A$2:.$E$46];5;0);0)" office:value-type="float" office:value="14" calcext:value-type="float">
            <text:p>14</text:p>
          </table:table-cell>
          <table:table-cell table:style-name="ce81" office:value-type="string" calcext:value-type="string">
            <text:p>午</text:p>
          </table:table-cell>
          <table:table-cell table:style-name="ce78" office:value-type="string" calcext:value-type="string">
            <text:p>―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formula="of:=IFERROR(VLOOKUP([.AD3];[.$A$2:.$E$46];5;0);0)" office:value-type="float" office:value="14" calcext:value-type="float">
            <text:p>14</text:p>
          </table:table-cell>
          <table:table-cell table:style-name="ce76"/>
          <table:table-cell table:number-columns-repeated="2" table:style-name="ce78" office:value-type="string" calcext:value-type="string">
            <text:p>―</text:p>
          </table:table-cell>
          <table:table-cell table:style-name="ce78" table:formula="of:=IFERROR(VLOOKUP([.AH3];[.$A$2:.$E$46];5;0);0)" office:value-type="float" office:value="0" calcext:value-type="float">
            <text:p>0</text:p>
          </table:table-cell>
          <table:table-cell table:style-name="ce76" table:number-columns-repeated="7"/>
          <table:table-cell table:number-columns-repeated="980"/>
        </table:table-row>
        <table:table-row table:style-name="ro7">
          <table:table-cell table:style-name="ce75" office:value-type="string" calcext:value-type="string">
            <text:p>塔</text:p>
          </table:table-cell>
          <table:table-cell table:style-name="ce78" office:value-type="string" calcext:value-type="string">
            <text:p>♙</text:p>
          </table:table-cell>
          <table:table-cell office:value-type="float" office:value="10" calcext:value-type="float">
            <text:p>10</text:p>
          </table:table-cell>
          <table:table-cell table:formula="of:=[.C4]*VLOOKUP([.B4];[.$F$2:.$G$8];2;0)" office:value-type="float" office:value="20" calcext:value-type="float">
            <text:p>20</text:p>
          </table:table-cell>
          <table:table-cell table:style-name="ce76" office:value-type="float" office:value="22" calcext:value-type="float">
            <text:p>22</text:p>
          </table:table-cell>
          <table:table-cell table:style-name="ce78" office:value-type="string" calcext:value-type="string">
            <text:p>○</text:p>
          </table:table-cell>
          <table:table-cell office:value-type="float" office:value="1" calcext:value-type="float">
            <text:p>1</text:p>
          </table:table-cell>
          <table:table-cell table:style-name="ce74"/>
          <table:table-cell table:style-name="ce78" office:value-type="string" calcext:value-type="string">
            <text:p>象</text:p>
          </table:table-cell>
          <table:table-cell table:style-name="ce81" office:value-type="string" calcext:value-type="string">
            <text:p>銀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formula="of:=IFERROR(VLOOKUP([.J4];[.$A$2:.$E$46];5;0);0)" office:value-type="float" office:value="12" calcext:value-type="float">
            <text:p>12</text:p>
          </table:table-cell>
          <table:table-cell table:style-name="ce81" office:value-type="string" calcext:value-type="string">
            <text:p>聖</text:p>
          </table:table-cell>
          <table:table-cell table:style-name="ce78" office:value-type="float" office:value="28" calcext:value-type="float">
            <text:p>28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formula="of:=IFERROR(VLOOKUP([.N4];[.$A$2:.$E$46];5;0);0)" office:value-type="float" office:value="14" calcext:value-type="float">
            <text:p>14</text:p>
          </table:table-cell>
          <table:table-cell table:style-name="ce81" office:value-type="string" calcext:value-type="string">
            <text:p>相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formula="of:=IFERROR(VLOOKUP([.R4];[.$A$2:.$E$46];5;0);0)" office:value-type="float" office:value="4" calcext:value-type="float">
            <text:p>4</text:p>
          </table:table-cell>
          <table:table-cell table:style-name="ce81" office:value-type="string" calcext:value-type="string">
            <text:p>象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formula="of:=IFERROR(VLOOKUP([.V4];[.$A$2:.$E$46];5;0);0)" office:value-type="float" office:value="5" calcext:value-type="float">
            <text:p>5</text:p>
          </table:table-cell>
          <table:table-cell table:style-name="ce81" office:value-type="string" calcext:value-type="string">
            <text:p>根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formula="of:=IFERROR(VLOOKUP([.Z4];[.$A$2:.$E$46];5;0);0)" office:value-type="float" office:value="10" calcext:value-type="float">
            <text:p>10</text:p>
          </table:table-cell>
          <table:table-cell table:style-name="ce81" office:value-type="string" calcext:value-type="string">
            <text:p>像</text:p>
          </table:table-cell>
          <table:table-cell table:style-name="ce78" office:value-type="string" calcext:value-type="string">
            <text:p>―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formula="of:=IFERROR(VLOOKUP([.AD4];[.$A$2:.$E$46];5;0);0)" office:value-type="float" office:value="10" calcext:value-type="float">
            <text:p>10</text:p>
          </table:table-cell>
          <table:table-cell table:style-name="ce76" office:value-type="string" calcext:value-type="string">
            <text:p>ぞ</text:p>
          </table:table-cell>
          <table:table-cell table:style-name="ce78" office:value-type="string" calcext:value-type="string">
            <text:p>―</text:p>
          </table:table-cell>
          <table:table-cell table:style-name="ce82" office:value-type="float" office:value="8" calcext:value-type="float">
            <text:p>8</text:p>
          </table:table-cell>
          <table:table-cell table:style-name="ce78" table:formula="of:=IFERROR(VLOOKUP([.AH4];[.$A$2:.$E$46];5;0);0)" office:value-type="float" office:value="7" calcext:value-type="float">
            <text:p>7</text:p>
          </table:table-cell>
          <table:table-cell table:style-name="ce76" table:number-columns-repeated="7"/>
          <table:table-cell table:number-columns-repeated="980"/>
        </table:table-row>
        <table:table-row table:style-name="ro7">
          <table:table-cell table:style-name="ce75" office:value-type="string" calcext:value-type="string">
            <text:p>車</text:p>
          </table:table-cell>
          <table:table-cell table:style-name="ce78" office:value-type="string" calcext:value-type="string">
            <text:p>⬡</text:p>
          </table:table-cell>
          <table:table-cell office:value-type="float" office:value="13" calcext:value-type="float">
            <text:p>13</text:p>
          </table:table-cell>
          <table:table-cell table:formula="of:=[.C5]*VLOOKUP([.B5];[.$F$2:.$G$8];2;0)" office:value-type="float" office:value="19.5" calcext:value-type="float">
            <text:p>19.5</text:p>
          </table:table-cell>
          <table:table-cell table:style-name="ce76" office:value-type="float" office:value="22" calcext:value-type="float">
            <text:p>22</text:p>
          </table:table-cell>
          <table:table-cell table:style-name="ce78" office:value-type="string" calcext:value-type="string">
            <text:p>⬡</text:p>
          </table:table-cell>
          <table:table-cell office:value-type="float" office:value="1.5" calcext:value-type="float">
            <text:p>1.5</text:p>
          </table:table-cell>
          <table:table-cell table:style-name="ce74"/>
          <table:table-cell table:style-name="ce78"/>
          <table:table-cell table:style-name="ce81" office:value-type="string" calcext:value-type="string">
            <text:p>角</text:p>
          </table:table-cell>
          <table:table-cell table:style-name="ce78" office:value-type="float" office:value="28" calcext:value-type="float">
            <text:p>28</text:p>
          </table:table-cell>
          <table:table-cell table:style-name="ce78" office:value-type="float" office:value="16" calcext:value-type="float">
            <text:p>16</text:p>
          </table:table-cell>
          <table:table-cell table:style-name="ce78" table:formula="of:=IFERROR(VLOOKUP([.J5];[.$A$2:.$E$46];5;0);0)" office:value-type="float" office:value="18" calcext:value-type="float">
            <text:p>18</text:p>
          </table:table-cell>
          <table:table-cell table:style-name="ce78"/>
          <table:table-cell table:number-columns-repeated="2" table:style-name="ce78" office:value-type="string" calcext:value-type="string">
            <text:p>―</text:p>
          </table:table-cell>
          <table:table-cell table:style-name="ce78" table:formula="of:=IFERROR(VLOOKUP([.N5];[.$A$2:.$E$46];5;0);0)" office:value-type="float" office:value="0" calcext:value-type="float">
            <text:p>0</text:p>
          </table:table-cell>
          <table:table-cell table:style-name="ce78"/>
          <table:table-cell table:number-columns-repeated="2" table:style-name="ce78" office:value-type="string" calcext:value-type="string">
            <text:p>―</text:p>
          </table:table-cell>
          <table:table-cell table:style-name="ce78" table:formula="of:=IFERROR(VLOOKUP([.R5];[.$A$2:.$E$46];5;0);0)" office:value-type="float" office:value="0" calcext:value-type="float">
            <text:p>0</text:p>
          </table:table-cell>
          <table:table-cell table:style-name="ce78"/>
          <table:table-cell table:number-columns-repeated="2" table:style-name="ce78" office:value-type="string" calcext:value-type="string">
            <text:p>―</text:p>
          </table:table-cell>
          <table:table-cell table:style-name="ce78" table:formula="of:=IFERROR(VLOOKUP([.V5];[.$A$2:.$E$46];5;0);0)" office:value-type="float" office:value="0" calcext:value-type="float">
            <text:p>0</text:p>
          </table:table-cell>
          <table:table-cell table:style-name="ce78"/>
          <table:table-cell table:number-columns-repeated="2" table:style-name="ce78" office:value-type="string" calcext:value-type="string">
            <text:p>―</text:p>
          </table:table-cell>
          <table:table-cell table:style-name="ce78" table:formula="of:=IFERROR(VLOOKUP([.Z5];[.$A$2:.$E$46];5;0);0)" office:value-type="float" office:value="0" calcext:value-type="float">
            <text:p>0</text:p>
          </table:table-cell>
          <table:table-cell table:style-name="ce78" office:value-type="string" calcext:value-type="string">
            <text:p>舟</text:p>
          </table:table-cell>
          <table:table-cell table:style-name="ce78" office:value-type="string" calcext:value-type="string">
            <text:p>―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formula="of:=IFERROR(VLOOKUP([.AD5];[.$A$2:.$E$46];5;0);0)" office:value-type="float" office:value="10" calcext:value-type="float">
            <text:p>10</text:p>
          </table:table-cell>
          <table:table-cell table:style-name="ce76"/>
          <table:table-cell table:number-columns-repeated="2" table:style-name="ce78" office:value-type="string" calcext:value-type="string">
            <text:p>―</text:p>
          </table:table-cell>
          <table:table-cell table:style-name="ce78" table:formula="of:=IFERROR(VLOOKUP([.AH5];[.$A$2:.$E$46];5;0);0)" office:value-type="float" office:value="0" calcext:value-type="float">
            <text:p>0</text:p>
          </table:table-cell>
          <table:table-cell table:style-name="ce76" table:number-columns-repeated="7"/>
          <table:table-cell table:number-columns-repeated="980"/>
        </table:table-row>
        <table:table-row table:style-name="ro7">
          <table:table-cell table:style-name="ce75" office:value-type="string" calcext:value-type="string">
            <text:p>俥</text:p>
          </table:table-cell>
          <table:table-cell table:style-name="ce78" office:value-type="string" calcext:value-type="string">
            <text:p>○</text:p>
          </table:table-cell>
          <table:table-cell office:value-type="float" office:value="18" calcext:value-type="float">
            <text:p>18</text:p>
          </table:table-cell>
          <table:table-cell table:formula="of:=[.C6]*VLOOKUP([.B6];[.$F$2:.$G$8];2;0)" office:value-type="float" office:value="18" calcext:value-type="float">
            <text:p>18</text:p>
          </table:table-cell>
          <table:table-cell table:style-name="ce76" office:value-type="float" office:value="20" calcext:value-type="float">
            <text:p>20</text:p>
          </table:table-cell>
          <table:table-cell table:style-name="ce78" office:value-type="string" calcext:value-type="string">
            <text:p>⛀</text:p>
          </table:table-cell>
          <table:table-cell office:value-type="float" office:value="2" calcext:value-type="float">
            <text:p>2</text:p>
          </table:table-cell>
          <table:table-cell table:style-name="ce74"/>
          <table:table-cell table:style-name="ce78" office:value-type="string" calcext:value-type="string">
            <text:p>車</text:p>
          </table:table-cell>
          <table:table-cell table:style-name="ce81" office:value-type="string" calcext:value-type="string">
            <text:p>香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formula="of:=IFERROR(VLOOKUP([.J6];[.$A$2:.$E$46];5;0);0)" office:value-type="float" office:value="7" calcext:value-type="float">
            <text:p>7</text:p>
          </table:table-cell>
          <table:table-cell table:style-name="ce81" office:value-type="string" calcext:value-type="string">
            <text:p>塔</text:p>
          </table:table-cell>
          <table:table-cell table:style-name="ce78" office:value-type="float" office:value="40" calcext:value-type="float">
            <text:p>40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formula="of:=IFERROR(VLOOKUP([.N6];[.$A$2:.$E$46];5;0);0)" office:value-type="float" office:value="22" calcext:value-type="float">
            <text:p>22</text:p>
          </table:table-cell>
          <table:table-cell table:style-name="ce81" office:value-type="string" calcext:value-type="string">
            <text:p>俥</text:p>
          </table:table-cell>
          <table:table-cell table:style-name="ce78" office:value-type="float" office:value="32" calcext:value-type="float">
            <text:p>32</text:p>
          </table:table-cell>
          <table:table-cell table:style-name="ce78" office:value-type="float" office:value="18" calcext:value-type="float">
            <text:p>18</text:p>
          </table:table-cell>
          <table:table-cell table:style-name="ce78" table:formula="of:=IFERROR(VLOOKUP([.R6];[.$A$2:.$E$46];5;0);0)" office:value-type="float" office:value="20" calcext:value-type="float">
            <text:p>20</text:p>
          </table:table-cell>
          <table:table-cell table:style-name="ce81" office:value-type="string" calcext:value-type="string">
            <text:p>車</text:p>
          </table:table-cell>
          <table:table-cell table:style-name="ce78" office:value-type="float" office:value="40" calcext:value-type="float">
            <text:p>40</text:p>
          </table:table-cell>
          <table:table-cell table:style-name="ce78" office:value-type="float" office:value="13" calcext:value-type="float">
            <text:p>13</text:p>
          </table:table-cell>
          <table:table-cell table:style-name="ce78" table:formula="of:=IFERROR(VLOOKUP([.V6];[.$A$2:.$E$46];5;0);0)" office:value-type="float" office:value="22" calcext:value-type="float">
            <text:p>22</text:p>
          </table:table-cell>
          <table:table-cell table:style-name="ce81" office:value-type="string" calcext:value-type="string">
            <text:p>船</text:p>
          </table:table-cell>
          <table:table-cell table:style-name="ce78" office:value-type="float" office:value="32" calcext:value-type="float">
            <text:p>32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formula="of:=IFERROR(VLOOKUP([.Z6];[.$A$2:.$E$46];5;0);0)" office:value-type="float" office:value="20" calcext:value-type="float">
            <text:p>20</text:p>
          </table:table-cell>
          <table:table-cell table:style-name="ce81" office:value-type="string" calcext:value-type="string">
            <text:p>戦</text:p>
          </table:table-cell>
          <table:table-cell table:style-name="ce78" office:value-type="string" calcext:value-type="string">
            <text:p>―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formula="of:=IFERROR(VLOOKUP([.AD6];[.$A$2:.$E$46];5;0);0)" office:value-type="float" office:value="20" calcext:value-type="float">
            <text:p>20</text:p>
          </table:table-cell>
          <table:table-cell table:style-name="ce76" office:value-type="string" calcext:value-type="string">
            <text:p>き</text:p>
          </table:table-cell>
          <table:table-cell table:style-name="ce78" office:value-type="string" calcext:value-type="string">
            <text:p>―</text:p>
          </table:table-cell>
          <table:table-cell table:style-name="ce82" office:value-type="float" office:value="8" calcext:value-type="float">
            <text:p>8</text:p>
          </table:table-cell>
          <table:table-cell table:style-name="ce78" table:formula="of:=IFERROR(VLOOKUP([.AH6];[.$A$2:.$E$46];5;0);0)" office:value-type="float" office:value="7" calcext:value-type="float">
            <text:p>7</text:p>
          </table:table-cell>
          <table:table-cell table:style-name="ce76" table:number-columns-repeated="7"/>
          <table:table-cell table:number-columns-repeated="980"/>
        </table:table-row>
        <table:table-row table:style-name="ro7">
          <table:table-cell table:style-name="ce75" office:value-type="string" calcext:value-type="string">
            <text:p>船</text:p>
          </table:table-cell>
          <table:table-cell table:style-name="ce78" office:value-type="string" calcext:value-type="string">
            <text:p>⛀</text:p>
          </table:table-cell>
          <table:table-cell office:value-type="float" office:value="10" calcext:value-type="float">
            <text:p>10</text:p>
          </table:table-cell>
          <table:table-cell table:formula="of:=[.C7]*VLOOKUP([.B7];[.$F$2:.$G$8];2;0)" office:value-type="float" office:value="20" calcext:value-type="float">
            <text:p>20</text:p>
          </table:table-cell>
          <table:table-cell table:style-name="ce76" office:value-type="float" office:value="20" calcext:value-type="float">
            <text:p>20</text:p>
          </table:table-cell>
          <table:table-cell table:style-name="ce79" office:value-type="string" calcext:value-type="string">
            <text:p>🗡</text:p>
          </table:table-cell>
          <table:table-cell office:value-type="float" office:value="1" calcext:value-type="float">
            <text:p>1</text:p>
          </table:table-cell>
          <table:table-cell table:style-name="ce74"/>
          <table:table-cell table:style-name="ce78"/>
          <table:table-cell table:style-name="ce81" office:value-type="string" calcext:value-type="string">
            <text:p>飛</text:p>
          </table:table-cell>
          <table:table-cell table:style-name="ce78" office:value-type="float" office:value="40" calcext:value-type="float">
            <text:p>40</text:p>
          </table:table-cell>
          <table:table-cell table:style-name="ce78" office:value-type="float" office:value="20" calcext:value-type="float">
            <text:p>20</text:p>
          </table:table-cell>
          <table:table-cell table:style-name="ce78" table:formula="of:=IFERROR(VLOOKUP([.J7];[.$A$2:.$E$46];5;0);0)" office:value-type="float" office:value="28" calcext:value-type="float">
            <text:p>28</text:p>
          </table:table-cell>
          <table:table-cell table:style-name="ce78"/>
          <table:table-cell table:number-columns-repeated="2" table:style-name="ce78" office:value-type="string" calcext:value-type="string">
            <text:p>―</text:p>
          </table:table-cell>
          <table:table-cell table:style-name="ce78" table:formula="of:=IFERROR(VLOOKUP([.N7];[.$A$2:.$E$46];5;0);0)" office:value-type="float" office:value="0" calcext:value-type="float">
            <text:p>0</text:p>
          </table:table-cell>
          <table:table-cell table:style-name="ce81" office:value-type="string" calcext:value-type="string">
            <text:p>炮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formula="of:=IFERROR(VLOOKUP([.R7];[.$A$2:.$E$46];5;0);0)" office:value-type="float" office:value="12" calcext:value-type="float">
            <text:p>12</text:p>
          </table:table-cell>
          <table:table-cell table:style-name="ce81" office:value-type="string" calcext:value-type="string">
            <text:p>包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formula="of:=IFERROR(VLOOKUP([.V7];[.$A$2:.$E$46];5;0);0)" office:value-type="float" office:value="10" calcext:value-type="float">
            <text:p>10</text:p>
          </table:table-cell>
          <table:table-cell table:style-name="ce78"/>
          <table:table-cell table:number-columns-repeated="2" table:style-name="ce78" office:value-type="string" calcext:value-type="string">
            <text:p>―</text:p>
          </table:table-cell>
          <table:table-cell table:style-name="ce78" table:formula="of:=IFERROR(VLOOKUP([.Z7];[.$A$2:.$E$46];5;0);0)" office:value-type="float" office:value="0" calcext:value-type="float">
            <text:p>0</text:p>
          </table:table-cell>
          <table:table-cell table:style-name="ce78" office:value-type="string" calcext:value-type="string">
            <text:p>豕</text:p>
          </table:table-cell>
          <table:table-cell table:style-name="ce78" office:value-type="string" calcext:value-type="string">
            <text:p>―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formula="of:=IFERROR(VLOOKUP([.AD7];[.$A$2:.$E$46];5;0);0)" office:value-type="float" office:value="20" calcext:value-type="float">
            <text:p>20</text:p>
          </table:table-cell>
          <table:table-cell table:style-name="ce76"/>
          <table:table-cell table:number-columns-repeated="2" table:style-name="ce78" office:value-type="string" calcext:value-type="string">
            <text:p>―</text:p>
          </table:table-cell>
          <table:table-cell table:style-name="ce78" table:formula="of:=IFERROR(VLOOKUP([.AH7];[.$A$2:.$E$46];5;0);0)" office:value-type="float" office:value="0" calcext:value-type="float">
            <text:p>0</text:p>
          </table:table-cell>
          <table:table-cell table:style-name="ce76" table:number-columns-repeated="7"/>
          <table:table-cell table:number-columns-repeated="980"/>
        </table:table-row>
        <table:table-row table:style-name="ro7">
          <table:table-cell table:style-name="ce76" office:value-type="string" calcext:value-type="string">
            <text:p>戦</text:p>
          </table:table-cell>
          <table:table-cell table:style-name="ce79" office:value-type="string" calcext:value-type="string">
            <text:p>🗡</text:p>
          </table:table-cell>
          <table:table-cell table:style-name="ce78" office:value-type="float" office:value="20" calcext:value-type="float">
            <text:p>20</text:p>
          </table:table-cell>
          <table:table-cell table:formula="of:=[.C8]*VLOOKUP([.B8];[.$F$2:.$G$8];2;0)" office:value-type="float" office:value="20" calcext:value-type="float">
            <text:p>20</text:p>
          </table:table-cell>
          <table:table-cell table:style-name="ce76" office:value-type="float" office:value="20" calcext:value-type="float">
            <text:p>20</text:p>
          </table:table-cell>
          <table:table-cell table:style-name="ce78" office:value-type="string" calcext:value-type="string">
            <text:p>🐤</text:p>
          </table:table-cell>
          <table:table-cell office:value-type="float" office:value="1" calcext:value-type="float">
            <text:p>1</text:p>
          </table:table-cell>
          <table:table-cell table:style-name="ce74"/>
          <table:table-cell table:style-name="ce78" office:value-type="string" calcext:value-type="string">
            <text:p>臣</text:p>
          </table:table-cell>
          <table:table-cell table:style-name="ce81" office:value-type="string" calcext:value-type="string">
            <text:p>金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2" calcext:value-type="float">
            <text:p>12</text:p>
          </table:table-cell>
          <table:table-cell table:style-name="ce78" table:formula="of:=IFERROR(VLOOKUP([.J8];[.$A$2:.$E$46];5;0);0)" office:value-type="float" office:value="14" calcext:value-type="float">
            <text:p>14</text:p>
          </table:table-cell>
          <table:table-cell table:style-name="ce81" office:value-type="string" calcext:value-type="string">
            <text:p>后</text:p>
          </table:table-cell>
          <table:table-cell table:style-name="ce78" office:value-type="float" office:value="72" calcext:value-type="float">
            <text:p>72</text:p>
          </table:table-cell>
          <table:table-cell table:style-name="ce78" office:value-type="float" office:value="18" calcext:value-type="float">
            <text:p>18</text:p>
          </table:table-cell>
          <table:table-cell table:style-name="ce78" table:formula="of:=IFERROR(VLOOKUP([.N8];[.$A$2:.$E$46];5;0);0)" office:value-type="float" office:value="36" calcext:value-type="float">
            <text:p>36</text:p>
          </table:table-cell>
          <table:table-cell table:style-name="ce81" office:value-type="string" calcext:value-type="string">
            <text:p>仕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formula="of:=IFERROR(VLOOKUP([.R8];[.$A$2:.$E$46];5;0);0)" office:value-type="float" office:value="4" calcext:value-type="float">
            <text:p>4</text:p>
          </table:table-cell>
          <table:table-cell table:style-name="ce81" office:value-type="string" calcext:value-type="string">
            <text:p>士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formula="of:=IFERROR(VLOOKUP([.V8];[.$A$2:.$E$46];5;0);0)" office:value-type="float" office:value="5" calcext:value-type="float">
            <text:p>5</text:p>
          </table:table-cell>
          <table:table-cell table:style-name="ce81" office:value-type="string" calcext:value-type="string">
            <text:p>種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formula="of:=IFERROR(VLOOKUP([.Z8];[.$A$2:.$E$46];5;0);0)" office:value-type="float" office:value="7" calcext:value-type="float">
            <text:p>7</text:p>
          </table:table-cell>
          <table:table-cell table:style-name="ce81" office:value-type="string" calcext:value-type="string">
            <text:p>臣</text:p>
          </table:table-cell>
          <table:table-cell table:style-name="ce78" office:value-type="string" calcext:value-type="string">
            <text:p>―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formula="of:=IFERROR(VLOOKUP([.AD8];[.$A$2:.$E$46];5;0);0)" office:value-type="float" office:value="7" calcext:value-type="float">
            <text:p>7</text:p>
          </table:table-cell>
          <table:table-cell table:style-name="ce76"/>
          <table:table-cell table:number-columns-repeated="2" table:style-name="ce78" office:value-type="string" calcext:value-type="string">
            <text:p>―</text:p>
          </table:table-cell>
          <table:table-cell table:style-name="ce78" table:formula="of:=IFERROR(VLOOKUP([.AH8];[.$A$2:.$E$46];5;0);0)" office:value-type="float" office:value="0" calcext:value-type="float">
            <text:p>0</text:p>
          </table:table-cell>
          <table:table-cell table:style-name="ce76" table:number-columns-repeated="7"/>
          <table:table-cell table:number-columns-repeated="980"/>
        </table:table-row>
        <table:table-row table:style-name="ro7">
          <table:table-cell table:style-name="ce76" office:value-type="string" calcext:value-type="string">
            <text:p>豕</text:p>
          </table:table-cell>
          <table:table-cell table:style-name="ce79" office:value-type="string" calcext:value-type="string">
            <text:p>🗡</text:p>
          </table:table-cell>
          <table:table-cell table:style-name="ce78" office:value-type="float" office:value="20" calcext:value-type="float">
            <text:p>20</text:p>
          </table:table-cell>
          <table:table-cell table:formula="of:=[.C9]*VLOOKUP([.B9];[.$F$2:.$G$8];2;0)" office:value-type="float" office:value="20" calcext:value-type="float">
            <text:p>20</text:p>
          </table:table-cell>
          <table:table-cell table:style-name="ce76" office:value-type="float" office:value="20" calcext:value-type="float">
            <text:p>20</text:p>
          </table:table-cell>
          <table:table-cell table:style-name="ce74" table:number-columns-repeated="3"/>
          <table:table-cell table:style-name="ce78" office:value-type="string" calcext:value-type="string">
            <text:p>王</text:p>
          </table:table-cell>
          <table:table-cell table:style-name="ce81" office:value-type="string" calcext:value-type="string">
            <text:p>玉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table:formula="of:=IFERROR(VLOOKUP([.J9];[.$A$2:.$E$46];5;0);0)" office:value-type="float" office:value="0" calcext:value-type="float">
            <text:p>0</text:p>
          </table:table-cell>
          <table:table-cell table:style-name="ce81" office:value-type="string" calcext:value-type="string">
            <text:p>王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table:formula="of:=IFERROR(VLOOKUP([.N9];[.$A$2:.$E$46];5;0);0)" office:value-type="float" office:value="0" calcext:value-type="float">
            <text:p>0</text:p>
          </table:table-cell>
          <table:table-cell table:style-name="ce81" office:value-type="string" calcext:value-type="string">
            <text:p>帥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table:formula="of:=IFERROR(VLOOKUP([.R9];[.$A$2:.$E$46];5;0);0)" office:value-type="float" office:value="0" calcext:value-type="float">
            <text:p>0</text:p>
          </table:table-cell>
          <table:table-cell table:style-name="ce81" office:value-type="string" calcext:value-type="string">
            <text:p>楚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table:formula="of:=IFERROR(VLOOKUP([.V9];[.$A$2:.$E$46];5;0);0)" office:value-type="float" office:value="0" calcext:value-type="float">
            <text:p>0</text:p>
          </table:table-cell>
          <table:table-cell table:style-name="ce81" office:value-type="string" calcext:value-type="string">
            <text:p>君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table:formula="of:=IFERROR(VLOOKUP([.Z9];[.$A$2:.$E$46];5;0);0)" office:value-type="float" office:value="0" calcext:value-type="float">
            <text:p>0</text:p>
          </table:table-cell>
          <table:table-cell table:style-name="ce81" office:value-type="string" calcext:value-type="string">
            <text:p>主</text:p>
          </table:table-cell>
          <table:table-cell table:style-name="ce78" office:value-type="string" calcext:value-type="string">
            <text:p>―</text:p>
          </table:table-cell>
          <table:table-cell table:style-name="ce78" office:value-type="float" office:value="0" calcext:value-type="float">
            <text:p>0</text:p>
          </table:table-cell>
          <table:table-cell table:style-name="ce78" table:formula="of:=IFERROR(VLOOKUP([.AD9];[.$A$2:.$E$46];5;0);0)" office:value-type="float" office:value="0" calcext:value-type="float">
            <text:p>0</text:p>
          </table:table-cell>
          <table:table-cell table:style-name="ce76" office:value-type="string" calcext:value-type="string">
            <text:p>ラ</text:p>
          </table:table-cell>
          <table:table-cell table:style-name="ce78" office:value-type="string" calcext:value-type="string">
            <text:p>―</text:p>
          </table:table-cell>
          <table:table-cell table:style-name="ce82" office:value-type="float" office:value="0" calcext:value-type="float">
            <text:p>0</text:p>
          </table:table-cell>
          <table:table-cell table:style-name="ce78" table:formula="of:=IFERROR(VLOOKUP([.AH9];[.$A$2:.$E$46];5;0);0)" office:value-type="float" office:value="0" calcext:value-type="float">
            <text:p>0</text:p>
          </table:table-cell>
          <table:table-cell table:style-name="ce76" table:number-columns-repeated="7"/>
          <table:table-cell table:number-columns-repeated="980"/>
        </table:table-row>
        <table:table-row table:style-name="ro7">
          <table:table-cell table:style-name="ce75" office:value-type="string" calcext:value-type="string">
            <text:p>角</text:p>
          </table:table-cell>
          <table:table-cell table:style-name="ce78" office:value-type="string" calcext:value-type="string">
            <text:p>☖</text:p>
          </table:table-cell>
          <table:table-cell office:value-type="float" office:value="16" calcext:value-type="float">
            <text:p>16</text:p>
          </table:table-cell>
          <table:table-cell table:formula="of:=[.C10]*VLOOKUP([.B10];[.$F$2:.$G$8];2;0)" office:value-type="float" office:value="19.2" calcext:value-type="float">
            <text:p>19.2</text:p>
          </table:table-cell>
          <table:table-cell table:style-name="ce76" office:value-type="float" office:value="18" calcext:value-type="float">
            <text:p>18</text:p>
          </table:table-cell>
          <table:table-cell table:style-name="ce74" table:number-columns-repeated="2"/>
          <table:table-cell table:style-name="ce76" table:number-columns-repeated="37"/>
          <table:table-cell table:number-columns-repeated="980"/>
        </table:table-row>
        <table:table-row table:style-name="ro7">
          <table:table-cell table:style-name="ce75" office:value-type="string" calcext:value-type="string">
            <text:p>聖</text:p>
          </table:table-cell>
          <table:table-cell table:style-name="ce78" office:value-type="string" calcext:value-type="string">
            <text:p>♙</text:p>
          </table:table-cell>
          <table:table-cell office:value-type="float" office:value="6" calcext:value-type="float">
            <text:p>6</text:p>
          </table:table-cell>
          <table:table-cell table:formula="of:=[.C11]*VLOOKUP([.B11];[.$F$2:.$G$8];2;0)" office:value-type="float" office:value="12" calcext:value-type="float">
            <text:p>12</text:p>
          </table:table-cell>
          <table:table-cell table:style-name="ce76" office:value-type="float" office:value="14" calcext:value-type="float">
            <text:p>14</text:p>
          </table:table-cell>
          <table:table-cell table:style-name="ce74" table:number-columns-repeated="2"/>
          <table:table-cell/>
          <table:table-cell table:style-name="ce78" office:value-type="string" calcext:value-type="string">
            <text:p>☖</text:p>
          </table:table-cell>
          <table:table-cell table:style-name="ce78"/>
          <table:table-cell table:style-name="ce78" table:formula="of:=SUM([.K12:.K20])" office:value-type="float" office:value="155" calcext:value-type="float">
            <text:p>155</text:p>
          </table:table-cell>
          <table:table-cell table:style-name="ce78" office:value-type="string" calcext:value-type="string">
            <text:p>♙</text:p>
          </table:table-cell>
          <table:table-cell table:style-name="ce78"/>
          <table:table-cell table:style-name="ce78" table:formula="of:=SUM([.N12:.N20])" office:value-type="float" office:value="160" calcext:value-type="float">
            <text:p>160</text:p>
          </table:table-cell>
          <table:table-cell table:style-name="ce78" office:value-type="string" calcext:value-type="string">
            <text:p>○</text:p>
          </table:table-cell>
          <table:table-cell table:style-name="ce78"/>
          <table:table-cell table:style-name="ce78" table:formula="of:=SUM([.Q12:.Q20])" office:value-type="float" office:value="106" calcext:value-type="float">
            <text:p>106</text:p>
          </table:table-cell>
          <table:table-cell table:style-name="ce78" office:value-type="string" calcext:value-type="string">
            <text:p>⬡</text:p>
          </table:table-cell>
          <table:table-cell table:style-name="ce78"/>
          <table:table-cell table:style-name="ce78" table:formula="of:=SUM([.T12:.T20])" office:value-type="float" office:value="120" calcext:value-type="float">
            <text:p>120</text:p>
          </table:table-cell>
          <table:table-cell table:style-name="ce76" office:value-type="string" calcext:value-type="string">
            <text:p>⛀</text:p>
          </table:table-cell>
          <table:table-cell table:style-name="ce76"/>
          <table:table-cell table:style-name="ce78" table:formula="of:=SUM([.W12:.W20])" office:value-type="float" office:value="111" calcext:value-type="float">
            <text:p>111</text:p>
          </table:table-cell>
          <table:table-cell table:style-name="ce76" office:value-type="string" calcext:value-type="string">
            <text:p>🐤</text:p>
          </table:table-cell>
          <table:table-cell table:style-name="ce76"/>
          <table:table-cell table:style-name="ce78" table:formula="of:=SUM([.Z12:.Z20])" office:value-type="float" office:value="16" calcext:value-type="float">
            <text:p>16</text:p>
          </table:table-cell>
          <table:table-cell table:style-name="ce76" table:number-columns-repeated="18"/>
          <table:table-cell table:number-columns-repeated="980"/>
        </table:table-row>
        <table:table-row table:style-name="ro7">
          <table:table-cell table:style-name="ce75" office:value-type="string" calcext:value-type="string">
            <text:p>騎</text:p>
          </table:table-cell>
          <table:table-cell table:style-name="ce78" office:value-type="string" calcext:value-type="string">
            <text:p>♙</text:p>
          </table:table-cell>
          <table:table-cell office:value-type="float" office:value="6" calcext:value-type="float">
            <text:p>6</text:p>
          </table:table-cell>
          <table:table-cell table:formula="of:=[.C12]*VLOOKUP([.B12];[.$F$2:.$G$8];2;0)" office:value-type="float" office:value="12" calcext:value-type="float">
            <text:p>12</text:p>
          </table:table-cell>
          <table:table-cell table:style-name="ce76" office:value-type="float" office:value="14" calcext:value-type="float">
            <text:p>14</text:p>
          </table:table-cell>
          <table:table-cell table:style-name="ce74" table:number-columns-repeated="2"/>
          <table:table-cell/>
          <table:table-cell table:style-name="ce78" office:value-type="string" calcext:value-type="string">
            <text:p>歩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formula="of:=IFERROR(VLOOKUP([.I12];[.$A$2:.$E$46];5;0)*[.J12];0)" office:value-type="float" office:value="27" calcext:value-type="float">
            <text:p>27</text:p>
          </table:table-cell>
          <table:table-cell table:style-name="ce78" office:value-type="string" calcext:value-type="string">
            <text:p>兵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formula="of:=IFERROR(VLOOKUP([.L12];[.$A$2:.$E$46];5;0)*[.M12];0)" office:value-type="float" office:value="24" calcext:value-type="float">
            <text:p>24</text:p>
          </table:table-cell>
          <table:table-cell table:style-name="ce78" office:value-type="string" calcext:value-type="string">
            <text:p>卒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formula="of:=IFERROR(VLOOKUP([.O12];[.$A$2:.$E$46];5;0)*[.P12];0)" office:value-type="float" office:value="10" calcext:value-type="float">
            <text:p>10</text:p>
          </table:table-cell>
          <table:table-cell table:style-name="ce78" office:value-type="string" calcext:value-type="string">
            <text:p>卆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formula="of:=IFERROR(VLOOKUP([.R12];[.$A$2:.$E$46];5;0)*[.S12];0)" office:value-type="float" office:value="20" calcext:value-type="float">
            <text:p>20</text:p>
          </table:table-cell>
          <table:table-cell table:style-name="ce78" office:value-type="string" calcext:value-type="string">
            <text:p>貝</text:p>
          </table:table-cell>
          <table:table-cell table:style-name="ce76" office:value-type="float" office:value="8" calcext:value-type="float">
            <text:p>8</text:p>
          </table:table-cell>
          <table:table-cell table:style-name="ce78" table:formula="of:=IFERROR(VLOOKUP([.U12];[.$A$2:.$E$46];5;0)*[.V12];0)" office:value-type="float" office:value="16" calcext:value-type="float">
            <text:p>16</text:p>
          </table:table-cell>
          <table:table-cell table:style-name="ce78" office:value-type="string" calcext:value-type="string">
            <text:p>ひ</text:p>
          </table:table-cell>
          <table:table-cell table:style-name="ce76" office:value-type="float" office:value="1" calcext:value-type="float">
            <text:p>1</text:p>
          </table:table-cell>
          <table:table-cell table:style-name="ce78" table:formula="of:=IFERROR(VLOOKUP([.X12];[.$A$2:.$E$46];5;0)*[.Y12];0)" office:value-type="float" office:value="2" calcext:value-type="float">
            <text:p>2</text:p>
          </table:table-cell>
          <table:table-cell table:style-name="ce76" table:number-columns-repeated="18"/>
          <table:table-cell table:number-columns-repeated="980"/>
        </table:table-row>
        <table:table-row table:style-name="ro7">
          <table:table-cell table:style-name="ce75" office:value-type="string" calcext:value-type="string">
            <text:p>瑪</text:p>
          </table:table-cell>
          <table:table-cell table:style-name="ce78" office:value-type="string" calcext:value-type="string">
            <text:p>⛀</text:p>
          </table:table-cell>
          <table:table-cell office:value-type="float" office:value="6" calcext:value-type="float">
            <text:p>6</text:p>
          </table:table-cell>
          <table:table-cell table:formula="of:=[.C13]*VLOOKUP([.B13];[.$F$2:.$G$8];2;0)" office:value-type="float" office:value="12" calcext:value-type="float">
            <text:p>12</text:p>
          </table:table-cell>
          <table:table-cell table:style-name="ce76" office:value-type="float" office:value="14" calcext:value-type="float">
            <text:p>14</text:p>
          </table:table-cell>
          <table:table-cell table:style-name="ce74" table:number-columns-repeated="2"/>
          <table:table-cell/>
          <table:table-cell table:style-name="ce78" office:value-type="string" calcext:value-type="string">
            <text:p>桂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formula="of:=IFERROR(VLOOKUP([.I13];[.$A$2:.$E$46];5;0)*[.J13];0)" office:value-type="float" office:value="16" calcext:value-type="float">
            <text:p>16</text:p>
          </table:table-cell>
          <table:table-cell table:style-name="ce78" office:value-type="string" calcext:value-type="string">
            <text:p>騎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formula="of:=IFERROR(VLOOKUP([.L13];[.$A$2:.$E$46];5;0)*[.M13];0)" office:value-type="float" office:value="28" calcext:value-type="float">
            <text:p>28</text:p>
          </table:table-cell>
          <table:table-cell table:style-name="ce78" office:value-type="string" calcext:value-type="string">
            <text:p>馮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formula="of:=IFERROR(VLOOKUP([.O13];[.$A$2:.$E$46];5;0)*[.P13];0)" office:value-type="float" office:value="16" calcext:value-type="float">
            <text:p>16</text:p>
          </table:table-cell>
          <table:table-cell table:style-name="ce78" office:value-type="string" calcext:value-type="string">
            <text:p>馭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formula="of:=IFERROR(VLOOKUP([.R13];[.$A$2:.$E$46];5;0)*[.S13];0)" office:value-type="float" office:value="16" calcext:value-type="float">
            <text:p>16</text:p>
          </table:table-cell>
          <table:table-cell table:style-name="ce78" office:value-type="string" calcext:value-type="string">
            <text:p>瑪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IFERROR(VLOOKUP([.U13];[.$A$2:.$E$46];5;0)*[.V13];0)" office:value-type="float" office:value="28" calcext:value-type="float">
            <text:p>28</text:p>
          </table:table-cell>
          <table:table-cell table:style-name="ce78"/>
          <table:table-cell table:style-name="ce76"/>
          <table:table-cell table:style-name="ce78" table:formula="of:=IFERROR(VLOOKUP([.X13];[.$A$2:.$E$46];5;0)*[.Y13];0)" office:value-type="float" office:value="0" calcext:value-type="float">
            <text:p>0</text:p>
          </table:table-cell>
          <table:table-cell table:style-name="ce76" table:number-columns-repeated="18"/>
          <table:table-cell table:number-columns-repeated="980"/>
        </table:table-row>
        <table:table-row table:style-name="ro7">
          <table:table-cell table:style-name="ce76" office:value-type="string" calcext:value-type="string">
            <text:p>午</text:p>
          </table:table-cell>
          <table:table-cell table:style-name="ce79" office:value-type="string" calcext:value-type="string">
            <text:p>🗡</text:p>
          </table:table-cell>
          <table:table-cell office:value-type="float" office:value="6" calcext:value-type="float">
            <text:p>6</text:p>
          </table:table-cell>
          <table:table-cell table:formula="of:=[.C14]*VLOOKUP([.B14];[.$F$2:.$G$8];2;0)" office:value-type="float" office:value="6" calcext:value-type="float">
            <text:p>6</text:p>
          </table:table-cell>
          <table:table-cell table:style-name="ce76" office:value-type="float" office:value="14" calcext:value-type="float">
            <text:p>14</text:p>
          </table:table-cell>
          <table:table-cell table:style-name="ce74" table:number-columns-repeated="2"/>
          <table:table-cell/>
          <table:table-cell table:style-name="ce78" office:value-type="string" calcext:value-type="string">
            <text:p>銀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formula="of:=IFERROR(VLOOKUP([.I14];[.$A$2:.$E$46];5;0)*[.J14];0)" office:value-type="float" office:value="24" calcext:value-type="float">
            <text:p>24</text:p>
          </table:table-cell>
          <table:table-cell table:style-name="ce78" office:value-type="string" calcext:value-type="string">
            <text:p>聖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formula="of:=IFERROR(VLOOKUP([.L14];[.$A$2:.$E$46];5;0)*[.M14];0)" office:value-type="float" office:value="28" calcext:value-type="float">
            <text:p>28</text:p>
          </table:table-cell>
          <table:table-cell table:style-name="ce78" office:value-type="string" calcext:value-type="string">
            <text:p>相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formula="of:=IFERROR(VLOOKUP([.O14];[.$A$2:.$E$46];5;0)*[.P14];0)" office:value-type="float" office:value="8" calcext:value-type="float">
            <text:p>8</text:p>
          </table:table-cell>
          <table:table-cell table:style-name="ce78" office:value-type="string" calcext:value-type="string">
            <text:p>象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formula="of:=IFERROR(VLOOKUP([.R14];[.$A$2:.$E$46];5;0)*[.S14];0)" office:value-type="float" office:value="10" calcext:value-type="float">
            <text:p>10</text:p>
          </table:table-cell>
          <table:table-cell table:style-name="ce78" office:value-type="string" calcext:value-type="string">
            <text:p>根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IFERROR(VLOOKUP([.U14];[.$A$2:.$E$46];5;0)*[.V14];0)" office:value-type="float" office:value="20" calcext:value-type="float">
            <text:p>20</text:p>
          </table:table-cell>
          <table:table-cell table:style-name="ce78" office:value-type="string" calcext:value-type="string">
            <text:p>ぞ</text:p>
          </table:table-cell>
          <table:table-cell table:style-name="ce76" office:value-type="float" office:value="1" calcext:value-type="float">
            <text:p>1</text:p>
          </table:table-cell>
          <table:table-cell table:style-name="ce78" table:formula="of:=IFERROR(VLOOKUP([.X14];[.$A$2:.$E$46];5;0)*[.Y14];0)" office:value-type="float" office:value="7" calcext:value-type="float">
            <text:p>7</text:p>
          </table:table-cell>
          <table:table-cell table:style-name="ce76" table:number-columns-repeated="18"/>
          <table:table-cell table:number-columns-repeated="980"/>
        </table:table-row>
        <table:table-row table:style-name="ro7">
          <table:table-cell table:style-name="ce75" office:value-type="string" calcext:value-type="string">
            <text:p>金</text:p>
          </table:table-cell>
          <table:table-cell table:style-name="ce78" office:value-type="string" calcext:value-type="string">
            <text:p>☖</text:p>
          </table:table-cell>
          <table:table-cell office:value-type="float" office:value="12" calcext:value-type="float">
            <text:p>12</text:p>
          </table:table-cell>
          <table:table-cell table:formula="of:=[.C15]*VLOOKUP([.B15];[.$F$2:.$G$8];2;0)" office:value-type="float" office:value="14.4" calcext:value-type="float">
            <text:p>14.4</text:p>
          </table:table-cell>
          <table:table-cell table:style-name="ce76" office:value-type="float" office:value="14" calcext:value-type="float">
            <text:p>14</text:p>
          </table:table-cell>
          <table:table-cell table:style-name="ce74" table:number-columns-repeated="2"/>
          <table:table-cell/>
          <table:table-cell table:style-name="ce78" office:value-type="string" calcext:value-type="string">
            <text:p>角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formula="of:=IFERROR(VLOOKUP([.I15];[.$A$2:.$E$46];5;0)*[.J15];0)" office:value-type="float" office:value="18" calcext:value-type="float">
            <text:p>18</text:p>
          </table:table-cell>
          <table:table-cell table:style-name="ce78" table:number-columns-repeated="2"/>
          <table:table-cell table:style-name="ce78" table:formula="of:=IFERROR(VLOOKUP([.L15];[.$A$2:.$E$46];5;0)*[.M15];0)" office:value-type="float" office:value="0" calcext:value-type="float">
            <text:p>0</text:p>
          </table:table-cell>
          <table:table-cell table:style-name="ce78" table:number-columns-repeated="2"/>
          <table:table-cell table:style-name="ce78" table:formula="of:=IFERROR(VLOOKUP([.O15];[.$A$2:.$E$46];5;0)*[.P15];0)" office:value-type="float" office:value="0" calcext:value-type="float">
            <text:p>0</text:p>
          </table:table-cell>
          <table:table-cell table:style-name="ce78" table:number-columns-repeated="2"/>
          <table:table-cell table:style-name="ce78" table:formula="of:=IFERROR(VLOOKUP([.R15];[.$A$2:.$E$46];5;0)*[.S15];0)" office:value-type="float" office:value="0" calcext:value-type="float">
            <text:p>0</text:p>
          </table:table-cell>
          <table:table-cell table:style-name="ce78"/>
          <table:table-cell table:style-name="ce76"/>
          <table:table-cell table:style-name="ce78" table:formula="of:=IFERROR(VLOOKUP([.U15];[.$A$2:.$E$46];5;0)*[.V15];0)" office:value-type="float" office:value="0" calcext:value-type="float">
            <text:p>0</text:p>
          </table:table-cell>
          <table:table-cell table:style-name="ce78"/>
          <table:table-cell table:style-name="ce76"/>
          <table:table-cell table:style-name="ce78" table:formula="of:=IFERROR(VLOOKUP([.X15];[.$A$2:.$E$46];5;0)*[.Y15];0)" office:value-type="float" office:value="0" calcext:value-type="float">
            <text:p>0</text:p>
          </table:table-cell>
          <table:table-cell table:style-name="ce76" table:number-columns-repeated="18"/>
          <table:table-cell table:number-columns-repeated="980"/>
        </table:table-row>
        <table:table-row table:style-name="ro7">
          <table:table-cell table:style-name="ce75" office:value-type="string" calcext:value-type="string">
            <text:p>銀</text:p>
          </table:table-cell>
          <table:table-cell table:style-name="ce78" office:value-type="string" calcext:value-type="string">
            <text:p>☖</text:p>
          </table:table-cell>
          <table:table-cell office:value-type="float" office:value="10" calcext:value-type="float">
            <text:p>10</text:p>
          </table:table-cell>
          <table:table-cell table:formula="of:=[.C16]*VLOOKUP([.B16];[.$F$2:.$G$8];2;0)" office:value-type="float" office:value="12" calcext:value-type="float">
            <text:p>12</text:p>
          </table:table-cell>
          <table:table-cell table:style-name="ce76" office:value-type="float" office:value="12" calcext:value-type="float">
            <text:p>12</text:p>
          </table:table-cell>
          <table:table-cell table:style-name="ce74" table:number-columns-repeated="2"/>
          <table:table-cell/>
          <table:table-cell table:style-name="ce78" table:number-columns-repeated="2"/>
          <table:table-cell table:style-name="ce78" table:formula="of:=IFERROR(VLOOKUP([.I16];[.$A$2:.$E$46];5;0)*[.J16];0)" office:value-type="float" office:value="0" calcext:value-type="float">
            <text:p>0</text:p>
          </table:table-cell>
          <table:table-cell table:style-name="ce78" table:number-columns-repeated="2"/>
          <table:table-cell table:style-name="ce78" table:formula="of:=IFERROR(VLOOKUP([.L16];[.$A$2:.$E$46];5;0)*[.M16];0)" office:value-type="float" office:value="0" calcext:value-type="float">
            <text:p>0</text:p>
          </table:table-cell>
          <table:table-cell table:style-name="ce78" office:value-type="string" calcext:value-type="string">
            <text:p>炮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formula="of:=IFERROR(VLOOKUP([.O16];[.$A$2:.$E$46];5;0)*[.P16];0)" office:value-type="float" office:value="24" calcext:value-type="float">
            <text:p>24</text:p>
          </table:table-cell>
          <table:table-cell table:style-name="ce78" office:value-type="string" calcext:value-type="string">
            <text:p>包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formula="of:=IFERROR(VLOOKUP([.R16];[.$A$2:.$E$46];5;0)*[.S16];0)" office:value-type="float" office:value="20" calcext:value-type="float">
            <text:p>20</text:p>
          </table:table-cell>
          <table:table-cell table:style-name="ce78"/>
          <table:table-cell table:style-name="ce76"/>
          <table:table-cell table:style-name="ce78" table:formula="of:=IFERROR(VLOOKUP([.U16];[.$A$2:.$E$46];5;0)*[.V16];0)" office:value-type="float" office:value="0" calcext:value-type="float">
            <text:p>0</text:p>
          </table:table-cell>
          <table:table-cell table:style-name="ce78"/>
          <table:table-cell table:style-name="ce76"/>
          <table:table-cell table:style-name="ce78" table:formula="of:=IFERROR(VLOOKUP([.X16];[.$A$2:.$E$46];5;0)*[.Y16];0)" office:value-type="float" office:value="0" calcext:value-type="float">
            <text:p>0</text:p>
          </table:table-cell>
          <table:table-cell table:style-name="ce76" table:number-columns-repeated="18"/>
          <table:table-cell table:number-columns-repeated="980"/>
        </table:table-row>
        <table:table-row table:style-name="ro7">
          <table:table-cell table:style-name="ce75" office:value-type="string" calcext:value-type="string">
            <text:p>炮</text:p>
          </table:table-cell>
          <table:table-cell table:style-name="ce78" office:value-type="string" calcext:value-type="string">
            <text:p>○</text:p>
          </table:table-cell>
          <table:table-cell office:value-type="float" office:value="9" calcext:value-type="float">
            <text:p>9</text:p>
          </table:table-cell>
          <table:table-cell table:formula="of:=[.C17]*VLOOKUP([.B17];[.$F$2:.$G$8];2;0)" office:value-type="float" office:value="9" calcext:value-type="float">
            <text:p>9</text:p>
          </table:table-cell>
          <table:table-cell table:style-name="ce76" office:value-type="float" office:value="12" calcext:value-type="float">
            <text:p>12</text:p>
          </table:table-cell>
          <table:table-cell table:style-name="ce78"/>
          <table:table-cell table:number-columns-repeated="2"/>
          <table:table-cell table:style-name="ce78" office:value-type="string" calcext:value-type="string">
            <text:p>香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formula="of:=IFERROR(VLOOKUP([.I17];[.$A$2:.$E$46];5;0)*[.J17];0)" office:value-type="float" office:value="14" calcext:value-type="float">
            <text:p>14</text:p>
          </table:table-cell>
          <table:table-cell table:style-name="ce78" office:value-type="string" calcext:value-type="string">
            <text:p>塔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formula="of:=IFERROR(VLOOKUP([.L17];[.$A$2:.$E$46];5;0)*[.M17];0)" office:value-type="float" office:value="44" calcext:value-type="float">
            <text:p>44</text:p>
          </table:table-cell>
          <table:table-cell table:style-name="ce78" office:value-type="string" calcext:value-type="string">
            <text:p>俥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formula="of:=IFERROR(VLOOKUP([.O17];[.$A$2:.$E$46];5;0)*[.P17];0)" office:value-type="float" office:value="40" calcext:value-type="float">
            <text:p>40</text:p>
          </table:table-cell>
          <table:table-cell table:style-name="ce78" office:value-type="string" calcext:value-type="string">
            <text:p>車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formula="of:=IFERROR(VLOOKUP([.R17];[.$A$2:.$E$46];5;0)*[.S17];0)" office:value-type="float" office:value="44" calcext:value-type="float">
            <text:p>44</text:p>
          </table:table-cell>
          <table:table-cell table:style-name="ce78" office:value-type="string" calcext:value-type="string">
            <text:p>船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IFERROR(VLOOKUP([.U17];[.$A$2:.$E$46];5;0)*[.V17];0)" office:value-type="float" office:value="40" calcext:value-type="float">
            <text:p>40</text:p>
          </table:table-cell>
          <table:table-cell table:style-name="ce78" office:value-type="string" calcext:value-type="string">
            <text:p>き</text:p>
          </table:table-cell>
          <table:table-cell table:style-name="ce76" office:value-type="float" office:value="1" calcext:value-type="float">
            <text:p>1</text:p>
          </table:table-cell>
          <table:table-cell table:style-name="ce78" table:formula="of:=IFERROR(VLOOKUP([.X17];[.$A$2:.$E$46];5;0)*[.Y17];0)" office:value-type="float" office:value="7" calcext:value-type="float">
            <text:p>7</text:p>
          </table:table-cell>
          <table:table-cell table:style-name="ce76" table:number-columns-repeated="18"/>
          <table:table-cell table:number-columns-repeated="980"/>
        </table:table-row>
        <table:table-row table:style-name="ro7">
          <table:table-cell table:style-name="ce75" office:value-type="string" calcext:value-type="string">
            <text:p>包</text:p>
          </table:table-cell>
          <table:table-cell table:style-name="ce78" office:value-type="string" calcext:value-type="string">
            <text:p>⬡</text:p>
          </table:table-cell>
          <table:table-cell office:value-type="float" office:value="7" calcext:value-type="float">
            <text:p>7</text:p>
          </table:table-cell>
          <table:table-cell table:formula="of:=[.C18]*VLOOKUP([.B18];[.$F$2:.$G$8];2;0)" office:value-type="float" office:value="10.5" calcext:value-type="float">
            <text:p>10.5</text:p>
          </table:table-cell>
          <table:table-cell table:style-name="ce76" office:value-type="float" office:value="10" calcext:value-type="float">
            <text:p>10</text:p>
          </table:table-cell>
          <table:table-cell table:style-name="ce78"/>
          <table:table-cell table:number-columns-repeated="2"/>
          <table:table-cell table:style-name="ce78" office:value-type="string" calcext:value-type="string">
            <text:p>飛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formula="of:=IFERROR(VLOOKUP([.I18];[.$A$2:.$E$46];5;0)*[.J18];0)" office:value-type="float" office:value="28" calcext:value-type="float">
            <text:p>28</text:p>
          </table:table-cell>
          <table:table-cell table:style-name="ce78" table:number-columns-repeated="2"/>
          <table:table-cell table:style-name="ce78" table:formula="of:=IFERROR(VLOOKUP([.L18];[.$A$2:.$E$46];5;0)*[.M18];0)" office:value-type="float" office:value="0" calcext:value-type="float">
            <text:p>0</text:p>
          </table:table-cell>
          <table:table-cell table:style-name="ce78" table:number-columns-repeated="2"/>
          <table:table-cell table:style-name="ce78" table:formula="of:=IFERROR(VLOOKUP([.O18];[.$A$2:.$E$46];5;0)*[.P18];0)" office:value-type="float" office:value="0" calcext:value-type="float">
            <text:p>0</text:p>
          </table:table-cell>
          <table:table-cell table:style-name="ce78" table:number-columns-repeated="2"/>
          <table:table-cell table:style-name="ce78" table:formula="of:=IFERROR(VLOOKUP([.R18];[.$A$2:.$E$46];5;0)*[.S18];0)" office:value-type="float" office:value="0" calcext:value-type="float">
            <text:p>0</text:p>
          </table:table-cell>
          <table:table-cell table:style-name="ce78"/>
          <table:table-cell table:style-name="ce76"/>
          <table:table-cell table:style-name="ce78" table:formula="of:=IFERROR(VLOOKUP([.U18];[.$A$2:.$E$46];5;0)*[.V18];0)" office:value-type="float" office:value="0" calcext:value-type="float">
            <text:p>0</text:p>
          </table:table-cell>
          <table:table-cell table:style-name="ce78"/>
          <table:table-cell table:style-name="ce76"/>
          <table:table-cell table:style-name="ce78" table:formula="of:=IFERROR(VLOOKUP([.X18];[.$A$2:.$E$46];5;0)*[.Y18];0)" office:value-type="float" office:value="0" calcext:value-type="float">
            <text:p>0</text:p>
          </table:table-cell>
          <table:table-cell table:style-name="ce76" table:number-columns-repeated="18"/>
          <table:table-cell table:number-columns-repeated="980"/>
        </table:table-row>
        <table:table-row table:style-name="ro7">
          <table:table-cell table:style-name="ce75" office:value-type="string" calcext:value-type="string">
            <text:p>根</text:p>
          </table:table-cell>
          <table:table-cell table:style-name="ce78" office:value-type="string" calcext:value-type="string">
            <text:p>⛀</text:p>
          </table:table-cell>
          <table:table-cell office:value-type="float" office:value="5" calcext:value-type="float">
            <text:p>5</text:p>
          </table:table-cell>
          <table:table-cell table:formula="of:=[.C19]*VLOOKUP([.B19];[.$F$2:.$G$8];2;0)" office:value-type="float" office:value="10" calcext:value-type="float">
            <text:p>10</text:p>
          </table:table-cell>
          <table:table-cell table:style-name="ce76" office:value-type="float" office:value="10" calcext:value-type="float">
            <text:p>10</text:p>
          </table:table-cell>
          <table:table-cell table:style-name="ce78"/>
          <table:table-cell table:number-columns-repeated="2"/>
          <table:table-cell table:style-name="ce78" office:value-type="string" calcext:value-type="string">
            <text:p>金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formula="of:=IFERROR(VLOOKUP([.I19];[.$A$2:.$E$46];5;0)*[.J19];0)" office:value-type="float" office:value="28" calcext:value-type="float">
            <text:p>28</text:p>
          </table:table-cell>
          <table:table-cell table:style-name="ce78" office:value-type="string" calcext:value-type="string">
            <text:p>后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formula="of:=IFERROR(VLOOKUP([.L19];[.$A$2:.$E$46];5;0)*[.M19];0)" office:value-type="float" office:value="36" calcext:value-type="float">
            <text:p>36</text:p>
          </table:table-cell>
          <table:table-cell table:style-name="ce78" office:value-type="string" calcext:value-type="string">
            <text:p>仕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formula="of:=IFERROR(VLOOKUP([.O19];[.$A$2:.$E$46];5;0)*[.P19];0)" office:value-type="float" office:value="8" calcext:value-type="float">
            <text:p>8</text:p>
          </table:table-cell>
          <table:table-cell table:style-name="ce78" office:value-type="string" calcext:value-type="string">
            <text:p>士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formula="of:=IFERROR(VLOOKUP([.R19];[.$A$2:.$E$46];5;0)*[.S19];0)" office:value-type="float" office:value="10" calcext:value-type="float">
            <text:p>10</text:p>
          </table:table-cell>
          <table:table-cell table:style-name="ce78" office:value-type="string" calcext:value-type="string">
            <text:p>種</text:p>
          </table:table-cell>
          <table:table-cell table:style-name="ce76" office:value-type="float" office:value="1" calcext:value-type="float">
            <text:p>1</text:p>
          </table:table-cell>
          <table:table-cell table:style-name="ce78" table:formula="of:=IFERROR(VLOOKUP([.U19];[.$A$2:.$E$46];5;0)*[.V19];0)" office:value-type="float" office:value="7" calcext:value-type="float">
            <text:p>7</text:p>
          </table:table-cell>
          <table:table-cell table:style-name="ce78"/>
          <table:table-cell table:style-name="ce76"/>
          <table:table-cell table:style-name="ce78" table:formula="of:=IFERROR(VLOOKUP([.X19];[.$A$2:.$E$46];5;0)*[.Y19];0)" office:value-type="float" office:value="0" calcext:value-type="float">
            <text:p>0</text:p>
          </table:table-cell>
          <table:table-cell table:style-name="ce76" table:number-columns-repeated="18"/>
          <table:table-cell table:number-columns-repeated="980"/>
        </table:table-row>
        <table:table-row table:style-name="ro7">
          <table:table-cell table:style-name="ce76" office:value-type="string" calcext:value-type="string">
            <text:p>像</text:p>
          </table:table-cell>
          <table:table-cell table:style-name="ce79" office:value-type="string" calcext:value-type="string">
            <text:p>🗡</text:p>
          </table:table-cell>
          <table:table-cell office:value-type="float" office:value="10" calcext:value-type="float">
            <text:p>10</text:p>
          </table:table-cell>
          <table:table-cell table:formula="of:=[.C20]*VLOOKUP([.B20];[.$F$2:.$G$8];2;0)" office:value-type="float" office:value="10" calcext:value-type="float">
            <text:p>10</text:p>
          </table:table-cell>
          <table:table-cell table:style-name="ce76" office:value-type="float" office:value="10" calcext:value-type="float">
            <text:p>10</text:p>
          </table:table-cell>
          <table:table-cell table:style-name="ce78"/>
          <table:table-cell table:number-columns-repeated="2"/>
          <table:table-cell table:style-name="ce78" office:value-type="string" calcext:value-type="string">
            <text:p>玉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formula="of:=IFERROR(VLOOKUP([.I20];[.$A$2:.$E$46];5;0)*[.J20];0)" office:value-type="float" office:value="0" calcext:value-type="float">
            <text:p>0</text:p>
          </table:table-cell>
          <table:table-cell table:style-name="ce78" office:value-type="string" calcext:value-type="string">
            <text:p>王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formula="of:=IFERROR(VLOOKUP([.L20];[.$A$2:.$E$46];5;0)*[.M20];0)" office:value-type="float" office:value="0" calcext:value-type="float">
            <text:p>0</text:p>
          </table:table-cell>
          <table:table-cell table:style-name="ce78" office:value-type="string" calcext:value-type="string">
            <text:p>帥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formula="of:=IFERROR(VLOOKUP([.O20];[.$A$2:.$E$46];5;0)*[.P20];0)" office:value-type="float" office:value="0" calcext:value-type="float">
            <text:p>0</text:p>
          </table:table-cell>
          <table:table-cell table:style-name="ce78" office:value-type="string" calcext:value-type="string">
            <text:p>楚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formula="of:=IFERROR(VLOOKUP([.R20];[.$A$2:.$E$46];5;0)*[.S20];0)" office:value-type="float" office:value="0" calcext:value-type="float">
            <text:p>0</text:p>
          </table:table-cell>
          <table:table-cell table:style-name="ce78" office:value-type="string" calcext:value-type="string">
            <text:p>君</text:p>
          </table:table-cell>
          <table:table-cell table:style-name="ce76" office:value-type="float" office:value="1" calcext:value-type="float">
            <text:p>1</text:p>
          </table:table-cell>
          <table:table-cell table:style-name="ce78" table:formula="of:=IFERROR(VLOOKUP([.U20];[.$A$2:.$E$46];5;0)*[.V20];0)" office:value-type="float" office:value="0" calcext:value-type="float">
            <text:p>0</text:p>
          </table:table-cell>
          <table:table-cell table:style-name="ce78" office:value-type="string" calcext:value-type="string">
            <text:p>ラ</text:p>
          </table:table-cell>
          <table:table-cell table:style-name="ce76" office:value-type="float" office:value="1" calcext:value-type="float">
            <text:p>1</text:p>
          </table:table-cell>
          <table:table-cell table:style-name="ce78" table:formula="of:=IFERROR(VLOOKUP([.X20];[.$A$2:.$E$46];5;0)*[.Y20];0)" office:value-type="float" office:value="0" calcext:value-type="float">
            <text:p>0</text:p>
          </table:table-cell>
          <table:table-cell table:style-name="ce76" table:number-columns-repeated="18"/>
          <table:table-cell table:number-columns-repeated="980"/>
        </table:table-row>
        <table:table-row table:style-name="ro7">
          <table:table-cell table:style-name="ce76" office:value-type="string" calcext:value-type="string">
            <text:p>舟</text:p>
          </table:table-cell>
          <table:table-cell table:style-name="ce79" office:value-type="string" calcext:value-type="string">
            <text:p>🗡</text:p>
          </table:table-cell>
          <table:table-cell office:value-type="float" office:value="10" calcext:value-type="float">
            <text:p>10</text:p>
          </table:table-cell>
          <table:table-cell table:formula="of:=[.C21]*VLOOKUP([.B21];[.$F$2:.$G$8];2;0)" office:value-type="float" office:value="10" calcext:value-type="float">
            <text:p>10</text:p>
          </table:table-cell>
          <table:table-cell table:style-name="ce76" office:value-type="float" office:value="10" calcext:value-type="float">
            <text:p>10</text:p>
          </table:table-cell>
          <table:table-cell table:style-name="ce78"/>
          <table:table-cell table:number-columns-repeated="2"/>
          <table:table-cell table:style-name="ce78" table:number-columns-repeated="13"/>
          <table:table-cell table:style-name="ce76" table:number-columns-repeated="2"/>
          <table:table-cell table:number-columns-repeated="2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5" office:value-type="string" calcext:value-type="string">
            <text:p>桂</text:p>
          </table:table-cell>
          <table:table-cell table:style-name="ce78" office:value-type="string" calcext:value-type="string">
            <text:p>☖</text:p>
          </table:table-cell>
          <table:table-cell office:value-type="float" office:value="8" calcext:value-type="float">
            <text:p>8</text:p>
          </table:table-cell>
          <table:table-cell table:formula="of:=[.C22]*VLOOKUP([.B22];[.$F$2:.$G$8];2;0)" office:value-type="float" office:value="9.6" calcext:value-type="float">
            <text:p>9.6</text:p>
          </table:table-cell>
          <table:table-cell table:style-name="ce76" office:value-type="float" office:value="8" calcext:value-type="float">
            <text:p>8</text:p>
          </table:table-cell>
          <table:table-cell table:style-name="ce78"/>
          <table:table-cell table:number-columns-repeated="2"/>
          <table:table-cell table:style-name="ce78" table:number-columns-repeated="5"/>
          <table:table-cell table:style-name="ce76"/>
          <table:table-cell table:style-name="ce78"/>
          <table:table-cell table:style-name="ce76"/>
          <table:table-cell table:style-name="ce78" table:number-columns-repeated="4"/>
          <table:table-cell table:style-name="ce76" table:number-columns-repeated="3"/>
          <table:table-cell table:number-columns-repeated="2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5" office:value-type="string" calcext:value-type="string">
            <text:p>馮</text:p>
          </table:table-cell>
          <table:table-cell table:style-name="ce78" office:value-type="string" calcext:value-type="string">
            <text:p>○</text:p>
          </table:table-cell>
          <table:table-cell office:value-type="float" office:value="8" calcext:value-type="float">
            <text:p>8</text:p>
          </table:table-cell>
          <table:table-cell table:formula="of:=[.C23]*VLOOKUP([.B23];[.$F$2:.$G$8];2;0)" office:value-type="float" office:value="8" calcext:value-type="float">
            <text:p>8</text:p>
          </table:table-cell>
          <table:table-cell table:style-name="ce76" office:value-type="float" office:value="8" calcext:value-type="float">
            <text:p>8</text:p>
          </table:table-cell>
          <table:table-cell table:style-name="ce78"/>
          <table:table-cell table:style-name="Default"/>
          <table:table-cell/>
          <table:table-cell table:style-name="ce78" table:number-columns-repeated="5"/>
          <table:table-cell table:style-name="ce76" table:number-columns-repeated="10"/>
          <table:table-cell table:number-columns-repeated="2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5" office:value-type="string" calcext:value-type="string">
            <text:p>馭</text:p>
          </table:table-cell>
          <table:table-cell table:style-name="ce78" office:value-type="string" calcext:value-type="string">
            <text:p>⬡</text:p>
          </table:table-cell>
          <table:table-cell office:value-type="float" office:value="5" calcext:value-type="float">
            <text:p>5</text:p>
          </table:table-cell>
          <table:table-cell table:formula="of:=[.C24]*VLOOKUP([.B24];[.$F$2:.$G$8];2;0)" office:value-type="float" office:value="7.5" calcext:value-type="float">
            <text:p>7.5</text:p>
          </table:table-cell>
          <table:table-cell table:style-name="ce76" office:value-type="float" office:value="8" calcext:value-type="float">
            <text:p>8</text:p>
          </table:table-cell>
          <table:table-cell table:style-name="ce78"/>
          <table:table-cell table:number-columns-repeated="2"/>
          <table:table-cell table:style-name="ce78" table:number-columns-repeated="3"/>
          <table:table-cell table:style-name="ce76" table:number-columns-repeated="12"/>
          <table:table-cell table:number-columns-repeated="2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5" office:value-type="string" calcext:value-type="string">
            <text:p>香</text:p>
          </table:table-cell>
          <table:table-cell table:style-name="ce78" office:value-type="string" calcext:value-type="string">
            <text:p>☖</text:p>
          </table:table-cell>
          <table:table-cell office:value-type="float" office:value="6" calcext:value-type="float">
            <text:p>6</text:p>
          </table:table-cell>
          <table:table-cell table:formula="of:=[.C25]*VLOOKUP([.B25];[.$F$2:.$G$8];2;0)" office:value-type="float" office:value="7.2" calcext:value-type="float">
            <text:p>7.2</text:p>
          </table:table-cell>
          <table:table-cell table:style-name="ce76" office:value-type="float" office:value="7" calcext:value-type="float">
            <text:p>7</text:p>
          </table:table-cell>
          <table:table-cell table:style-name="ce78" table:number-columns-repeated="3"/>
          <table:table-cell table:style-name="Default"/>
          <table:table-cell table:style-name="ce76" table:number-columns-repeated="12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5" office:value-type="string" calcext:value-type="string">
            <text:p>種</text:p>
          </table:table-cell>
          <table:table-cell table:style-name="ce78" office:value-type="string" calcext:value-type="string">
            <text:p>⛀</text:p>
          </table:table-cell>
          <table:table-cell office:value-type="float" office:value="4" calcext:value-type="float">
            <text:p>4</text:p>
          </table:table-cell>
          <table:table-cell table:formula="of:=[.C26]*VLOOKUP([.B26];[.$F$2:.$G$8];2;0)" office:value-type="float" office:value="8" calcext:value-type="float">
            <text:p>8</text:p>
          </table:table-cell>
          <table:table-cell table:style-name="ce76" office:value-type="float" office:value="7" calcext:value-type="float">
            <text:p>7</text:p>
          </table:table-cell>
          <table:table-cell table:style-name="ce78" table:number-columns-repeated="6"/>
          <table:table-cell table:style-name="ce76" table:number-columns-repeated="10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6" office:value-type="string" calcext:value-type="string">
            <text:p>臣</text:p>
          </table:table-cell>
          <table:table-cell table:style-name="ce79" office:value-type="string" calcext:value-type="string">
            <text:p>🗡</text:p>
          </table:table-cell>
          <table:table-cell office:value-type="float" office:value="8" calcext:value-type="float">
            <text:p>8</text:p>
          </table:table-cell>
          <table:table-cell table:formula="of:=[.C27]*VLOOKUP([.B27];[.$F$2:.$G$8];2;0)" office:value-type="float" office:value="8" calcext:value-type="float">
            <text:p>8</text:p>
          </table:table-cell>
          <table:table-cell table:style-name="ce76" office:value-type="float" office:value="7" calcext:value-type="float">
            <text:p>7</text:p>
          </table:table-cell>
          <table:table-cell table:style-name="ce78" table:number-columns-repeated="6"/>
          <table:table-cell table:style-name="ce76" table:number-columns-repeated="10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5" office:value-type="string" calcext:value-type="string">
            <text:p>き</text:p>
          </table:table-cell>
          <table:table-cell table:style-name="ce78" office:value-type="string" calcext:value-type="string">
            <text:p>🐤</text:p>
          </table:table-cell>
          <table:table-cell office:value-type="float" office:value="8" calcext:value-type="float">
            <text:p>8</text:p>
          </table:table-cell>
          <table:table-cell table:formula="of:=[.C28]*VLOOKUP([.B28];[.$F$2:.$G$8];2;0)" office:value-type="float" office:value="8" calcext:value-type="float">
            <text:p>8</text:p>
          </table:table-cell>
          <table:table-cell table:style-name="ce76" office:value-type="float" office:value="7" calcext:value-type="float">
            <text:p>7</text:p>
          </table:table-cell>
          <table:table-cell table:style-name="ce78" table:number-columns-repeated="3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5" office:value-type="string" calcext:value-type="string">
            <text:p>ぞ</text:p>
          </table:table-cell>
          <table:table-cell table:style-name="ce78" office:value-type="string" calcext:value-type="string">
            <text:p>🐤</text:p>
          </table:table-cell>
          <table:table-cell office:value-type="float" office:value="8" calcext:value-type="float">
            <text:p>8</text:p>
          </table:table-cell>
          <table:table-cell table:formula="of:=[.C29]*VLOOKUP([.B29];[.$F$2:.$G$8];2;0)" office:value-type="float" office:value="8" calcext:value-type="float">
            <text:p>8</text:p>
          </table:table-cell>
          <table:table-cell table:style-name="ce76" office:value-type="float" office:value="7" calcext:value-type="float">
            <text:p>7</text:p>
          </table:table-cell>
          <table:table-cell table:style-name="ce78" table:number-columns-repeated="4"/>
          <table:table-cell table:style-name="ce76" table:number-columns-repeated="12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5" office:value-type="string" calcext:value-type="string">
            <text:p>象</text:p>
          </table:table-cell>
          <table:table-cell table:style-name="ce78" office:value-type="string" calcext:value-type="string">
            <text:p>⬡</text:p>
          </table:table-cell>
          <table:table-cell office:value-type="float" office:value="3" calcext:value-type="float">
            <text:p>3</text:p>
          </table:table-cell>
          <table:table-cell table:formula="of:=[.C30]*VLOOKUP([.B30];[.$F$2:.$G$8];2;0)" office:value-type="float" office:value="4.5" calcext:value-type="float">
            <text:p>4.5</text:p>
          </table:table-cell>
          <table:table-cell table:style-name="ce76" office:value-type="float" office:value="5" calcext:value-type="float">
            <text:p>5</text:p>
          </table:table-cell>
          <table:table-cell table:style-name="ce78" table:number-columns-repeated="3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5" office:value-type="string" calcext:value-type="string">
            <text:p>士</text:p>
          </table:table-cell>
          <table:table-cell table:style-name="ce78" office:value-type="string" calcext:value-type="string">
            <text:p>⬡</text:p>
          </table:table-cell>
          <table:table-cell office:value-type="float" office:value="3" calcext:value-type="float">
            <text:p>3</text:p>
          </table:table-cell>
          <table:table-cell table:formula="of:=[.C31]*VLOOKUP([.B31];[.$F$2:.$G$8];2;0)" office:value-type="float" office:value="4.5" calcext:value-type="float">
            <text:p>4.5</text:p>
          </table:table-cell>
          <table:table-cell table:style-name="ce76" office:value-type="float" office:value="5" calcext:value-type="float">
            <text:p>5</text:p>
          </table:table-cell>
          <table:table-cell table:style-name="ce78" table:number-columns-repeated="3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5" office:value-type="string" calcext:value-type="string">
            <text:p>相</text:p>
          </table:table-cell>
          <table:table-cell table:style-name="ce78" office:value-type="string" calcext:value-type="string">
            <text:p>○</text:p>
          </table:table-cell>
          <table:table-cell office:value-type="float" office:value="4" calcext:value-type="float">
            <text:p>4</text:p>
          </table:table-cell>
          <table:table-cell table:formula="of:=[.C32]*VLOOKUP([.B32];[.$F$2:.$G$8];2;0)" office:value-type="float" office:value="4" calcext:value-type="float">
            <text:p>4</text:p>
          </table:table-cell>
          <table:table-cell table:style-name="ce76" office:value-type="float" office:value="4" calcext:value-type="float">
            <text:p>4</text:p>
          </table:table-cell>
          <table:table-cell table:style-name="ce78" table:number-columns-repeated="3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5" office:value-type="string" calcext:value-type="string">
            <text:p>仕</text:p>
          </table:table-cell>
          <table:table-cell table:style-name="ce78" office:value-type="string" calcext:value-type="string">
            <text:p>○</text:p>
          </table:table-cell>
          <table:table-cell office:value-type="float" office:value="4" calcext:value-type="float">
            <text:p>4</text:p>
          </table:table-cell>
          <table:table-cell table:formula="of:=[.C33]*VLOOKUP([.B33];[.$F$2:.$G$8];2;0)" office:value-type="float" office:value="4" calcext:value-type="float">
            <text:p>4</text:p>
          </table:table-cell>
          <table:table-cell table:style-name="ce76" office:value-type="float" office:value="4" calcext:value-type="float">
            <text:p>4</text:p>
          </table:table-cell>
          <table:table-cell table:style-name="ce78" table:number-columns-repeated="3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5" office:value-type="string" calcext:value-type="string">
            <text:p>卆</text:p>
          </table:table-cell>
          <table:table-cell table:style-name="ce78" office:value-type="string" calcext:value-type="string">
            <text:p>⬡</text:p>
          </table:table-cell>
          <table:table-cell office:value-type="float" office:value="2" calcext:value-type="float">
            <text:p>2</text:p>
          </table:table-cell>
          <table:table-cell table:formula="of:=[.C34]*VLOOKUP([.B34];[.$F$2:.$G$8];2;0)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8" table:number-columns-repeated="3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5" office:value-type="string" calcext:value-type="string">
            <text:p>歩</text:p>
          </table:table-cell>
          <table:table-cell table:style-name="ce78" office:value-type="string" calcext:value-type="string">
            <text:p>☖</text:p>
          </table:table-cell>
          <table:table-cell office:value-type="float" office:value="2" calcext:value-type="float">
            <text:p>2</text:p>
          </table:table-cell>
          <table:table-cell table:formula="of:=[.C35]*VLOOKUP([.B35];[.$F$2:.$G$8];2;0)" office:value-type="float" office:value="2.4" calcext:value-type="float">
            <text:p>2.4</text:p>
          </table:table-cell>
          <table:table-cell table:style-name="ce76" office:value-type="float" office:value="3" calcext:value-type="float">
            <text:p>3</text:p>
          </table:table-cell>
          <table:table-cell table:style-name="ce78" table:number-columns-repeated="3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5" office:value-type="string" calcext:value-type="string">
            <text:p>兵</text:p>
          </table:table-cell>
          <table:table-cell table:style-name="ce78" office:value-type="string" calcext:value-type="string">
            <text:p>♙</text:p>
          </table:table-cell>
          <table:table-cell office:value-type="float" office:value="2" calcext:value-type="float">
            <text:p>2</text:p>
          </table:table-cell>
          <table:table-cell table:formula="of:=[.C36]*VLOOKUP([.B36];[.$F$2:.$G$8];2;0)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8" table:number-columns-repeated="3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5" office:value-type="string" calcext:value-type="string">
            <text:p>貝</text:p>
          </table:table-cell>
          <table:table-cell table:style-name="ce78" office:value-type="string" calcext:value-type="string">
            <text:p>⛀</text:p>
          </table:table-cell>
          <table:table-cell office:value-type="float" office:value="2" calcext:value-type="float">
            <text:p>2</text:p>
          </table:table-cell>
          <table:table-cell table:formula="of:=[.C37]*VLOOKUP([.B37];[.$F$2:.$G$8];2;0)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number-columns-repeated="3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5" office:value-type="string" calcext:value-type="string">
            <text:p>卒</text:p>
          </table:table-cell>
          <table:table-cell table:style-name="ce78" office:value-type="string" calcext:value-type="string">
            <text:p>○</text:p>
          </table:table-cell>
          <table:table-cell office:value-type="float" office:value="2" calcext:value-type="float">
            <text:p>2</text:p>
          </table:table-cell>
          <table:table-cell table:formula="of:=[.C38]*VLOOKUP([.B38];[.$F$2:.$G$8];2;0)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number-columns-repeated="3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6" office:value-type="string" calcext:value-type="string">
            <text:p>火</text:p>
          </table:table-cell>
          <table:table-cell table:style-name="ce79" office:value-type="string" calcext:value-type="string">
            <text:p>🗡</text:p>
          </table:table-cell>
          <table:table-cell office:value-type="float" office:value="2" calcext:value-type="float">
            <text:p>2</text:p>
          </table:table-cell>
          <table:table-cell table:formula="of:=[.C39]*VLOOKUP([.B39];[.$F$2:.$G$8];2;0)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number-columns-repeated="3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6" office:value-type="string" calcext:value-type="string">
            <text:p>天</text:p>
          </table:table-cell>
          <table:table-cell table:style-name="ce79" office:value-type="string" calcext:value-type="string">
            <text:p>🗡</text:p>
          </table:table-cell>
          <table:table-cell office:value-type="float" office:value="2" calcext:value-type="float">
            <text:p>2</text:p>
          </table:table-cell>
          <table:table-cell table:formula="of:=[.C40]*VLOOKUP([.B40];[.$F$2:.$G$8];2;0)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number-columns-repeated="3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6" office:value-type="string" calcext:value-type="string">
            <text:p>夭</text:p>
          </table:table-cell>
          <table:table-cell table:style-name="ce79" office:value-type="string" calcext:value-type="string">
            <text:p>🗡</text:p>
          </table:table-cell>
          <table:table-cell office:value-type="float" office:value="2" calcext:value-type="float">
            <text:p>2</text:p>
          </table:table-cell>
          <table:table-cell table:formula="of:=[.C41]*VLOOKUP([.B41];[.$F$2:.$G$8];2;0)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number-columns-repeated="3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6" office:value-type="string" calcext:value-type="string">
            <text:p>木</text:p>
          </table:table-cell>
          <table:table-cell table:style-name="ce79" office:value-type="string" calcext:value-type="string">
            <text:p>🗡</text:p>
          </table:table-cell>
          <table:table-cell office:value-type="float" office:value="2" calcext:value-type="float">
            <text:p>2</text:p>
          </table:table-cell>
          <table:table-cell table:formula="of:=[.C42]*VLOOKUP([.B42];[.$F$2:.$G$8];2;0)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number-columns-repeated="3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6" office:value-type="string" calcext:value-type="string">
            <text:p>禾</text:p>
          </table:table-cell>
          <table:table-cell table:style-name="ce79" office:value-type="string" calcext:value-type="string">
            <text:p>🗡</text:p>
          </table:table-cell>
          <table:table-cell office:value-type="float" office:value="2" calcext:value-type="float">
            <text:p>2</text:p>
          </table:table-cell>
          <table:table-cell table:formula="of:=[.C43]*VLOOKUP([.B43];[.$F$2:.$G$8];2;0)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number-columns-repeated="3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6" office:value-type="string" calcext:value-type="string">
            <text:p>大</text:p>
          </table:table-cell>
          <table:table-cell table:style-name="ce79" office:value-type="string" calcext:value-type="string">
            <text:p>🗡</text:p>
          </table:table-cell>
          <table:table-cell office:value-type="float" office:value="2" calcext:value-type="float">
            <text:p>2</text:p>
          </table:table-cell>
          <table:table-cell table:formula="of:=[.C44]*VLOOKUP([.B44];[.$F$2:.$G$8];2;0)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number-columns-repeated="3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6" office:value-type="string" calcext:value-type="string">
            <text:p>人</text:p>
          </table:table-cell>
          <table:table-cell table:style-name="ce79" office:value-type="string" calcext:value-type="string">
            <text:p>🗡</text:p>
          </table:table-cell>
          <table:table-cell office:value-type="float" office:value="2" calcext:value-type="float">
            <text:p>2</text:p>
          </table:table-cell>
          <table:table-cell table:formula="of:=[.C45]*VLOOKUP([.B45];[.$F$2:.$G$8];2;0)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number-columns-repeated="3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5" office:value-type="string" calcext:value-type="string">
            <text:p>ひ</text:p>
          </table:table-cell>
          <table:table-cell table:style-name="ce78" office:value-type="string" calcext:value-type="string">
            <text:p>🐤</text:p>
          </table:table-cell>
          <table:table-cell office:value-type="float" office:value="2" calcext:value-type="float">
            <text:p>2</text:p>
          </table:table-cell>
          <table:table-cell table:formula="of:=[.C46]*VLOOKUP([.B46];[.$F$2:.$G$8];2;0)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number-columns-repeated="3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5" office:value-type="string" calcext:value-type="string">
            <text:p>ラ</text:p>
          </table:table-cell>
          <table:table-cell table:style-name="ce78" office:value-type="string" calcext:value-type="string">
            <text:p>🐤</text:p>
          </table:table-cell>
          <table:table-cell office:value-type="float" office:value="0" calcext:value-type="float">
            <text:p>0</text:p>
          </table:table-cell>
          <table:table-cell table:formula="of:=[.C47]*VLOOKUP([.B47];[.$F$2:.$G$8];2;0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number-columns-repeated="3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5" office:value-type="string" calcext:value-type="string">
            <text:p>玉</text:p>
          </table:table-cell>
          <table:table-cell table:style-name="ce78" office:value-type="string" calcext:value-type="string">
            <text:p>☖</text:p>
          </table:table-cell>
          <table:table-cell office:value-type="float" office:value="0" calcext:value-type="float">
            <text:p>0</text:p>
          </table:table-cell>
          <table:table-cell table:formula="of:=[.C48]*VLOOKUP([.B48];[.$F$2:.$G$8];2;0)" office:value-type="float" office:value="0" calcext:value-type="float">
            <text:p>0</text:p>
          </table:table-cell>
          <table:table-cell table:style-name="ce76" office:value-type="float" office:value="-8" calcext:value-type="float">
            <text:p>-8</text:p>
          </table:table-cell>
          <table:table-cell table:style-name="ce78" table:number-columns-repeated="3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5" office:value-type="string" calcext:value-type="string">
            <text:p>王</text:p>
          </table:table-cell>
          <table:table-cell table:style-name="ce76" office:value-type="string" calcext:value-type="string">
            <text:p>♙</text:p>
          </table:table-cell>
          <table:table-cell office:value-type="float" office:value="0" calcext:value-type="float">
            <text:p>0</text:p>
          </table:table-cell>
          <table:table-cell table:formula="of:=[.C49]*VLOOKUP([.B49];[.$F$2:.$G$8];2;0)" office:value-type="float" office:value="0" calcext:value-type="float">
            <text:p>0</text:p>
          </table:table-cell>
          <table:table-cell table:style-name="ce76" office:value-type="float" office:value="-12" calcext:value-type="float">
            <text:p>-12</text:p>
          </table:table-cell>
          <table:table-cell table:style-name="ce78" table:number-columns-repeated="3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5" office:value-type="string" calcext:value-type="string">
            <text:p>君</text:p>
          </table:table-cell>
          <table:table-cell table:style-name="ce76" office:value-type="string" calcext:value-type="string">
            <text:p>⛀</text:p>
          </table:table-cell>
          <table:table-cell office:value-type="float" office:value="0" calcext:value-type="float">
            <text:p>0</text:p>
          </table:table-cell>
          <table:table-cell table:formula="of:=[.C50]*VLOOKUP([.B50];[.$F$2:.$G$8];2;0)" office:value-type="float" office:value="0" calcext:value-type="float">
            <text:p>0</text:p>
          </table:table-cell>
          <table:table-cell table:style-name="ce76" office:value-type="float" office:value="-16" calcext:value-type="float">
            <text:p>-16</text:p>
          </table:table-cell>
          <table:table-cell table:style-name="ce78" table:number-columns-repeated="3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6" office:value-type="string" calcext:value-type="string">
            <text:p>主</text:p>
          </table:table-cell>
          <table:table-cell table:style-name="ce79" office:value-type="string" calcext:value-type="string">
            <text:p>🗡</text:p>
          </table:table-cell>
          <table:table-cell office:value-type="float" office:value="0" calcext:value-type="float">
            <text:p>0</text:p>
          </table:table-cell>
          <table:table-cell table:formula="of:=[.C51]*VLOOKUP([.B51];[.$F$2:.$G$8];2;0)" office:value-type="float" office:value="0" calcext:value-type="float">
            <text:p>0</text:p>
          </table:table-cell>
          <table:table-cell table:style-name="ce76" office:value-type="float" office:value="-18" calcext:value-type="float">
            <text:p>-18</text:p>
          </table:table-cell>
          <table:table-cell table:style-name="ce78" table:number-columns-repeated="3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5" office:value-type="string" calcext:value-type="string">
            <text:p>楚</text:p>
          </table:table-cell>
          <table:table-cell table:style-name="ce76" office:value-type="string" calcext:value-type="string">
            <text:p>⬡</text:p>
          </table:table-cell>
          <table:table-cell office:value-type="float" office:value="0" calcext:value-type="float">
            <text:p>0</text:p>
          </table:table-cell>
          <table:table-cell table:formula="of:=[.C52]*VLOOKUP([.B52];[.$F$2:.$G$8];2;0)" office:value-type="float" office:value="0" calcext:value-type="float">
            <text:p>0</text:p>
          </table:table-cell>
          <table:table-cell table:style-name="ce76" office:value-type="float" office:value="-24" calcext:value-type="float">
            <text:p>-24</text:p>
          </table:table-cell>
          <table:table-cell/>
          <table:table-cell table:style-name="ce78"/>
          <table:table-cell table:number-columns-repeated="10"/>
          <table:table-cell table:style-name="ce76" table:number-columns-repeated="4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ce75" office:value-type="string" calcext:value-type="string">
            <text:p>帥</text:p>
          </table:table-cell>
          <table:table-cell table:style-name="ce76" office:value-type="string" calcext:value-type="string">
            <text:p>○</text:p>
          </table:table-cell>
          <table:table-cell office:value-type="float" office:value="0" calcext:value-type="float">
            <text:p>0</text:p>
          </table:table-cell>
          <table:table-cell table:formula="of:=[.C53]*VLOOKUP([.B53];[.$F$2:.$G$8];2;0)" office:value-type="float" office:value="0" calcext:value-type="float">
            <text:p>0</text:p>
          </table:table-cell>
          <table:table-cell table:style-name="ce76" office:value-type="float" office:value="-28" calcext:value-type="float">
            <text:p>-28</text:p>
          </table:table-cell>
          <table:table-cell/>
          <table:table-cell table:style-name="ce78"/>
          <table:table-cell table:number-columns-repeated="8"/>
          <table:table-cell table:style-name="ce76" table:number-columns-repeated="6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Default"/>
          <table:table-cell table:style-name="ce76" table:number-columns-repeated="2"/>
          <table:table-cell/>
          <table:table-cell table:style-name="ce76"/>
          <table:table-cell/>
          <table:table-cell table:style-name="ce78"/>
          <table:table-cell table:number-columns-repeated="8"/>
          <table:table-cell table:style-name="ce76" table:number-columns-repeated="6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Default"/>
          <table:table-cell table:style-name="ce76" table:number-columns-repeated="2"/>
          <table:table-cell/>
          <table:table-cell table:style-name="ce76"/>
          <table:table-cell/>
          <table:table-cell table:style-name="ce78"/>
          <table:table-cell table:number-columns-repeated="3"/>
          <table:table-cell table:style-name="ce76" table:number-columns-repeated="11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Default"/>
          <table:table-cell table:style-name="ce76" table:number-columns-repeated="2"/>
          <table:table-cell/>
          <table:table-cell table:style-name="ce76" table:number-columns-repeated="2"/>
          <table:table-cell table:style-name="ce78" table:number-columns-repeated="2"/>
          <table:table-cell table:style-name="ce76" table:number-columns-repeated="13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Default"/>
          <table:table-cell table:style-name="ce76" table:number-columns-repeated="2"/>
          <table:table-cell/>
          <table:table-cell table:style-name="ce76" table:number-columns-repeated="17"/>
          <table:table-cell table:number-columns-repeated="4"/>
          <table:table-cell table:style-name="ce76" table:number-columns-repeated="19"/>
          <table:table-cell table:number-columns-repeated="980"/>
        </table:table-row>
        <table:table-row table:style-name="ro7">
          <table:table-cell table:style-name="Default"/>
          <table:table-cell table:style-name="ce76" table:number-columns-repeated="2"/>
          <table:table-cell/>
          <table:table-cell table:style-name="ce76"/>
          <table:table-cell table:number-columns-repeated="3"/>
          <table:table-cell table:style-name="ce76" table:number-columns-repeated="36"/>
          <table:table-cell table:number-columns-repeated="980"/>
        </table:table-row>
        <table:table-row table:style-name="ro7" table:number-rows-repeated="4">
          <table:table-cell table:style-name="Default"/>
          <table:table-cell table:style-name="ce76" table:number-columns-repeated="2"/>
          <table:table-cell/>
          <table:table-cell table:style-name="ce76" table:number-columns-repeated="40"/>
          <table:table-cell table:number-columns-repeated="980"/>
        </table:table-row>
        <table:table-row table:style-name="ro7" table:number-rows-repeated="62">
          <table:table-cell table:style-name="ce76" table:number-columns-repeated="3"/>
          <table:table-cell/>
          <table:table-cell table:style-name="ce76" table:number-columns-repeated="40"/>
          <table:table-cell table:number-columns-repeated="980"/>
        </table:table-row>
        <table:table-row table:style-name="ro7" table:number-rows-repeated="3">
          <table:table-cell table:style-name="ce76" table:number-columns-repeated="44"/>
          <table:table-cell table:number-columns-repeated="980"/>
        </table:table-row>
        <table:table-row table:style-name="ro7" table:number-rows-repeated="9">
          <table:table-cell table:style-name="ce74" table:number-columns-repeated="5"/>
          <table:table-cell table:style-name="ce76" table:number-columns-repeated="39"/>
          <table:table-cell table:number-columns-repeated="980"/>
        </table:table-row>
        <table:table-row table:style-name="ro7" table:number-rows-repeated="870">
          <table:table-cell table:style-name="ce76" table:number-columns-repeated="44"/>
          <table:table-cell table:number-columns-repeated="980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ames" table:style-name="ta4">
        <table:table-column table:style-name="co21" table:default-cell-style-name="ce84"/>
        <table:table-column table:style-name="co22" table:default-cell-style-name="ce84"/>
        <table:table-column table:style-name="co23" table:default-cell-style-name="ce84"/>
        <table:table-column table:style-name="co24" table:default-cell-style-name="ce84"/>
        <table:table-column table:style-name="co25" table:number-columns-repeated="3" table:default-cell-style-name="ce84"/>
        <table:table-column table:style-name="co24" table:default-cell-style-name="ce84"/>
        <table:table-column table:style-name="co26" table:number-columns-repeated="3" table:default-cell-style-name="ce84"/>
        <table:table-column table:style-name="co24" table:default-cell-style-name="ce84"/>
        <table:table-column table:style-name="co26" table:number-columns-repeated="3" table:default-cell-style-name="ce84"/>
        <table:table-column table:style-name="co8" table:number-columns-repeated="1009" table:default-cell-style-name="ce84"/>
        <table:table-row table:style-name="ro8">
          <table:table-cell table:style-name="ce83" office:value-type="string" calcext:value-type="string">
            <text:p>記</text:p>
          </table:table-cell>
          <table:table-cell table:style-name="ce83" office:value-type="string" calcext:value-type="string">
            <text:p>ゲーム</text:p>
          </table:table-cell>
          <table:table-cell table:style-name="ce83" office:value-type="string" calcext:value-type="string">
            <text:p>英語</text:p>
          </table:table-cell>
          <table:table-cell table:style-name="ce83" office:value-type="string" calcext:value-type="string">
            <text:p>文字色</text:p>
          </table:table-cell>
          <table:table-cell table:style-name="ce83" office:value-type="string" calcext:value-type="string">
            <text:p>文字色R</text:p>
          </table:table-cell>
          <table:table-cell table:style-name="ce83" office:value-type="string" calcext:value-type="string">
            <text:p>文字色G</text:p>
          </table:table-cell>
          <table:table-cell table:style-name="ce83" office:value-type="string" calcext:value-type="string">
            <text:p>文字色B</text:p>
          </table:table-cell>
          <table:table-cell table:style-name="ce83" office:value-type="string" calcext:value-type="string">
            <text:p>駒色</text:p>
          </table:table-cell>
          <table:table-cell table:style-name="ce83" office:value-type="string" calcext:value-type="string">
            <text:p>駒色R</text:p>
          </table:table-cell>
          <table:table-cell table:style-name="ce83" office:value-type="string" calcext:value-type="string">
            <text:p>駒色G</text:p>
          </table:table-cell>
          <table:table-cell table:style-name="ce83" office:value-type="string" calcext:value-type="string">
            <text:p>駒色B</text:p>
          </table:table-cell>
          <table:table-cell table:style-name="ce83" office:value-type="string" calcext:value-type="string">
            <text:p>枠色</text:p>
          </table:table-cell>
          <table:table-cell table:style-name="ce83" office:value-type="string" calcext:value-type="string">
            <text:p><text:span text:style-name="T7">枠色R</text:span></text:p>
          </table:table-cell>
          <table:table-cell table:style-name="ce83" office:value-type="string" calcext:value-type="string">
            <text:p>枠色G</text:p>
          </table:table-cell>
          <table:table-cell table:style-name="ce83" office:value-type="string" calcext:value-type="string">
            <text:p>枠色B</text:p>
          </table:table-cell>
          <table:table-cell table:number-columns-repeated="1009"/>
        </table:table-row>
        <table:table-row table:style-name="ro8">
          <table:table-cell table:style-name="ce83" office:value-type="string" calcext:value-type="string">
            <text:p>☖</text:p>
          </table:table-cell>
          <table:table-cell table:style-name="ce83" office:value-type="string" calcext:value-type="string">
            <text:p>将棋</text:p>
          </table:table-cell>
          <table:table-cell table:style-name="ce83" office:value-type="string" calcext:value-type="string">
            <text:p>Shogi</text:p>
          </table:table-cell>
          <table:table-cell table:style-name="ce83" office:value-type="string" calcext:value-type="string">
            <text:p>#000000</text:p>
          </table:table-cell>
          <table:table-cell table:style-name="ce83" table:formula="of:=HEX2DEC(MID([.$D2];2;2))" office:value-type="float" office:value="0" calcext:value-type="float">
            <text:p>0</text:p>
          </table:table-cell>
          <table:table-cell table:style-name="ce83" table:formula="of:=HEX2DEC(MID([.$D2];2;2))" office:value-type="float" office:value="0" calcext:value-type="float">
            <text:p>0</text:p>
          </table:table-cell>
          <table:table-cell table:style-name="ce83" table:formula="of:=HEX2DEC(MID([.$D2];2;2))" office:value-type="float" office:value="0" calcext:value-type="float">
            <text:p>0</text:p>
          </table:table-cell>
          <table:table-cell table:style-name="ce83" office:value-type="string" calcext:value-type="string">
            <text:p>#FFDDAA</text:p>
          </table:table-cell>
          <table:table-cell table:style-name="ce83" table:formula="of:=HEX2DEC(MID([.$H2];2;2))" office:value-type="float" office:value="255" calcext:value-type="float">
            <text:p>255</text:p>
          </table:table-cell>
          <table:table-cell table:style-name="ce83" table:formula="of:=HEX2DEC(MID([.$H2];4;2))" office:value-type="float" office:value="221" calcext:value-type="float">
            <text:p>221</text:p>
          </table:table-cell>
          <table:table-cell table:style-name="ce83" table:formula="of:=HEX2DEC(MID([.$H2];6;2))" office:value-type="float" office:value="170" calcext:value-type="float">
            <text:p>170</text:p>
          </table:table-cell>
          <table:table-cell table:style-name="ce83" office:value-type="string" calcext:value-type="string">
            <text:p>#CCCCCC</text:p>
          </table:table-cell>
          <table:table-cell table:style-name="ce83" table:formula="of:=HEX2DEC(MID([.$L2];2;2))" office:value-type="float" office:value="204" calcext:value-type="float">
            <text:p>204</text:p>
          </table:table-cell>
          <table:table-cell table:style-name="ce83" table:formula="of:=HEX2DEC(MID([.$L2];2;2))" office:value-type="float" office:value="204" calcext:value-type="float">
            <text:p>204</text:p>
          </table:table-cell>
          <table:table-cell table:style-name="ce83" table:formula="of:=HEX2DEC(MID([.$L2];2;2))" office:value-type="float" office:value="204" calcext:value-type="float">
            <text:p>204</text:p>
          </table:table-cell>
          <table:table-cell table:number-columns-repeated="1009"/>
        </table:table-row>
        <table:table-row table:style-name="ro8">
          <table:table-cell table:style-name="ce83" office:value-type="string" calcext:value-type="string">
            <text:p>♙</text:p>
          </table:table-cell>
          <table:table-cell table:style-name="ce83" office:value-type="string" calcext:value-type="string">
            <text:p>チェス</text:p>
          </table:table-cell>
          <table:table-cell table:style-name="ce83" office:value-type="string" calcext:value-type="string">
            <text:p>Chess</text:p>
          </table:table-cell>
          <table:table-cell table:style-name="ce83" office:value-type="string" calcext:value-type="string">
            <text:p>#FFFFFF</text:p>
          </table:table-cell>
          <table:table-cell table:style-name="ce83" table:formula="of:=HEX2DEC(MID([.$D3];2;2))" office:value-type="float" office:value="255" calcext:value-type="float">
            <text:p>255</text:p>
          </table:table-cell>
          <table:table-cell table:style-name="ce83" table:formula="of:=HEX2DEC(MID([.$D3];2;2))" office:value-type="float" office:value="255" calcext:value-type="float">
            <text:p>255</text:p>
          </table:table-cell>
          <table:table-cell table:style-name="ce83" table:formula="of:=HEX2DEC(MID([.$D3];2;2))" office:value-type="float" office:value="255" calcext:value-type="float">
            <text:p>255</text:p>
          </table:table-cell>
          <table:table-cell table:style-name="ce83" office:value-type="string" calcext:value-type="string">
            <text:p>#000000</text:p>
          </table:table-cell>
          <table:table-cell table:style-name="ce83" table:formula="of:=HEX2DEC(MID([.$H3];2;2))" office:value-type="float" office:value="0" calcext:value-type="float">
            <text:p>0</text:p>
          </table:table-cell>
          <table:table-cell table:style-name="ce83" table:formula="of:=HEX2DEC(MID([.$H3];4;2))" office:value-type="float" office:value="0" calcext:value-type="float">
            <text:p>0</text:p>
          </table:table-cell>
          <table:table-cell table:style-name="ce83" table:formula="of:=HEX2DEC(MID([.$H3];6;2))" office:value-type="float" office:value="0" calcext:value-type="float">
            <text:p>0</text:p>
          </table:table-cell>
          <table:table-cell table:style-name="ce83" office:value-type="string" calcext:value-type="string">
            <text:p>#CCCCCC</text:p>
          </table:table-cell>
          <table:table-cell table:style-name="ce83" table:formula="of:=HEX2DEC(MID([.$L3];2;2))" office:value-type="float" office:value="204" calcext:value-type="float">
            <text:p>204</text:p>
          </table:table-cell>
          <table:table-cell table:style-name="ce83" table:formula="of:=HEX2DEC(MID([.$L3];2;2))" office:value-type="float" office:value="204" calcext:value-type="float">
            <text:p>204</text:p>
          </table:table-cell>
          <table:table-cell table:style-name="ce83" table:formula="of:=HEX2DEC(MID([.$L3];2;2))" office:value-type="float" office:value="204" calcext:value-type="float">
            <text:p>204</text:p>
          </table:table-cell>
          <table:table-cell table:number-columns-repeated="1009"/>
        </table:table-row>
        <table:table-row table:style-name="ro8">
          <table:table-cell table:style-name="ce83" office:value-type="string" calcext:value-type="string">
            <text:p>○</text:p>
          </table:table-cell>
          <table:table-cell table:style-name="ce83" office:value-type="string" calcext:value-type="string">
            <text:p>シャンチー</text:p>
          </table:table-cell>
          <table:table-cell table:style-name="ce85" office:value-type="string" calcext:value-type="string">
            <text:p>Xiangqi</text:p>
          </table:table-cell>
          <table:table-cell table:style-name="ce83" office:value-type="string" calcext:value-type="string">
            <text:p>#BB1100</text:p>
          </table:table-cell>
          <table:table-cell table:style-name="ce83" table:formula="of:=HEX2DEC(MID([.$D4];2;2))" office:value-type="float" office:value="187" calcext:value-type="float">
            <text:p>187</text:p>
          </table:table-cell>
          <table:table-cell table:style-name="ce83" table:formula="of:=HEX2DEC(MID([.$D4];2;2))" office:value-type="float" office:value="187" calcext:value-type="float">
            <text:p>187</text:p>
          </table:table-cell>
          <table:table-cell table:style-name="ce83" table:formula="of:=HEX2DEC(MID([.$D4];2;2))" office:value-type="float" office:value="187" calcext:value-type="float">
            <text:p>187</text:p>
          </table:table-cell>
          <table:table-cell table:style-name="ce83" office:value-type="string" calcext:value-type="string">
            <text:p>#FFDD77</text:p>
          </table:table-cell>
          <table:table-cell table:style-name="ce83" table:formula="of:=HEX2DEC(MID([.$H4];2;2))" office:value-type="float" office:value="255" calcext:value-type="float">
            <text:p>255</text:p>
          </table:table-cell>
          <table:table-cell table:style-name="ce83" table:formula="of:=HEX2DEC(MID([.$H4];4;2))" office:value-type="float" office:value="221" calcext:value-type="float">
            <text:p>221</text:p>
          </table:table-cell>
          <table:table-cell table:style-name="ce83" table:formula="of:=HEX2DEC(MID([.$H4];6;2))" office:value-type="float" office:value="119" calcext:value-type="float">
            <text:p>119</text:p>
          </table:table-cell>
          <table:table-cell table:style-name="ce83" office:value-type="string" calcext:value-type="string">
            <text:p>#CCCCCC</text:p>
          </table:table-cell>
          <table:table-cell table:style-name="ce83" table:formula="of:=HEX2DEC(MID([.$L4];2;2))" office:value-type="float" office:value="204" calcext:value-type="float">
            <text:p>204</text:p>
          </table:table-cell>
          <table:table-cell table:style-name="ce83" table:formula="of:=HEX2DEC(MID([.$L4];2;2))" office:value-type="float" office:value="204" calcext:value-type="float">
            <text:p>204</text:p>
          </table:table-cell>
          <table:table-cell table:style-name="ce83" table:formula="of:=HEX2DEC(MID([.$L4];2;2))" office:value-type="float" office:value="204" calcext:value-type="float">
            <text:p>204</text:p>
          </table:table-cell>
          <table:table-cell table:number-columns-repeated="1009"/>
        </table:table-row>
        <table:table-row table:style-name="ro8">
          <table:table-cell table:style-name="ce83" office:value-type="string" calcext:value-type="string">
            <text:p>⬡</text:p>
          </table:table-cell>
          <table:table-cell table:style-name="ce83" office:value-type="string" calcext:value-type="string">
            <text:p>チャンギ</text:p>
          </table:table-cell>
          <table:table-cell table:style-name="ce83" office:value-type="string" calcext:value-type="string">
            <text:p>Janggi</text:p>
          </table:table-cell>
          <table:table-cell table:style-name="ce83" office:value-type="string" calcext:value-type="string">
            <text:p>#008800</text:p>
          </table:table-cell>
          <table:table-cell table:style-name="ce83" table:formula="of:=HEX2DEC(MID([.$D5];2;2))" office:value-type="float" office:value="0" calcext:value-type="float">
            <text:p>0</text:p>
          </table:table-cell>
          <table:table-cell table:style-name="ce83" table:formula="of:=HEX2DEC(MID([.$D5];2;2))" office:value-type="float" office:value="0" calcext:value-type="float">
            <text:p>0</text:p>
          </table:table-cell>
          <table:table-cell table:style-name="ce83" table:formula="of:=HEX2DEC(MID([.$D5];2;2))" office:value-type="float" office:value="0" calcext:value-type="float">
            <text:p>0</text:p>
          </table:table-cell>
          <table:table-cell table:style-name="ce83" office:value-type="string" calcext:value-type="string">
            <text:p>#FFFFFF</text:p>
          </table:table-cell>
          <table:table-cell table:style-name="ce83" table:formula="of:=HEX2DEC(MID([.$H5];2;2))" office:value-type="float" office:value="255" calcext:value-type="float">
            <text:p>255</text:p>
          </table:table-cell>
          <table:table-cell table:style-name="ce83" table:formula="of:=HEX2DEC(MID([.$H5];4;2))" office:value-type="float" office:value="255" calcext:value-type="float">
            <text:p>255</text:p>
          </table:table-cell>
          <table:table-cell table:style-name="ce83" table:formula="of:=HEX2DEC(MID([.$H5];6;2))" office:value-type="float" office:value="255" calcext:value-type="float">
            <text:p>255</text:p>
          </table:table-cell>
          <table:table-cell table:style-name="ce83" office:value-type="string" calcext:value-type="string">
            <text:p>#CCCCCC</text:p>
          </table:table-cell>
          <table:table-cell table:style-name="ce83" table:formula="of:=HEX2DEC(MID([.$L5];2;2))" office:value-type="float" office:value="204" calcext:value-type="float">
            <text:p>204</text:p>
          </table:table-cell>
          <table:table-cell table:style-name="ce83" table:formula="of:=HEX2DEC(MID([.$L5];2;2))" office:value-type="float" office:value="204" calcext:value-type="float">
            <text:p>204</text:p>
          </table:table-cell>
          <table:table-cell table:style-name="ce83" table:formula="of:=HEX2DEC(MID([.$L5];2;2))" office:value-type="float" office:value="204" calcext:value-type="float">
            <text:p>204</text:p>
          </table:table-cell>
          <table:table-cell table:number-columns-repeated="1009"/>
        </table:table-row>
        <table:table-row table:style-name="ro8">
          <table:table-cell table:style-name="ce83" office:value-type="string" calcext:value-type="string">
            <text:p>⛀</text:p>
          </table:table-cell>
          <table:table-cell table:style-name="ce83" office:value-type="string" calcext:value-type="string">
            <text:p>マークルック</text:p>
          </table:table-cell>
          <table:table-cell table:style-name="ce83" office:value-type="string" calcext:value-type="string">
            <text:p>Makruk</text:p>
          </table:table-cell>
          <table:table-cell table:style-name="ce83" office:value-type="string" calcext:value-type="string">
            <text:p>#FFFFFF</text:p>
          </table:table-cell>
          <table:table-cell table:style-name="ce83" table:formula="of:=HEX2DEC(MID([.$D6];2;2))" office:value-type="float" office:value="255" calcext:value-type="float">
            <text:p>255</text:p>
          </table:table-cell>
          <table:table-cell table:style-name="ce83" table:formula="of:=HEX2DEC(MID([.$D6];2;2))" office:value-type="float" office:value="255" calcext:value-type="float">
            <text:p>255</text:p>
          </table:table-cell>
          <table:table-cell table:style-name="ce83" table:formula="of:=HEX2DEC(MID([.$D6];2;2))" office:value-type="float" office:value="255" calcext:value-type="float">
            <text:p>255</text:p>
          </table:table-cell>
          <table:table-cell table:style-name="ce83" office:value-type="string" calcext:value-type="string">
            <text:p>#CC2222</text:p>
          </table:table-cell>
          <table:table-cell table:style-name="ce83" table:formula="of:=HEX2DEC(MID([.$H6];2;2))" office:value-type="float" office:value="204" calcext:value-type="float">
            <text:p>204</text:p>
          </table:table-cell>
          <table:table-cell table:style-name="ce83" table:formula="of:=HEX2DEC(MID([.$H6];4;2))" office:value-type="float" office:value="34" calcext:value-type="float">
            <text:p>34</text:p>
          </table:table-cell>
          <table:table-cell table:style-name="ce83" table:formula="of:=HEX2DEC(MID([.$H6];6;2))" office:value-type="float" office:value="34" calcext:value-type="float">
            <text:p>34</text:p>
          </table:table-cell>
          <table:table-cell table:style-name="ce83" office:value-type="string" calcext:value-type="string">
            <text:p>#CCCCCC</text:p>
          </table:table-cell>
          <table:table-cell table:style-name="ce83" table:formula="of:=HEX2DEC(MID([.$L6];2;2))" office:value-type="float" office:value="204" calcext:value-type="float">
            <text:p>204</text:p>
          </table:table-cell>
          <table:table-cell table:style-name="ce83" table:formula="of:=HEX2DEC(MID([.$L6];2;2))" office:value-type="float" office:value="204" calcext:value-type="float">
            <text:p>204</text:p>
          </table:table-cell>
          <table:table-cell table:style-name="ce83" table:formula="of:=HEX2DEC(MID([.$L6];2;2))" office:value-type="float" office:value="204" calcext:value-type="float">
            <text:p>204</text:p>
          </table:table-cell>
          <table:table-cell table:number-columns-repeated="1009"/>
        </table:table-row>
        <table:table-row table:style-name="ro8">
          <table:table-cell table:style-name="ce83" office:value-type="string" calcext:value-type="string">
            <text:p>🐤</text:p>
          </table:table-cell>
          <table:table-cell table:style-name="ce83" office:value-type="string" calcext:value-type="string">
            <text:p>どうぶつしょうぎ</text:p>
          </table:table-cell>
          <table:table-cell table:style-name="ce83" office:value-type="string" calcext:value-type="string">
            <text:p>DoubutsuShogi</text:p>
          </table:table-cell>
          <table:table-cell table:style-name="ce83" office:value-type="string" calcext:value-type="string">
            <text:p>#666666</text:p>
          </table:table-cell>
          <table:table-cell table:style-name="ce83" table:formula="of:=HEX2DEC(MID([.$D7];2;2))" office:value-type="float" office:value="102" calcext:value-type="float">
            <text:p>102</text:p>
          </table:table-cell>
          <table:table-cell table:style-name="ce83" table:formula="of:=HEX2DEC(MID([.$D7];2;2))" office:value-type="float" office:value="102" calcext:value-type="float">
            <text:p>102</text:p>
          </table:table-cell>
          <table:table-cell table:style-name="ce83" table:formula="of:=HEX2DEC(MID([.$D7];2;2))" office:value-type="float" office:value="102" calcext:value-type="float">
            <text:p>102</text:p>
          </table:table-cell>
          <table:table-cell table:style-name="ce83" office:value-type="string" calcext:value-type="string">
            <text:p>#DDCCFF</text:p>
          </table:table-cell>
          <table:table-cell table:style-name="ce83" table:formula="of:=HEX2DEC(MID([.$H7];2;2))" office:value-type="float" office:value="221" calcext:value-type="float">
            <text:p>221</text:p>
          </table:table-cell>
          <table:table-cell table:style-name="ce83" table:formula="of:=HEX2DEC(MID([.$H7];4;2))" office:value-type="float" office:value="204" calcext:value-type="float">
            <text:p>204</text:p>
          </table:table-cell>
          <table:table-cell table:style-name="ce83" table:formula="of:=HEX2DEC(MID([.$H7];6;2))" office:value-type="float" office:value="255" calcext:value-type="float">
            <text:p>255</text:p>
          </table:table-cell>
          <table:table-cell table:style-name="ce83" office:value-type="string" calcext:value-type="string">
            <text:p>#CCCCCC</text:p>
          </table:table-cell>
          <table:table-cell table:style-name="ce83" table:formula="of:=HEX2DEC(MID([.$L7];2;2))" office:value-type="float" office:value="204" calcext:value-type="float">
            <text:p>204</text:p>
          </table:table-cell>
          <table:table-cell table:style-name="ce83" table:formula="of:=HEX2DEC(MID([.$L7];2;2))" office:value-type="float" office:value="204" calcext:value-type="float">
            <text:p>204</text:p>
          </table:table-cell>
          <table:table-cell table:style-name="ce83" table:formula="of:=HEX2DEC(MID([.$L7];2;2))" office:value-type="float" office:value="204" calcext:value-type="float">
            <text:p>204</text:p>
          </table:table-cell>
          <table:table-cell table:number-columns-repeated="1009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aperPiece" table:style-name="ta4" table:print-ranges="paperPiece.A3:paperPiece.GJ866">
        <office:forms form:automatic-focus="false" form:apply-design-mode="false"/>
        <table:shapes>
          <draw:g draw:z-index="0">
            <draw:custom-shape draw:name="シェイプ 1" draw:style-name="gr1" draw:text-style-name="P1" svg:width="8.985cm" svg:height="1.996cm" svg:x="19.47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6.88026109943548E-017) rotate (-0.321489648217356) translate (21.5592229664721cm 1.198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3E-017) rotate (-2.82010300537244) translate (30.9992189974145cm 21.6153002167481cm)" svg:viewBox="0 0 9943 10891" draw:points="7417,0 4259,0 0,8052 8525,10891 9943,1893">
              <text:p/>
            </draw:polygon>
          </draw:g>
          <draw:g draw:z-index="1">
            <draw:custom-shape draw:name="シェイプ 1" draw:style-name="gr1" draw:text-style-name="P1" svg:width="8.985cm" svg:height="1.996cm" svg:x="28.954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31.0432229664721cm 1.198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40.4832189974145cm 21.6153002167481cm)" svg:viewBox="0 0 9943 10891" draw:points="7417,0 4259,0 0,8052 8525,10891 9943,1893">
              <text:p/>
            </draw:polygon>
          </draw:g>
          <draw:g draw:z-index="2">
            <draw:custom-shape draw:name="シェイプ 1" draw:style-name="gr1" draw:text-style-name="P1" svg:width="8.985cm" svg:height="1.996cm" svg:x="38.439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40.5282229664721cm 1.198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49.9682189974145cm 21.6153002167481cm)" svg:viewBox="0 0 9943 10891" draw:points="7417,0 4259,0 0,8052 8525,10891 9943,1893">
              <text:p/>
            </draw:polygon>
          </draw:g>
          <draw:g draw:z-index="3">
            <draw:custom-shape draw:name="シェイプ 1" draw:style-name="gr1" draw:text-style-name="P1" svg:width="8.985cm" svg:height="1.996cm" svg:x="9.991cm" svg:y="11.9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12.0802229664721cm 1.197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21.5202189974145cm 21.6143002167481cm)" svg:viewBox="0 0 9943 10891" draw:points="7417,0 4259,0 0,8052 8525,10891 9943,1893">
              <text:p/>
            </draw:polygon>
          </draw:g>
          <draw:g draw:z-index="4">
            <draw:custom-shape draw:name="シェイプ 1" draw:style-name="gr1" draw:text-style-name="P1" svg:width="8.985cm" svg:height="1.996cm" svg:x="47.923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50.0122229664721cm 1.198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59.4522189974145cm 21.6153002167481cm)" svg:viewBox="0 0 9943 10891" draw:points="7417,0 4259,0 0,8052 8525,10891 9943,1893">
              <text:p/>
            </draw:polygon>
          </draw:g>
          <draw:g draw:z-index="5">
            <draw:custom-shape draw:name="シェイプ 1" draw:style-name="gr1" draw:text-style-name="P1" svg:width="8.985cm" svg:height="1.996cm" svg:x="57.408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6.88026109943547E-017) rotate (-0.321489648217356) translate (59.4972229664721cm 1.198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68.9372189974145cm 21.6153002167481cm)" svg:viewBox="0 0 9943 10891" draw:points="7417,0 4259,0 0,8052 8525,10891 9943,1893">
              <text:p/>
            </draw:polygon>
          </draw:g>
          <draw:g draw:z-index="6">
            <draw:custom-shape draw:name="シェイプ 1" draw:style-name="gr1" draw:text-style-name="P1" svg:width="8.985cm" svg:height="1.996cm" svg:x="66.892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68.9812229664721cm 1.198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78.4212189974145cm 21.6153002167481cm)" svg:viewBox="0 0 9943 10891" draw:points="7417,0 4259,0 0,8052 8525,10891 9943,1893">
              <text:p/>
            </draw:polygon>
          </draw:g>
          <draw:g draw:z-index="7">
            <draw:custom-shape draw:name="シェイプ 1" draw:style-name="gr1" draw:text-style-name="P1" svg:width="8.985cm" svg:height="1.996cm" svg:x="76.376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3.44013054971773E-017) rotate (-0.321489648217356) translate (78.4652229664721cm 1.1987690772382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87.9052189974145cm 21.6153002167481cm)" svg:viewBox="0 0 9943 10891" draw:points="7417,0 4259,0 0,8052 8525,10891 9943,1893">
              <text:p/>
            </draw:polygon>
          </draw:g>
          <draw:g draw:z-index="8">
            <draw:custom-shape draw:name="シェイプ 1" draw:style-name="gr1" draw:text-style-name="P1" svg:width="8.985cm" svg:height="1.996cm" svg:x="85.861cm" svg:y="11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87.9502229664721cm 1.19876907723829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97.3902189974145cm 21.6153002167481cm)" svg:viewBox="0 0 9943 10891" draw:points="7417,0 4259,0 0,8052 8525,10891 9943,1893">
              <text:p/>
            </draw:polygon>
          </draw:g>
          <draw:g draw:z-index="9">
            <draw:custom-shape draw:name="シェイプ 1" draw:style-name="gr1" draw:text-style-name="P1" svg:width="8.985cm" svg:height="1.996cm" svg:x="9.985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12.074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21.5142189974145cm 45.5763002167481cm)" svg:viewBox="0 0 9943 10891" draw:points="7417,0 4259,0 0,8052 8525,10891 9943,1893">
              <text:p/>
            </draw:polygon>
          </draw:g>
          <draw:g draw:z-index="10">
            <draw:custom-shape draw:name="シェイプ 1" draw:style-name="gr1" draw:text-style-name="P1" svg:width="8.985cm" svg:height="1.996cm" svg:x="19.47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21.559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3E-017) rotate (-2.82010300537244) translate (30.9992189974145cm 45.5763002167481cm)" svg:viewBox="0 0 9943 10891" draw:points="7417,0 4259,0 0,8052 8525,10891 9943,1893">
              <text:p/>
            </draw:polygon>
          </draw:g>
          <draw:g draw:z-index="11">
            <draw:custom-shape draw:name="シェイプ 1" draw:style-name="gr1" draw:text-style-name="P1" svg:width="8.985cm" svg:height="1.996cm" svg:x="28.954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31.043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40.4832189974145cm 45.5763002167481cm)" svg:viewBox="0 0 9943 10891" draw:points="7417,0 4259,0 0,8052 8525,10891 9943,1893">
              <text:p/>
            </draw:polygon>
          </draw:g>
          <draw:g draw:z-index="12">
            <draw:custom-shape draw:name="シェイプ 1" draw:style-name="gr1" draw:text-style-name="P1" svg:width="8.985cm" svg:height="1.996cm" svg:x="38.439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40.528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49.9682189974145cm 45.5763002167481cm)" svg:viewBox="0 0 9943 10891" draw:points="7417,0 4259,0 0,8052 8525,10891 9943,1893">
              <text:p/>
            </draw:polygon>
          </draw:g>
          <draw:g draw:z-index="13">
            <draw:custom-shape draw:name="シェイプ 1" draw:style-name="gr1" draw:text-style-name="P1" svg:width="8.985cm" svg:height="1.996cm" svg:x="47.923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50.012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59.4522189974145cm 45.5763002167481cm)" svg:viewBox="0 0 9943 10891" draw:points="7417,0 4259,0 0,8052 8525,10891 9943,1893">
              <text:p/>
            </draw:polygon>
          </draw:g>
          <draw:g draw:z-index="14">
            <draw:custom-shape draw:name="シェイプ 1" draw:style-name="gr1" draw:text-style-name="P1" svg:width="8.985cm" svg:height="1.996cm" svg:x="57.408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59.497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68.9372189974145cm 45.5763002167481cm)" svg:viewBox="0 0 9943 10891" draw:points="7417,0 4259,0 0,8052 8525,10891 9943,1893">
              <text:p/>
            </draw:polygon>
          </draw:g>
          <draw:g draw:z-index="15">
            <draw:custom-shape draw:name="シェイプ 1" draw:style-name="gr1" draw:text-style-name="P1" svg:width="8.985cm" svg:height="1.996cm" svg:x="66.892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68.981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78.4212189974145cm 45.5763002167481cm)" svg:viewBox="0 0 9943 10891" draw:points="7417,0 4259,0 0,8052 8525,10891 9943,1893">
              <text:p/>
            </draw:polygon>
          </draw:g>
          <draw:g draw:z-index="16">
            <draw:custom-shape draw:name="シェイプ 1" draw:style-name="gr1" draw:text-style-name="P1" svg:width="8.985cm" svg:height="1.996cm" svg:x="85.861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87.950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97.3902189974145cm 45.5763002167481cm)" svg:viewBox="0 0 9943 10891" draw:points="7417,0 4259,0 0,8052 8525,10891 9943,1893">
              <text:p/>
            </draw:polygon>
          </draw:g>
          <draw:g draw:z-index="17">
            <draw:custom-shape draw:name="シェイプ 1" draw:style-name="gr1" draw:text-style-name="P1" svg:width="8.985cm" svg:height="1.996cm" svg:x="76.376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78.465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87.9052189974145cm 45.5763002167481cm)" svg:viewBox="0 0 9943 10891" draw:points="7417,0 4259,0 0,8052 8525,10891 9943,1893">
              <text:p/>
            </draw:polygon>
          </draw:g>
          <draw:g draw:z-index="18">
            <draw:custom-shape draw:name="シェイプ 1" draw:style-name="gr1" draw:text-style-name="P1" svg:width="8.985cm" svg:height="1.996cm" svg:x="9.991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6.88026109943548E-017) rotate (-0.321489648217356) translate (12.080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21.5202189974145cm 69.4943002167481cm)" svg:viewBox="0 0 9943 10891" draw:points="7417,0 4259,0 0,8052 8525,10891 9943,1893">
              <text:p/>
            </draw:polygon>
          </draw:g>
          <draw:g draw:z-index="19">
            <draw:custom-shape draw:name="シェイプ 1" draw:style-name="gr1" draw:text-style-name="P1" svg:width="8.985cm" svg:height="1.996cm" svg:x="19.476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21.565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31.0052189974145cm 69.4943002167481cm)" svg:viewBox="0 0 9943 10891" draw:points="7417,0 4259,0 0,8052 8525,10891 9943,1893">
              <text:p/>
            </draw:polygon>
          </draw:g>
          <draw:g draw:z-index="20">
            <draw:custom-shape draw:name="シェイプ 1" draw:style-name="gr1" draw:text-style-name="P1" svg:width="8.985cm" svg:height="1.996cm" svg:x="28.96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31.049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40.4892189974145cm 69.4943002167481cm)" svg:viewBox="0 0 9943 10891" draw:points="7417,0 4259,0 0,8052 8525,10891 9943,1893">
              <text:p/>
            </draw:polygon>
          </draw:g>
          <draw:g draw:z-index="21">
            <draw:custom-shape draw:name="シェイプ 1" draw:style-name="gr1" draw:text-style-name="P1" svg:width="8.985cm" svg:height="1.996cm" svg:x="38.445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40.534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49.9742189974145cm 69.4943002167481cm)" svg:viewBox="0 0 9943 10891" draw:points="7417,0 4259,0 0,8052 8525,10891 9943,1893">
              <text:p/>
            </draw:polygon>
          </draw:g>
          <draw:g draw:z-index="22">
            <draw:custom-shape draw:name="シェイプ 1" draw:style-name="gr1" draw:text-style-name="P1" svg:width="8.985cm" svg:height="1.996cm" svg:x="47.929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50.018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59.4582189974145cm 69.4943002167481cm)" svg:viewBox="0 0 9943 10891" draw:points="7417,0 4259,0 0,8052 8525,10891 9943,1893">
              <text:p/>
            </draw:polygon>
          </draw:g>
          <draw:g draw:z-index="23">
            <draw:custom-shape draw:name="シェイプ 1" draw:style-name="gr1" draw:text-style-name="P1" svg:width="8.985cm" svg:height="1.996cm" svg:x="85.867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87.956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97.3962189974145cm 69.4943002167481cm)" svg:viewBox="0 0 9943 10891" draw:points="7417,0 4259,0 0,8052 8525,10891 9943,1893">
              <text:p/>
            </draw:polygon>
          </draw:g>
          <draw:g draw:z-index="24">
            <draw:custom-shape draw:name="シェイプ 1" draw:style-name="gr1" draw:text-style-name="P1" svg:width="8.985cm" svg:height="1.996cm" svg:x="76.382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78.471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87.9112189974145cm 69.4943002167481cm)" svg:viewBox="0 0 9943 10891" draw:points="7417,0 4259,0 0,8052 8525,10891 9943,1893">
              <text:p/>
            </draw:polygon>
          </draw:g>
          <draw:g draw:z-index="25">
            <draw:custom-shape draw:name="シェイプ 1" draw:style-name="gr1" draw:text-style-name="P1" svg:width="8.985cm" svg:height="1.996cm" svg:x="66.898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68.987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78.4272189974145cm 69.4943002167481cm)" svg:viewBox="0 0 9943 10891" draw:points="7417,0 4259,0 0,8052 8525,10891 9943,1893">
              <text:p/>
            </draw:polygon>
          </draw:g>
          <draw:g draw:z-index="26">
            <draw:custom-shape draw:name="シェイプ 1" draw:style-name="gr1" draw:text-style-name="P1" svg:width="8.985cm" svg:height="1.996cm" svg:x="57.414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3.44013054971773E-017) rotate (-0.321489648217356) translate (59.503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68.9432189974145cm 69.4943002167481cm)" svg:viewBox="0 0 9943 10891" draw:points="7417,0 4259,0 0,8052 8525,10891 9943,1893">
              <text:p/>
            </draw:polygon>
          </draw:g>
          <draw:g draw:z-index="27">
            <draw:custom-shape draw:name="シェイプ 1" draw:style-name="gr1" draw:text-style-name="P1" svg:width="8.985cm" svg:height="1.996cm" svg:x="19.47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21.559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30.9992189974145cm 93.4493002167481cm)" svg:viewBox="0 0 9943 10891" draw:points="7417,0 4259,0 0,8052 8525,10891 9943,1893">
              <text:p/>
            </draw:polygon>
          </draw:g>
          <draw:g draw:z-index="28">
            <draw:custom-shape draw:name="シェイプ 1" draw:style-name="gr1" draw:text-style-name="P1" svg:width="8.985cm" svg:height="1.996cm" svg:x="28.954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31.043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40.4832189974145cm 93.4493002167481cm)" svg:viewBox="0 0 9943 10891" draw:points="7417,0 4259,0 0,8052 8525,10891 9943,1893">
              <text:p/>
            </draw:polygon>
          </draw:g>
          <draw:g draw:z-index="29">
            <draw:custom-shape draw:name="シェイプ 1" draw:style-name="gr1" draw:text-style-name="P1" svg:width="8.985cm" svg:height="1.996cm" svg:x="38.439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40.528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49.9682189974145cm 93.4493002167481cm)" svg:viewBox="0 0 9943 10891" draw:points="7417,0 4259,0 0,8052 8525,10891 9943,1893">
              <text:p/>
            </draw:polygon>
          </draw:g>
          <draw:g draw:z-index="30">
            <draw:custom-shape draw:name="シェイプ 1" draw:style-name="gr1" draw:text-style-name="P1" svg:width="8.985cm" svg:height="1.996cm" svg:x="9.991cm" svg:y="83.8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12.0802229664721cm 73.031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21.5202189974145cm 93.4483002167481cm)" svg:viewBox="0 0 9943 10891" draw:points="7417,0 4259,0 0,8052 8525,10891 9943,1893">
              <text:p/>
            </draw:polygon>
          </draw:g>
          <draw:g draw:z-index="31">
            <draw:custom-shape draw:name="シェイプ 1" draw:style-name="gr1" draw:text-style-name="P1" svg:width="8.985cm" svg:height="1.996cm" svg:x="47.923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50.012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59.4522189974145cm 93.4493002167481cm)" svg:viewBox="0 0 9943 10891" draw:points="7417,0 4259,0 0,8052 8525,10891 9943,1893">
              <text:p/>
            </draw:polygon>
          </draw:g>
          <draw:g draw:z-index="32">
            <draw:custom-shape draw:name="シェイプ 1" draw:style-name="gr1" draw:text-style-name="P1" svg:width="8.985cm" svg:height="1.996cm" svg:x="57.408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59.497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68.9372189974145cm 93.4493002167481cm)" svg:viewBox="0 0 9943 10891" draw:points="7417,0 4259,0 0,8052 8525,10891 9943,1893">
              <text:p/>
            </draw:polygon>
          </draw:g>
          <draw:g draw:z-index="33">
            <draw:custom-shape draw:name="シェイプ 1" draw:style-name="gr1" draw:text-style-name="P1" svg:width="8.985cm" svg:height="1.996cm" svg:x="66.892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68.981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78.4212189974145cm 93.4493002167481cm)" svg:viewBox="0 0 9943 10891" draw:points="7417,0 4259,0 0,8052 8525,10891 9943,1893">
              <text:p/>
            </draw:polygon>
          </draw:g>
          <draw:g draw:z-index="34">
            <draw:custom-shape draw:name="シェイプ 1" draw:style-name="gr1" draw:text-style-name="P1" svg:width="8.985cm" svg:height="1.996cm" svg:x="76.376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78.465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87.9052189974145cm 93.4493002167481cm)" svg:viewBox="0 0 9943 10891" draw:points="7417,0 4259,0 0,8052 8525,10891 9943,1893">
              <text:p/>
            </draw:polygon>
          </draw:g>
          <draw:g draw:z-index="35">
            <draw:custom-shape draw:name="シェイプ 1" draw:style-name="gr1" draw:text-style-name="P1" svg:width="8.985cm" svg:height="1.996cm" svg:x="85.861cm" svg:y="83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87.9502229664721cm 73.032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97.3902189974145cm 93.4493002167481cm)" svg:viewBox="0 0 9943 10891" draw:points="7417,0 4259,0 0,8052 8525,10891 9943,1893">
              <text:p/>
            </draw:polygon>
          </draw:g>
          <draw:g draw:z-index="36">
            <draw:custom-shape draw:name="シェイプ 1" draw:style-name="gr1" draw:text-style-name="P1" svg:width="8.985cm" svg:height="1.996cm" svg:x="9.985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12.074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21.5142189974145cm 117.410300216748cm)" svg:viewBox="0 0 9943 10891" draw:points="7417,0 4259,0 0,8052 8525,10891 9943,1893">
              <text:p/>
            </draw:polygon>
          </draw:g>
          <draw:g draw:z-index="37">
            <draw:custom-shape draw:name="シェイプ 1" draw:style-name="gr1" draw:text-style-name="P1" svg:width="8.985cm" svg:height="1.996cm" svg:x="19.47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21.559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30.9992189974145cm 117.410300216748cm)" svg:viewBox="0 0 9943 10891" draw:points="7417,0 4259,0 0,8052 8525,10891 9943,1893">
              <text:p/>
            </draw:polygon>
          </draw:g>
          <draw:g draw:z-index="38">
            <draw:custom-shape draw:name="シェイプ 1" draw:style-name="gr1" draw:text-style-name="P1" svg:width="8.985cm" svg:height="1.996cm" svg:x="28.954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31.043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40.4832189974145cm 117.410300216748cm)" svg:viewBox="0 0 9943 10891" draw:points="7417,0 4259,0 0,8052 8525,10891 9943,1893">
              <text:p/>
            </draw:polygon>
          </draw:g>
          <draw:g draw:z-index="39">
            <draw:custom-shape draw:name="シェイプ 1" draw:style-name="gr1" draw:text-style-name="P1" svg:width="8.985cm" svg:height="1.996cm" svg:x="38.439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40.528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4E-017) rotate (-2.82010300537244) translate (49.9682189974145cm 117.410300216748cm)" svg:viewBox="0 0 9943 10891" draw:points="7417,0 4259,0 0,8052 8525,10891 9943,1893">
              <text:p/>
            </draw:polygon>
          </draw:g>
          <draw:g draw:z-index="40">
            <draw:custom-shape draw:name="シェイプ 1" draw:style-name="gr1" draw:text-style-name="P1" svg:width="8.985cm" svg:height="1.996cm" svg:x="47.923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50.012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59.4522189974145cm 117.410300216748cm)" svg:viewBox="0 0 9943 10891" draw:points="7417,0 4259,0 0,8052 8525,10891 9943,1893">
              <text:p/>
            </draw:polygon>
          </draw:g>
          <draw:g draw:z-index="41">
            <draw:custom-shape draw:name="シェイプ 1" draw:style-name="gr1" draw:text-style-name="P1" svg:width="8.985cm" svg:height="1.996cm" svg:x="57.408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59.497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4E-017) rotate (-2.82010300537244) translate (68.9372189974145cm 117.410300216748cm)" svg:viewBox="0 0 9943 10891" draw:points="7417,0 4259,0 0,8052 8525,10891 9943,1893">
              <text:p/>
            </draw:polygon>
          </draw:g>
          <draw:g draw:z-index="42">
            <draw:custom-shape draw:name="シェイプ 1" draw:style-name="gr1" draw:text-style-name="P1" svg:width="8.985cm" svg:height="1.996cm" svg:x="66.892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68.981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78.4212189974145cm 117.410300216748cm)" svg:viewBox="0 0 9943 10891" draw:points="7417,0 4259,0 0,8052 8525,10891 9943,1893">
              <text:p/>
            </draw:polygon>
          </draw:g>
          <draw:g draw:z-index="43">
            <draw:custom-shape draw:name="シェイプ 1" draw:style-name="gr1" draw:text-style-name="P1" svg:width="8.985cm" svg:height="1.996cm" svg:x="85.861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3.44013054971775E-017) rotate (-0.321489648217356) translate (87.950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97.3902189974145cm 117.410300216748cm)" svg:viewBox="0 0 9943 10891" draw:points="7417,0 4259,0 0,8052 8525,10891 9943,1893">
              <text:p/>
            </draw:polygon>
          </draw:g>
          <draw:g draw:z-index="44">
            <draw:custom-shape draw:name="シェイプ 1" draw:style-name="gr1" draw:text-style-name="P1" svg:width="8.985cm" svg:height="1.996cm" svg:x="76.376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78.465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4E-017) rotate (-2.82010300537244) translate (87.9052189974145cm 117.410300216748cm)" svg:viewBox="0 0 9943 10891" draw:points="7417,0 4259,0 0,8052 8525,10891 9943,1893">
              <text:p/>
            </draw:polygon>
          </draw:g>
          <draw:g draw:z-index="45">
            <draw:custom-shape draw:name="シェイプ 1" draw:style-name="gr1" draw:text-style-name="P1" svg:width="8.985cm" svg:height="1.996cm" svg:x="9.991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12.080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21.5202189974145cm 141.328300216748cm)" svg:viewBox="0 0 9943 10891" draw:points="7417,0 4259,0 0,8052 8525,10891 9943,1893">
              <text:p/>
            </draw:polygon>
          </draw:g>
          <draw:g draw:z-index="46">
            <draw:custom-shape draw:name="シェイプ 1" draw:style-name="gr1" draw:text-style-name="P1" svg:width="8.985cm" svg:height="1.996cm" svg:x="19.476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4E-017) rotate (-0.321489648217356) translate (21.565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3E-017) rotate (-2.82010300537244) translate (31.0052189974145cm 141.328300216748cm)" svg:viewBox="0 0 9943 10891" draw:points="7417,0 4259,0 0,8052 8525,10891 9943,1893">
              <text:p/>
            </draw:polygon>
          </draw:g>
          <draw:g draw:z-index="47">
            <draw:custom-shape draw:name="シェイプ 1" draw:style-name="gr1" draw:text-style-name="P1" svg:width="8.985cm" svg:height="1.996cm" svg:x="28.96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3.44013054971775E-017) rotate (-0.321489648217356) translate (31.049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40.4892189974145cm 141.328300216748cm)" svg:viewBox="0 0 9943 10891" draw:points="7417,0 4259,0 0,8052 8525,10891 9943,1893">
              <text:p/>
            </draw:polygon>
          </draw:g>
          <draw:g draw:z-index="48">
            <draw:custom-shape draw:name="シェイプ 1" draw:style-name="gr1" draw:text-style-name="P1" svg:width="8.985cm" svg:height="1.996cm" svg:x="38.445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40.534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3E-017) rotate (-2.82010300537244) translate (49.9742189974145cm 141.328300216748cm)" svg:viewBox="0 0 9943 10891" draw:points="7417,0 4259,0 0,8052 8525,10891 9943,1893">
              <text:p/>
            </draw:polygon>
          </draw:g>
          <draw:g draw:z-index="49">
            <draw:custom-shape draw:name="シェイプ 1" draw:style-name="gr1" draw:text-style-name="P1" svg:width="8.985cm" svg:height="1.996cm" svg:x="47.929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50.018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3E-017) rotate (-2.82010300537244) translate (59.4582189974145cm 141.328300216748cm)" svg:viewBox="0 0 9943 10891" draw:points="7417,0 4259,0 0,8052 8525,10891 9943,1893">
              <text:p/>
            </draw:polygon>
          </draw:g>
          <draw:g draw:z-index="50">
            <draw:custom-shape draw:name="シェイプ 1" draw:style-name="gr1" draw:text-style-name="P1" svg:width="8.985cm" svg:height="1.996cm" svg:x="85.867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3.44013054971775E-017) rotate (-0.321489648217356) translate (87.956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97.3962189974145cm 141.328300216748cm)" svg:viewBox="0 0 9943 10891" draw:points="7417,0 4259,0 0,8052 8525,10891 9943,1893">
              <text:p/>
            </draw:polygon>
          </draw:g>
          <draw:g draw:z-index="51">
            <draw:custom-shape draw:name="シェイプ 1" draw:style-name="gr1" draw:text-style-name="P1" svg:width="8.985cm" svg:height="1.996cm" svg:x="76.382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6.88026109943548E-017) rotate (-0.321489648217356) translate (78.471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87.9112189974145cm 141.328300216748cm)" svg:viewBox="0 0 9943 10891" draw:points="7417,0 4259,0 0,8052 8525,10891 9943,1893">
              <text:p/>
            </draw:polygon>
          </draw:g>
          <draw:g draw:z-index="52">
            <draw:custom-shape draw:name="シェイプ 1" draw:style-name="gr1" draw:text-style-name="P1" svg:width="8.985cm" svg:height="1.996cm" svg:x="66.898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68.987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3E-017) rotate (-2.82010300537244) translate (78.4272189974145cm 141.328300216748cm)" svg:viewBox="0 0 9943 10891" draw:points="7417,0 4259,0 0,8052 8525,10891 9943,1893">
              <text:p/>
            </draw:polygon>
          </draw:g>
          <draw:g draw:z-index="53">
            <draw:custom-shape draw:name="シェイプ 1" draw:style-name="gr1" draw:text-style-name="P1" svg:width="8.985cm" svg:height="1.996cm" svg:x="57.414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59.503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3.44013054971773E-017) rotate (-2.82010300537244) translate (68.9432189974145cm 141.328300216748cm)" svg:viewBox="0 0 9943 10891" draw:points="7417,0 4259,0 0,8052 8525,10891 9943,1893">
              <text:p/>
            </draw:polygon>
          </draw:g>
          <draw:g draw:z-index="54">
            <draw:custom-shape draw:name="シェイプ 1" draw:style-name="gr3" draw:text-style-name="P1" svg:width="8.985cm" svg:height="1.997cm" svg:x="19.47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21.559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30.9994070775504cm 165.298333813631cm)" svg:viewBox="0 0 9944 10897" draw:points="7418,0 4259,0 0,8057 8525,10897 9944,1894">
              <text:p/>
            </draw:polygon>
          </draw:g>
          <draw:g draw:z-index="55">
            <draw:custom-shape draw:name="シェイプ 1" draw:style-name="gr3" draw:text-style-name="P1" svg:width="8.985cm" svg:height="1.997cm" svg:x="28.954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3) rotate (-0.321664181142555) translate (31.043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2) rotate (-2.81992847244724) translate (40.4834070775504cm 165.298333813631cm)" svg:viewBox="0 0 9944 10897" draw:points="7418,0 4259,0 0,8057 8525,10897 9944,1894">
              <text:p/>
            </draw:polygon>
          </draw:g>
          <draw:g draw:z-index="56">
            <draw:custom-shape draw:name="シェイプ 1" draw:style-name="gr3" draw:text-style-name="P1" svg:width="8.985cm" svg:height="1.997cm" svg:x="38.439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40.528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49.9684070775504cm 165.298333813631cm)" svg:viewBox="0 0 9944 10897" draw:points="7418,0 4259,0 0,8057 8525,10897 9944,1894">
              <text:p/>
            </draw:polygon>
          </draw:g>
          <draw:g draw:z-index="57">
            <draw:custom-shape draw:name="シェイプ 1" draw:style-name="gr3" draw:text-style-name="P1" svg:width="8.985cm" svg:height="1.997cm" svg:x="9.991cm" svg:y="15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12.0802416818403cm 144.867598592297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21.5204070775504cm 165.297333168328cm)" svg:viewBox="0 0 9944 10897" draw:points="7418,0 4259,0 0,8057 8525,10897 9944,1894">
              <text:p/>
            </draw:polygon>
          </draw:g>
          <draw:g draw:z-index="58">
            <draw:custom-shape draw:name="シェイプ 1" draw:style-name="gr3" draw:text-style-name="P1" svg:width="8.985cm" svg:height="1.997cm" svg:x="47.923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0.012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59.4524070775504cm 165.298333813631cm)" svg:viewBox="0 0 9944 10897" draw:points="7418,0 4259,0 0,8057 8525,10897 9944,1894">
              <text:p/>
            </draw:polygon>
          </draw:g>
          <draw:g draw:z-index="59">
            <draw:custom-shape draw:name="シェイプ 1" draw:style-name="gr3" draw:text-style-name="P1" svg:width="8.985cm" svg:height="1.997cm" svg:x="57.408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3) rotate (-0.321664181142555) translate (59.497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68.9374070775504cm 165.298333813631cm)" svg:viewBox="0 0 9944 10897" draw:points="7418,0 4259,0 0,8057 8525,10897 9944,1894">
              <text:p/>
            </draw:polygon>
          </draw:g>
          <draw:g draw:z-index="60">
            <draw:custom-shape draw:name="シェイプ 1" draw:style-name="gr3" draw:text-style-name="P1" svg:width="8.985cm" svg:height="1.997cm" svg:x="66.892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3) rotate (-0.321664181142555) translate (68.981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2) rotate (-2.81992847244724) translate (78.4214070775504cm 165.298333813631cm)" svg:viewBox="0 0 9944 10897" draw:points="7418,0 4259,0 0,8057 8525,10897 9944,1894">
              <text:p/>
            </draw:polygon>
          </draw:g>
          <draw:g draw:z-index="61">
            <draw:custom-shape draw:name="シェイプ 1" draw:style-name="gr3" draw:text-style-name="P1" svg:width="8.985cm" svg:height="1.997cm" svg:x="76.376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3) rotate (-0.321664181142555) translate (78.465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054070775504cm 165.298333813631cm)" svg:viewBox="0 0 9944 10897" draw:points="7418,0 4259,0 0,8057 8525,10897 9944,1894">
              <text:p/>
            </draw:polygon>
          </draw:g>
          <draw:g draw:z-index="62">
            <draw:custom-shape draw:name="シェイプ 1" draw:style-name="gr3" draw:text-style-name="P1" svg:width="8.985cm" svg:height="1.997cm" svg:x="85.861cm" svg:y="155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87.9502416818403cm 144.868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97.3904070775504cm 165.298333813631cm)" svg:viewBox="0 0 9944 10897" draw:points="7418,0 4259,0 0,8057 8525,10897 9944,1894">
              <text:p/>
            </draw:polygon>
          </draw:g>
          <draw:g draw:z-index="63">
            <draw:custom-shape draw:name="シェイプ 1" draw:style-name="gr3" draw:text-style-name="P1" svg:width="8.985cm" svg:height="1.997cm" svg:x="9.985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2) rotate (-0.321664181142555) translate (12.074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21.5144070775504cm 189.274795919241cm)" svg:viewBox="0 0 9944 10897" draw:points="7418,0 4259,0 0,8057 8525,10897 9944,1894">
              <text:p/>
            </draw:polygon>
          </draw:g>
          <draw:g draw:z-index="64">
            <draw:custom-shape draw:name="シェイプ 1" draw:style-name="gr3" draw:text-style-name="P1" svg:width="8.985cm" svg:height="1.997cm" svg:x="19.47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21.559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30.9994070775504cm 189.274795919241cm)" svg:viewBox="0 0 9944 10897" draw:points="7418,0 4259,0 0,8057 8525,10897 9944,1894">
              <text:p/>
            </draw:polygon>
          </draw:g>
          <draw:g draw:z-index="65">
            <draw:custom-shape draw:name="シェイプ 1" draw:style-name="gr3" draw:text-style-name="P1" svg:width="8.985cm" svg:height="1.997cm" svg:x="28.954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3) rotate (-0.321664181142555) translate (31.043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40.4834070775504cm 189.274795919241cm)" svg:viewBox="0 0 9944 10897" draw:points="7418,0 4259,0 0,8057 8525,10897 9944,1894">
              <text:p/>
            </draw:polygon>
          </draw:g>
          <draw:g draw:z-index="66">
            <draw:custom-shape draw:name="シェイプ 1" draw:style-name="gr3" draw:text-style-name="P1" svg:width="8.985cm" svg:height="1.997cm" svg:x="38.439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40.528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49.9684070775504cm 189.274795919241cm)" svg:viewBox="0 0 9944 10897" draw:points="7418,0 4259,0 0,8057 8525,10897 9944,1894">
              <text:p/>
            </draw:polygon>
          </draw:g>
          <draw:g draw:z-index="67">
            <draw:custom-shape draw:name="シェイプ 1" draw:style-name="gr3" draw:text-style-name="P1" svg:width="8.985cm" svg:height="1.997cm" svg:x="47.923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0.012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59.4524070775504cm 189.274795919241cm)" svg:viewBox="0 0 9944 10897" draw:points="7418,0 4259,0 0,8057 8525,10897 9944,1894">
              <text:p/>
            </draw:polygon>
          </draw:g>
          <draw:g draw:z-index="68">
            <draw:custom-shape draw:name="シェイプ 1" draw:style-name="gr3" draw:text-style-name="P1" svg:width="8.985cm" svg:height="1.997cm" svg:x="57.408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59.497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68.9374070775504cm 189.274795919241cm)" svg:viewBox="0 0 9944 10897" draw:points="7418,0 4259,0 0,8057 8525,10897 9944,1894">
              <text:p/>
            </draw:polygon>
          </draw:g>
          <draw:g draw:z-index="69">
            <draw:custom-shape draw:name="シェイプ 1" draw:style-name="gr3" draw:text-style-name="P1" svg:width="8.985cm" svg:height="1.997cm" svg:x="66.892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68.981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2) rotate (-2.81992847244724) translate (78.4214070775504cm 189.274795919241cm)" svg:viewBox="0 0 9944 10897" draw:points="7418,0 4259,0 0,8057 8525,10897 9944,1894">
              <text:p/>
            </draw:polygon>
          </draw:g>
          <draw:g draw:z-index="70">
            <draw:custom-shape draw:name="シェイプ 1" draw:style-name="gr3" draw:text-style-name="P1" svg:width="8.985cm" svg:height="1.997cm" svg:x="85.861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87.950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97.3904070775505cm 189.274795919241cm)" svg:viewBox="0 0 9944 10897" draw:points="7418,0 4259,0 0,8057 8525,10897 9944,1894">
              <text:p/>
            </draw:polygon>
          </draw:g>
          <draw:g draw:z-index="71">
            <draw:custom-shape draw:name="シェイプ 1" draw:style-name="gr3" draw:text-style-name="P1" svg:width="8.985cm" svg:height="1.997cm" svg:x="76.376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78.465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054070775504cm 189.274795919241cm)" svg:viewBox="0 0 9944 10897" draw:points="7418,0 4259,0 0,8057 8525,10897 9944,1894">
              <text:p/>
            </draw:polygon>
          </draw:g>
          <draw:g draw:z-index="72">
            <draw:custom-shape draw:name="シェイプ 1" draw:style-name="gr3" draw:text-style-name="P1" svg:width="8.985cm" svg:height="1.997cm" svg:x="9.991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12.080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2) rotate (-2.81992847244724) translate (21.5204070775504cm 213.208230276821cm)" svg:viewBox="0 0 9944 10897" draw:points="7418,0 4259,0 0,8057 8525,10897 9944,1894">
              <text:p/>
            </draw:polygon>
          </draw:g>
          <draw:g draw:z-index="73">
            <draw:custom-shape draw:name="シェイプ 1" draw:style-name="gr3" draw:text-style-name="P1" svg:width="8.985cm" svg:height="1.997cm" svg:x="19.476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1.565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31.0054070775504cm 213.208230276821cm)" svg:viewBox="0 0 9944 10897" draw:points="7418,0 4259,0 0,8057 8525,10897 9944,1894">
              <text:p/>
            </draw:polygon>
          </draw:g>
          <draw:g draw:z-index="74">
            <draw:custom-shape draw:name="シェイプ 1" draw:style-name="gr3" draw:text-style-name="P1" svg:width="8.985cm" svg:height="1.997cm" svg:x="28.96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31.049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40.4894070775504cm 213.208230276821cm)" svg:viewBox="0 0 9944 10897" draw:points="7418,0 4259,0 0,8057 8525,10897 9944,1894">
              <text:p/>
            </draw:polygon>
          </draw:g>
          <draw:g draw:z-index="75">
            <draw:custom-shape draw:name="シェイプ 1" draw:style-name="gr3" draw:text-style-name="P1" svg:width="8.985cm" svg:height="1.997cm" svg:x="38.445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40.534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49.9744070775504cm 213.208230276821cm)" svg:viewBox="0 0 9944 10897" draw:points="7418,0 4259,0 0,8057 8525,10897 9944,1894">
              <text:p/>
            </draw:polygon>
          </draw:g>
          <draw:g draw:z-index="76">
            <draw:custom-shape draw:name="シェイプ 1" draw:style-name="gr3" draw:text-style-name="P1" svg:width="8.985cm" svg:height="1.997cm" svg:x="47.929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0.018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59.4584070775504cm 213.208230276821cm)" svg:viewBox="0 0 9944 10897" draw:points="7418,0 4259,0 0,8057 8525,10897 9944,1894">
              <text:p/>
            </draw:polygon>
          </draw:g>
          <draw:g draw:z-index="77">
            <draw:custom-shape draw:name="シェイプ 1" draw:style-name="gr3" draw:text-style-name="P1" svg:width="8.985cm" svg:height="1.997cm" svg:x="85.867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87.956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97.3964070775504cm 213.208230276821cm)" svg:viewBox="0 0 9944 10897" draw:points="7418,0 4259,0 0,8057 8525,10897 9944,1894">
              <text:p/>
            </draw:polygon>
          </draw:g>
          <draw:g draw:z-index="78">
            <draw:custom-shape draw:name="シェイプ 1" draw:style-name="gr3" draw:text-style-name="P1" svg:width="8.985cm" svg:height="1.997cm" svg:x="76.382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78.471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2) rotate (-2.81992847244724) translate (87.9114070775504cm 213.208230276821cm)" svg:viewBox="0 0 9944 10897" draw:points="7418,0 4259,0 0,8057 8525,10897 9944,1894">
              <text:p/>
            </draw:polygon>
          </draw:g>
          <draw:g draw:z-index="79">
            <draw:custom-shape draw:name="シェイプ 1" draw:style-name="gr3" draw:text-style-name="P1" svg:width="8.985cm" svg:height="1.997cm" svg:x="66.898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917) rotate (-0.321664181142555) translate (68.987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78.4274070775504cm 213.208230276821cm)" svg:viewBox="0 0 9944 10897" draw:points="7418,0 4259,0 0,8057 8525,10897 9944,1894">
              <text:p/>
            </draw:polygon>
          </draw:g>
          <draw:g draw:z-index="80">
            <draw:custom-shape draw:name="シェイプ 1" draw:style-name="gr3" draw:text-style-name="P1" svg:width="8.985cm" svg:height="1.997cm" svg:x="57.414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916) rotate (-0.321664181142555) translate (59.503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68.9434070775504cm 213.208230276821cm)" svg:viewBox="0 0 9944 10897" draw:points="7418,0 4259,0 0,8057 8525,10897 9944,1894">
              <text:p/>
            </draw:polygon>
          </draw:g>
          <draw:g draw:z-index="81">
            <draw:custom-shape draw:name="シェイプ 1" draw:style-name="gr3" draw:text-style-name="P1" svg:width="8.985cm" svg:height="1.997cm" svg:x="19.47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21.559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30.9994070775504cm 237.180333813631cm)" svg:viewBox="0 0 9944 10897" draw:points="7418,0 4259,0 0,8057 8525,10897 9944,1894">
              <text:p/>
            </draw:polygon>
          </draw:g>
          <draw:g draw:z-index="82">
            <draw:custom-shape draw:name="シェイプ 1" draw:style-name="gr3" draw:text-style-name="P1" svg:width="8.985cm" svg:height="1.997cm" svg:x="28.954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31.043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40.4834070775504cm 237.180333813631cm)" svg:viewBox="0 0 9944 10897" draw:points="7418,0 4259,0 0,8057 8525,10897 9944,1894">
              <text:p/>
            </draw:polygon>
          </draw:g>
          <draw:g draw:z-index="83">
            <draw:custom-shape draw:name="シェイプ 1" draw:style-name="gr3" draw:text-style-name="P1" svg:width="8.985cm" svg:height="1.997cm" svg:x="38.439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40.528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2) rotate (-2.81992847244724) translate (49.9684070775504cm 237.180333813631cm)" svg:viewBox="0 0 9944 10897" draw:points="7418,0 4259,0 0,8057 8525,10897 9944,1894">
              <text:p/>
            </draw:polygon>
          </draw:g>
          <draw:g draw:z-index="84">
            <draw:custom-shape draw:name="シェイプ 1" draw:style-name="gr3" draw:text-style-name="P1" svg:width="8.985cm" svg:height="1.997cm" svg:x="9.991cm" svg:y="227.5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917) rotate (-0.321664181142555) translate (12.0802416818403cm 216.749598592297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21.5204070775504cm 237.179333168328cm)" svg:viewBox="0 0 9944 10897" draw:points="7418,0 4259,0 0,8057 8525,10897 9944,1894">
              <text:p/>
            </draw:polygon>
          </draw:g>
          <draw:g draw:z-index="85">
            <draw:custom-shape draw:name="シェイプ 1" draw:style-name="gr3" draw:text-style-name="P1" svg:width="8.985cm" svg:height="1.997cm" svg:x="47.923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50.012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59.4524070775504cm 237.180333813631cm)" svg:viewBox="0 0 9944 10897" draw:points="7418,0 4259,0 0,8057 8525,10897 9944,1894">
              <text:p/>
            </draw:polygon>
          </draw:g>
          <draw:g draw:z-index="86">
            <draw:custom-shape draw:name="シェイプ 1" draw:style-name="gr3" draw:text-style-name="P1" svg:width="8.985cm" svg:height="1.997cm" svg:x="57.408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59.497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68.9374070775504cm 237.180333813631cm)" svg:viewBox="0 0 9944 10897" draw:points="7418,0 4259,0 0,8057 8525,10897 9944,1894">
              <text:p/>
            </draw:polygon>
          </draw:g>
          <draw:g draw:z-index="87">
            <draw:custom-shape draw:name="シェイプ 1" draw:style-name="gr3" draw:text-style-name="P1" svg:width="8.985cm" svg:height="1.997cm" svg:x="66.892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68.981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915) rotate (-2.81992847244724) translate (78.4214070775504cm 237.180333813631cm)" svg:viewBox="0 0 9944 10897" draw:points="7418,0 4259,0 0,8057 8525,10897 9944,1894">
              <text:p/>
            </draw:polygon>
          </draw:g>
          <draw:g draw:z-index="88">
            <draw:custom-shape draw:name="シェイプ 1" draw:style-name="gr3" draw:text-style-name="P1" svg:width="8.985cm" svg:height="1.997cm" svg:x="76.376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78.465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7) rotate (-2.81992847244724) translate (87.9054070775504cm 237.180333813631cm)" svg:viewBox="0 0 9944 10897" draw:points="7418,0 4259,0 0,8057 8525,10897 9944,1894">
              <text:p/>
            </draw:polygon>
          </draw:g>
          <draw:g draw:z-index="89">
            <draw:custom-shape draw:name="シェイプ 1" draw:style-name="gr3" draw:text-style-name="P1" svg:width="8.985cm" svg:height="1.997cm" svg:x="85.861cm" svg:y="227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87.9502416818403cm 216.750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97.3904070775504cm 237.180333813631cm)" svg:viewBox="0 0 9944 10897" draw:points="7418,0 4259,0 0,8057 8525,10897 9944,1894">
              <text:p/>
            </draw:polygon>
          </draw:g>
          <draw:g draw:z-index="90">
            <draw:custom-shape draw:name="シェイプ 1" draw:style-name="gr3" draw:text-style-name="P1" svg:width="8.985cm" svg:height="1.997cm" svg:x="9.985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12.074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21.5144070775504cm 261.156795919241cm)" svg:viewBox="0 0 9944 10897" draw:points="7418,0 4259,0 0,8057 8525,10897 9944,1894">
              <text:p/>
            </draw:polygon>
          </draw:g>
          <draw:g draw:z-index="91">
            <draw:custom-shape draw:name="シェイプ 1" draw:style-name="gr3" draw:text-style-name="P1" svg:width="8.985cm" svg:height="1.997cm" svg:x="19.47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917) rotate (-0.321664181142555) translate (21.559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30.9994070775504cm 261.156795919241cm)" svg:viewBox="0 0 9944 10897" draw:points="7418,0 4259,0 0,8057 8525,10897 9944,1894">
              <text:p/>
            </draw:polygon>
          </draw:g>
          <draw:g draw:z-index="92">
            <draw:custom-shape draw:name="シェイプ 1" draw:style-name="gr3" draw:text-style-name="P1" svg:width="8.985cm" svg:height="1.997cm" svg:x="28.954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31.043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40.4834070775504cm 261.156795919241cm)" svg:viewBox="0 0 9944 10897" draw:points="7418,0 4259,0 0,8057 8525,10897 9944,1894">
              <text:p/>
            </draw:polygon>
          </draw:g>
          <draw:g draw:z-index="93">
            <draw:custom-shape draw:name="シェイプ 1" draw:style-name="gr3" draw:text-style-name="P1" svg:width="8.985cm" svg:height="1.997cm" svg:x="38.439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40.528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49.9684070775504cm 261.156795919241cm)" svg:viewBox="0 0 9944 10897" draw:points="7418,0 4259,0 0,8057 8525,10897 9944,1894">
              <text:p/>
            </draw:polygon>
          </draw:g>
          <draw:g draw:z-index="94">
            <draw:custom-shape draw:name="シェイプ 1" draw:style-name="gr3" draw:text-style-name="P1" svg:width="8.985cm" svg:height="1.997cm" svg:x="47.923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0.012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59.4524070775504cm 261.156795919241cm)" svg:viewBox="0 0 9944 10897" draw:points="7418,0 4259,0 0,8057 8525,10897 9944,1894">
              <text:p/>
            </draw:polygon>
          </draw:g>
          <draw:g draw:z-index="95">
            <draw:custom-shape draw:name="シェイプ 1" draw:style-name="gr3" draw:text-style-name="P1" svg:width="8.985cm" svg:height="1.997cm" svg:x="57.408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9.497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68.9374070775504cm 261.156795919241cm)" svg:viewBox="0 0 9944 10897" draw:points="7418,0 4259,0 0,8057 8525,10897 9944,1894">
              <text:p/>
            </draw:polygon>
          </draw:g>
          <draw:g draw:z-index="96">
            <draw:custom-shape draw:name="シェイプ 1" draw:style-name="gr3" draw:text-style-name="P1" svg:width="8.985cm" svg:height="1.997cm" svg:x="66.892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68.981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78.4214070775504cm 261.156795919241cm)" svg:viewBox="0 0 9944 10897" draw:points="7418,0 4259,0 0,8057 8525,10897 9944,1894">
              <text:p/>
            </draw:polygon>
          </draw:g>
          <draw:g draw:z-index="97">
            <draw:custom-shape draw:name="シェイプ 1" draw:style-name="gr3" draw:text-style-name="P1" svg:width="8.985cm" svg:height="1.997cm" svg:x="85.861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87.950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97.3904070775504cm 261.156795919241cm)" svg:viewBox="0 0 9944 10897" draw:points="7418,0 4259,0 0,8057 8525,10897 9944,1894">
              <text:p/>
            </draw:polygon>
          </draw:g>
          <draw:g draw:z-index="98">
            <draw:custom-shape draw:name="シェイプ 1" draw:style-name="gr3" draw:text-style-name="P1" svg:width="8.985cm" svg:height="1.997cm" svg:x="76.376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78.4652416818403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054070775504cm 261.156795919241cm)" svg:viewBox="0 0 9944 10897" draw:points="7418,0 4259,0 0,8057 8525,10897 9944,1894">
              <text:p/>
            </draw:polygon>
          </draw:g>
          <draw:g draw:z-index="99">
            <draw:custom-shape draw:name="シェイプ 1" draw:style-name="gr3" draw:text-style-name="P1" svg:width="8.985cm" svg:height="1.997cm" svg:x="9.991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917) rotate (-0.321664181142555) translate (12.080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21.5204070775504cm 285.090230276821cm)" svg:viewBox="0 0 9944 10897" draw:points="7418,0 4259,0 0,8057 8525,10897 9944,1894">
              <text:p/>
            </draw:polygon>
          </draw:g>
          <draw:g draw:z-index="100">
            <draw:custom-shape draw:name="シェイプ 1" draw:style-name="gr3" draw:text-style-name="P1" svg:width="8.985cm" svg:height="1.997cm" svg:x="19.476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1.565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31.0054070775504cm 285.090230276821cm)" svg:viewBox="0 0 9944 10897" draw:points="7418,0 4259,0 0,8057 8525,10897 9944,1894">
              <text:p/>
            </draw:polygon>
          </draw:g>
          <draw:g draw:z-index="101">
            <draw:custom-shape draw:name="シェイプ 1" draw:style-name="gr3" draw:text-style-name="P1" svg:width="8.985cm" svg:height="1.997cm" svg:x="28.96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31.049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40.4894070775505cm 285.090230276821cm)" svg:viewBox="0 0 9944 10897" draw:points="7418,0 4259,0 0,8057 8525,10897 9944,1894">
              <text:p/>
            </draw:polygon>
          </draw:g>
          <draw:g draw:z-index="102">
            <draw:custom-shape draw:name="シェイプ 1" draw:style-name="gr3" draw:text-style-name="P1" svg:width="8.985cm" svg:height="1.997cm" svg:x="38.445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40.534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49.9744070775504cm 285.090230276821cm)" svg:viewBox="0 0 9944 10897" draw:points="7418,0 4259,0 0,8057 8525,10897 9944,1894">
              <text:p/>
            </draw:polygon>
          </draw:g>
          <draw:g draw:z-index="103">
            <draw:custom-shape draw:name="シェイプ 1" draw:style-name="gr3" draw:text-style-name="P1" svg:width="8.985cm" svg:height="1.997cm" svg:x="47.929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0.018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59.4584070775504cm 285.090230276821cm)" svg:viewBox="0 0 9944 10897" draw:points="7418,0 4259,0 0,8057 8525,10897 9944,1894">
              <text:p/>
            </draw:polygon>
          </draw:g>
          <draw:g draw:z-index="104">
            <draw:custom-shape draw:name="シェイプ 1" draw:style-name="gr3" draw:text-style-name="P1" svg:width="8.985cm" svg:height="1.997cm" svg:x="85.867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87.956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97.3964070775504cm 285.090230276821cm)" svg:viewBox="0 0 9944 10897" draw:points="7418,0 4259,0 0,8057 8525,10897 9944,1894">
              <text:p/>
            </draw:polygon>
          </draw:g>
          <draw:g draw:z-index="105">
            <draw:custom-shape draw:name="シェイプ 1" draw:style-name="gr3" draw:text-style-name="P1" svg:width="8.985cm" svg:height="1.997cm" svg:x="76.382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78.471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114070775504cm 285.090230276821cm)" svg:viewBox="0 0 9944 10897" draw:points="7418,0 4259,0 0,8057 8525,10897 9944,1894">
              <text:p/>
            </draw:polygon>
          </draw:g>
          <draw:g draw:z-index="106">
            <draw:custom-shape draw:name="シェイプ 1" draw:style-name="gr3" draw:text-style-name="P1" svg:width="8.985cm" svg:height="1.997cm" svg:x="66.898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68.987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78.4274070775504cm 285.090230276821cm)" svg:viewBox="0 0 9944 10897" draw:points="7418,0 4259,0 0,8057 8525,10897 9944,1894">
              <text:p/>
            </draw:polygon>
          </draw:g>
          <draw:g draw:z-index="107">
            <draw:custom-shape draw:name="シェイプ 1" draw:style-name="gr3" draw:text-style-name="P1" svg:width="8.985cm" svg:height="1.997cm" svg:x="57.414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59.5032416818403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68.9434070775504cm 285.090230276821cm)" svg:viewBox="0 0 9944 10897" draw:points="7418,0 4259,0 0,8057 8525,10897 9944,1894">
              <text:p/>
            </draw:polygon>
          </draw:g>
          <draw:g draw:z-index="108">
            <draw:custom-shape draw:name="シェイプ 1" draw:style-name="gr3" draw:text-style-name="P1" svg:width="8.985cm" svg:height="1.997cm" svg:x="19.47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917) rotate (-0.321664181142555) translate (21.559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30.9994070775504cm 309.062333813631cm)" svg:viewBox="0 0 9944 10897" draw:points="7418,0 4259,0 0,8057 8525,10897 9944,1894">
              <text:p/>
            </draw:polygon>
          </draw:g>
          <draw:g draw:z-index="109">
            <draw:custom-shape draw:name="シェイプ 1" draw:style-name="gr3" draw:text-style-name="P1" svg:width="8.985cm" svg:height="1.997cm" svg:x="28.954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31.043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40.4834070775504cm 309.062333813631cm)" svg:viewBox="0 0 9944 10897" draw:points="7418,0 4259,0 0,8057 8525,10897 9944,1894">
              <text:p/>
            </draw:polygon>
          </draw:g>
          <draw:g draw:z-index="110">
            <draw:custom-shape draw:name="シェイプ 1" draw:style-name="gr3" draw:text-style-name="P1" svg:width="8.985cm" svg:height="1.997cm" svg:x="38.439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5) rotate (-0.321664181142555) translate (40.528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49.9684070775504cm 309.062333813631cm)" svg:viewBox="0 0 9944 10897" draw:points="7418,0 4259,0 0,8057 8525,10897 9944,1894">
              <text:p/>
            </draw:polygon>
          </draw:g>
          <draw:g draw:z-index="111">
            <draw:custom-shape draw:name="シェイプ 1" draw:style-name="gr3" draw:text-style-name="P1" svg:width="8.985cm" svg:height="1.997cm" svg:x="9.991cm" svg:y="299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915) rotate (-0.321664181142555) translate (12.0802416818403cm 288.631598592297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21.5204070775504cm 309.061333168328cm)" svg:viewBox="0 0 9944 10897" draw:points="7418,0 4259,0 0,8057 8525,10897 9944,1894">
              <text:p/>
            </draw:polygon>
          </draw:g>
          <draw:g draw:z-index="112">
            <draw:custom-shape draw:name="シェイプ 1" draw:style-name="gr3" draw:text-style-name="P1" svg:width="8.985cm" svg:height="1.997cm" svg:x="47.923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50.012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59.4524070775504cm 309.062333813631cm)" svg:viewBox="0 0 9944 10897" draw:points="7418,0 4259,0 0,8057 8525,10897 9944,1894">
              <text:p/>
            </draw:polygon>
          </draw:g>
          <draw:g draw:z-index="113">
            <draw:custom-shape draw:name="シェイプ 1" draw:style-name="gr3" draw:text-style-name="P1" svg:width="8.985cm" svg:height="1.997cm" svg:x="57.408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9.497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68.9374070775504cm 309.062333813631cm)" svg:viewBox="0 0 9944 10897" draw:points="7418,0 4259,0 0,8057 8525,10897 9944,1894">
              <text:p/>
            </draw:polygon>
          </draw:g>
          <draw:g draw:z-index="114">
            <draw:custom-shape draw:name="シェイプ 1" draw:style-name="gr3" draw:text-style-name="P1" svg:width="8.985cm" svg:height="1.997cm" svg:x="66.892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68.981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78.4214070775504cm 309.062333813631cm)" svg:viewBox="0 0 9944 10897" draw:points="7418,0 4259,0 0,8057 8525,10897 9944,1894">
              <text:p/>
            </draw:polygon>
          </draw:g>
          <draw:g draw:z-index="115">
            <draw:custom-shape draw:name="シェイプ 1" draw:style-name="gr3" draw:text-style-name="P1" svg:width="8.985cm" svg:height="1.997cm" svg:x="76.376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8) rotate (-0.321664181142555) translate (78.465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054070775504cm 309.062333813631cm)" svg:viewBox="0 0 9944 10897" draw:points="7418,0 4259,0 0,8057 8525,10897 9944,1894">
              <text:p/>
            </draw:polygon>
          </draw:g>
          <draw:g draw:z-index="116">
            <draw:custom-shape draw:name="シェイプ 1" draw:style-name="gr3" draw:text-style-name="P1" svg:width="8.985cm" svg:height="1.997cm" svg:x="85.861cm" svg:y="299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87.9502416818403cm 288.632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97.3904070775504cm 309.062333813631cm)" svg:viewBox="0 0 9944 10897" draw:points="7418,0 4259,0 0,8057 8525,10897 9944,1894">
              <text:p/>
            </draw:polygon>
          </draw:g>
          <draw:g draw:z-index="117">
            <draw:custom-shape draw:name="シェイプ 1" draw:style-name="gr3" draw:text-style-name="P1" svg:width="8.985cm" svg:height="1.997cm" svg:x="9.985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12.074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21.5144070775504cm 333.038795919241cm)" svg:viewBox="0 0 9944 10897" draw:points="7418,0 4259,0 0,8057 8525,10897 9944,1894">
              <text:p/>
            </draw:polygon>
          </draw:g>
          <draw:g draw:z-index="118">
            <draw:custom-shape draw:name="シェイプ 1" draw:style-name="gr3" draw:text-style-name="P1" svg:width="8.985cm" svg:height="1.997cm" svg:x="19.47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917) rotate (-0.321664181142555) translate (21.559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30.9994070775504cm 333.038795919241cm)" svg:viewBox="0 0 9944 10897" draw:points="7418,0 4259,0 0,8057 8525,10897 9944,1894">
              <text:p/>
            </draw:polygon>
          </draw:g>
          <draw:g draw:z-index="119">
            <draw:custom-shape draw:name="シェイプ 1" draw:style-name="gr3" draw:text-style-name="P1" svg:width="8.985cm" svg:height="1.997cm" svg:x="28.954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31.043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40.4834070775505cm 333.038795919241cm)" svg:viewBox="0 0 9944 10897" draw:points="7418,0 4259,0 0,8057 8525,10897 9944,1894">
              <text:p/>
            </draw:polygon>
          </draw:g>
          <draw:g draw:z-index="120">
            <draw:custom-shape draw:name="シェイプ 1" draw:style-name="gr3" draw:text-style-name="P1" svg:width="8.985cm" svg:height="1.997cm" svg:x="38.439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40.528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49.9684070775504cm 333.038795919241cm)" svg:viewBox="0 0 9944 10897" draw:points="7418,0 4259,0 0,8057 8525,10897 9944,1894">
              <text:p/>
            </draw:polygon>
          </draw:g>
          <draw:g draw:z-index="121">
            <draw:custom-shape draw:name="シェイプ 1" draw:style-name="gr3" draw:text-style-name="P1" svg:width="8.985cm" svg:height="1.997cm" svg:x="47.923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0.012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59.4524070775505cm 333.038795919241cm)" svg:viewBox="0 0 9944 10897" draw:points="7418,0 4259,0 0,8057 8525,10897 9944,1894">
              <text:p/>
            </draw:polygon>
          </draw:g>
          <draw:g draw:z-index="122">
            <draw:custom-shape draw:name="シェイプ 1" draw:style-name="gr3" draw:text-style-name="P1" svg:width="8.985cm" svg:height="1.997cm" svg:x="57.408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9.497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68.9374070775505cm 333.038795919241cm)" svg:viewBox="0 0 9944 10897" draw:points="7418,0 4259,0 0,8057 8525,10897 9944,1894">
              <text:p/>
            </draw:polygon>
          </draw:g>
          <draw:g draw:z-index="123">
            <draw:custom-shape draw:name="シェイプ 1" draw:style-name="gr3" draw:text-style-name="P1" svg:width="8.985cm" svg:height="1.997cm" svg:x="66.892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68.981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78.4214070775504cm 333.038795919241cm)" svg:viewBox="0 0 9944 10897" draw:points="7418,0 4259,0 0,8057 8525,10897 9944,1894">
              <text:p/>
            </draw:polygon>
          </draw:g>
          <draw:g draw:z-index="124">
            <draw:custom-shape draw:name="シェイプ 1" draw:style-name="gr3" draw:text-style-name="P1" svg:width="8.985cm" svg:height="1.997cm" svg:x="85.861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87.950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97.3904070775504cm 333.038795919241cm)" svg:viewBox="0 0 9944 10897" draw:points="7418,0 4259,0 0,8057 8525,10897 9944,1894">
              <text:p/>
            </draw:polygon>
          </draw:g>
          <draw:g draw:z-index="125">
            <draw:custom-shape draw:name="シェイプ 1" draw:style-name="gr3" draw:text-style-name="P1" svg:width="8.985cm" svg:height="1.997cm" svg:x="76.376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78.465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054070775505cm 333.038795919241cm)" svg:viewBox="0 0 9944 10897" draw:points="7418,0 4259,0 0,8057 8525,10897 9944,1894">
              <text:p/>
            </draw:polygon>
          </draw:g>
          <draw:g draw:z-index="126">
            <draw:custom-shape draw:name="シェイプ 1" draw:style-name="gr3" draw:text-style-name="P1" svg:width="8.985cm" svg:height="1.997cm" svg:x="9.991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12.080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21.5204070775504cm 356.972230276821cm)" svg:viewBox="0 0 9944 10897" draw:points="7418,0 4259,0 0,8057 8525,10897 9944,1894">
              <text:p/>
            </draw:polygon>
          </draw:g>
          <draw:g draw:z-index="127">
            <draw:custom-shape draw:name="シェイプ 1" draw:style-name="gr3" draw:text-style-name="P1" svg:width="8.985cm" svg:height="1.997cm" svg:x="19.476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1.565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31.0054070775504cm 356.972230276821cm)" svg:viewBox="0 0 9944 10897" draw:points="7418,0 4259,0 0,8057 8525,10897 9944,1894">
              <text:p/>
            </draw:polygon>
          </draw:g>
          <draw:g draw:z-index="128">
            <draw:custom-shape draw:name="シェイプ 1" draw:style-name="gr3" draw:text-style-name="P1" svg:width="8.985cm" svg:height="1.997cm" svg:x="28.96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31.049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40.4894070775504cm 356.972230276821cm)" svg:viewBox="0 0 9944 10897" draw:points="7418,0 4259,0 0,8057 8525,10897 9944,1894">
              <text:p/>
            </draw:polygon>
          </draw:g>
          <draw:g draw:z-index="129">
            <draw:custom-shape draw:name="シェイプ 1" draw:style-name="gr3" draw:text-style-name="P1" svg:width="8.985cm" svg:height="1.997cm" svg:x="38.445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40.534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915) rotate (-2.81992847244724) translate (49.9744070775504cm 356.972230276821cm)" svg:viewBox="0 0 9944 10897" draw:points="7418,0 4259,0 0,8057 8525,10897 9944,1894">
              <text:p/>
            </draw:polygon>
          </draw:g>
          <draw:g draw:z-index="130">
            <draw:custom-shape draw:name="シェイプ 1" draw:style-name="gr3" draw:text-style-name="P1" svg:width="8.985cm" svg:height="1.997cm" svg:x="47.929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50.018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59.4584070775504cm 356.972230276821cm)" svg:viewBox="0 0 9944 10897" draw:points="7418,0 4259,0 0,8057 8525,10897 9944,1894">
              <text:p/>
            </draw:polygon>
          </draw:g>
          <draw:g draw:z-index="131">
            <draw:custom-shape draw:name="シェイプ 1" draw:style-name="gr3" draw:text-style-name="P1" svg:width="8.985cm" svg:height="1.997cm" svg:x="85.867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87.956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5) rotate (-2.81992847244724) translate (97.3964070775504cm 356.972230276821cm)" svg:viewBox="0 0 9944 10897" draw:points="7418,0 4259,0 0,8057 8525,10897 9944,1894">
              <text:p/>
            </draw:polygon>
          </draw:g>
          <draw:g draw:z-index="132">
            <draw:custom-shape draw:name="シェイプ 1" draw:style-name="gr3" draw:text-style-name="P1" svg:width="8.985cm" svg:height="1.997cm" svg:x="76.382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78.471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87.9114070775504cm 356.972230276821cm)" svg:viewBox="0 0 9944 10897" draw:points="7418,0 4259,0 0,8057 8525,10897 9944,1894">
              <text:p/>
            </draw:polygon>
          </draw:g>
          <draw:g draw:z-index="133">
            <draw:custom-shape draw:name="シェイプ 1" draw:style-name="gr3" draw:text-style-name="P1" svg:width="8.985cm" svg:height="1.997cm" svg:x="66.898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3) rotate (-0.321664181142555) translate (68.987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915) rotate (-2.81992847244724) translate (78.4274070775504cm 356.972230276821cm)" svg:viewBox="0 0 9944 10897" draw:points="7418,0 4259,0 0,8057 8525,10897 9944,1894">
              <text:p/>
            </draw:polygon>
          </draw:g>
          <draw:g draw:z-index="134">
            <draw:custom-shape draw:name="シェイプ 1" draw:style-name="gr3" draw:text-style-name="P1" svg:width="8.985cm" svg:height="1.997cm" svg:x="57.414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59.5032416818403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68.9434070775504cm 356.972230276821cm)" svg:viewBox="0 0 9944 10897" draw:points="7418,0 4259,0 0,8057 8525,10897 9944,1894">
              <text:p/>
            </draw:polygon>
          </draw:g>
          <draw:g draw:z-index="135">
            <draw:custom-shape draw:name="シェイプ 1" draw:style-name="gr1" draw:text-style-name="P1" svg:width="8.985cm" svg:height="1.996cm" svg:x="0.501cm" svg:y="35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rotate (-0.321489648217356) translate (2.5902229664721cm 25.159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12.0302189974145cm 45.5763002167481cm)" svg:viewBox="0 0 9943 10891" draw:points="7417,0 4259,0 0,8052 8525,10891 9943,1893">
              <text:p/>
            </draw:polygon>
          </draw:g>
          <draw:g draw:z-index="136">
            <draw:custom-shape draw:name="シェイプ 1" draw:style-name="gr1" draw:text-style-name="P1" svg:width="8.985cm" svg:height="1.996cm" svg:x="0.507cm" svg:y="59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-6.88026109943548E-017) rotate (-0.321489648217356) translate (2.5962229664721cm 49.077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rotate (-2.82010300537244) translate (12.0362189974145cm 69.4943002167481cm)" svg:viewBox="0 0 9943 10891" draw:points="7417,0 4259,0 0,8052 8525,10891 9943,1893">
              <text:p/>
            </draw:polygon>
          </draw:g>
          <draw:g draw:z-index="137">
            <draw:custom-shape draw:name="シェイプ 1" draw:style-name="gr1" draw:text-style-name="P1" svg:width="8.985cm" svg:height="1.996cm" svg:x="0.501cm" svg:y="107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3.44013054971775E-017) rotate (-0.321489648217356) translate (2.5902229664721cm 96.9937690772383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3E-017) rotate (-2.82010300537244) translate (12.0302189974145cm 117.410300216748cm)" svg:viewBox="0 0 9943 10891" draw:points="7417,0 4259,0 0,8052 8525,10891 9943,1893">
              <text:p/>
            </draw:polygon>
          </draw:g>
          <draw:g draw:z-index="138">
            <draw:custom-shape draw:name="シェイプ 1" draw:style-name="gr1" draw:text-style-name="P1" svg:width="8.985cm" svg:height="1.996cm" svg:x="0.507cm" svg:y="131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2cm" svg:height="10.89cm" draw:transform="skewX (3.44013054971775E-017) rotate (-0.321489648217356) translate (2.5962229664721cm 120.911769077238cm)" svg:viewBox="0 0 9943 10891" draw:points="2526,0 5684,0 9943,8052 1419,10891 0,1893">
              <text:p/>
            </draw:polygon>
            <draw:polygon draw:name="5つの制御点をもつ多角形 2" draw:style-name="gr2" draw:text-style-name="P1" svg:width="9.942cm" svg:height="10.89cm" draw:transform="skewX (-3.44013054971773E-017) rotate (-2.82010300537244) translate (12.0362189974145cm 141.328300216748cm)" svg:viewBox="0 0 9943 10891" draw:points="7417,0 4259,0 0,8052 8525,10891 9943,1893">
              <text:p/>
            </draw:polygon>
          </draw:g>
          <draw:g draw:z-index="139">
            <draw:custom-shape draw:name="シェイプ 1" draw:style-name="gr3" draw:text-style-name="P1" svg:width="8.985cm" svg:height="1.997cm" svg:x="0.501cm" svg:y="17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3) rotate (-0.321664181142555) translate (2.5902416818403cm 168.845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2) rotate (-2.81992847244724) translate (12.0304070775504cm 189.274795919241cm)" svg:viewBox="0 0 9944 10897" draw:points="7418,0 4259,0 0,8057 8525,10897 9944,1894">
              <text:p/>
            </draw:polygon>
          </draw:g>
          <draw:g draw:z-index="140">
            <draw:custom-shape draw:name="シェイプ 1" draw:style-name="gr3" draw:text-style-name="P1" svg:width="8.985cm" svg:height="1.997cm" svg:x="0.507cm" svg:y="203.5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.5962416818403cm 192.778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12.0364070775504cm 213.208230276821cm)" svg:viewBox="0 0 9944 10897" draw:points="7418,0 4259,0 0,8057 8525,10897 9944,1894">
              <text:p/>
            </draw:polygon>
          </draw:g>
          <draw:g draw:z-index="141">
            <draw:custom-shape draw:name="シェイプ 1" draw:style-name="gr3" draw:text-style-name="P1" svg:width="8.985cm" svg:height="1.997cm" svg:x="0.501cm" svg:y="251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.59024168184026cm 240.727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12.0304070775504cm 261.156795919241cm)" svg:viewBox="0 0 9944 10897" draw:points="7418,0 4259,0 0,8057 8525,10897 9944,1894">
              <text:p/>
            </draw:polygon>
          </draw:g>
          <draw:g draw:z-index="142">
            <draw:custom-shape draw:name="シェイプ 1" draw:style-name="gr3" draw:text-style-name="P1" svg:width="8.985cm" svg:height="1.997cm" svg:x="0.507cm" svg:y="27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.59624168184029cm 264.660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12.0364070775504cm 285.090230276821cm)" svg:viewBox="0 0 9944 10897" draw:points="7418,0 4259,0 0,8057 8525,10897 9944,1894">
              <text:p/>
            </draw:polygon>
          </draw:g>
          <draw:g draw:z-index="143">
            <draw:custom-shape draw:name="シェイプ 1" draw:style-name="gr3" draw:text-style-name="P1" svg:width="8.985cm" svg:height="1.997cm" svg:x="0.501cm" svg:y="323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2.5902416818403cm 312.609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12.0304070775504cm 333.038795919241cm)" svg:viewBox="0 0 9944 10897" draw:points="7418,0 4259,0 0,8057 8525,10897 9944,1894">
              <text:p/>
            </draw:polygon>
          </draw:g>
          <draw:g draw:z-index="144">
            <draw:custom-shape draw:name="シェイプ 1" draw:style-name="gr3" draw:text-style-name="P1" svg:width="8.985cm" svg:height="1.997cm" svg:x="0.507cm" svg:y="347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2.59624168184029cm 336.542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12.0364070775504cm 356.972230276821cm)" svg:viewBox="0 0 9944 10897" draw:points="7418,0 4259,0 0,8057 8525,10897 9944,1894">
              <text:p/>
            </draw:polygon>
          </draw:g>
          <draw:g draw:z-index="145">
            <draw:custom-shape draw:name="シェイプ 1" draw:style-name="gr3" draw:text-style-name="P1" svg:width="8.985cm" svg:height="1.997cm" svg:x="19.47cm" svg:y="371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21.5592416818403cm 360.514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30.9994070775504cm 380.944333813631cm)" svg:viewBox="0 0 9944 10897" draw:points="7418,0 4259,0 0,8057 8525,10897 9944,1894">
              <text:p/>
            </draw:polygon>
          </draw:g>
          <draw:g draw:z-index="146">
            <draw:custom-shape draw:name="シェイプ 1" draw:style-name="gr3" draw:text-style-name="P1" svg:width="8.985cm" svg:height="1.997cm" svg:x="28.954cm" svg:y="371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31.0432416818403cm 360.514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40.4834070775504cm 380.944333813631cm)" svg:viewBox="0 0 9944 10897" draw:points="7418,0 4259,0 0,8057 8525,10897 9944,1894">
              <text:p/>
            </draw:polygon>
          </draw:g>
          <draw:g draw:z-index="147">
            <draw:custom-shape draw:name="シェイプ 1" draw:style-name="gr3" draw:text-style-name="P1" svg:width="8.985cm" svg:height="1.997cm" svg:x="38.439cm" svg:y="371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5) rotate (-0.321664181142555) translate (40.5282416818403cm 360.514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49.9684070775504cm 380.944333813631cm)" svg:viewBox="0 0 9944 10897" draw:points="7418,0 4259,0 0,8057 8525,10897 9944,1894">
              <text:p/>
            </draw:polygon>
          </draw:g>
          <draw:g draw:z-index="148">
            <draw:custom-shape draw:name="シェイプ 1" draw:style-name="gr3" draw:text-style-name="P1" svg:width="8.985cm" svg:height="1.997cm" svg:x="9.991cm" svg:y="371.3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12.0802416818403cm 360.513598592297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21.5204070775504cm 380.943333168328cm)" svg:viewBox="0 0 9944 10897" draw:points="7418,0 4259,0 0,8057 8525,10897 9944,1894">
              <text:p/>
            </draw:polygon>
          </draw:g>
          <draw:g draw:z-index="149">
            <draw:custom-shape draw:name="シェイプ 1" draw:style-name="gr3" draw:text-style-name="P1" svg:width="8.985cm" svg:height="1.997cm" svg:x="47.923cm" svg:y="371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50.0122416818403cm 360.514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59.4524070775504cm 380.944333813631cm)" svg:viewBox="0 0 9944 10897" draw:points="7418,0 4259,0 0,8057 8525,10897 9944,1894">
              <text:p/>
            </draw:polygon>
          </draw:g>
          <draw:g draw:z-index="150">
            <draw:custom-shape draw:name="シェイプ 1" draw:style-name="gr3" draw:text-style-name="P1" svg:width="8.985cm" svg:height="1.997cm" svg:x="57.408cm" svg:y="371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59.4972416818403cm 360.514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68.9374070775504cm 380.944333813631cm)" svg:viewBox="0 0 9944 10897" draw:points="7418,0 4259,0 0,8057 8525,10897 9944,1894">
              <text:p/>
            </draw:polygon>
          </draw:g>
          <draw:g draw:z-index="151">
            <draw:custom-shape draw:name="シェイプ 1" draw:style-name="gr3" draw:text-style-name="P1" svg:width="8.985cm" svg:height="1.997cm" svg:x="66.892cm" svg:y="371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68.9812416818403cm 360.514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78.4214070775504cm 380.944333813631cm)" svg:viewBox="0 0 9944 10897" draw:points="7418,0 4259,0 0,8057 8525,10897 9944,1894">
              <text:p/>
            </draw:polygon>
          </draw:g>
          <draw:g draw:z-index="152">
            <draw:custom-shape draw:name="シェイプ 1" draw:style-name="gr3" draw:text-style-name="P1" svg:width="8.985cm" svg:height="1.997cm" svg:x="76.376cm" svg:y="371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78.4652416818403cm 360.514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054070775504cm 380.944333813631cm)" svg:viewBox="0 0 9944 10897" draw:points="7418,0 4259,0 0,8057 8525,10897 9944,1894">
              <text:p/>
            </draw:polygon>
          </draw:g>
          <draw:g draw:z-index="153">
            <draw:custom-shape draw:name="シェイプ 1" draw:style-name="gr3" draw:text-style-name="P1" svg:width="8.985cm" svg:height="1.997cm" svg:x="85.861cm" svg:y="371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5) rotate (-0.321664181142555) translate (87.9502416818403cm 360.5145992376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97.3904070775504cm 380.944333813631cm)" svg:viewBox="0 0 9944 10897" draw:points="7418,0 4259,0 0,8057 8525,10897 9944,1894">
              <text:p/>
            </draw:polygon>
          </draw:g>
          <draw:g draw:z-index="154">
            <draw:custom-shape draw:name="シェイプ 1" draw:style-name="gr3" draw:text-style-name="P1" svg:width="8.985cm" svg:height="1.997cm" svg:x="9.985cm" svg:y="395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12.0742416818403cm 384.491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21.5144070775504cm 404.920795919241cm)" svg:viewBox="0 0 9944 10897" draw:points="7418,0 4259,0 0,8057 8525,10897 9944,1894">
              <text:p/>
            </draw:polygon>
          </draw:g>
          <draw:g draw:z-index="155">
            <draw:custom-shape draw:name="シェイプ 1" draw:style-name="gr3" draw:text-style-name="P1" svg:width="8.985cm" svg:height="1.997cm" svg:x="19.47cm" svg:y="395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1.5592416818403cm 384.491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30.9994070775504cm 404.920795919241cm)" svg:viewBox="0 0 9944 10897" draw:points="7418,0 4259,0 0,8057 8525,10897 9944,1894">
              <text:p/>
            </draw:polygon>
          </draw:g>
          <draw:g draw:z-index="156">
            <draw:custom-shape draw:name="シェイプ 1" draw:style-name="gr3" draw:text-style-name="P1" svg:width="8.985cm" svg:height="1.997cm" svg:x="28.954cm" svg:y="395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31.0432416818403cm 384.491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40.4834070775505cm 404.920795919241cm)" svg:viewBox="0 0 9944 10897" draw:points="7418,0 4259,0 0,8057 8525,10897 9944,1894">
              <text:p/>
            </draw:polygon>
          </draw:g>
          <draw:g draw:z-index="157">
            <draw:custom-shape draw:name="シェイプ 1" draw:style-name="gr3" draw:text-style-name="P1" svg:width="8.985cm" svg:height="1.997cm" svg:x="38.439cm" svg:y="395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40.5282416818403cm 384.491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49.9684070775504cm 404.920795919241cm)" svg:viewBox="0 0 9944 10897" draw:points="7418,0 4259,0 0,8057 8525,10897 9944,1894">
              <text:p/>
            </draw:polygon>
          </draw:g>
          <draw:g draw:z-index="158">
            <draw:custom-shape draw:name="シェイプ 1" draw:style-name="gr3" draw:text-style-name="P1" svg:width="8.985cm" svg:height="1.997cm" svg:x="47.923cm" svg:y="395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0.0122416818403cm 384.491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59.4524070775505cm 404.920795919241cm)" svg:viewBox="0 0 9944 10897" draw:points="7418,0 4259,0 0,8057 8525,10897 9944,1894">
              <text:p/>
            </draw:polygon>
          </draw:g>
          <draw:g draw:z-index="159">
            <draw:custom-shape draw:name="シェイプ 1" draw:style-name="gr3" draw:text-style-name="P1" svg:width="8.985cm" svg:height="1.997cm" svg:x="57.408cm" svg:y="395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9.4972416818403cm 384.491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68.9374070775505cm 404.920795919241cm)" svg:viewBox="0 0 9944 10897" draw:points="7418,0 4259,0 0,8057 8525,10897 9944,1894">
              <text:p/>
            </draw:polygon>
          </draw:g>
          <draw:g draw:z-index="160">
            <draw:custom-shape draw:name="シェイプ 1" draw:style-name="gr3" draw:text-style-name="P1" svg:width="8.985cm" svg:height="1.997cm" svg:x="66.892cm" svg:y="395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68.9812416818403cm 384.491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3) rotate (-2.81992847244724) translate (78.4214070775504cm 404.920795919241cm)" svg:viewBox="0 0 9944 10897" draw:points="7418,0 4259,0 0,8057 8525,10897 9944,1894">
              <text:p/>
            </draw:polygon>
          </draw:g>
          <draw:g draw:z-index="161">
            <draw:custom-shape draw:name="シェイプ 1" draw:style-name="gr3" draw:text-style-name="P1" svg:width="8.985cm" svg:height="1.997cm" svg:x="85.861cm" svg:y="395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87.9502416818403cm 384.491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97.3904070775504cm 404.920795919241cm)" svg:viewBox="0 0 9944 10897" draw:points="7418,0 4259,0 0,8057 8525,10897 9944,1894">
              <text:p/>
            </draw:polygon>
          </draw:g>
          <draw:g draw:z-index="162">
            <draw:custom-shape draw:name="シェイプ 1" draw:style-name="gr3" draw:text-style-name="P1" svg:width="8.985cm" svg:height="1.997cm" svg:x="76.376cm" svg:y="395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78.4652416818403cm 384.491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054070775505cm 404.920795919241cm)" svg:viewBox="0 0 9944 10897" draw:points="7418,0 4259,0 0,8057 8525,10897 9944,1894">
              <text:p/>
            </draw:polygon>
          </draw:g>
          <draw:g draw:z-index="163">
            <draw:custom-shape draw:name="シェイプ 1" draw:style-name="gr3" draw:text-style-name="P1" svg:width="8.985cm" svg:height="1.997cm" svg:x="9.991cm" svg:y="419.2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12.0802416818403cm 408.424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21.5204070775504cm 428.854230276821cm)" svg:viewBox="0 0 9944 10897" draw:points="7418,0 4259,0 0,8057 8525,10897 9944,1894">
              <text:p/>
            </draw:polygon>
          </draw:g>
          <draw:g draw:z-index="164">
            <draw:custom-shape draw:name="シェイプ 1" draw:style-name="gr3" draw:text-style-name="P1" svg:width="8.985cm" svg:height="1.997cm" svg:x="19.476cm" svg:y="419.2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1.5652416818403cm 408.424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31.0054070775504cm 428.854230276821cm)" svg:viewBox="0 0 9944 10897" draw:points="7418,0 4259,0 0,8057 8525,10897 9944,1894">
              <text:p/>
            </draw:polygon>
          </draw:g>
          <draw:g draw:z-index="165">
            <draw:custom-shape draw:name="シェイプ 1" draw:style-name="gr3" draw:text-style-name="P1" svg:width="8.985cm" svg:height="1.997cm" svg:x="28.96cm" svg:y="419.2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31.0492416818403cm 408.424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40.4894070775504cm 428.854230276821cm)" svg:viewBox="0 0 9944 10897" draw:points="7418,0 4259,0 0,8057 8525,10897 9944,1894">
              <text:p/>
            </draw:polygon>
          </draw:g>
          <draw:g draw:z-index="166">
            <draw:custom-shape draw:name="シェイプ 1" draw:style-name="gr3" draw:text-style-name="P1" svg:width="8.985cm" svg:height="1.997cm" svg:x="38.445cm" svg:y="419.2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40.5342416818403cm 408.424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49.9744070775504cm 428.854230276821cm)" svg:viewBox="0 0 9944 10897" draw:points="7418,0 4259,0 0,8057 8525,10897 9944,1894">
              <text:p/>
            </draw:polygon>
          </draw:g>
          <draw:g draw:z-index="167">
            <draw:custom-shape draw:name="シェイプ 1" draw:style-name="gr3" draw:text-style-name="P1" svg:width="8.985cm" svg:height="1.997cm" svg:x="47.929cm" svg:y="419.2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0.0182416818403cm 408.424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59.4584070775504cm 428.854230276821cm)" svg:viewBox="0 0 9944 10897" draw:points="7418,0 4259,0 0,8057 8525,10897 9944,1894">
              <text:p/>
            </draw:polygon>
          </draw:g>
          <draw:g draw:z-index="168">
            <draw:custom-shape draw:name="シェイプ 1" draw:style-name="gr3" draw:text-style-name="P1" svg:width="8.985cm" svg:height="1.997cm" svg:x="85.867cm" svg:y="419.2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87.9562416818403cm 408.424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81) rotate (-2.81992847244724) translate (97.3964070775504cm 428.854230276821cm)" svg:viewBox="0 0 9944 10897" draw:points="7418,0 4259,0 0,8057 8525,10897 9944,1894">
              <text:p/>
            </draw:polygon>
          </draw:g>
          <draw:g draw:z-index="169">
            <draw:custom-shape draw:name="シェイプ 1" draw:style-name="gr3" draw:text-style-name="P1" svg:width="8.985cm" svg:height="1.997cm" svg:x="76.382cm" svg:y="419.2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78.4712416818403cm 408.424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87.9114070775504cm 428.854230276821cm)" svg:viewBox="0 0 9944 10897" draw:points="7418,0 4259,0 0,8057 8525,10897 9944,1894">
              <text:p/>
            </draw:polygon>
          </draw:g>
          <draw:g draw:z-index="170">
            <draw:custom-shape draw:name="シェイプ 1" draw:style-name="gr3" draw:text-style-name="P1" svg:width="8.985cm" svg:height="1.997cm" svg:x="66.898cm" svg:y="419.2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7) rotate (-0.321664181142555) translate (68.9872416818403cm 408.424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78.4274070775504cm 428.854230276821cm)" svg:viewBox="0 0 9944 10897" draw:points="7418,0 4259,0 0,8057 8525,10897 9944,1894">
              <text:p/>
            </draw:polygon>
          </draw:g>
          <draw:g draw:z-index="171">
            <draw:custom-shape draw:name="シェイプ 1" draw:style-name="gr3" draw:text-style-name="P1" svg:width="8.985cm" svg:height="1.997cm" svg:x="57.414cm" svg:y="419.2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59.5032416818403cm 408.424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9) rotate (-2.81992847244724) translate (68.9434070775504cm 428.854230276821cm)" svg:viewBox="0 0 9944 10897" draw:points="7418,0 4259,0 0,8057 8525,10897 9944,1894">
              <text:p/>
            </draw:polygon>
          </draw:g>
          <draw:g draw:z-index="172">
            <draw:custom-shape draw:name="シェイプ 1" draw:style-name="gr3" draw:text-style-name="P1" svg:width="8.985cm" svg:height="1.997cm" svg:x="0.501cm" svg:y="395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84) rotate (-0.321664181142555) translate (2.59024168184034cm 384.49106134321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12.0304070775504cm 404.920795919241cm)" svg:viewBox="0 0 9944 10897" draw:points="7418,0 4259,0 0,8057 8525,10897 9944,1894">
              <text:p/>
            </draw:polygon>
          </draw:g>
          <draw:g draw:z-index="173">
            <draw:custom-shape draw:name="シェイプ 1" draw:style-name="gr3" draw:text-style-name="P1" svg:width="8.985cm" svg:height="1.997cm" svg:x="0.507cm" svg:y="419.2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name="5つの制御点をもつ多角形 1" draw:style-name="gr2" draw:text-style-name="P1" svg:width="9.943cm" svg:height="10.896cm" draw:transform="skewX (-0.000349065850398849) rotate (-0.321664181142555) translate (2.59624168184027cm 408.42449570079cm)" svg:viewBox="0 0 9944 10897" draw:points="2526,0 5684,0 9944,8057 1419,10897 0,1894">
              <text:p/>
            </draw:polygon>
            <draw:polygon draw:name="5つの制御点をもつ多角形 2" draw:style-name="gr2" draw:text-style-name="P1" svg:width="9.943cm" svg:height="10.896cm" draw:transform="skewX (0.000349065850398848) rotate (-2.81992847244724) translate (12.0364070775504cm 428.854230276821cm)" svg:viewBox="0 0 9944 10897" draw:points="7418,0 4259,0 0,8057 8525,10897 9944,1894">
              <text:p/>
            </draw:polygon>
          </draw:g>
        </table:shapes>
        <table:table-column table:style-name="co37" table:number-columns-repeated="19" table:default-cell-style-name="ce303"/>
        <table:table-column table:style-name="co37" table:default-cell-style-name="ce320"/>
        <table:table-column table:style-name="co37" table:number-columns-repeated="170" table:default-cell-style-name="ce381"/>
        <table:table-column table:style-name="co37" table:number-columns-repeated="2" table:default-cell-style-name="ce538"/>
        <table:table-column table:style-name="co37" table:number-columns-repeated="53" table:default-cell-style-name="ce320"/>
        <table:table-column table:style-name="co38" table:default-cell-style-name="ce320"/>
        <table:table-column table:style-name="co37" table:number-columns-repeated="134" table:default-cell-style-name="ce320"/>
        <table:table-column table:style-name="co38" table:default-cell-style-name="ce320"/>
        <table:table-column table:style-name="co37" table:number-columns-repeated="628" table:default-cell-style-name="ce320"/>
        <table:table-column table:style-name="co37" table:number-columns-repeated="12" table:default-cell-style-name="ce303"/>
        <table:table-column table:style-name="co8" table:number-columns-repeated="3" table:default-cell-style-name="ce303"/>
        <table:table-row table:style-name="ro11">
          <table:table-cell table:style-name="ce262" table:number-columns-spanned="1" table:number-rows-spanned="2"/>
          <table:table-cell table:style-name="ce304" table:number-columns-spanned="18" table:number-rows-spanned="2"/>
          <table:covered-table-cell table:number-columns-repeated="17" table:style-name="ce125"/>
          <table:table-cell table:style-name="ce262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321" table:number-columns-repeated="2"/>
          <table:table-cell table:number-columns-repeated="832"/>
        </table:table-row>
        <table:table-row table:style-name="ro11">
          <table:covered-table-cell table:style-name="ce87"/>
          <table:covered-table-cell table:number-columns-repeated="18" table:style-name="ce125"/>
          <table:covered-table-cell table:style-name="ce87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table-cell table:style-name="ce321" table:number-columns-repeated="2"/>
          <table:table-cell table:number-columns-repeated="832"/>
        </table:table-row>
        <table:table-row table:style-name="ro11">
          <table:table-cell table:style-name="ce88" table:number-columns-spanned="1" table:number-rows-spanned="2"/>
          <table:table-cell table:style-name="ce304" table:number-columns-spanned="18" table:number-rows-spanned="2"/>
          <table:covered-table-cell table:number-columns-repeated="17" table:style-name="ce125"/>
          <table:table-cell table:style-name="ce88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322" table:number-columns-spanned="1" table:number-rows-spanned="2"/>
          <table:table-cell table:style-name="ce322" table:number-columns-spanned="1" table:number-rows-spanned="2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25"/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table-cell table:style-name="ce266" table:number-columns-spanned="1" table:number-rows-spanned="10"/>
          <table:table-cell table:style-name="ce306" office:value-type="string" calcext:value-type="string" table:number-columns-spanned="18" table:number-rows-spanned="10">
            <text:p>将棋</text:p>
          </table:table-cell>
          <table:covered-table-cell table:number-columns-repeated="17" table:style-name="ce87"/>
          <table:table-cell table:style-name="ce88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桂" calcext:value-type="string" table:number-columns-spanned="18" table:number-rows-spanned="10">
            <text:p>桂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銀" calcext:value-type="string" table:number-columns-spanned="18" table:number-rows-spanned="10">
            <text:p>銀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香" calcext:value-type="string" table:number-columns-spanned="18" table:number-rows-spanned="10">
            <text:p>香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金" calcext:value-type="string" table:number-columns-spanned="18" table:number-rows-spanned="10">
            <text:p>金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角" calcext:value-type="string" table:number-columns-spanned="18" table:number-rows-spanned="10">
            <text:p>角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飛" calcext:value-type="string" table:number-columns-spanned="18" table:number-rows-spanned="10">
            <text:p>飛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322" table:number-columns-spanned="1" table:number-rows-spanned="10"/>
          <table:table-cell table:style-name="ce322" table:number-columns-spanned="1" table:number-rows-spanned="10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table-cell table:style-name="ce266" table:number-columns-spanned="1" table:number-rows-spanned="10"/>
          <table:table-cell table:style-name="ce306" table:number-columns-spanned="18" table:number-rows-spanned="10"/>
          <table:covered-table-cell table:number-columns-repeated="17" table:style-name="ce87"/>
          <table:table-cell table:style-name="ce88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馬" calcext:value-type="string" table:number-columns-spanned="18" table:number-rows-spanned="10">
            <text:p>馬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将" calcext:value-type="string" table:number-columns-spanned="18" table:number-rows-spanned="10">
            <text:p>将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將" calcext:value-type="string" table:number-columns-spanned="18" table:number-rows-spanned="10">
            <text:p>將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行" calcext:value-type="string" table:number-columns-spanned="18" table:number-rows-spanned="10">
            <text:p>行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322" table:number-columns-spanned="1" table:number-rows-spanned="10"/>
          <table:table-cell table:style-name="ce322" table:number-columns-spanned="1" table:number-rows-spanned="10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number-columns-repeated="2" table:style-name="ce321"/>
          <table:table-cell table:number-columns-repeated="832"/>
        </table:table-row>
        <table:table-row table:style-name="ro11">
          <table:table-cell table:style-name="ce262" table:number-columns-spanned="1" table:number-rows-spanned="2"/>
          <table:table-cell table:style-name="ce304" table:number-columns-spanned="18" table:number-rows-spanned="2"/>
          <table:covered-table-cell table:number-columns-repeated="17" table:style-name="ce125"/>
          <table:table-cell table:style-name="ce262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322" table:number-columns-spanned="1" table:number-rows-spanned="2"/>
          <table:table-cell table:style-name="ce322" table:number-columns-spanned="1" table:number-rows-spanned="2"/>
          <table:table-cell table:number-columns-repeated="832"/>
        </table:table-row>
        <table:table-row table:style-name="ro11">
          <table:covered-table-cell table:style-name="ce87"/>
          <table:covered-table-cell table:number-columns-repeated="18" table:style-name="ce125"/>
          <table:covered-table-cell table:style-name="ce87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table-cell table:style-name="ce88" table:number-columns-spanned="1" table:number-rows-spanned="2"/>
          <table:table-cell table:style-name="ce304" table:number-columns-spanned="18" table:number-rows-spanned="2"/>
          <table:covered-table-cell table:number-columns-repeated="17" table:style-name="ce125"/>
          <table:table-cell table:style-name="ce88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322" table:number-columns-spanned="1" table:number-rows-spanned="2"/>
          <table:table-cell table:style-name="ce322" table:number-columns-spanned="1" table:number-rows-spanned="2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25"/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table-cell table:style-name="ce266" table:number-columns-spanned="1" table:number-rows-spanned="10"/>
          <table:table-cell table:style-name="ce306" table:number-columns-spanned="18" table:number-rows-spanned="10"/>
          <table:covered-table-cell table:number-columns-repeated="17" table:style-name="ce87"/>
          <table:table-cell table:style-name="ce88" table:number-columns-spanned="1" table:number-rows-spanned="10"/>
          <table:table-cell table:style-name="ce1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1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1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1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今" calcext:value-type="string" table:number-columns-spanned="18" table:number-rows-spanned="20">
            <text:p>今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1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全" calcext:value-type="string" table:number-columns-spanned="18" table:number-rows-spanned="20">
            <text:p>全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1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仝" calcext:value-type="string" table:number-columns-spanned="18" table:number-rows-spanned="20">
            <text:p>仝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48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48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馬" calcext:value-type="string" table:number-columns-spanned="18" table:number-rows-spanned="10">
            <text:p>馬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48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王" calcext:value-type="string" table:number-columns-spanned="18" table:number-rows-spanned="10">
            <text:p>王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322" table:number-columns-spanned="1" table:number-rows-spanned="10"/>
          <table:table-cell table:style-name="ce322" table:number-columns-spanned="1" table:number-rows-spanned="10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table-cell table:style-name="ce266" table:number-columns-spanned="1" table:number-rows-spanned="10"/>
          <table:table-cell table:style-name="ce306" table:number-columns-spanned="18" table:number-rows-spanned="10"/>
          <table:covered-table-cell table:number-columns-repeated="17" table:style-name="ce87"/>
          <table:table-cell table:style-name="ce88" table:number-columns-spanned="1" table:number-rows-spanned="10"/>
          <table:covered-table-cell table:style-name="ce135"/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covered-table-cell table:style-name="ce135"/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covered-table-cell table:style-name="ce135"/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covered-table-cell table:style-name="ce135"/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covered-table-cell table:style-name="ce135"/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covered-table-cell table:style-name="ce135"/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table-cell table:style-name="ce13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table-cell table:style-name="ce13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龍" calcext:value-type="string" table:number-columns-spanned="18" table:number-rows-spanned="10">
            <text:p>龍</text:p>
          </table:table-cell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table-cell table:style-name="ce13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龍" calcext:value-type="string" table:number-columns-spanned="18" table:number-rows-spanned="10">
            <text:p>龍</text:p>
          </table:table-cell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322" table:number-columns-spanned="1" table:number-rows-spanned="10"/>
          <table:table-cell table:style-name="ce322" table:number-columns-spanned="1" table:number-rows-spanned="10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number-columns-repeated="19" table:style-name="ce87"/>
          <table:covered-table-cell table:style-name="ce265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number-columns-repeated="2" table:style-name="ce321"/>
          <table:table-cell table:number-columns-repeated="832"/>
        </table:table-row>
        <table:table-row table:style-name="ro11">
          <table:table-cell table:style-name="ce262" table:number-columns-spanned="1" table:number-rows-spanned="2"/>
          <table:table-cell table:style-name="ce304" table:number-columns-spanned="18" table:number-rows-spanned="2"/>
          <table:covered-table-cell table:number-columns-repeated="17" table:style-name="ce125"/>
          <table:table-cell table:style-name="ce262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322" table:number-columns-spanned="1" table:number-rows-spanned="2"/>
          <table:table-cell table:style-name="ce322" table:number-columns-spanned="1" table:number-rows-spanned="2"/>
          <table:table-cell table:number-columns-repeated="832"/>
        </table:table-row>
        <table:table-row table:style-name="ro11">
          <table:covered-table-cell table:style-name="ce87"/>
          <table:covered-table-cell table:number-columns-repeated="18" table:style-name="ce125"/>
          <table:covered-table-cell table:style-name="ce87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table-cell table:style-name="ce88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322" table:number-columns-spanned="1" table:number-rows-spanned="2"/>
          <table:table-cell table:style-name="ce322" table:number-columns-spanned="1" table:number-rows-spanned="2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table-cell table:style-name="ce88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桂" calcext:value-type="string" table:number-columns-spanned="18" table:number-rows-spanned="10">
            <text:p>桂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銀" calcext:value-type="string" table:number-columns-spanned="18" table:number-rows-spanned="10">
            <text:p>銀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香" calcext:value-type="string" table:number-columns-spanned="18" table:number-rows-spanned="10">
            <text:p>香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金" calcext:value-type="string" table:number-columns-spanned="18" table:number-rows-spanned="10">
            <text:p>金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角" calcext:value-type="string" table:number-columns-spanned="18" table:number-rows-spanned="10">
            <text:p>角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玉" calcext:value-type="string" table:number-columns-spanned="18" table:number-rows-spanned="10">
            <text:p>玉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322" table:number-columns-spanned="1" table:number-rows-spanned="10"/>
          <table:table-cell table:style-name="ce322" table:number-columns-spanned="1" table:number-rows-spanned="10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table-cell table:style-name="ce88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馬" calcext:value-type="string" table:number-columns-spanned="18" table:number-rows-spanned="10">
            <text:p>馬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将" calcext:value-type="string" table:number-columns-spanned="18" table:number-rows-spanned="10">
            <text:p>将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將" calcext:value-type="string" table:number-columns-spanned="18" table:number-rows-spanned="10">
            <text:p>將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行" calcext:value-type="string" table:number-columns-spanned="18" table:number-rows-spanned="10">
            <text:p>行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將" calcext:value-type="string" table:number-columns-spanned="18" table:number-rows-spanned="10">
            <text:p>將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322" table:number-columns-spanned="1" table:number-rows-spanned="10"/>
          <table:table-cell table:style-name="ce322" table:number-columns-spanned="1" table:number-rows-spanned="10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number-columns-repeated="2" table:style-name="ce321"/>
          <table:table-cell table:number-columns-repeated="832"/>
        </table:table-row>
        <table:table-row table:style-name="ro11">
          <table:table-cell table:style-name="ce262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322" table:number-columns-spanned="1" table:number-rows-spanned="2"/>
          <table:table-cell table:style-name="ce322" table:number-columns-spanned="1" table:number-rows-spanned="2"/>
          <table:table-cell table:number-columns-repeated="832"/>
        </table:table-row>
        <table:table-row table:style-name="ro11">
          <table:covered-table-cell table:style-name="ce87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table-cell table:style-name="ce88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322" table:number-columns-spanned="1" table:number-rows-spanned="2"/>
          <table:table-cell table:style-name="ce322" table:number-columns-spanned="1" table:number-rows-spanned="2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table-cell table:style-name="ce88" table:number-columns-spanned="1" table:number-rows-spanned="10"/>
          <table:table-cell table:style-name="ce1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1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1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1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1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今" calcext:value-type="string" table:number-columns-spanned="18" table:number-rows-spanned="20">
            <text:p>今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1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全" calcext:value-type="string" table:number-columns-spanned="18" table:number-rows-spanned="20">
            <text:p>全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1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仝" calcext:value-type="string" table:number-columns-spanned="18" table:number-rows-spanned="20">
            <text:p>仝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48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48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馬" calcext:value-type="string" table:number-columns-spanned="18" table:number-rows-spanned="10">
            <text:p>馬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48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322" table:number-columns-spanned="1" table:number-rows-spanned="10"/>
          <table:table-cell table:style-name="ce322" table:number-columns-spanned="1" table:number-rows-spanned="10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table-cell table:style-name="ce88" table:number-columns-spanned="1" table:number-rows-spanned="10"/>
          <table:covered-table-cell table:style-name="ce135"/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covered-table-cell table:style-name="ce135"/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covered-table-cell table:style-name="ce135"/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covered-table-cell table:style-name="ce135"/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covered-table-cell table:style-name="ce135"/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covered-table-cell table:style-name="ce135"/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covered-table-cell table:style-name="ce135"/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table-cell table:style-name="ce13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table-cell table:style-name="ce13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龍" calcext:value-type="string" table:number-columns-spanned="18" table:number-rows-spanned="10">
            <text:p>龍</text:p>
          </table:table-cell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table-cell table:style-name="ce13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322" table:number-columns-spanned="1" table:number-rows-spanned="10"/>
          <table:table-cell table:style-name="ce322" table:number-columns-spanned="1" table:number-rows-spanned="10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265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number-columns-repeated="2" table:style-name="ce321"/>
          <table:table-cell table:number-columns-repeated="832"/>
        </table:table-row>
        <table:table-row table:style-name="ro11">
          <table:table-cell table:style-name="ce262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322" table:number-columns-spanned="1" table:number-rows-spanned="2"/>
          <table:table-cell table:style-name="ce322" table:number-columns-spanned="1" table:number-rows-spanned="2"/>
          <table:table-cell table:number-columns-repeated="832"/>
        </table:table-row>
        <table:table-row table:style-name="ro11">
          <table:covered-table-cell table:style-name="ce87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322" table:number-columns-spanned="1" table:number-rows-spanned="2"/>
          <table:table-cell table:style-name="ce322" table:number-columns-spanned="1" table:number-rows-spanned="2"/>
          <table:table-cell table:number-columns-repeated="832"/>
        </table:table-row>
        <table:table-row table:style-name="ro12"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style-name="ce539" table:number-columns-repeated="817"/>
          <table:table-cell table:style-name="ce540" table:number-columns-repeated="15"/>
        </table:table-row>
        <table:table-row table:style-name="ro11"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歩" calcext:value-type="string" table:number-columns-spanned="18" table:number-rows-spanned="10">
            <text:p>歩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桂" calcext:value-type="string" table:number-columns-spanned="18" table:number-rows-spanned="10">
            <text:p>桂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銀" calcext:value-type="string" table:number-columns-spanned="18" table:number-rows-spanned="10">
            <text:p>銀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香" calcext:value-type="string" table:number-columns-spanned="18" table:number-rows-spanned="10">
            <text:p>香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金" calcext:value-type="string" table:number-columns-spanned="18" table:number-rows-spanned="10">
            <text:p>金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飛" calcext:value-type="string" table:number-columns-spanned="18" table:number-rows-spanned="10">
            <text:p>飛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94" table:number-columns-spanned="1" table:number-rows-spanned="10"/>
          <table:table-cell table:style-name="ce32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王" calcext:value-type="string" table:number-columns-spanned="18" table:number-rows-spanned="10">
            <text:p>王</text:p>
          </table:table-cell>
          <table:covered-table-cell table:number-columns-repeated="2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5" table:style-name="ce128"/>
          <table:covered-table-cell table:style-name="ce127"/>
          <table:covered-table-cell table:number-columns-repeated="2" table:style-name="ce128"/>
          <table:table-cell table:style-name="ce322" table:number-columns-spanned="1" table:number-rows-spanned="10"/>
          <table:table-cell table:style-name="ce322" table:number-columns-spanned="1" table:number-rows-spanned="10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style-name="ce466"/>
          <table:covered-table-cell table:style-name="ce130"/>
          <table:covered-table-cell table:number-columns-repeated="2" table:style-name="ce128"/>
          <table:covered-table-cell table:style-name="ce406"/>
          <table:covered-table-cell table:number-columns-repeated="11" table:style-name="ce128"/>
          <table:covered-table-cell table:style-name="ce130"/>
          <table:covered-table-cell table:number-columns-repeated="2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馬" calcext:value-type="string" table:number-columns-spanned="18" table:number-rows-spanned="10">
            <text:p>馬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将" calcext:value-type="string" table:number-columns-spanned="18" table:number-rows-spanned="10">
            <text:p>将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將" calcext:value-type="string" table:number-columns-spanned="18" table:number-rows-spanned="10">
            <text:p>將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94" table:number-columns-spanned="1" table:number-rows-spanned="10"/>
          <table:table-cell table:style-name="ce13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將" calcext:value-type="string" table:number-columns-spanned="18" table:number-rows-spanned="10">
            <text:p>將</text:p>
          </table:table-cell>
          <table:covered-table-cell table:number-columns-repeated="2" table:style-name="ce128"/>
          <table:covered-table-cell table:style-name="ce131"/>
          <table:covered-table-cell table:number-columns-repeated="14" table:style-name="ce128"/>
          <table:table-cell table:style-name="ce322" table:number-columns-spanned="1" table:number-rows-spanned="10"/>
          <table:table-cell table:style-name="ce322" table:number-columns-spanned="1" table:number-rows-spanned="10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style-name="ce466"/>
          <table:covered-table-cell table:number-columns-repeated="3" table:style-name="ce128"/>
          <table:covered-table-cell table:style-name="ce130"/>
          <table:covered-table-cell table:number-columns-repeated="14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style-name="ce466"/>
          <table:covered-table-cell table:style-name="ce130"/>
          <table:covered-table-cell table:number-columns-repeated="17" table:style-name="ce382"/>
          <table:covered-table-cell table:number-columns-repeated="2" table:style-name="ce321"/>
          <table:table-cell table:number-columns-repeated="832"/>
        </table:table-row>
        <table:table-row table:style-name="ro11"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322" table:number-columns-spanned="1" table:number-rows-spanned="2"/>
          <table:table-cell table:style-name="ce322" table:number-columns-spanned="1" table:number-rows-spanned="2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322" table:number-columns-spanned="1" table:number-rows-spanned="2"/>
          <table:table-cell table:style-name="ce322" table:number-columns-spanned="1" table:number-rows-spanned="2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1">
          <table:table-cell table:style-name="ce94" table:number-columns-spanned="1" table:number-rows-spanned="10"/>
          <table:table-cell table:style-name="ce1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1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1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1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と" calcext:value-type="string" table:number-columns-spanned="18" table:number-rows-spanned="20">
            <text:p>と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1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今" calcext:value-type="string" table:number-columns-spanned="18" table:number-rows-spanned="20">
            <text:p>今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1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全" calcext:value-type="string" table:number-columns-spanned="18" table:number-rows-spanned="20">
            <text:p>全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13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仝" calcext:value-type="string" table:number-columns-spanned="18" table:number-rows-spanned="20">
            <text:p>仝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48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48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王" calcext:value-type="string" table:number-columns-spanned="18" table:number-rows-spanned="10">
            <text:p>王</text:p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94" table:number-columns-spanned="1" table:number-rows-spanned="10"/>
          <table:table-cell table:style-name="ce48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5" table:style-name="ce133"/>
          <table:covered-table-cell table:style-name="ce132"/>
          <table:covered-table-cell table:number-columns-repeated="2" table:style-name="ce133"/>
          <table:table-cell table:style-name="ce322" table:number-columns-spanned="1" table:number-rows-spanned="10"/>
          <table:table-cell table:style-name="ce322" table:number-columns-spanned="1" table:number-rows-spanned="10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style-name="ce466"/>
          <table:covered-table-cell table:style-name="ce134"/>
          <table:covered-table-cell table:number-columns-repeated="2" table:style-name="ce133"/>
          <table:covered-table-cell table:style-name="ce411"/>
          <table:covered-table-cell table:number-columns-repeated="11" table:style-name="ce133"/>
          <table:covered-table-cell table:style-name="ce134"/>
          <table:covered-table-cell table:number-columns-repeated="2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table-cell table:style-name="ce94" table:number-columns-spanned="1" table:number-rows-spanned="10"/>
          <table:covered-table-cell table:style-name="ce135"/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covered-table-cell table:style-name="ce135"/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covered-table-cell table:style-name="ce135"/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covered-table-cell table:style-name="ce135"/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covered-table-cell table:style-name="ce135"/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covered-table-cell table:style-name="ce135"/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covered-table-cell table:style-name="ce135"/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table-cell table:style-name="ce13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table-cell table:style-name="ce13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龍" calcext:value-type="string" table:number-columns-spanned="18" table:number-rows-spanned="10">
            <text:p>龍</text:p>
          </table:table-cell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94" table:number-columns-spanned="1" table:number-rows-spanned="10"/>
          <table:table-cell table:style-name="ce13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33"/>
          <table:covered-table-cell table:style-name="ce135"/>
          <table:covered-table-cell table:number-columns-repeated="14" table:style-name="ce133"/>
          <table:table-cell table:style-name="ce322" table:number-columns-spanned="1" table:number-rows-spanned="10"/>
          <table:table-cell table:style-name="ce322" table:number-columns-spanned="1" table:number-rows-spanned="10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style-name="ce466"/>
          <table:covered-table-cell table:number-columns-repeated="18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style-name="ce466"/>
          <table:covered-table-cell table:number-columns-repeated="3" table:style-name="ce133"/>
          <table:covered-table-cell table:style-name="ce134"/>
          <table:covered-table-cell table:number-columns-repeated="14" table:style-name="ce133"/>
          <table:covered-table-cell table:number-columns-repeated="2" table:style-name="ce321"/>
          <table:table-cell table:number-columns-repeated="832"/>
        </table:table-row>
        <table:table-row table:style-name="ro11"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style-name="ce466"/>
          <table:covered-table-cell table:style-name="ce134"/>
          <table:covered-table-cell table:number-columns-repeated="17" table:style-name="ce384"/>
          <table:covered-table-cell table:number-columns-repeated="2" table:style-name="ce321"/>
          <table:table-cell table:number-columns-repeated="832"/>
        </table:table-row>
        <table:table-row table:style-name="ro11">
          <table:table-cell table:style-name="ce262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94" table:number-columns-spanned="1" table:number-rows-spanned="2"/>
          <table:table-cell table:style-name="ce127" table:number-columns-spanned="18" table:number-rows-spanned="2"/>
          <table:covered-table-cell table:number-columns-repeated="17" table:style-name="ce128"/>
          <table:table-cell table:style-name="ce322" table:number-columns-spanned="1" table:number-rows-spanned="2"/>
          <table:table-cell table:style-name="ce322" table:number-columns-spanned="1" table:number-rows-spanned="2"/>
          <table:table-cell table:number-columns-repeated="832"/>
        </table:table-row>
        <table:table-row table:style-name="ro11">
          <table:covered-table-cell table:style-name="ce87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style-name="ce466"/>
          <table:covered-table-cell table:number-columns-repeated="18" table:style-name="ce128"/>
          <table:covered-table-cell table:number-columns-repeated="2" table:style-name="ce321"/>
          <table:table-cell table:number-columns-repeated="832"/>
        </table:table-row>
        <table:table-row table:style-name="ro13">
          <table:table-cell table:style-name="ce96" table:number-columns-spanned="1" table:number-rows-spanned="2"/>
          <table:table-cell table:style-name="ce307" table:number-columns-spanned="18" table:number-rows-spanned="2"/>
          <table:covered-table-cell table:number-columns-repeated="17" table:style-name="ce137"/>
          <table:table-cell table:style-name="ce96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324" table:number-columns-spanned="1" table:number-rows-spanned="2"/>
          <table:table-cell table:style-name="ce324" table:number-columns-spanned="1" table:number-rows-spanned="2"/>
          <table:table-cell table:number-columns-repeated="832"/>
        </table:table-row>
        <table:table-row table:style-name="ro12">
          <table:covered-table-cell table:style-name="ce268"/>
          <table:covered-table-cell table:number-columns-repeated="18" table:style-name="ce137"/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style-name="ce539" table:number-columns-repeated="817"/>
          <table:table-cell table:style-name="ce540" table:number-columns-repeated="15"/>
        </table:table-row>
        <table:table-row table:style-name="ro11">
          <table:table-cell table:style-name="ce271" table:number-columns-spanned="1" table:number-rows-spanned="10"/>
          <table:table-cell table:style-name="ce309" office:value-type="string" calcext:value-type="string" table:number-columns-spanned="18" table:number-rows-spanned="10">
            <text:p>チェス</text:p>
          </table:table-cell>
          <table:covered-table-cell table:number-columns-repeated="17" table:style-name="ce99"/>
          <table:table-cell table:style-name="ce96" table:number-columns-spanned="1" table:number-rows-spanned="10"/>
          <table:table-cell table:style-name="ce14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2" table:style-name="ce142"/>
          <table:table-cell table:style-name="ce252" table:number-columns-spanned="1" table:number-rows-spanned="10"/>
          <table:table-cell table:style-name="ce14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2" table:style-name="ce142"/>
          <table:table-cell table:style-name="ce252" table:number-columns-spanned="1" table:number-rows-spanned="10"/>
          <table:table-cell table:style-name="ce14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2" table:style-name="ce142"/>
          <table:table-cell table:style-name="ce250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♞" calcext:value-type="string" table:number-columns-spanned="18" table:number-rows-spanned="10">
            <text:p>♞</text:p>
          </table:table-cell>
          <table:covered-table-cell table:number-columns-repeated="2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2" table:style-name="ce140"/>
          <table:table-cell table:style-name="ce250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♝" calcext:value-type="string" table:number-columns-spanned="18" table:number-rows-spanned="10">
            <text:p>♝</text:p>
          </table:table-cell>
          <table:covered-table-cell table:number-columns-repeated="2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2" table:style-name="ce140"/>
          <table:table-cell table:style-name="ce250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♜" calcext:value-type="string" table:number-columns-spanned="18" table:number-rows-spanned="10">
            <text:p>♜</text:p>
          </table:table-cell>
          <table:covered-table-cell table:number-columns-repeated="2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2" table:style-name="ce140"/>
          <table:table-cell table:style-name="ce250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♛" calcext:value-type="string" table:number-columns-spanned="18" table:number-rows-spanned="10">
            <text:p>♛</text:p>
          </table:table-cell>
          <table:covered-table-cell table:number-columns-repeated="2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2" table:style-name="ce140"/>
          <table:table-cell table:style-name="ce250" table:number-columns-spanned="1" table:number-rows-spanned="10"/>
          <table:table-cell table:style-name="ce14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2" table:style-name="ce142"/>
          <table:table-cell table:style-name="ce252" table:number-columns-spanned="1" table:number-rows-spanned="10"/>
          <table:table-cell table:style-name="ce14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2" table:style-name="ce142"/>
          <table:table-cell table:style-name="ce324" table:number-columns-spanned="1" table:number-rows-spanned="10"/>
          <table:table-cell table:style-name="ce324" table:number-columns-spanned="1" table:number-rows-spanned="10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style-name="ce143"/>
          <table:covered-table-cell table:number-columns-repeated="2" table:style-name="ce142"/>
          <table:covered-table-cell table:style-name="ce234"/>
          <table:covered-table-cell table:number-columns-repeated="11" table:style-name="ce142"/>
          <table:covered-table-cell table:style-name="ce143"/>
          <table:covered-table-cell table:number-columns-repeated="2" table:style-name="ce142"/>
          <table:covered-table-cell table:style-name="ce254"/>
          <table:covered-table-cell table:style-name="ce143"/>
          <table:covered-table-cell table:number-columns-repeated="2" table:style-name="ce142"/>
          <table:covered-table-cell table:style-name="ce234"/>
          <table:covered-table-cell table:number-columns-repeated="11" table:style-name="ce142"/>
          <table:covered-table-cell table:style-name="ce143"/>
          <table:covered-table-cell table:number-columns-repeated="2" table:style-name="ce142"/>
          <table:covered-table-cell table:style-name="ce254"/>
          <table:covered-table-cell table:style-name="ce143"/>
          <table:covered-table-cell table:number-columns-repeated="2" table:style-name="ce142"/>
          <table:covered-table-cell table:style-name="ce234"/>
          <table:covered-table-cell table:number-columns-repeated="11" table:style-name="ce142"/>
          <table:covered-table-cell table:style-name="ce143"/>
          <table:covered-table-cell table:number-columns-repeated="2" table:style-name="ce142"/>
          <table:covered-table-cell table:style-name="ce469"/>
          <table:covered-table-cell table:style-name="ce145"/>
          <table:covered-table-cell table:number-columns-repeated="2" table:style-name="ce140"/>
          <table:covered-table-cell table:style-name="ce484"/>
          <table:covered-table-cell table:number-columns-repeated="11" table:style-name="ce140"/>
          <table:covered-table-cell table:style-name="ce145"/>
          <table:covered-table-cell table:number-columns-repeated="2" table:style-name="ce140"/>
          <table:covered-table-cell table:style-name="ce469"/>
          <table:covered-table-cell table:style-name="ce145"/>
          <table:covered-table-cell table:number-columns-repeated="2" table:style-name="ce140"/>
          <table:covered-table-cell table:style-name="ce484"/>
          <table:covered-table-cell table:number-columns-repeated="11" table:style-name="ce140"/>
          <table:covered-table-cell table:style-name="ce145"/>
          <table:covered-table-cell table:number-columns-repeated="2" table:style-name="ce140"/>
          <table:covered-table-cell table:style-name="ce469"/>
          <table:covered-table-cell table:style-name="ce145"/>
          <table:covered-table-cell table:number-columns-repeated="2" table:style-name="ce140"/>
          <table:covered-table-cell table:style-name="ce484"/>
          <table:covered-table-cell table:number-columns-repeated="11" table:style-name="ce140"/>
          <table:covered-table-cell table:style-name="ce145"/>
          <table:covered-table-cell table:number-columns-repeated="2" table:style-name="ce140"/>
          <table:covered-table-cell table:style-name="ce469"/>
          <table:covered-table-cell table:style-name="ce145"/>
          <table:covered-table-cell table:number-columns-repeated="2" table:style-name="ce140"/>
          <table:covered-table-cell table:style-name="ce484"/>
          <table:covered-table-cell table:number-columns-repeated="11" table:style-name="ce140"/>
          <table:covered-table-cell table:style-name="ce145"/>
          <table:covered-table-cell table:number-columns-repeated="2" table:style-name="ce140"/>
          <table:covered-table-cell table:style-name="ce469"/>
          <table:covered-table-cell table:style-name="ce143"/>
          <table:covered-table-cell table:number-columns-repeated="2" table:style-name="ce142"/>
          <table:covered-table-cell table:style-name="ce234"/>
          <table:covered-table-cell table:number-columns-repeated="11" table:style-name="ce142"/>
          <table:covered-table-cell table:style-name="ce143"/>
          <table:covered-table-cell table:number-columns-repeated="2" table:style-name="ce142"/>
          <table:covered-table-cell table:style-name="ce254"/>
          <table:covered-table-cell table:style-name="ce143"/>
          <table:covered-table-cell table:number-columns-repeated="2" table:style-name="ce142"/>
          <table:covered-table-cell table:style-name="ce234"/>
          <table:covered-table-cell table:number-columns-repeated="11" table:style-name="ce142"/>
          <table:covered-table-cell table:style-name="ce143"/>
          <table:covered-table-cell table:number-columns-repeated="2" table:style-name="ce142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271" table:number-columns-spanned="1" table:number-rows-spanned="10"/>
          <table:table-cell table:style-name="ce309" table:number-columns-spanned="18" table:number-rows-spanned="10"/>
          <table:covered-table-cell table:number-columns-repeated="17" table:style-name="ce99"/>
          <table:table-cell table:style-name="ce96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騎" calcext:value-type="string" table:number-columns-spanned="18" table:number-rows-spanned="10">
            <text:p>騎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聖" calcext:value-type="string" table:number-columns-spanned="18" table:number-rows-spanned="10">
            <text:p>聖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塔" calcext:value-type="string" table:number-columns-spanned="18" table:number-rows-spanned="10">
            <text:p>塔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后" calcext:value-type="string" table:number-columns-spanned="18" table:number-rows-spanned="10">
            <text:p>后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324" table:number-columns-spanned="1" table:number-rows-spanned="10"/>
          <table:table-cell table:style-name="ce324" table:number-columns-spanned="1" table:number-rows-spanned="10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276" table:number-columns-spanned="1" table:number-rows-spanned="2"/>
          <table:table-cell table:style-name="ce307" table:number-columns-spanned="18" table:number-rows-spanned="2"/>
          <table:covered-table-cell table:number-columns-repeated="17" table:style-name="ce137"/>
          <table:table-cell table:style-name="ce276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324" table:number-columns-spanned="1" table:number-rows-spanned="2"/>
          <table:table-cell table:style-name="ce324" table:number-columns-spanned="1" table:number-rows-spanned="2"/>
          <table:table-cell table:number-columns-repeated="832"/>
        </table:table-row>
        <table:table-row table:style-name="ro11">
          <table:covered-table-cell table:style-name="ce99"/>
          <table:covered-table-cell table:number-columns-repeated="18" table:style-name="ce137"/>
          <table:covered-table-cell table:style-name="ce9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96" table:number-columns-spanned="1" table:number-rows-spanned="2"/>
          <table:table-cell table:style-name="ce307" table:number-columns-spanned="18" table:number-rows-spanned="2"/>
          <table:covered-table-cell table:number-columns-repeated="17" table:style-name="ce137"/>
          <table:table-cell table:style-name="ce96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324" table:number-columns-spanned="1" table:number-rows-spanned="2"/>
          <table:table-cell table:style-name="ce324" table:number-columns-spanned="1" table:number-rows-spanned="2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37"/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271" table:number-columns-spanned="1" table:number-rows-spanned="10"/>
          <table:table-cell table:style-name="ce309" table:number-columns-spanned="18" table:number-rows-spanned="10"/>
          <table:covered-table-cell table:number-columns-repeated="17" table:style-name="ce99"/>
          <table:table-cell table:style-name="ce9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騏" calcext:value-type="string" table:number-columns-spanned="18" table:number-rows-spanned="10">
            <text:p>騏</text:p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城" calcext:value-type="string" table:number-columns-spanned="18" table:number-rows-spanned="10">
            <text:p>城</text:p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324" table:number-columns-spanned="1" table:number-rows-spanned="10"/>
          <table:table-cell table:style-name="ce324" table:number-columns-spanned="1" table:number-rows-spanned="10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271" table:number-columns-spanned="1" table:number-rows-spanned="10"/>
          <table:table-cell table:style-name="ce309" table:number-columns-spanned="18" table:number-rows-spanned="10"/>
          <table:covered-table-cell table:number-columns-repeated="17" table:style-name="ce99"/>
          <table:table-cell table:style-name="ce96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♘" calcext:value-type="string" table:number-columns-spanned="18" table:number-rows-spanned="10">
            <text:p>♘</text:p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♖" calcext:value-type="string" table:number-columns-spanned="18" table:number-rows-spanned="10">
            <text:p>♖</text:p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324" table:number-columns-spanned="1" table:number-rows-spanned="10"/>
          <table:table-cell table:style-name="ce324" table:number-columns-spanned="1" table:number-rows-spanned="10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number-columns-repeated="19" table:style-name="ce99"/>
          <table:covered-table-cell table:style-name="ce268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276" table:number-columns-spanned="1" table:number-rows-spanned="2"/>
          <table:table-cell table:style-name="ce307" table:number-columns-spanned="18" table:number-rows-spanned="2"/>
          <table:covered-table-cell table:number-columns-repeated="17" table:style-name="ce137"/>
          <table:table-cell table:style-name="ce276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324" table:number-columns-spanned="1" table:number-rows-spanned="2"/>
          <table:table-cell table:style-name="ce324" table:number-columns-spanned="1" table:number-rows-spanned="2"/>
          <table:table-cell table:number-columns-repeated="832"/>
        </table:table-row>
        <table:table-row table:style-name="ro11">
          <table:covered-table-cell table:style-name="ce99"/>
          <table:covered-table-cell table:number-columns-repeated="18" table:style-name="ce137"/>
          <table:covered-table-cell table:style-name="ce9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96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324" table:number-columns-spanned="1" table:number-rows-spanned="2"/>
          <table:table-cell table:style-name="ce324" table:number-columns-spanned="1" table:number-rows-spanned="2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96" table:number-columns-spanned="1" table:number-rows-spanned="10"/>
          <table:table-cell table:style-name="ce14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2" table:style-name="ce142"/>
          <table:table-cell table:style-name="ce252" table:number-columns-spanned="1" table:number-rows-spanned="10"/>
          <table:table-cell table:style-name="ce14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2" table:style-name="ce142"/>
          <table:table-cell table:style-name="ce252" table:number-columns-spanned="1" table:number-rows-spanned="10"/>
          <table:table-cell table:style-name="ce14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2" table:style-name="ce142"/>
          <table:table-cell table:style-name="ce252" table:number-columns-spanned="1" table:number-rows-spanned="10"/>
          <table:table-cell table:style-name="ce14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2" table:style-name="ce142"/>
          <table:table-cell table:style-name="ce250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♞" calcext:value-type="string" table:number-columns-spanned="18" table:number-rows-spanned="10">
            <text:p>♞</text:p>
          </table:table-cell>
          <table:covered-table-cell table:number-columns-repeated="2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2" table:style-name="ce140"/>
          <table:table-cell table:style-name="ce250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♝" calcext:value-type="string" table:number-columns-spanned="18" table:number-rows-spanned="10">
            <text:p>♝</text:p>
          </table:table-cell>
          <table:covered-table-cell table:number-columns-repeated="2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2" table:style-name="ce140"/>
          <table:table-cell table:style-name="ce250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♜" calcext:value-type="string" table:number-columns-spanned="18" table:number-rows-spanned="10">
            <text:p>♜</text:p>
          </table:table-cell>
          <table:covered-table-cell table:number-columns-repeated="2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2" table:style-name="ce140"/>
          <table:table-cell table:style-name="ce250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♛" calcext:value-type="string" table:number-columns-spanned="18" table:number-rows-spanned="10">
            <text:p>♛</text:p>
          </table:table-cell>
          <table:covered-table-cell table:number-columns-repeated="2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2" table:style-name="ce140"/>
          <table:table-cell table:style-name="ce250" table:number-columns-spanned="1" table:number-rows-spanned="10"/>
          <table:table-cell table:style-name="ce14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278"/>
          <table:covered-table-cell table:style-name="ce413"/>
          <table:covered-table-cell table:number-columns-repeated="5" table:style-name="ce278"/>
          <table:covered-table-cell table:style-name="ce413"/>
          <table:covered-table-cell table:number-columns-repeated="5" table:style-name="ce278"/>
          <table:covered-table-cell table:style-name="ce413"/>
          <table:covered-table-cell table:number-columns-repeated="2" table:style-name="ce278"/>
          <table:table-cell table:style-name="ce250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♚" calcext:value-type="string" table:number-columns-spanned="18" table:number-rows-spanned="10">
            <text:p>♚</text:p>
          </table:table-cell>
          <table:covered-table-cell table:number-columns-repeated="2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2" table:style-name="ce140"/>
          <table:table-cell table:style-name="ce324" table:number-columns-spanned="1" table:number-rows-spanned="10"/>
          <table:table-cell table:style-name="ce324" table:number-columns-spanned="1" table:number-rows-spanned="10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278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style-name="ce143"/>
          <table:covered-table-cell table:number-columns-repeated="2" table:style-name="ce142"/>
          <table:covered-table-cell table:style-name="ce234"/>
          <table:covered-table-cell table:number-columns-repeated="11" table:style-name="ce142"/>
          <table:covered-table-cell table:style-name="ce143"/>
          <table:covered-table-cell table:number-columns-repeated="2" table:style-name="ce142"/>
          <table:covered-table-cell table:style-name="ce254"/>
          <table:covered-table-cell table:style-name="ce143"/>
          <table:covered-table-cell table:number-columns-repeated="2" table:style-name="ce142"/>
          <table:covered-table-cell table:style-name="ce234"/>
          <table:covered-table-cell table:number-columns-repeated="11" table:style-name="ce142"/>
          <table:covered-table-cell table:style-name="ce143"/>
          <table:covered-table-cell table:number-columns-repeated="2" table:style-name="ce142"/>
          <table:covered-table-cell table:style-name="ce254"/>
          <table:covered-table-cell table:style-name="ce143"/>
          <table:covered-table-cell table:number-columns-repeated="2" table:style-name="ce142"/>
          <table:covered-table-cell table:style-name="ce234"/>
          <table:covered-table-cell table:number-columns-repeated="11" table:style-name="ce142"/>
          <table:covered-table-cell table:style-name="ce143"/>
          <table:covered-table-cell table:number-columns-repeated="2" table:style-name="ce142"/>
          <table:covered-table-cell table:style-name="ce254"/>
          <table:covered-table-cell table:style-name="ce143"/>
          <table:covered-table-cell table:number-columns-repeated="2" table:style-name="ce142"/>
          <table:covered-table-cell table:style-name="ce234"/>
          <table:covered-table-cell table:number-columns-repeated="11" table:style-name="ce142"/>
          <table:covered-table-cell table:style-name="ce143"/>
          <table:covered-table-cell table:number-columns-repeated="2" table:style-name="ce142"/>
          <table:covered-table-cell table:style-name="ce469"/>
          <table:covered-table-cell table:style-name="ce145"/>
          <table:covered-table-cell table:number-columns-repeated="2" table:style-name="ce140"/>
          <table:covered-table-cell table:style-name="ce484"/>
          <table:covered-table-cell table:number-columns-repeated="11" table:style-name="ce140"/>
          <table:covered-table-cell table:style-name="ce145"/>
          <table:covered-table-cell table:number-columns-repeated="2" table:style-name="ce140"/>
          <table:covered-table-cell table:style-name="ce469"/>
          <table:covered-table-cell table:style-name="ce145"/>
          <table:covered-table-cell table:number-columns-repeated="2" table:style-name="ce140"/>
          <table:covered-table-cell table:style-name="ce484"/>
          <table:covered-table-cell table:number-columns-repeated="11" table:style-name="ce140"/>
          <table:covered-table-cell table:style-name="ce145"/>
          <table:covered-table-cell table:number-columns-repeated="2" table:style-name="ce140"/>
          <table:covered-table-cell table:style-name="ce469"/>
          <table:covered-table-cell table:style-name="ce145"/>
          <table:covered-table-cell table:number-columns-repeated="2" table:style-name="ce140"/>
          <table:covered-table-cell table:style-name="ce484"/>
          <table:covered-table-cell table:number-columns-repeated="11" table:style-name="ce140"/>
          <table:covered-table-cell table:style-name="ce145"/>
          <table:covered-table-cell table:number-columns-repeated="2" table:style-name="ce140"/>
          <table:covered-table-cell table:style-name="ce469"/>
          <table:covered-table-cell table:style-name="ce145"/>
          <table:covered-table-cell table:number-columns-repeated="2" table:style-name="ce140"/>
          <table:covered-table-cell table:style-name="ce484"/>
          <table:covered-table-cell table:number-columns-repeated="11" table:style-name="ce140"/>
          <table:covered-table-cell table:style-name="ce145"/>
          <table:covered-table-cell table:number-columns-repeated="2" table:style-name="ce140"/>
          <table:covered-table-cell table:style-name="ce469"/>
          <table:covered-table-cell table:style-name="ce280"/>
          <table:covered-table-cell table:number-columns-repeated="2" table:style-name="ce278"/>
          <table:covered-table-cell table:style-name="ce418"/>
          <table:covered-table-cell table:number-columns-repeated="11" table:style-name="ce278"/>
          <table:covered-table-cell table:style-name="ce280"/>
          <table:covered-table-cell table:number-columns-repeated="2" table:style-name="ce278"/>
          <table:covered-table-cell table:style-name="ce469"/>
          <table:covered-table-cell table:style-name="ce145"/>
          <table:covered-table-cell table:number-columns-repeated="2" table:style-name="ce140"/>
          <table:covered-table-cell table:style-name="ce484"/>
          <table:covered-table-cell table:number-columns-repeated="11" table:style-name="ce140"/>
          <table:covered-table-cell table:style-name="ce145"/>
          <table:covered-table-cell table:number-columns-repeated="2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278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278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278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278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278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278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278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96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騎" calcext:value-type="string" table:number-columns-spanned="18" table:number-rows-spanned="10">
            <text:p>騎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聖" calcext:value-type="string" table:number-columns-spanned="18" table:number-rows-spanned="10">
            <text:p>聖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塔" calcext:value-type="string" table:number-columns-spanned="18" table:number-rows-spanned="10">
            <text:p>塔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后" calcext:value-type="string" table:number-columns-spanned="18" table:number-rows-spanned="10">
            <text:p>后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王" calcext:value-type="string" table:number-columns-spanned="18" table:number-rows-spanned="10">
            <text:p>王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324" table:number-columns-spanned="1" table:number-rows-spanned="10"/>
          <table:table-cell table:style-name="ce324" table:number-columns-spanned="1" table:number-rows-spanned="10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276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324" table:number-columns-spanned="1" table:number-rows-spanned="2"/>
          <table:table-cell table:style-name="ce324" table:number-columns-spanned="1" table:number-rows-spanned="2"/>
          <table:table-cell table:number-columns-repeated="832"/>
        </table:table-row>
        <table:table-row table:style-name="ro11">
          <table:covered-table-cell table:style-name="ce9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96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324" table:number-columns-spanned="1" table:number-rows-spanned="2"/>
          <table:table-cell table:style-name="ce324" table:number-columns-spanned="1" table:number-rows-spanned="2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9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騏" calcext:value-type="string" table:number-columns-spanned="18" table:number-rows-spanned="10">
            <text:p>騏</text:p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324" table:number-columns-spanned="1" table:number-rows-spanned="10"/>
          <table:table-cell table:style-name="ce324" table:number-columns-spanned="1" table:number-rows-spanned="10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96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♘" calcext:value-type="string" table:number-columns-spanned="18" table:number-rows-spanned="10">
            <text:p>♘</text:p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324" table:number-columns-spanned="1" table:number-rows-spanned="10"/>
          <table:table-cell table:style-name="ce324" table:number-columns-spanned="1" table:number-rows-spanned="10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276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324" table:number-columns-spanned="1" table:number-rows-spanned="2"/>
          <table:table-cell table:style-name="ce324" table:number-columns-spanned="1" table:number-rows-spanned="2"/>
          <table:table-cell table:number-columns-repeated="832"/>
        </table:table-row>
        <table:table-row table:style-name="ro11">
          <table:covered-table-cell table:style-name="ce9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96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324" table:number-columns-spanned="1" table:number-rows-spanned="2"/>
          <table:table-cell table:style-name="ce324" table:number-columns-spanned="1" table:number-rows-spanned="2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96" table:number-columns-spanned="1" table:number-rows-spanned="10"/>
          <table:table-cell table:style-name="ce14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2" table:style-name="ce142"/>
          <table:table-cell table:style-name="ce252" table:number-columns-spanned="1" table:number-rows-spanned="10"/>
          <table:table-cell table:style-name="ce14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2" table:style-name="ce142"/>
          <table:table-cell table:style-name="ce252" table:number-columns-spanned="1" table:number-rows-spanned="10"/>
          <table:table-cell table:style-name="ce14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2" table:style-name="ce142"/>
          <table:table-cell table:style-name="ce252" table:number-columns-spanned="1" table:number-rows-spanned="10"/>
          <table:table-cell table:style-name="ce14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5" table:style-name="ce142"/>
          <table:covered-table-cell table:style-name="ce233"/>
          <table:covered-table-cell table:number-columns-repeated="2" table:style-name="ce142"/>
          <table:table-cell table:style-name="ce250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♞" calcext:value-type="string" table:number-columns-spanned="18" table:number-rows-spanned="10">
            <text:p>♞</text:p>
          </table:table-cell>
          <table:covered-table-cell table:number-columns-repeated="2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2" table:style-name="ce140"/>
          <table:table-cell table:style-name="ce250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♝" calcext:value-type="string" table:number-columns-spanned="18" table:number-rows-spanned="10">
            <text:p>♝</text:p>
          </table:table-cell>
          <table:covered-table-cell table:number-columns-repeated="2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2" table:style-name="ce140"/>
          <table:table-cell table:style-name="ce250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♜" calcext:value-type="string" table:number-columns-spanned="18" table:number-rows-spanned="10">
            <text:p>♜</text:p>
          </table:table-cell>
          <table:covered-table-cell table:number-columns-repeated="2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2" table:style-name="ce140"/>
          <table:table-cell table:style-name="ce250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♛" calcext:value-type="string" table:number-columns-spanned="18" table:number-rows-spanned="10">
            <text:p>♛</text:p>
          </table:table-cell>
          <table:covered-table-cell table:number-columns-repeated="2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2" table:style-name="ce140"/>
          <table:table-cell table:style-name="ce250" table:number-columns-spanned="1" table:number-rows-spanned="10"/>
          <table:table-cell table:style-name="ce141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♟" calcext:value-type="string" table:number-columns-spanned="18" table:number-rows-spanned="10">
            <text:p>♟</text:p>
          </table:table-cell>
          <table:covered-table-cell table:number-columns-repeated="2" table:style-name="ce278"/>
          <table:covered-table-cell table:style-name="ce413"/>
          <table:covered-table-cell table:number-columns-repeated="5" table:style-name="ce278"/>
          <table:covered-table-cell table:style-name="ce413"/>
          <table:covered-table-cell table:number-columns-repeated="5" table:style-name="ce278"/>
          <table:covered-table-cell table:style-name="ce413"/>
          <table:covered-table-cell table:number-columns-repeated="2" table:style-name="ce278"/>
          <table:table-cell table:style-name="ce250" table:number-columns-spanned="1" table:number-rows-spanned="10"/>
          <table:table-cell table:style-name="ce48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♔" calcext:value-type="string" table:number-columns-spanned="18" table:number-rows-spanned="10">
            <text:p>♔</text:p>
          </table:table-cell>
          <table:covered-table-cell table:number-columns-repeated="2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5" table:style-name="ce140"/>
          <table:covered-table-cell table:style-name="ce139"/>
          <table:covered-table-cell table:number-columns-repeated="2" table:style-name="ce140"/>
          <table:table-cell table:style-name="ce324" table:number-columns-spanned="1" table:number-rows-spanned="10"/>
          <table:table-cell table:style-name="ce324" table:number-columns-spanned="1" table:number-rows-spanned="10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278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style-name="ce143"/>
          <table:covered-table-cell table:number-columns-repeated="2" table:style-name="ce142"/>
          <table:covered-table-cell table:style-name="ce234"/>
          <table:covered-table-cell table:number-columns-repeated="11" table:style-name="ce142"/>
          <table:covered-table-cell table:style-name="ce143"/>
          <table:covered-table-cell table:number-columns-repeated="2" table:style-name="ce142"/>
          <table:covered-table-cell table:style-name="ce254"/>
          <table:covered-table-cell table:style-name="ce143"/>
          <table:covered-table-cell table:number-columns-repeated="2" table:style-name="ce142"/>
          <table:covered-table-cell table:style-name="ce234"/>
          <table:covered-table-cell table:number-columns-repeated="11" table:style-name="ce142"/>
          <table:covered-table-cell table:style-name="ce143"/>
          <table:covered-table-cell table:number-columns-repeated="2" table:style-name="ce142"/>
          <table:covered-table-cell table:style-name="ce254"/>
          <table:covered-table-cell table:style-name="ce143"/>
          <table:covered-table-cell table:number-columns-repeated="2" table:style-name="ce142"/>
          <table:covered-table-cell table:style-name="ce234"/>
          <table:covered-table-cell table:number-columns-repeated="11" table:style-name="ce142"/>
          <table:covered-table-cell table:style-name="ce143"/>
          <table:covered-table-cell table:number-columns-repeated="2" table:style-name="ce142"/>
          <table:covered-table-cell table:style-name="ce254"/>
          <table:covered-table-cell table:style-name="ce143"/>
          <table:covered-table-cell table:number-columns-repeated="2" table:style-name="ce142"/>
          <table:covered-table-cell table:style-name="ce234"/>
          <table:covered-table-cell table:number-columns-repeated="11" table:style-name="ce142"/>
          <table:covered-table-cell table:style-name="ce143"/>
          <table:covered-table-cell table:number-columns-repeated="2" table:style-name="ce142"/>
          <table:covered-table-cell table:style-name="ce469"/>
          <table:covered-table-cell table:style-name="ce145"/>
          <table:covered-table-cell table:number-columns-repeated="2" table:style-name="ce140"/>
          <table:covered-table-cell table:style-name="ce484"/>
          <table:covered-table-cell table:number-columns-repeated="11" table:style-name="ce140"/>
          <table:covered-table-cell table:style-name="ce145"/>
          <table:covered-table-cell table:number-columns-repeated="2" table:style-name="ce140"/>
          <table:covered-table-cell table:style-name="ce469"/>
          <table:covered-table-cell table:style-name="ce145"/>
          <table:covered-table-cell table:number-columns-repeated="2" table:style-name="ce140"/>
          <table:covered-table-cell table:style-name="ce484"/>
          <table:covered-table-cell table:number-columns-repeated="11" table:style-name="ce140"/>
          <table:covered-table-cell table:style-name="ce145"/>
          <table:covered-table-cell table:number-columns-repeated="2" table:style-name="ce140"/>
          <table:covered-table-cell table:style-name="ce469"/>
          <table:covered-table-cell table:style-name="ce145"/>
          <table:covered-table-cell table:number-columns-repeated="2" table:style-name="ce140"/>
          <table:covered-table-cell table:style-name="ce484"/>
          <table:covered-table-cell table:number-columns-repeated="11" table:style-name="ce140"/>
          <table:covered-table-cell table:style-name="ce145"/>
          <table:covered-table-cell table:number-columns-repeated="2" table:style-name="ce140"/>
          <table:covered-table-cell table:style-name="ce469"/>
          <table:covered-table-cell table:style-name="ce145"/>
          <table:covered-table-cell table:number-columns-repeated="2" table:style-name="ce140"/>
          <table:covered-table-cell table:style-name="ce484"/>
          <table:covered-table-cell table:number-columns-repeated="11" table:style-name="ce140"/>
          <table:covered-table-cell table:style-name="ce145"/>
          <table:covered-table-cell table:number-columns-repeated="2" table:style-name="ce140"/>
          <table:covered-table-cell table:style-name="ce469"/>
          <table:covered-table-cell table:style-name="ce280"/>
          <table:covered-table-cell table:number-columns-repeated="2" table:style-name="ce278"/>
          <table:covered-table-cell table:style-name="ce418"/>
          <table:covered-table-cell table:number-columns-repeated="11" table:style-name="ce278"/>
          <table:covered-table-cell table:style-name="ce280"/>
          <table:covered-table-cell table:number-columns-repeated="2" table:style-name="ce278"/>
          <table:covered-table-cell table:style-name="ce469"/>
          <table:covered-table-cell table:style-name="ce145"/>
          <table:covered-table-cell table:number-columns-repeated="2" table:style-name="ce140"/>
          <table:covered-table-cell table:style-name="ce484"/>
          <table:covered-table-cell table:number-columns-repeated="11" table:style-name="ce140"/>
          <table:covered-table-cell table:style-name="ce145"/>
          <table:covered-table-cell table:number-columns-repeated="2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278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278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278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278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278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278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254"/>
          <table:covered-table-cell table:number-columns-repeated="18" table:style-name="ce142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278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96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騎" calcext:value-type="string" table:number-columns-spanned="18" table:number-rows-spanned="10">
            <text:p>騎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聖" calcext:value-type="string" table:number-columns-spanned="18" table:number-rows-spanned="10">
            <text:p>聖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塔" calcext:value-type="string" table:number-columns-spanned="18" table:number-rows-spanned="10">
            <text:p>塔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后" calcext:value-type="string" table:number-columns-spanned="18" table:number-rows-spanned="10">
            <text:p>后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兵" calcext:value-type="string" table:number-columns-spanned="18" table:number-rows-spanned="10">
            <text:p>兵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250" table:number-columns-spanned="1" table:number-rows-spanned="10"/>
          <table:table-cell table:style-name="ce14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王" calcext:value-type="string" table:number-columns-spanned="18" table:number-rows-spanned="10">
            <text:p>王</text:p>
          </table:table-cell>
          <table:covered-table-cell table:number-columns-repeated="2" table:style-name="ce140"/>
          <table:covered-table-cell table:style-name="ce144"/>
          <table:covered-table-cell table:number-columns-repeated="14" table:style-name="ce140"/>
          <table:table-cell table:style-name="ce324" table:number-columns-spanned="1" table:number-rows-spanned="10"/>
          <table:table-cell table:style-name="ce324" table:number-columns-spanned="1" table:number-rows-spanned="10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style-name="ce469"/>
          <table:covered-table-cell table:number-columns-repeated="3" table:style-name="ce140"/>
          <table:covered-table-cell table:style-name="ce145"/>
          <table:covered-table-cell table:number-columns-repeated="14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style-name="ce469"/>
          <table:covered-table-cell table:style-name="ce145"/>
          <table:covered-table-cell table:number-columns-repeated="17" table:style-name="ce385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276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324" table:number-columns-spanned="1" table:number-rows-spanned="2"/>
          <table:table-cell table:style-name="ce324" table:number-columns-spanned="1" table:number-rows-spanned="2"/>
          <table:table-cell table:number-columns-repeated="832"/>
        </table:table-row>
        <table:table-row table:style-name="ro11">
          <table:covered-table-cell table:style-name="ce9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96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324" table:number-columns-spanned="1" table:number-rows-spanned="2"/>
          <table:table-cell table:style-name="ce324" table:number-columns-spanned="1" table:number-rows-spanned="2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96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妃" calcext:value-type="string" table:number-columns-spanned="18" table:number-rows-spanned="10">
            <text:p>妃</text:p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僧" calcext:value-type="string" table:number-columns-spanned="18" table:number-rows-spanned="10">
            <text:p>僧</text:p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250" table:number-columns-spanned="1" table:number-rows-spanned="10"/>
          <table:table-cell table:style-name="ce34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5" table:style-name="ce147"/>
          <table:covered-table-cell table:style-name="ce420"/>
          <table:covered-table-cell table:number-columns-repeated="2" table:style-name="ce147"/>
          <table:table-cell table:style-name="ce324" table:number-columns-spanned="1" table:number-rows-spanned="10"/>
          <table:table-cell table:style-name="ce324" table:number-columns-spanned="1" table:number-rows-spanned="10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style-name="ce469"/>
          <table:covered-table-cell table:style-name="ce148"/>
          <table:covered-table-cell table:number-columns-repeated="2" table:style-name="ce147"/>
          <table:covered-table-cell table:style-name="ce421"/>
          <table:covered-table-cell table:number-columns-repeated="11" table:style-name="ce147"/>
          <table:covered-table-cell table:style-name="ce148"/>
          <table:covered-table-cell table:number-columns-repeated="2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96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♕" calcext:value-type="string" table:number-columns-spanned="18" table:number-rows-spanned="10">
            <text:p>♕</text:p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♗" calcext:value-type="string" table:number-columns-spanned="18" table:number-rows-spanned="10">
            <text:p>♗</text:p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250" table:number-columns-spanned="1" table:number-rows-spanned="10"/>
          <table:table-cell table:style-name="ce14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47"/>
          <table:covered-table-cell table:style-name="ce149"/>
          <table:covered-table-cell table:number-columns-repeated="14" table:style-name="ce147"/>
          <table:table-cell table:style-name="ce324" table:number-columns-spanned="1" table:number-rows-spanned="10"/>
          <table:table-cell table:style-name="ce324" table:number-columns-spanned="1" table:number-rows-spanned="10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style-name="ce469"/>
          <table:covered-table-cell table:number-columns-repeated="18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style-name="ce469"/>
          <table:covered-table-cell table:number-columns-repeated="3" table:style-name="ce147"/>
          <table:covered-table-cell table:style-name="ce148"/>
          <table:covered-table-cell table:number-columns-repeated="14" table:style-name="ce147"/>
          <table:covered-table-cell table:number-columns-repeated="2" table:style-name="ce529"/>
          <table:table-cell table:number-columns-repeated="832"/>
        </table:table-row>
        <table:table-row table:style-name="ro11">
          <table:covered-table-cell table:style-name="ce268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style-name="ce469"/>
          <table:covered-table-cell table:style-name="ce148"/>
          <table:covered-table-cell table:number-columns-repeated="17" table:style-name="ce386"/>
          <table:covered-table-cell table:number-columns-repeated="2" table:style-name="ce529"/>
          <table:table-cell table:number-columns-repeated="832"/>
        </table:table-row>
        <table:table-row table:style-name="ro11">
          <table:table-cell table:style-name="ce276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250" table:number-columns-spanned="1" table:number-rows-spanned="2"/>
          <table:table-cell table:style-name="ce139" table:number-columns-spanned="18" table:number-rows-spanned="2"/>
          <table:covered-table-cell table:number-columns-repeated="17" table:style-name="ce140"/>
          <table:table-cell table:style-name="ce324" table:number-columns-spanned="1" table:number-rows-spanned="2"/>
          <table:table-cell table:style-name="ce324" table:number-columns-spanned="1" table:number-rows-spanned="2"/>
          <table:table-cell table:number-columns-repeated="832"/>
        </table:table-row>
        <table:table-row table:style-name="ro11">
          <table:covered-table-cell table:style-name="ce9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style-name="ce469"/>
          <table:covered-table-cell table:number-columns-repeated="18" table:style-name="ce140"/>
          <table:covered-table-cell table:number-columns-repeated="2" table:style-name="ce529"/>
          <table:table-cell table:number-columns-repeated="832"/>
        </table:table-row>
        <table:table-row table:style-name="ro13">
          <table:table-cell table:style-name="ce101" table:number-columns-spanned="1" table:number-rows-spanned="2"/>
          <table:table-cell table:style-name="ce310" table:number-columns-spanned="18" table:number-rows-spanned="2"/>
          <table:covered-table-cell table:number-columns-repeated="17" table:style-name="ce151"/>
          <table:table-cell table:style-name="ce101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326" table:number-columns-spanned="1" table:number-rows-spanned="2"/>
          <table:table-cell table:style-name="ce326" table:number-columns-spanned="1" table:number-rows-spanned="2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1"/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281" table:number-columns-spanned="1" table:number-rows-spanned="10"/>
          <table:table-cell table:style-name="ce312" office:value-type="string" calcext:value-type="string" table:number-columns-spanned="18" table:number-rows-spanned="10">
            <text:p>シャンチー</text:p>
          </table:table-cell>
          <table:covered-table-cell table:number-columns-repeated="17" table:style-name="ce104"/>
          <table:table-cell table:style-name="ce101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326" table:number-columns-spanned="1" table:number-rows-spanned="10"/>
          <table:table-cell table:style-name="ce326" table:number-columns-spanned="1" table:number-rows-spanned="10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281" table:number-columns-spanned="1" table:number-rows-spanned="10"/>
          <table:table-cell table:style-name="ce312" table:number-columns-spanned="18" table:number-rows-spanned="10"/>
          <table:covered-table-cell table:number-columns-repeated="17" table:style-name="ce104"/>
          <table:table-cell table:style-name="ce101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傌" calcext:value-type="string" table:number-columns-spanned="18" table:number-rows-spanned="10">
            <text:p>傌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相" calcext:value-type="string" table:number-columns-spanned="18" table:number-rows-spanned="10">
            <text:p>相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俥" calcext:value-type="string" table:number-columns-spanned="18" table:number-rows-spanned="10">
            <text:p>俥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仕" calcext:value-type="string" table:number-columns-spanned="18" table:number-rows-spanned="10">
            <text:p>仕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炮" calcext:value-type="string" table:number-columns-spanned="18" table:number-rows-spanned="10">
            <text:p>炮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326" table:number-columns-spanned="1" table:number-rows-spanned="10"/>
          <table:table-cell table:style-name="ce326" table:number-columns-spanned="1" table:number-rows-spanned="10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283" table:number-columns-spanned="1" table:number-rows-spanned="2"/>
          <table:table-cell table:style-name="ce310" table:number-columns-spanned="18" table:number-rows-spanned="2"/>
          <table:covered-table-cell table:number-columns-repeated="17" table:style-name="ce151"/>
          <table:table-cell table:style-name="ce283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326" table:number-columns-spanned="1" table:number-rows-spanned="2"/>
          <table:table-cell table:style-name="ce326" table:number-columns-spanned="1" table:number-rows-spanned="2"/>
          <table:table-cell table:number-columns-repeated="832"/>
        </table:table-row>
        <table:table-row table:style-name="ro11">
          <table:covered-table-cell table:style-name="ce104"/>
          <table:covered-table-cell table:number-columns-repeated="18" table:style-name="ce151"/>
          <table:covered-table-cell table:style-name="ce104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101" table:number-columns-spanned="1" table:number-rows-spanned="2"/>
          <table:table-cell table:style-name="ce310" table:number-columns-spanned="18" table:number-rows-spanned="2"/>
          <table:covered-table-cell table:number-columns-repeated="17" table:style-name="ce151"/>
          <table:table-cell table:style-name="ce101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326" table:number-columns-spanned="1" table:number-rows-spanned="2"/>
          <table:table-cell table:style-name="ce326" table:number-columns-spanned="1" table:number-rows-spanned="2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1"/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281" table:number-columns-spanned="1" table:number-rows-spanned="10"/>
          <table:table-cell table:style-name="ce312" table:number-columns-spanned="18" table:number-rows-spanned="10"/>
          <table:covered-table-cell table:number-columns-repeated="17" table:style-name="ce104"/>
          <table:table-cell table:style-name="ce101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326" table:number-columns-spanned="1" table:number-rows-spanned="10"/>
          <table:table-cell table:style-name="ce326" table:number-columns-spanned="1" table:number-rows-spanned="10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281" table:number-columns-spanned="1" table:number-rows-spanned="10"/>
          <table:table-cell table:style-name="ce312" table:number-columns-spanned="18" table:number-rows-spanned="10"/>
          <table:covered-table-cell table:number-columns-repeated="17" table:style-name="ce104"/>
          <table:table-cell table:style-name="ce101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326" table:number-columns-spanned="1" table:number-rows-spanned="10"/>
          <table:table-cell table:style-name="ce326" table:number-columns-spanned="1" table:number-rows-spanned="10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number-columns-repeated="19" table:style-name="ce104"/>
          <table:covered-table-cell table:style-name="ce279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283" table:number-columns-spanned="1" table:number-rows-spanned="2"/>
          <table:table-cell table:style-name="ce310" table:number-columns-spanned="18" table:number-rows-spanned="2"/>
          <table:covered-table-cell table:number-columns-repeated="17" table:style-name="ce151"/>
          <table:table-cell table:style-name="ce283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326" table:number-columns-spanned="1" table:number-rows-spanned="2"/>
          <table:table-cell table:style-name="ce326" table:number-columns-spanned="1" table:number-rows-spanned="2"/>
          <table:table-cell table:number-columns-repeated="832"/>
        </table:table-row>
        <table:table-row table:style-name="ro11">
          <table:covered-table-cell table:style-name="ce104"/>
          <table:covered-table-cell table:number-columns-repeated="18" table:style-name="ce151"/>
          <table:covered-table-cell table:style-name="ce104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101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326" table:number-columns-spanned="1" table:number-rows-spanned="2"/>
          <table:table-cell table:style-name="ce326" table:number-columns-spanned="1" table:number-rows-spanned="2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101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⊕" calcext:value-type="string" table:number-columns-spanned="18" table:number-rows-spanned="10">
            <text:p>⊕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326" table:number-columns-spanned="1" table:number-rows-spanned="10"/>
          <table:table-cell table:style-name="ce326" table:number-columns-spanned="1" table:number-rows-spanned="10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101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傌" calcext:value-type="string" table:number-columns-spanned="18" table:number-rows-spanned="10">
            <text:p>傌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相" calcext:value-type="string" table:number-columns-spanned="18" table:number-rows-spanned="10">
            <text:p>相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俥" calcext:value-type="string" table:number-columns-spanned="18" table:number-rows-spanned="10">
            <text:p>俥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仕" calcext:value-type="string" table:number-columns-spanned="18" table:number-rows-spanned="10">
            <text:p>仕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炮" calcext:value-type="string" table:number-columns-spanned="18" table:number-rows-spanned="10">
            <text:p>炮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帥" calcext:value-type="string" table:number-columns-spanned="18" table:number-rows-spanned="10">
            <text:p>帥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326" table:number-columns-spanned="1" table:number-rows-spanned="10"/>
          <table:table-cell table:style-name="ce326" table:number-columns-spanned="1" table:number-rows-spanned="10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283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326" table:number-columns-spanned="1" table:number-rows-spanned="2"/>
          <table:table-cell table:style-name="ce326" table:number-columns-spanned="1" table:number-rows-spanned="2"/>
          <table:table-cell table:number-columns-repeated="832"/>
        </table:table-row>
        <table:table-row table:style-name="ro11">
          <table:covered-table-cell table:style-name="ce104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101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326" table:number-columns-spanned="1" table:number-rows-spanned="2"/>
          <table:table-cell table:style-name="ce326" table:number-columns-spanned="1" table:number-rows-spanned="2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101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326" table:number-columns-spanned="1" table:number-rows-spanned="10"/>
          <table:table-cell table:style-name="ce326" table:number-columns-spanned="1" table:number-rows-spanned="10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101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326" table:number-columns-spanned="1" table:number-rows-spanned="10"/>
          <table:table-cell table:style-name="ce326" table:number-columns-spanned="1" table:number-rows-spanned="10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283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326" table:number-columns-spanned="1" table:number-rows-spanned="2"/>
          <table:table-cell table:style-name="ce326" table:number-columns-spanned="1" table:number-rows-spanned="2"/>
          <table:table-cell table:number-columns-repeated="832"/>
        </table:table-row>
        <table:table-row table:style-name="ro11">
          <table:covered-table-cell table:style-name="ce104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101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326" table:number-columns-spanned="1" table:number-rows-spanned="2"/>
          <table:table-cell table:style-name="ce326" table:number-columns-spanned="1" table:number-rows-spanned="2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101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○" calcext:value-type="string" table:number-columns-spanned="18" table:number-rows-spanned="10">
            <text:p>○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255" table:number-columns-spanned="1" table:number-rows-spanned="10"/>
          <table:table-cell table:style-name="ce35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⊕" calcext:value-type="string" table:number-columns-spanned="18" table:number-rows-spanned="10">
            <text:p>⊕</text:p>
          </table:table-cell>
          <table:covered-table-cell table:number-columns-repeated="2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5" table:style-name="ce154"/>
          <table:covered-table-cell table:style-name="ce153"/>
          <table:covered-table-cell table:number-columns-repeated="2" table:style-name="ce154"/>
          <table:table-cell table:style-name="ce326" table:number-columns-spanned="1" table:number-rows-spanned="10"/>
          <table:table-cell table:style-name="ce326" table:number-columns-spanned="1" table:number-rows-spanned="10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style-name="ce475"/>
          <table:covered-table-cell table:style-name="ce156"/>
          <table:covered-table-cell table:number-columns-repeated="2" table:style-name="ce154"/>
          <table:covered-table-cell table:style-name="ce425"/>
          <table:covered-table-cell table:number-columns-repeated="11" table:style-name="ce154"/>
          <table:covered-table-cell table:style-name="ce156"/>
          <table:covered-table-cell table:number-columns-repeated="2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101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卒" calcext:value-type="string" table:number-columns-spanned="18" table:number-rows-spanned="10">
            <text:p>卒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傌" calcext:value-type="string" table:number-columns-spanned="18" table:number-rows-spanned="10">
            <text:p>傌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相" calcext:value-type="string" table:number-columns-spanned="18" table:number-rows-spanned="10">
            <text:p>相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俥" calcext:value-type="string" table:number-columns-spanned="18" table:number-rows-spanned="10">
            <text:p>俥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仕" calcext:value-type="string" table:number-columns-spanned="18" table:number-rows-spanned="10">
            <text:p>仕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炮" calcext:value-type="string" table:number-columns-spanned="18" table:number-rows-spanned="10">
            <text:p>炮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255" table:number-columns-spanned="1" table:number-rows-spanned="10"/>
          <table:table-cell table:style-name="ce158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將" calcext:value-type="string" table:number-columns-spanned="18" table:number-rows-spanned="10">
            <text:p>將</text:p>
          </table:table-cell>
          <table:covered-table-cell table:number-columns-repeated="2" table:style-name="ce154"/>
          <table:covered-table-cell table:style-name="ce158"/>
          <table:covered-table-cell table:number-columns-repeated="14" table:style-name="ce154"/>
          <table:table-cell table:style-name="ce326" table:number-columns-spanned="1" table:number-rows-spanned="10"/>
          <table:table-cell table:style-name="ce326" table:number-columns-spanned="1" table:number-rows-spanned="10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style-name="ce475"/>
          <table:covered-table-cell table:number-columns-repeated="3" table:style-name="ce154"/>
          <table:covered-table-cell table:style-name="ce156"/>
          <table:covered-table-cell table:number-columns-repeated="14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style-name="ce475"/>
          <table:covered-table-cell table:style-name="ce156"/>
          <table:covered-table-cell table:number-columns-repeated="17" table:style-name="ce388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283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326" table:number-columns-spanned="1" table:number-rows-spanned="2"/>
          <table:table-cell table:style-name="ce326" table:number-columns-spanned="1" table:number-rows-spanned="2"/>
          <table:table-cell table:number-columns-repeated="832"/>
        </table:table-row>
        <table:table-row table:style-name="ro11">
          <table:covered-table-cell table:style-name="ce104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101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326" table:number-columns-spanned="1" table:number-rows-spanned="2"/>
          <table:table-cell table:style-name="ce326" table:number-columns-spanned="1" table:number-rows-spanned="2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101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率" calcext:value-type="string" table:number-columns-spanned="18" table:number-rows-spanned="10">
            <text:p>率</text:p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255" table:number-columns-spanned="1" table:number-rows-spanned="10"/>
          <table:table-cell table:style-name="ce35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5" table:style-name="ce163"/>
          <table:covered-table-cell table:style-name="ce428"/>
          <table:covered-table-cell table:number-columns-repeated="2" table:style-name="ce163"/>
          <table:table-cell table:style-name="ce326" table:number-columns-spanned="1" table:number-rows-spanned="10"/>
          <table:table-cell table:style-name="ce326" table:number-columns-spanned="1" table:number-rows-spanned="10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style-name="ce475"/>
          <table:covered-table-cell table:style-name="ce165"/>
          <table:covered-table-cell table:number-columns-repeated="2" table:style-name="ce163"/>
          <table:covered-table-cell table:style-name="ce454"/>
          <table:covered-table-cell table:number-columns-repeated="11" table:style-name="ce163"/>
          <table:covered-table-cell table:style-name="ce165"/>
          <table:covered-table-cell table:number-columns-repeated="2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101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⊖" calcext:value-type="string" table:number-columns-spanned="18" table:number-rows-spanned="10">
            <text:p>⊖</text:p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255" table:number-columns-spanned="1" table:number-rows-spanned="10"/>
          <table:table-cell table:style-name="ce16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63"/>
          <table:covered-table-cell table:style-name="ce166"/>
          <table:covered-table-cell table:number-columns-repeated="14" table:style-name="ce163"/>
          <table:table-cell table:style-name="ce326" table:number-columns-spanned="1" table:number-rows-spanned="10"/>
          <table:table-cell table:style-name="ce326" table:number-columns-spanned="1" table:number-rows-spanned="10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style-name="ce475"/>
          <table:covered-table-cell table:number-columns-repeated="18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style-name="ce475"/>
          <table:covered-table-cell table:number-columns-repeated="3" table:style-name="ce163"/>
          <table:covered-table-cell table:style-name="ce165"/>
          <table:covered-table-cell table:number-columns-repeated="14" table:style-name="ce163"/>
          <table:covered-table-cell table:number-columns-repeated="2" table:style-name="ce531"/>
          <table:table-cell table:number-columns-repeated="832"/>
        </table:table-row>
        <table:table-row table:style-name="ro11">
          <table:covered-table-cell table:style-name="ce279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style-name="ce475"/>
          <table:covered-table-cell table:style-name="ce165"/>
          <table:covered-table-cell table:number-columns-repeated="17" table:style-name="ce391"/>
          <table:covered-table-cell table:number-columns-repeated="2" table:style-name="ce531"/>
          <table:table-cell table:number-columns-repeated="832"/>
        </table:table-row>
        <table:table-row table:style-name="ro11">
          <table:table-cell table:style-name="ce283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255" table:number-columns-spanned="1" table:number-rows-spanned="2"/>
          <table:table-cell table:style-name="ce153" table:number-columns-spanned="18" table:number-rows-spanned="2"/>
          <table:covered-table-cell table:number-columns-repeated="17" table:style-name="ce154"/>
          <table:table-cell table:style-name="ce326" table:number-columns-spanned="1" table:number-rows-spanned="2"/>
          <table:table-cell table:style-name="ce326" table:number-columns-spanned="1" table:number-rows-spanned="2"/>
          <table:table-cell table:number-columns-repeated="832"/>
        </table:table-row>
        <table:table-row table:style-name="ro11">
          <table:covered-table-cell table:style-name="ce104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style-name="ce475"/>
          <table:covered-table-cell table:number-columns-repeated="18" table:style-name="ce154"/>
          <table:covered-table-cell table:number-columns-repeated="2" table:style-name="ce531"/>
          <table:table-cell table:number-columns-repeated="832"/>
        </table:table-row>
        <table:table-row table:style-name="ro13">
          <table:table-cell table:style-name="ce106" table:number-columns-spanned="1" table:number-rows-spanned="2"/>
          <table:table-cell table:style-name="ce313" table:number-columns-spanned="18" table:number-rows-spanned="2"/>
          <table:covered-table-cell table:number-columns-repeated="17" table:style-name="ce168"/>
          <table:table-cell table:style-name="ce106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329" table:number-columns-spanned="1" table:number-rows-spanned="2"/>
          <table:table-cell table:style-name="ce329" table:number-columns-spanned="1" table:number-rows-spanned="2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68"/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289" table:number-columns-spanned="1" table:number-rows-spanned="10"/>
          <table:table-cell table:style-name="ce315" office:value-type="string" calcext:value-type="string" table:number-columns-spanned="18" table:number-rows-spanned="10">
            <text:p>チャンギ</text:p>
          </table:table-cell>
          <table:covered-table-cell table:number-columns-repeated="17" table:style-name="ce109"/>
          <table:table-cell table:style-name="ce106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329" table:number-columns-spanned="1" table:number-rows-spanned="10"/>
          <table:table-cell table:style-name="ce329" table:number-columns-spanned="1" table:number-rows-spanned="10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289" table:number-columns-spanned="1" table:number-rows-spanned="10"/>
          <table:table-cell table:style-name="ce315" table:number-columns-spanned="18" table:number-rows-spanned="10"/>
          <table:covered-table-cell table:number-columns-repeated="17" table:style-name="ce109"/>
          <table:table-cell table:style-name="ce106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马" calcext:value-type="string" table:number-columns-spanned="18" table:number-rows-spanned="10">
            <text:p>马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象" calcext:value-type="string" table:number-columns-spanned="18" table:number-rows-spanned="10">
            <text:p>象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士" calcext:value-type="string" table:number-columns-spanned="18" table:number-rows-spanned="10">
            <text:p>士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包" calcext:value-type="string" table:number-columns-spanned="18" table:number-rows-spanned="10">
            <text:p>包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329" table:number-columns-spanned="1" table:number-rows-spanned="10"/>
          <table:table-cell table:style-name="ce329" table:number-columns-spanned="1" table:number-rows-spanned="10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293" table:number-columns-spanned="1" table:number-rows-spanned="2"/>
          <table:table-cell table:style-name="ce313" table:number-columns-spanned="18" table:number-rows-spanned="2"/>
          <table:covered-table-cell table:number-columns-repeated="17" table:style-name="ce168"/>
          <table:table-cell table:style-name="ce293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329" table:number-columns-spanned="1" table:number-rows-spanned="2"/>
          <table:table-cell table:style-name="ce329" table:number-columns-spanned="1" table:number-rows-spanned="2"/>
          <table:table-cell table:number-columns-repeated="832"/>
        </table:table-row>
        <table:table-row table:style-name="ro11">
          <table:covered-table-cell table:style-name="ce109"/>
          <table:covered-table-cell table:number-columns-repeated="18" table:style-name="ce168"/>
          <table:covered-table-cell table:style-name="ce109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106" table:number-columns-spanned="1" table:number-rows-spanned="2"/>
          <table:table-cell table:style-name="ce313" table:number-columns-spanned="18" table:number-rows-spanned="2"/>
          <table:covered-table-cell table:number-columns-repeated="17" table:style-name="ce168"/>
          <table:table-cell table:style-name="ce106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329" table:number-columns-spanned="1" table:number-rows-spanned="2"/>
          <table:table-cell table:style-name="ce329" table:number-columns-spanned="1" table:number-rows-spanned="2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68"/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289" table:number-columns-spanned="1" table:number-rows-spanned="10"/>
          <table:table-cell table:style-name="ce315" table:number-columns-spanned="18" table:number-rows-spanned="10"/>
          <table:covered-table-cell table:number-columns-repeated="17" table:style-name="ce109"/>
          <table:table-cell table:style-name="ce106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329" table:number-columns-spanned="1" table:number-rows-spanned="10"/>
          <table:table-cell table:style-name="ce329" table:number-columns-spanned="1" table:number-rows-spanned="10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289" table:number-columns-spanned="1" table:number-rows-spanned="10"/>
          <table:table-cell table:style-name="ce315" table:number-columns-spanned="18" table:number-rows-spanned="10"/>
          <table:covered-table-cell table:number-columns-repeated="17" table:style-name="ce109"/>
          <table:table-cell table:style-name="ce106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329" table:number-columns-spanned="1" table:number-rows-spanned="10"/>
          <table:table-cell table:style-name="ce329" table:number-columns-spanned="1" table:number-rows-spanned="10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number-columns-repeated="19" table:style-name="ce109"/>
          <table:covered-table-cell table:style-name="ce28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293" table:number-columns-spanned="1" table:number-rows-spanned="2"/>
          <table:table-cell table:style-name="ce313" table:number-columns-spanned="18" table:number-rows-spanned="2"/>
          <table:covered-table-cell table:number-columns-repeated="17" table:style-name="ce168"/>
          <table:table-cell table:style-name="ce293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329" table:number-columns-spanned="1" table:number-rows-spanned="2"/>
          <table:table-cell table:style-name="ce329" table:number-columns-spanned="1" table:number-rows-spanned="2"/>
          <table:table-cell table:number-columns-repeated="832"/>
        </table:table-row>
        <table:table-row table:style-name="ro11">
          <table:covered-table-cell table:style-name="ce109"/>
          <table:covered-table-cell table:number-columns-repeated="18" table:style-name="ce168"/>
          <table:covered-table-cell table:style-name="ce109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106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329" table:number-columns-spanned="1" table:number-rows-spanned="2"/>
          <table:table-cell table:style-name="ce329" table:number-columns-spanned="1" table:number-rows-spanned="2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106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⏣" calcext:value-type="string" table:number-columns-spanned="18" table:number-rows-spanned="10">
            <text:p>⏣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329" table:number-columns-spanned="1" table:number-rows-spanned="10"/>
          <table:table-cell table:style-name="ce329" table:number-columns-spanned="1" table:number-rows-spanned="10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106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马" calcext:value-type="string" table:number-columns-spanned="18" table:number-rows-spanned="10">
            <text:p>马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象" calcext:value-type="string" table:number-columns-spanned="18" table:number-rows-spanned="10">
            <text:p>象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士" calcext:value-type="string" table:number-columns-spanned="18" table:number-rows-spanned="10">
            <text:p>士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包" calcext:value-type="string" table:number-columns-spanned="18" table:number-rows-spanned="10">
            <text:p>包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楚" calcext:value-type="string" table:number-columns-spanned="18" table:number-rows-spanned="10">
            <text:p>楚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329" table:number-columns-spanned="1" table:number-rows-spanned="10"/>
          <table:table-cell table:style-name="ce329" table:number-columns-spanned="1" table:number-rows-spanned="10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293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329" table:number-columns-spanned="1" table:number-rows-spanned="2"/>
          <table:table-cell table:style-name="ce329" table:number-columns-spanned="1" table:number-rows-spanned="2"/>
          <table:table-cell table:number-columns-repeated="832"/>
        </table:table-row>
        <table:table-row table:style-name="ro11">
          <table:covered-table-cell table:style-name="ce109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106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329" table:number-columns-spanned="1" table:number-rows-spanned="2"/>
          <table:table-cell table:style-name="ce329" table:number-columns-spanned="1" table:number-rows-spanned="2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106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329" table:number-columns-spanned="1" table:number-rows-spanned="10"/>
          <table:table-cell table:style-name="ce329" table:number-columns-spanned="1" table:number-rows-spanned="10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106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329" table:number-columns-spanned="1" table:number-rows-spanned="10"/>
          <table:table-cell table:style-name="ce329" table:number-columns-spanned="1" table:number-rows-spanned="10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293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329" table:number-columns-spanned="1" table:number-rows-spanned="2"/>
          <table:table-cell table:style-name="ce329" table:number-columns-spanned="1" table:number-rows-spanned="2"/>
          <table:table-cell table:number-columns-repeated="832"/>
        </table:table-row>
        <table:table-row table:style-name="ro11">
          <table:covered-table-cell table:style-name="ce109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106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329" table:number-columns-spanned="1" table:number-rows-spanned="2"/>
          <table:table-cell table:style-name="ce329" table:number-columns-spanned="1" table:number-rows-spanned="2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106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⬡" calcext:value-type="string" table:number-columns-spanned="18" table:number-rows-spanned="10">
            <text:p>⬡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257" table:number-columns-spanned="1" table:number-rows-spanned="10"/>
          <table:table-cell table:style-name="ce36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⏣" calcext:value-type="string" table:number-columns-spanned="18" table:number-rows-spanned="10">
            <text:p>⏣</text:p>
          </table:table-cell>
          <table:covered-table-cell table:number-columns-repeated="2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5" table:style-name="ce172"/>
          <table:covered-table-cell table:style-name="ce171"/>
          <table:covered-table-cell table:number-columns-repeated="2" table:style-name="ce172"/>
          <table:table-cell table:style-name="ce329" table:number-columns-spanned="1" table:number-rows-spanned="10"/>
          <table:table-cell table:style-name="ce329" table:number-columns-spanned="1" table:number-rows-spanned="10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style-name="ce478"/>
          <table:covered-table-cell table:style-name="ce174"/>
          <table:covered-table-cell table:number-columns-repeated="2" table:style-name="ce172"/>
          <table:covered-table-cell table:style-name="ce456"/>
          <table:covered-table-cell table:number-columns-repeated="11" table:style-name="ce172"/>
          <table:covered-table-cell table:style-name="ce174"/>
          <table:covered-table-cell table:number-columns-repeated="2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106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卆" calcext:value-type="string" table:number-columns-spanned="18" table:number-rows-spanned="10">
            <text:p>卆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马" calcext:value-type="string" table:number-columns-spanned="18" table:number-rows-spanned="10">
            <text:p>马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象" calcext:value-type="string" table:number-columns-spanned="18" table:number-rows-spanned="10">
            <text:p>象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車" calcext:value-type="string" table:number-columns-spanned="18" table:number-rows-spanned="10">
            <text:p>車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士" calcext:value-type="string" table:number-columns-spanned="18" table:number-rows-spanned="10">
            <text:p>士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包" calcext:value-type="string" table:number-columns-spanned="18" table:number-rows-spanned="10">
            <text:p>包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257" table:number-columns-spanned="1" table:number-rows-spanned="10"/>
          <table:table-cell table:style-name="ce17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漢" calcext:value-type="string" table:number-columns-spanned="18" table:number-rows-spanned="10">
            <text:p>漢</text:p>
          </table:table-cell>
          <table:covered-table-cell table:number-columns-repeated="2" table:style-name="ce172"/>
          <table:covered-table-cell table:style-name="ce175"/>
          <table:covered-table-cell table:number-columns-repeated="14" table:style-name="ce172"/>
          <table:table-cell table:style-name="ce329" table:number-columns-spanned="1" table:number-rows-spanned="10"/>
          <table:table-cell table:style-name="ce329" table:number-columns-spanned="1" table:number-rows-spanned="10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style-name="ce478"/>
          <table:covered-table-cell table:number-columns-repeated="3" table:style-name="ce172"/>
          <table:covered-table-cell table:style-name="ce174"/>
          <table:covered-table-cell table:number-columns-repeated="14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style-name="ce478"/>
          <table:covered-table-cell table:style-name="ce174"/>
          <table:covered-table-cell table:number-columns-repeated="17" table:style-name="ce392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293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329" table:number-columns-spanned="1" table:number-rows-spanned="2"/>
          <table:table-cell table:style-name="ce329" table:number-columns-spanned="1" table:number-rows-spanned="2"/>
          <table:table-cell table:number-columns-repeated="832"/>
        </table:table-row>
        <table:table-row table:style-name="ro11">
          <table:covered-table-cell table:style-name="ce109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106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329" table:number-columns-spanned="1" table:number-rows-spanned="2"/>
          <table:table-cell table:style-name="ce329" table:number-columns-spanned="1" table:number-rows-spanned="2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106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257" table:number-columns-spanned="1" table:number-rows-spanned="10"/>
          <table:table-cell table:style-name="ce365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5" table:style-name="ce177"/>
          <table:covered-table-cell table:style-name="ce458"/>
          <table:covered-table-cell table:number-columns-repeated="2" table:style-name="ce177"/>
          <table:table-cell table:style-name="ce329" table:number-columns-spanned="1" table:number-rows-spanned="10"/>
          <table:table-cell table:style-name="ce329" table:number-columns-spanned="1" table:number-rows-spanned="10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style-name="ce478"/>
          <table:covered-table-cell table:style-name="ce178"/>
          <table:covered-table-cell table:number-columns-repeated="2" table:style-name="ce177"/>
          <table:covered-table-cell table:style-name="ce459"/>
          <table:covered-table-cell table:number-columns-repeated="11" table:style-name="ce177"/>
          <table:covered-table-cell table:style-name="ce178"/>
          <table:covered-table-cell table:number-columns-repeated="2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106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257" table:number-columns-spanned="1" table:number-rows-spanned="10"/>
          <table:table-cell table:style-name="ce17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77"/>
          <table:covered-table-cell table:style-name="ce179"/>
          <table:covered-table-cell table:number-columns-repeated="14" table:style-name="ce177"/>
          <table:table-cell table:style-name="ce329" table:number-columns-spanned="1" table:number-rows-spanned="10"/>
          <table:table-cell table:style-name="ce329" table:number-columns-spanned="1" table:number-rows-spanned="10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style-name="ce478"/>
          <table:covered-table-cell table:number-columns-repeated="18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style-name="ce478"/>
          <table:covered-table-cell table:number-columns-repeated="3" table:style-name="ce177"/>
          <table:covered-table-cell table:style-name="ce178"/>
          <table:covered-table-cell table:number-columns-repeated="14" table:style-name="ce177"/>
          <table:covered-table-cell table:number-columns-repeated="2" table:style-name="ce533"/>
          <table:table-cell table:number-columns-repeated="832"/>
        </table:table-row>
        <table:table-row table:style-name="ro11">
          <table:covered-table-cell table:style-name="ce28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style-name="ce478"/>
          <table:covered-table-cell table:style-name="ce178"/>
          <table:covered-table-cell table:number-columns-repeated="17" table:style-name="ce396"/>
          <table:covered-table-cell table:number-columns-repeated="2" table:style-name="ce533"/>
          <table:table-cell table:number-columns-repeated="832"/>
        </table:table-row>
        <table:table-row table:style-name="ro11">
          <table:table-cell table:style-name="ce293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257" table:number-columns-spanned="1" table:number-rows-spanned="2"/>
          <table:table-cell table:style-name="ce171" table:number-columns-spanned="18" table:number-rows-spanned="2"/>
          <table:covered-table-cell table:number-columns-repeated="17" table:style-name="ce172"/>
          <table:table-cell table:style-name="ce329" table:number-columns-spanned="1" table:number-rows-spanned="2"/>
          <table:table-cell table:style-name="ce329" table:number-columns-spanned="1" table:number-rows-spanned="2"/>
          <table:table-cell table:number-columns-repeated="832"/>
        </table:table-row>
        <table:table-row table:style-name="ro11">
          <table:covered-table-cell table:style-name="ce109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style-name="ce478"/>
          <table:covered-table-cell table:number-columns-repeated="18" table:style-name="ce172"/>
          <table:covered-table-cell table:number-columns-repeated="2" table:style-name="ce533"/>
          <table:table-cell table:number-columns-repeated="832"/>
        </table:table-row>
        <table:table-row table:style-name="ro13">
          <table:table-cell table:style-name="ce111" table:number-columns-spanned="1" table:number-rows-spanned="2"/>
          <table:table-cell table:style-name="ce316" table:number-columns-spanned="18" table:number-rows-spanned="2"/>
          <table:covered-table-cell table:number-columns-repeated="17" table:style-name="ce181"/>
          <table:table-cell table:style-name="ce111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282" table:number-columns-spanned="18" table:number-rows-spanned="2"/>
          <table:covered-table-cell table:number-columns-repeated="17" table:style-name="ce284"/>
          <table:table-cell table:style-name="ce314" table:number-columns-spanned="1" table:number-rows-spanned="2"/>
          <table:table-cell table:style-name="ce282" table:number-columns-spanned="18" table:number-rows-spanned="2"/>
          <table:covered-table-cell table:number-columns-repeated="17" table:style-name="ce284"/>
          <table:table-cell table:style-name="ce331" table:number-columns-spanned="1" table:number-rows-spanned="2"/>
          <table:table-cell table:style-name="ce331" table:number-columns-spanned="1" table:number-rows-spanned="2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1"/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table-cell table:style-name="ce298" table:number-columns-spanned="1" table:number-rows-spanned="10"/>
          <table:table-cell table:style-name="ce318" office:value-type="string" calcext:value-type="string" table:number-columns-spanned="18" table:number-rows-spanned="10">
            <text:p>マークルック</text:p>
          </table:table-cell>
          <table:covered-table-cell table:number-columns-repeated="17" table:style-name="ce114"/>
          <table:table-cell table:style-name="ce111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🐴" calcext:value-type="string" table:number-columns-spanned="18" table:number-rows-spanned="10">
            <text:p>🐴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Δ" calcext:value-type="string" table:number-columns-spanned="18" table:number-rows-spanned="10">
            <text:p>Δ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⯊" calcext:value-type="string" table:number-columns-spanned="18" table:number-rows-spanned="10">
            <text:p>⯊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▴" calcext:value-type="string" table:number-columns-spanned="18" table:number-rows-spanned="10">
            <text:p>▴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49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🐤" calcext:value-type="string" table:number-columns-spanned="18" table:number-rows-spanned="10">
            <text:p>🐤</text:p>
          </table:table-cell>
          <table:covered-table-cell table:number-columns-repeated="2" table:style-name="ce284"/>
          <table:covered-table-cell table:style-name="ce282"/>
          <table:covered-table-cell table:number-columns-repeated="5" table:style-name="ce284"/>
          <table:covered-table-cell table:style-name="ce282"/>
          <table:covered-table-cell table:number-columns-repeated="5" table:style-name="ce284"/>
          <table:covered-table-cell table:style-name="ce282"/>
          <table:covered-table-cell table:number-columns-repeated="2" table:style-name="ce284"/>
          <table:table-cell table:style-name="ce314" table:number-columns-spanned="1" table:number-rows-spanned="10"/>
          <table:table-cell table:style-name="ce49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🦒" calcext:value-type="string" table:number-columns-spanned="18" table:number-rows-spanned="10">
            <text:p>🦒</text:p>
          </table:table-cell>
          <table:covered-table-cell table:number-columns-repeated="2" table:style-name="ce284"/>
          <table:covered-table-cell table:style-name="ce282"/>
          <table:covered-table-cell table:number-columns-repeated="5" table:style-name="ce284"/>
          <table:covered-table-cell table:style-name="ce282"/>
          <table:covered-table-cell table:number-columns-repeated="5" table:style-name="ce284"/>
          <table:covered-table-cell table:style-name="ce282"/>
          <table:covered-table-cell table:number-columns-repeated="2" table:style-name="ce284"/>
          <table:table-cell table:style-name="ce331" table:number-columns-spanned="1" table:number-rows-spanned="10"/>
          <table:table-cell table:style-name="ce331" table:number-columns-spanned="1" table:number-rows-spanned="10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286"/>
          <table:covered-table-cell table:number-columns-repeated="2" table:style-name="ce284"/>
          <table:covered-table-cell table:style-name="ce521"/>
          <table:covered-table-cell table:number-columns-repeated="11" table:style-name="ce284"/>
          <table:covered-table-cell table:style-name="ce286"/>
          <table:covered-table-cell table:number-columns-repeated="2" table:style-name="ce284"/>
          <table:covered-table-cell table:style-name="ce525"/>
          <table:covered-table-cell table:style-name="ce286"/>
          <table:covered-table-cell table:number-columns-repeated="2" table:style-name="ce284"/>
          <table:covered-table-cell table:style-name="ce521"/>
          <table:covered-table-cell table:number-columns-repeated="11" table:style-name="ce284"/>
          <table:covered-table-cell table:style-name="ce286"/>
          <table:covered-table-cell table:number-columns-repeated="2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table-cell table:style-name="ce300" table:number-columns-spanned="1" table:number-rows-spanned="10"/>
          <table:table-cell table:style-name="ce319" office:value-type="string" calcext:value-type="string" table:number-columns-spanned="18" table:number-rows-spanned="10">
            <text:p>どうぶつ</text:p>
            <text:p>しょうぎ</text:p>
          </table:table-cell>
          <table:covered-table-cell table:number-columns-repeated="17" table:style-name="ce116"/>
          <table:table-cell table:style-name="ce111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瑪" calcext:value-type="string" table:number-columns-spanned="18" table:number-rows-spanned="10">
            <text:p>瑪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根" calcext:value-type="string" table:number-columns-spanned="18" table:number-rows-spanned="10">
            <text:p>根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船" calcext:value-type="string" table:number-columns-spanned="18" table:number-rows-spanned="10">
            <text:p>船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種" calcext:value-type="string" table:number-columns-spanned="18" table:number-rows-spanned="10">
            <text:p>種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28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ひ" calcext:value-type="string" table:number-columns-spanned="18" table:number-rows-spanned="10">
            <text:p>ひ</text:p>
          </table:table-cell>
          <table:covered-table-cell table:number-columns-repeated="2" table:style-name="ce284"/>
          <table:covered-table-cell table:style-name="ce287"/>
          <table:covered-table-cell table:number-columns-repeated="14" table:style-name="ce284"/>
          <table:table-cell table:style-name="ce314" table:number-columns-spanned="1" table:number-rows-spanned="10"/>
          <table:table-cell table:style-name="ce28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き" calcext:value-type="string" table:number-columns-spanned="18" table:number-rows-spanned="10">
            <text:p>き</text:p>
          </table:table-cell>
          <table:covered-table-cell table:number-columns-repeated="2" table:style-name="ce284"/>
          <table:covered-table-cell table:style-name="ce287"/>
          <table:covered-table-cell table:number-columns-repeated="14" table:style-name="ce284"/>
          <table:table-cell table:style-name="ce331" table:number-columns-spanned="1" table:number-rows-spanned="10"/>
          <table:table-cell table:style-name="ce331" table:number-columns-spanned="1" table:number-rows-spanned="10"/>
          <table:table-cell table:number-columns-repeated="832"/>
        </table:table-row>
        <table:table-row table:style-name="ro11">
          <table:covered-table-cell table:number-columns-repeated="19" table:style-name="ce116"/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6"/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6"/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6"/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6"/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6"/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6"/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6"/>
          <table:covered-table-cell table:style-name="ce297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284"/>
          <table:covered-table-cell table:style-name="ce286"/>
          <table:covered-table-cell table:number-columns-repeated="14" table:style-name="ce284"/>
          <table:covered-table-cell table:style-name="ce525"/>
          <table:covered-table-cell table:number-columns-repeated="3" table:style-name="ce284"/>
          <table:covered-table-cell table:style-name="ce286"/>
          <table:covered-table-cell table:number-columns-repeated="14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6"/>
          <table:covered-table-cell table:style-name="ce297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286"/>
          <table:covered-table-cell table:number-columns-repeated="17" table:style-name="ce509"/>
          <table:covered-table-cell table:style-name="ce525"/>
          <table:covered-table-cell table:style-name="ce286"/>
          <table:covered-table-cell table:number-columns-repeated="17" table:style-name="ce509"/>
          <table:covered-table-cell table:number-columns-repeated="2" table:style-name="ce535"/>
          <table:table-cell table:number-columns-repeated="832"/>
        </table:table-row>
        <table:table-row table:style-name="ro11">
          <table:table-cell table:style-name="ce302" table:number-columns-spanned="1" table:number-rows-spanned="2"/>
          <table:table-cell table:style-name="ce316" table:number-columns-spanned="18" table:number-rows-spanned="2"/>
          <table:covered-table-cell table:number-columns-repeated="17" table:style-name="ce181"/>
          <table:table-cell table:style-name="ce302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282" table:number-columns-spanned="18" table:number-rows-spanned="2"/>
          <table:covered-table-cell table:number-columns-repeated="17" table:style-name="ce284"/>
          <table:table-cell table:style-name="ce314" table:number-columns-spanned="1" table:number-rows-spanned="2"/>
          <table:table-cell table:style-name="ce282" table:number-columns-spanned="18" table:number-rows-spanned="2"/>
          <table:covered-table-cell table:number-columns-repeated="17" table:style-name="ce284"/>
          <table:table-cell table:style-name="ce331" table:number-columns-spanned="1" table:number-rows-spanned="2"/>
          <table:table-cell table:style-name="ce331" table:number-columns-spanned="1" table:number-rows-spanned="2"/>
          <table:table-cell table:number-columns-repeated="832"/>
        </table:table-row>
        <table:table-row table:style-name="ro11">
          <table:covered-table-cell table:style-name="ce114"/>
          <table:covered-table-cell table:number-columns-repeated="18" table:style-name="ce181"/>
          <table:covered-table-cell table:style-name="ce114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table-cell table:style-name="ce111" table:number-columns-spanned="1" table:number-rows-spanned="2"/>
          <table:table-cell table:style-name="ce316" table:number-columns-spanned="18" table:number-rows-spanned="2"/>
          <table:covered-table-cell table:number-columns-repeated="17" table:style-name="ce181"/>
          <table:table-cell table:style-name="ce111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282" table:number-columns-spanned="18" table:number-rows-spanned="2"/>
          <table:covered-table-cell table:number-columns-repeated="17" table:style-name="ce284"/>
          <table:table-cell table:style-name="ce314" table:number-columns-spanned="1" table:number-rows-spanned="2"/>
          <table:table-cell table:style-name="ce282" table:number-columns-spanned="18" table:number-rows-spanned="2"/>
          <table:covered-table-cell table:number-columns-repeated="17" table:style-name="ce284"/>
          <table:table-cell table:style-name="ce331" table:number-columns-spanned="1" table:number-rows-spanned="2"/>
          <table:table-cell table:style-name="ce331" table:number-columns-spanned="1" table:number-rows-spanned="2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1"/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table-cell table:style-name="ce298" table:number-columns-spanned="1" table:number-rows-spanned="10"/>
          <table:table-cell table:style-name="ce318" table:number-columns-spanned="18" table:number-rows-spanned="10"/>
          <table:covered-table-cell table:number-columns-repeated="17" table:style-name="ce114"/>
          <table:table-cell table:style-name="ce111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50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に" calcext:value-type="string" table:number-columns-spanned="18" table:number-rows-spanned="10">
            <text:p>に</text:p>
          </table:table-cell>
          <table:covered-table-cell table:number-columns-repeated="2" table:style-name="ce291"/>
          <table:covered-table-cell table:style-name="ce522"/>
          <table:covered-table-cell table:number-columns-repeated="5" table:style-name="ce291"/>
          <table:covered-table-cell table:style-name="ce522"/>
          <table:covered-table-cell table:number-columns-repeated="5" table:style-name="ce291"/>
          <table:covered-table-cell table:style-name="ce522"/>
          <table:covered-table-cell table:number-columns-repeated="2" table:style-name="ce291"/>
          <table:table-cell table:style-name="ce314" table:number-columns-spanned="1" table:number-rows-spanned="10"/>
          <table:table-cell table:style-name="ce50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291"/>
          <table:covered-table-cell table:style-name="ce522"/>
          <table:covered-table-cell table:number-columns-repeated="5" table:style-name="ce291"/>
          <table:covered-table-cell table:style-name="ce522"/>
          <table:covered-table-cell table:number-columns-repeated="5" table:style-name="ce291"/>
          <table:covered-table-cell table:style-name="ce522"/>
          <table:covered-table-cell table:number-columns-repeated="2" table:style-name="ce291"/>
          <table:table-cell table:style-name="ce331" table:number-columns-spanned="1" table:number-rows-spanned="10"/>
          <table:table-cell table:style-name="ce331" table:number-columns-spanned="1" table:number-rows-spanned="10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292"/>
          <table:covered-table-cell table:number-columns-repeated="2" table:style-name="ce291"/>
          <table:covered-table-cell table:style-name="ce523"/>
          <table:covered-table-cell table:number-columns-repeated="11" table:style-name="ce291"/>
          <table:covered-table-cell table:style-name="ce292"/>
          <table:covered-table-cell table:number-columns-repeated="2" table:style-name="ce291"/>
          <table:covered-table-cell table:style-name="ce525"/>
          <table:covered-table-cell table:style-name="ce292"/>
          <table:covered-table-cell table:number-columns-repeated="2" table:style-name="ce291"/>
          <table:covered-table-cell table:style-name="ce523"/>
          <table:covered-table-cell table:number-columns-repeated="11" table:style-name="ce291"/>
          <table:covered-table-cell table:style-name="ce292"/>
          <table:covered-table-cell table:number-columns-repeated="2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table-cell table:style-name="ce298" table:number-columns-spanned="1" table:number-rows-spanned="10"/>
          <table:table-cell table:style-name="ce318" table:number-columns-spanned="18" table:number-rows-spanned="10"/>
          <table:covered-table-cell table:number-columns-repeated="17" table:style-name="ce114"/>
          <table:table-cell table:style-name="ce111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2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🐔" calcext:value-type="string" table:number-columns-spanned="18" table:number-rows-spanned="10">
            <text:p>🐔</text:p>
          </table:table-cell>
          <table:covered-table-cell table:number-columns-repeated="2" table:style-name="ce291"/>
          <table:covered-table-cell table:style-name="ce294"/>
          <table:covered-table-cell table:number-columns-repeated="14" table:style-name="ce291"/>
          <table:table-cell table:style-name="ce314" table:number-columns-spanned="1" table:number-rows-spanned="10"/>
          <table:table-cell table:style-name="ce2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291"/>
          <table:covered-table-cell table:style-name="ce294"/>
          <table:covered-table-cell table:number-columns-repeated="14" table:style-name="ce291"/>
          <table:table-cell table:style-name="ce331" table:number-columns-spanned="1" table:number-rows-spanned="10"/>
          <table:table-cell table:style-name="ce331" table:number-columns-spanned="1" table:number-rows-spanned="10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291"/>
          <table:covered-table-cell table:style-name="ce292"/>
          <table:covered-table-cell table:number-columns-repeated="14" table:style-name="ce291"/>
          <table:covered-table-cell table:style-name="ce525"/>
          <table:covered-table-cell table:number-columns-repeated="3" table:style-name="ce291"/>
          <table:covered-table-cell table:style-name="ce292"/>
          <table:covered-table-cell table:number-columns-repeated="14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number-columns-repeated="19" table:style-name="ce114"/>
          <table:covered-table-cell table:style-name="ce297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292"/>
          <table:covered-table-cell table:number-columns-repeated="17" table:style-name="ce512"/>
          <table:covered-table-cell table:style-name="ce525"/>
          <table:covered-table-cell table:style-name="ce292"/>
          <table:covered-table-cell table:number-columns-repeated="17" table:style-name="ce512"/>
          <table:covered-table-cell table:number-columns-repeated="2" table:style-name="ce535"/>
          <table:table-cell table:number-columns-repeated="832"/>
        </table:table-row>
        <table:table-row table:style-name="ro11">
          <table:table-cell table:style-name="ce302" table:number-columns-spanned="1" table:number-rows-spanned="2"/>
          <table:table-cell table:style-name="ce316" table:number-columns-spanned="18" table:number-rows-spanned="2"/>
          <table:covered-table-cell table:number-columns-repeated="17" table:style-name="ce181"/>
          <table:table-cell table:style-name="ce302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282" table:number-columns-spanned="18" table:number-rows-spanned="2"/>
          <table:covered-table-cell table:number-columns-repeated="17" table:style-name="ce284"/>
          <table:table-cell table:style-name="ce314" table:number-columns-spanned="1" table:number-rows-spanned="2"/>
          <table:table-cell table:style-name="ce282" table:number-columns-spanned="18" table:number-rows-spanned="2"/>
          <table:covered-table-cell table:number-columns-repeated="17" table:style-name="ce284"/>
          <table:table-cell table:style-name="ce331" table:number-columns-spanned="1" table:number-rows-spanned="2"/>
          <table:table-cell table:style-name="ce331" table:number-columns-spanned="1" table:number-rows-spanned="2"/>
          <table:table-cell table:number-columns-repeated="832"/>
        </table:table-row>
        <table:table-row table:style-name="ro11">
          <table:covered-table-cell table:style-name="ce114"/>
          <table:covered-table-cell table:number-columns-repeated="18" table:style-name="ce181"/>
          <table:covered-table-cell table:style-name="ce114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table-cell table:style-name="ce111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282" table:number-columns-spanned="18" table:number-rows-spanned="2"/>
          <table:covered-table-cell table:number-columns-repeated="17" table:style-name="ce284"/>
          <table:table-cell table:style-name="ce314" table:number-columns-spanned="1" table:number-rows-spanned="2"/>
          <table:table-cell table:style-name="ce282" table:number-columns-spanned="18" table:number-rows-spanned="2"/>
          <table:covered-table-cell table:number-columns-repeated="17" table:style-name="ce284"/>
          <table:table-cell table:style-name="ce331" table:number-columns-spanned="1" table:number-rows-spanned="2"/>
          <table:table-cell table:style-name="ce331" table:number-columns-spanned="1" table:number-rows-spanned="2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table-cell table:style-name="ce111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🐴" calcext:value-type="string" table:number-columns-spanned="18" table:number-rows-spanned="10">
            <text:p>🐴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Δ" calcext:value-type="string" table:number-columns-spanned="18" table:number-rows-spanned="10">
            <text:p>Δ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⯊" calcext:value-type="string" table:number-columns-spanned="18" table:number-rows-spanned="10">
            <text:p>⯊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▴" calcext:value-type="string" table:number-columns-spanned="18" table:number-rows-spanned="10">
            <text:p>▴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49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🐘" calcext:value-type="string" table:number-columns-spanned="18" table:number-rows-spanned="10">
            <text:p>🐘</text:p>
          </table:table-cell>
          <table:covered-table-cell table:number-columns-repeated="2" table:style-name="ce284"/>
          <table:covered-table-cell table:style-name="ce282"/>
          <table:covered-table-cell table:number-columns-repeated="5" table:style-name="ce284"/>
          <table:covered-table-cell table:style-name="ce282"/>
          <table:covered-table-cell table:number-columns-repeated="5" table:style-name="ce284"/>
          <table:covered-table-cell table:style-name="ce282"/>
          <table:covered-table-cell table:number-columns-repeated="2" table:style-name="ce284"/>
          <table:table-cell table:style-name="ce314" table:number-columns-spanned="1" table:number-rows-spanned="10"/>
          <table:table-cell table:style-name="ce493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🦁" calcext:value-type="string" table:number-columns-spanned="18" table:number-rows-spanned="10">
            <text:p>🦁</text:p>
          </table:table-cell>
          <table:covered-table-cell table:number-columns-repeated="2" table:style-name="ce284"/>
          <table:covered-table-cell table:style-name="ce282"/>
          <table:covered-table-cell table:number-columns-repeated="5" table:style-name="ce284"/>
          <table:covered-table-cell table:style-name="ce282"/>
          <table:covered-table-cell table:number-columns-repeated="5" table:style-name="ce284"/>
          <table:covered-table-cell table:style-name="ce282"/>
          <table:covered-table-cell table:number-columns-repeated="2" table:style-name="ce284"/>
          <table:table-cell table:style-name="ce331" table:number-columns-spanned="1" table:number-rows-spanned="10"/>
          <table:table-cell table:style-name="ce331" table:number-columns-spanned="1" table:number-rows-spanned="10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286"/>
          <table:covered-table-cell table:number-columns-repeated="2" table:style-name="ce284"/>
          <table:covered-table-cell table:style-name="ce521"/>
          <table:covered-table-cell table:number-columns-repeated="11" table:style-name="ce284"/>
          <table:covered-table-cell table:style-name="ce286"/>
          <table:covered-table-cell table:number-columns-repeated="2" table:style-name="ce284"/>
          <table:covered-table-cell table:style-name="ce525"/>
          <table:covered-table-cell table:style-name="ce286"/>
          <table:covered-table-cell table:number-columns-repeated="2" table:style-name="ce284"/>
          <table:covered-table-cell table:style-name="ce521"/>
          <table:covered-table-cell table:number-columns-repeated="11" table:style-name="ce284"/>
          <table:covered-table-cell table:style-name="ce286"/>
          <table:covered-table-cell table:number-columns-repeated="2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table-cell table:style-name="ce111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瑪" calcext:value-type="string" table:number-columns-spanned="18" table:number-rows-spanned="10">
            <text:p>瑪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根" calcext:value-type="string" table:number-columns-spanned="18" table:number-rows-spanned="10">
            <text:p>根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船" calcext:value-type="string" table:number-columns-spanned="18" table:number-rows-spanned="10">
            <text:p>船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種" calcext:value-type="string" table:number-columns-spanned="18" table:number-rows-spanned="10">
            <text:p>種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28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ぞ" calcext:value-type="string" table:number-columns-spanned="18" table:number-rows-spanned="10">
            <text:p>ぞ</text:p>
          </table:table-cell>
          <table:covered-table-cell table:number-columns-repeated="2" table:style-name="ce284"/>
          <table:covered-table-cell table:style-name="ce287"/>
          <table:covered-table-cell table:number-columns-repeated="14" table:style-name="ce284"/>
          <table:table-cell table:style-name="ce314" table:number-columns-spanned="1" table:number-rows-spanned="10"/>
          <table:table-cell table:style-name="ce287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ラ" calcext:value-type="string" table:number-columns-spanned="18" table:number-rows-spanned="10">
            <text:p>ラ</text:p>
          </table:table-cell>
          <table:covered-table-cell table:number-columns-repeated="2" table:style-name="ce284"/>
          <table:covered-table-cell table:style-name="ce287"/>
          <table:covered-table-cell table:number-columns-repeated="14" table:style-name="ce284"/>
          <table:table-cell table:style-name="ce331" table:number-columns-spanned="1" table:number-rows-spanned="10"/>
          <table:table-cell table:style-name="ce331" table:number-columns-spanned="1" table:number-rows-spanned="10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284"/>
          <table:covered-table-cell table:style-name="ce286"/>
          <table:covered-table-cell table:number-columns-repeated="14" table:style-name="ce284"/>
          <table:covered-table-cell table:style-name="ce525"/>
          <table:covered-table-cell table:number-columns-repeated="3" table:style-name="ce284"/>
          <table:covered-table-cell table:style-name="ce286"/>
          <table:covered-table-cell table:number-columns-repeated="14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286"/>
          <table:covered-table-cell table:number-columns-repeated="17" table:style-name="ce509"/>
          <table:covered-table-cell table:style-name="ce525"/>
          <table:covered-table-cell table:style-name="ce286"/>
          <table:covered-table-cell table:number-columns-repeated="17" table:style-name="ce509"/>
          <table:covered-table-cell table:number-columns-repeated="2" table:style-name="ce535"/>
          <table:table-cell table:number-columns-repeated="832"/>
        </table:table-row>
        <table:table-row table:style-name="ro11">
          <table:table-cell table:style-name="ce302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282" table:number-columns-spanned="18" table:number-rows-spanned="2"/>
          <table:covered-table-cell table:number-columns-repeated="17" table:style-name="ce284"/>
          <table:table-cell table:style-name="ce314" table:number-columns-spanned="1" table:number-rows-spanned="2"/>
          <table:table-cell table:style-name="ce282" table:number-columns-spanned="18" table:number-rows-spanned="2"/>
          <table:covered-table-cell table:number-columns-repeated="17" table:style-name="ce284"/>
          <table:table-cell table:style-name="ce331" table:number-columns-spanned="1" table:number-rows-spanned="2"/>
          <table:table-cell table:style-name="ce331" table:number-columns-spanned="1" table:number-rows-spanned="2"/>
          <table:table-cell table:number-columns-repeated="832"/>
        </table:table-row>
        <table:table-row table:style-name="ro11">
          <table:covered-table-cell table:style-name="ce114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table-cell table:style-name="ce111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282" table:number-columns-spanned="18" table:number-rows-spanned="2"/>
          <table:covered-table-cell table:number-columns-repeated="17" table:style-name="ce284"/>
          <table:table-cell table:style-name="ce314" table:number-columns-spanned="1" table:number-rows-spanned="2"/>
          <table:table-cell table:style-name="ce282" table:number-columns-spanned="18" table:number-rows-spanned="2"/>
          <table:covered-table-cell table:number-columns-repeated="17" table:style-name="ce284"/>
          <table:table-cell table:style-name="ce331" table:number-columns-spanned="1" table:number-rows-spanned="2"/>
          <table:table-cell table:style-name="ce331" table:number-columns-spanned="1" table:number-rows-spanned="2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table-cell table:style-name="ce111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50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291"/>
          <table:covered-table-cell table:style-name="ce522"/>
          <table:covered-table-cell table:number-columns-repeated="5" table:style-name="ce291"/>
          <table:covered-table-cell table:style-name="ce522"/>
          <table:covered-table-cell table:number-columns-repeated="5" table:style-name="ce291"/>
          <table:covered-table-cell table:style-name="ce522"/>
          <table:covered-table-cell table:number-columns-repeated="2" table:style-name="ce291"/>
          <table:table-cell table:style-name="ce314" table:number-columns-spanned="1" table:number-rows-spanned="10"/>
          <table:table-cell table:style-name="ce50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291"/>
          <table:covered-table-cell table:style-name="ce522"/>
          <table:covered-table-cell table:number-columns-repeated="5" table:style-name="ce291"/>
          <table:covered-table-cell table:style-name="ce522"/>
          <table:covered-table-cell table:number-columns-repeated="5" table:style-name="ce291"/>
          <table:covered-table-cell table:style-name="ce522"/>
          <table:covered-table-cell table:number-columns-repeated="2" table:style-name="ce291"/>
          <table:table-cell table:style-name="ce331" table:number-columns-spanned="1" table:number-rows-spanned="10"/>
          <table:table-cell table:style-name="ce331" table:number-columns-spanned="1" table:number-rows-spanned="10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292"/>
          <table:covered-table-cell table:number-columns-repeated="2" table:style-name="ce291"/>
          <table:covered-table-cell table:style-name="ce523"/>
          <table:covered-table-cell table:number-columns-repeated="11" table:style-name="ce291"/>
          <table:covered-table-cell table:style-name="ce292"/>
          <table:covered-table-cell table:number-columns-repeated="2" table:style-name="ce291"/>
          <table:covered-table-cell table:style-name="ce525"/>
          <table:covered-table-cell table:style-name="ce292"/>
          <table:covered-table-cell table:number-columns-repeated="2" table:style-name="ce291"/>
          <table:covered-table-cell table:style-name="ce523"/>
          <table:covered-table-cell table:number-columns-repeated="11" table:style-name="ce291"/>
          <table:covered-table-cell table:style-name="ce292"/>
          <table:covered-table-cell table:number-columns-repeated="2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table-cell table:style-name="ce111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2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291"/>
          <table:covered-table-cell table:style-name="ce294"/>
          <table:covered-table-cell table:number-columns-repeated="14" table:style-name="ce291"/>
          <table:table-cell table:style-name="ce314" table:number-columns-spanned="1" table:number-rows-spanned="10"/>
          <table:table-cell table:style-name="ce2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291"/>
          <table:covered-table-cell table:style-name="ce294"/>
          <table:covered-table-cell table:number-columns-repeated="14" table:style-name="ce291"/>
          <table:table-cell table:style-name="ce331" table:number-columns-spanned="1" table:number-rows-spanned="10"/>
          <table:table-cell table:style-name="ce331" table:number-columns-spanned="1" table:number-rows-spanned="10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291"/>
          <table:covered-table-cell table:style-name="ce525"/>
          <table:covered-table-cell table:number-columns-repeated="18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291"/>
          <table:covered-table-cell table:style-name="ce292"/>
          <table:covered-table-cell table:number-columns-repeated="14" table:style-name="ce291"/>
          <table:covered-table-cell table:style-name="ce525"/>
          <table:covered-table-cell table:number-columns-repeated="3" table:style-name="ce291"/>
          <table:covered-table-cell table:style-name="ce292"/>
          <table:covered-table-cell table:number-columns-repeated="14" table:style-name="ce291"/>
          <table:covered-table-cell table:number-columns-repeated="2" table:style-name="ce535"/>
          <table:table-cell table:number-columns-repeated="832"/>
        </table:table-row>
        <table:table-row table:style-name="ro11">
          <table:covered-table-cell table:style-name="ce297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292"/>
          <table:covered-table-cell table:number-columns-repeated="17" table:style-name="ce512"/>
          <table:covered-table-cell table:style-name="ce525"/>
          <table:covered-table-cell table:style-name="ce292"/>
          <table:covered-table-cell table:number-columns-repeated="17" table:style-name="ce512"/>
          <table:covered-table-cell table:number-columns-repeated="2" table:style-name="ce535"/>
          <table:table-cell table:number-columns-repeated="832"/>
        </table:table-row>
        <table:table-row table:style-name="ro11">
          <table:table-cell table:style-name="ce302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282" table:number-columns-spanned="18" table:number-rows-spanned="2"/>
          <table:covered-table-cell table:number-columns-repeated="17" table:style-name="ce284"/>
          <table:table-cell table:style-name="ce314" table:number-columns-spanned="1" table:number-rows-spanned="2"/>
          <table:table-cell table:style-name="ce282" table:number-columns-spanned="18" table:number-rows-spanned="2"/>
          <table:covered-table-cell table:number-columns-repeated="17" table:style-name="ce284"/>
          <table:table-cell table:style-name="ce331" table:number-columns-spanned="1" table:number-rows-spanned="2"/>
          <table:table-cell table:style-name="ce331" table:number-columns-spanned="1" table:number-rows-spanned="2"/>
          <table:table-cell table:number-columns-repeated="832"/>
        </table:table-row>
        <table:table-row table:style-name="ro11">
          <table:covered-table-cell table:style-name="ce114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284"/>
          <table:covered-table-cell table:style-name="ce525"/>
          <table:covered-table-cell table:number-columns-repeated="18" table:style-name="ce284"/>
          <table:covered-table-cell table:number-columns-repeated="2" table:style-name="ce535"/>
          <table:table-cell table:number-columns-repeated="832"/>
        </table:table-row>
        <table:table-row table:style-name="ro11">
          <table:table-cell table:style-name="ce111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333" table:number-columns-spanned="1" table:number-rows-spanned="2"/>
          <table:table-cell table:style-name="ce333" table:number-columns-spanned="1" table:number-rows-spanned="2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number-columns-repeated="2" table:style-name="ce537"/>
          <table:table-cell table:number-columns-repeated="832"/>
        </table:table-row>
        <table:table-row table:style-name="ro11">
          <table:table-cell table:style-name="ce111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⛂" calcext:value-type="string" table:number-columns-spanned="18" table:number-rows-spanned="10">
            <text:p>⛂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🐴" calcext:value-type="string" table:number-columns-spanned="18" table:number-rows-spanned="10">
            <text:p>🐴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Δ" calcext:value-type="string" table:number-columns-spanned="18" table:number-rows-spanned="10">
            <text:p>Δ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⯊" calcext:value-type="string" table:number-columns-spanned="18" table:number-rows-spanned="10">
            <text:p>⯊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▴" calcext:value-type="string" table:number-columns-spanned="18" table:number-rows-spanned="10">
            <text:p>▴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▲" calcext:value-type="string" table:number-columns-spanned="18" table:number-rows-spanned="10">
            <text:p>▲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260" table:number-columns-spanned="1" table:number-rows-spanned="10"/>
          <table:table-cell table:style-name="ce372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△" calcext:value-type="string" table:number-columns-spanned="18" table:number-rows-spanned="10">
            <text:p>△</text:p>
          </table:table-cell>
          <table:covered-table-cell table:number-columns-repeated="2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5" table:style-name="ce187"/>
          <table:covered-table-cell table:style-name="ce184"/>
          <table:covered-table-cell table:number-columns-repeated="2" table:style-name="ce187"/>
          <table:table-cell table:style-name="ce333" table:number-columns-spanned="1" table:number-rows-spanned="10"/>
          <table:table-cell table:style-name="ce333" table:number-columns-spanned="1" table:number-rows-spanned="10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style-name="ce481"/>
          <table:covered-table-cell table:style-name="ce189"/>
          <table:covered-table-cell table:number-columns-repeated="2" table:style-name="ce187"/>
          <table:covered-table-cell table:style-name="ce460"/>
          <table:covered-table-cell table:number-columns-repeated="11" table:style-name="ce187"/>
          <table:covered-table-cell table:style-name="ce189"/>
          <table:covered-table-cell table:number-columns-repeated="2" table:style-name="ce187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number-columns-repeated="2" table:style-name="ce537"/>
          <table:table-cell table:number-columns-repeated="832"/>
        </table:table-row>
        <table:table-row table:style-name="ro11">
          <table:table-cell table:style-name="ce111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貝" calcext:value-type="string" table:number-columns-spanned="18" table:number-rows-spanned="10">
            <text:p>貝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瑪" calcext:value-type="string" table:number-columns-spanned="18" table:number-rows-spanned="10">
            <text:p>瑪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根" calcext:value-type="string" table:number-columns-spanned="18" table:number-rows-spanned="10">
            <text:p>根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船" calcext:value-type="string" table:number-columns-spanned="18" table:number-rows-spanned="10">
            <text:p>船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種" calcext:value-type="string" table:number-columns-spanned="18" table:number-rows-spanned="10">
            <text:p>種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君" calcext:value-type="string" table:number-columns-spanned="18" table:number-rows-spanned="10">
            <text:p>君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260" table:number-columns-spanned="1" table:number-rows-spanned="10"/>
          <table:table-cell table:style-name="ce190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君" calcext:value-type="string" table:number-columns-spanned="18" table:number-rows-spanned="10">
            <text:p>君</text:p>
          </table:table-cell>
          <table:covered-table-cell table:number-columns-repeated="2" table:style-name="ce187"/>
          <table:covered-table-cell table:style-name="ce190"/>
          <table:covered-table-cell table:number-columns-repeated="14" table:style-name="ce187"/>
          <table:table-cell table:style-name="ce333" table:number-columns-spanned="1" table:number-rows-spanned="10"/>
          <table:table-cell table:style-name="ce333" table:number-columns-spanned="1" table:number-rows-spanned="10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style-name="ce481"/>
          <table:covered-table-cell table:number-columns-repeated="3" table:style-name="ce187"/>
          <table:covered-table-cell table:style-name="ce189"/>
          <table:covered-table-cell table:number-columns-repeated="14" table:style-name="ce187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189"/>
          <table:covered-table-cell table:number-columns-repeated="17" table:style-name="ce398"/>
          <table:covered-table-cell table:style-name="ce481"/>
          <table:covered-table-cell table:style-name="ce189"/>
          <table:covered-table-cell table:number-columns-repeated="17" table:style-name="ce398"/>
          <table:covered-table-cell table:number-columns-repeated="2" table:style-name="ce537"/>
          <table:table-cell table:number-columns-repeated="832"/>
        </table:table-row>
        <table:table-row table:style-name="ro11">
          <table:table-cell table:style-name="ce302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333" table:number-columns-spanned="1" table:number-rows-spanned="2"/>
          <table:table-cell table:style-name="ce333" table:number-columns-spanned="1" table:number-rows-spanned="2"/>
          <table:table-cell table:number-columns-repeated="832"/>
        </table:table-row>
        <table:table-row table:style-name="ro11">
          <table:covered-table-cell table:style-name="ce114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number-columns-repeated="2" table:style-name="ce537"/>
          <table:table-cell table:number-columns-repeated="832"/>
        </table:table-row>
        <table:table-row table:style-name="ro11">
          <table:table-cell table:style-name="ce111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333" table:number-columns-spanned="1" table:number-rows-spanned="2"/>
          <table:table-cell table:style-name="ce333" table:number-columns-spanned="1" table:number-rows-spanned="2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number-columns-repeated="2" table:style-name="ce537"/>
          <table:table-cell table:number-columns-repeated="832"/>
        </table:table-row>
        <table:table-row table:style-name="ro11">
          <table:table-cell table:style-name="ce111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貴" calcext:value-type="string" table:number-columns-spanned="18" table:number-rows-spanned="10">
            <text:p>貴</text:p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260" table:number-columns-spanned="1" table:number-rows-spanned="10"/>
          <table:table-cell table:style-name="ce376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5" table:style-name="ce192"/>
          <table:covered-table-cell table:style-name="ce462"/>
          <table:covered-table-cell table:number-columns-repeated="2" table:style-name="ce192"/>
          <table:table-cell table:style-name="ce333" table:number-columns-spanned="1" table:number-rows-spanned="10"/>
          <table:table-cell table:style-name="ce333" table:number-columns-spanned="1" table:number-rows-spanned="10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style-name="ce481"/>
          <table:covered-table-cell table:style-name="ce193"/>
          <table:covered-table-cell table:number-columns-repeated="2" table:style-name="ce192"/>
          <table:covered-table-cell table:style-name="ce463"/>
          <table:covered-table-cell table:number-columns-repeated="11" table:style-name="ce192"/>
          <table:covered-table-cell table:style-name="ce193"/>
          <table:covered-table-cell table:number-columns-repeated="2" table:style-name="ce192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number-columns-repeated="2" table:style-name="ce537"/>
          <table:table-cell table:number-columns-repeated="832"/>
        </table:table-row>
        <table:table-row table:style-name="ro11">
          <table:table-cell table:style-name="ce111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⛀" calcext:value-type="string" table:number-columns-spanned="18" table:number-rows-spanned="10">
            <text:p>⛀</text:p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260" table:number-columns-spanned="1" table:number-rows-spanned="10"/>
          <table:table-cell table:style-name="ce19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192"/>
          <table:covered-table-cell table:style-name="ce194"/>
          <table:covered-table-cell table:number-columns-repeated="14" table:style-name="ce192"/>
          <table:table-cell table:style-name="ce333" table:number-columns-spanned="1" table:number-rows-spanned="10"/>
          <table:table-cell table:style-name="ce333" table:number-columns-spanned="1" table:number-rows-spanned="10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style-name="ce481"/>
          <table:covered-table-cell table:number-columns-repeated="18" table:style-name="ce192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style-name="ce481"/>
          <table:covered-table-cell table:number-columns-repeated="3" table:style-name="ce192"/>
          <table:covered-table-cell table:style-name="ce193"/>
          <table:covered-table-cell table:number-columns-repeated="14" table:style-name="ce192"/>
          <table:covered-table-cell table:number-columns-repeated="2" table:style-name="ce537"/>
          <table:table-cell table:number-columns-repeated="832"/>
        </table:table-row>
        <table:table-row table:style-name="ro11">
          <table:covered-table-cell table:style-name="ce297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193"/>
          <table:covered-table-cell table:number-columns-repeated="17" table:style-name="ce401"/>
          <table:covered-table-cell table:style-name="ce481"/>
          <table:covered-table-cell table:style-name="ce193"/>
          <table:covered-table-cell table:number-columns-repeated="17" table:style-name="ce401"/>
          <table:covered-table-cell table:number-columns-repeated="2" table:style-name="ce537"/>
          <table:table-cell table:number-columns-repeated="832"/>
        </table:table-row>
        <table:table-row table:style-name="ro11">
          <table:table-cell table:style-name="ce302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260" table:number-columns-spanned="1" table:number-rows-spanned="2"/>
          <table:table-cell table:style-name="ce184" table:number-columns-spanned="18" table:number-rows-spanned="2"/>
          <table:covered-table-cell table:number-columns-repeated="17" table:style-name="ce187"/>
          <table:table-cell table:style-name="ce333" table:number-columns-spanned="1" table:number-rows-spanned="2"/>
          <table:table-cell table:style-name="ce333" table:number-columns-spanned="1" table:number-rows-spanned="2"/>
          <table:table-cell table:number-columns-repeated="832"/>
        </table:table-row>
        <table:table-row table:style-name="ro11">
          <table:covered-table-cell table:style-name="ce114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style-name="ce481"/>
          <table:covered-table-cell table:number-columns-repeated="18" table:style-name="ce187"/>
          <table:covered-table-cell table:number-columns-repeated="2" table:style-name="ce537"/>
          <table:table-cell table:number-columns-repeated="832"/>
        </table:table-row>
        <table:table-row table:style-name="ro13">
          <table:table-cell table:style-name="ce118" table:number-columns-spanned="1" table:number-rows-spanned="2"/>
          <table:table-cell table:style-name="ce157" table:number-columns-spanned="18" table:number-rows-spanned="2"/>
          <table:covered-table-cell table:number-columns-repeated="17" table:style-name="ce196"/>
          <table:table-cell table:style-name="ce118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335" table:number-columns-spanned="1" table:number-rows-spanned="2"/>
          <table:table-cell table:style-name="ce335" table:number-columns-spanned="1" table:number-rows-spanned="2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196"/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table-cell table:style-name="ce90" table:number-columns-spanned="1" table:number-rows-spanned="10"/>
          <table:table-cell table:style-name="ce159" office:value-type="string" calcext:value-type="string" table:number-columns-spanned="18" table:number-rows-spanned="10">
            <text:p>チャトランガ</text:p>
          </table:table-cell>
          <table:covered-table-cell table:number-columns-repeated="17" table:style-name="ce121"/>
          <table:table-cell table:style-name="ce118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🐎" calcext:value-type="string" table:number-columns-spanned="18" table:number-rows-spanned="10">
            <text:p>🐎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🐘" calcext:value-type="string" table:number-columns-spanned="18" table:number-rows-spanned="10">
            <text:p>🐘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🛞" calcext:value-type="string" table:number-columns-spanned="18" table:number-rows-spanned="10">
            <text:p>🛞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⚔" calcext:value-type="string" table:number-columns-spanned="18" table:number-rows-spanned="10">
            <text:p>⚔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335" table:number-columns-spanned="1" table:number-rows-spanned="10"/>
          <table:table-cell table:style-name="ce335" table:number-columns-spanned="1" table:number-rows-spanned="10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table-cell table:style-name="ce90" table:number-columns-spanned="1" table:number-rows-spanned="10"/>
          <table:table-cell table:style-name="ce159" table:number-columns-spanned="18" table:number-rows-spanned="10"/>
          <table:covered-table-cell table:number-columns-repeated="17" table:style-name="ce121"/>
          <table:table-cell table:style-name="ce118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午" calcext:value-type="string" table:number-columns-spanned="18" table:number-rows-spanned="10">
            <text:p>午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像" calcext:value-type="string" table:number-columns-spanned="18" table:number-rows-spanned="10">
            <text:p>像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戦" calcext:value-type="string" table:number-columns-spanned="18" table:number-rows-spanned="10">
            <text:p>戦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臣" calcext:value-type="string" table:number-columns-spanned="18" table:number-rows-spanned="10">
            <text:p>臣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335" table:number-columns-spanned="1" table:number-rows-spanned="10"/>
          <table:table-cell table:style-name="ce335" table:number-columns-spanned="1" table:number-rows-spanned="10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number-columns-repeated="2" table:style-name="ce253"/>
          <table:table-cell table:number-columns-repeated="832"/>
        </table:table-row>
        <table:table-row table:style-name="ro11">
          <table:table-cell table:style-name="ce92" table:number-columns-spanned="1" table:number-rows-spanned="2"/>
          <table:table-cell table:style-name="ce157" table:number-columns-spanned="18" table:number-rows-spanned="2"/>
          <table:covered-table-cell table:number-columns-repeated="17" table:style-name="ce196"/>
          <table:table-cell table:style-name="ce92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335" table:number-columns-spanned="1" table:number-rows-spanned="2"/>
          <table:table-cell table:style-name="ce335" table:number-columns-spanned="1" table:number-rows-spanned="2"/>
          <table:table-cell table:number-columns-repeated="832"/>
        </table:table-row>
        <table:table-row table:style-name="ro11">
          <table:covered-table-cell table:style-name="ce121"/>
          <table:covered-table-cell table:number-columns-repeated="18" table:style-name="ce196"/>
          <table:covered-table-cell table:style-name="ce121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table-cell table:style-name="ce118" table:number-columns-spanned="1" table:number-rows-spanned="2"/>
          <table:table-cell table:style-name="ce157" table:number-columns-spanned="18" table:number-rows-spanned="2"/>
          <table:covered-table-cell table:number-columns-repeated="17" table:style-name="ce196"/>
          <table:table-cell table:style-name="ce118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335" table:number-columns-spanned="1" table:number-rows-spanned="2"/>
          <table:table-cell table:style-name="ce335" table:number-columns-spanned="1" table:number-rows-spanned="2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196"/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table-cell table:style-name="ce90" table:number-columns-spanned="1" table:number-rows-spanned="10"/>
          <table:table-cell table:style-name="ce159" table:number-columns-spanned="18" table:number-rows-spanned="10"/>
          <table:covered-table-cell table:number-columns-repeated="17" table:style-name="ce121"/>
          <table:table-cell table:style-name="ce118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杵" calcext:value-type="string" table:number-columns-spanned="18" table:number-rows-spanned="10">
            <text:p>杵</text:p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杵" calcext:value-type="string" table:number-columns-spanned="18" table:number-rows-spanned="10">
            <text:p>杵</text:p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杵" calcext:value-type="string" table:number-columns-spanned="18" table:number-rows-spanned="10">
            <text:p>杵</text:p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舶" calcext:value-type="string" table:number-columns-spanned="18" table:number-rows-spanned="10">
            <text:p>舶</text:p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舶" calcext:value-type="string" table:number-columns-spanned="18" table:number-rows-spanned="10">
            <text:p>舶</text:p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335" table:number-columns-spanned="1" table:number-rows-spanned="10"/>
          <table:table-cell table:style-name="ce335" table:number-columns-spanned="1" table:number-rows-spanned="10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number-columns-repeated="19" table:style-name="ce121"/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table-cell table:style-name="ce90" table:number-columns-spanned="1" table:number-rows-spanned="10"/>
          <table:table-cell table:style-name="ce160" table:number-columns-spanned="18" table:number-rows-spanned="10"/>
          <table:covered-table-cell table:number-columns-repeated="17" table:style-name="ce199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🐎" calcext:value-type="string" table:number-columns-spanned="18" table:number-rows-spanned="10">
            <text:p>🐎</text:p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🐎" calcext:value-type="string" table:number-columns-spanned="18" table:number-rows-spanned="10">
            <text:p>🐎</text:p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🐎" calcext:value-type="string" table:number-columns-spanned="18" table:number-rows-spanned="10">
            <text:p>🐎</text:p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⛵" calcext:value-type="string" table:number-columns-spanned="18" table:number-rows-spanned="10">
            <text:p>⛵</text:p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⛵" calcext:value-type="string" table:number-columns-spanned="18" table:number-rows-spanned="10">
            <text:p>⛵</text:p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335" table:number-columns-spanned="1" table:number-rows-spanned="10"/>
          <table:table-cell table:style-name="ce335" table:number-columns-spanned="1" table:number-rows-spanned="10"/>
          <table:table-cell table:number-columns-repeated="832"/>
        </table:table-row>
        <table:table-row table:style-name="ro11">
          <table:covered-table-cell table:style-name="ce121"/>
          <table:covered-table-cell table:number-columns-repeated="19"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121"/>
          <table:covered-table-cell table:number-columns-repeated="19"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121"/>
          <table:covered-table-cell table:number-columns-repeated="19"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121"/>
          <table:covered-table-cell table:number-columns-repeated="19"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121"/>
          <table:covered-table-cell table:number-columns-repeated="19"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121"/>
          <table:covered-table-cell table:number-columns-repeated="19"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121"/>
          <table:covered-table-cell table:number-columns-repeated="19"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121"/>
          <table:covered-table-cell table:number-columns-repeated="19"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121"/>
          <table:covered-table-cell table:number-columns-repeated="19"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number-columns-repeated="2" table:style-name="ce253"/>
          <table:table-cell table:number-columns-repeated="832"/>
        </table:table-row>
        <table:table-row table:style-name="ro11">
          <table:table-cell table:style-name="ce92" table:number-columns-spanned="1" table:number-rows-spanned="2"/>
          <table:table-cell table:style-name="ce157" table:number-columns-spanned="18" table:number-rows-spanned="2"/>
          <table:covered-table-cell table:number-columns-repeated="17" table:style-name="ce196"/>
          <table:table-cell table:style-name="ce92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335" table:number-columns-spanned="1" table:number-rows-spanned="2"/>
          <table:table-cell table:style-name="ce335" table:number-columns-spanned="1" table:number-rows-spanned="2"/>
          <table:table-cell table:number-columns-repeated="832"/>
        </table:table-row>
        <table:table-row table:style-name="ro11">
          <table:covered-table-cell table:style-name="ce121"/>
          <table:covered-table-cell table:number-columns-repeated="18" table:style-name="ce196"/>
          <table:covered-table-cell table:style-name="ce121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table-cell table:style-name="ce118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335" table:number-columns-spanned="1" table:number-rows-spanned="2"/>
          <table:table-cell table:style-name="ce335" table:number-columns-spanned="1" table:number-rows-spanned="2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table-cell table:style-name="ce118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🐎" calcext:value-type="string" table:number-columns-spanned="18" table:number-rows-spanned="10">
            <text:p>🐎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🐘" calcext:value-type="string" table:number-columns-spanned="18" table:number-rows-spanned="10">
            <text:p>🐘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🛞" calcext:value-type="string" table:number-columns-spanned="18" table:number-rows-spanned="10">
            <text:p>🛞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⚔" calcext:value-type="string" table:number-columns-spanned="18" table:number-rows-spanned="10">
            <text:p>⚔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335" table:number-columns-spanned="1" table:number-rows-spanned="10"/>
          <table:table-cell table:style-name="ce335" table:number-columns-spanned="1" table:number-rows-spanned="10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table-cell table:style-name="ce118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午" calcext:value-type="string" table:number-columns-spanned="18" table:number-rows-spanned="10">
            <text:p>午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像" calcext:value-type="string" table:number-columns-spanned="18" table:number-rows-spanned="10">
            <text:p>像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戦" calcext:value-type="string" table:number-columns-spanned="18" table:number-rows-spanned="10">
            <text:p>戦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臣" calcext:value-type="string" table:number-columns-spanned="18" table:number-rows-spanned="10">
            <text:p>臣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335" table:number-columns-spanned="1" table:number-rows-spanned="10"/>
          <table:table-cell table:style-name="ce335" table:number-columns-spanned="1" table:number-rows-spanned="10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number-columns-repeated="2" table:style-name="ce253"/>
          <table:table-cell table:number-columns-repeated="832"/>
        </table:table-row>
        <table:table-row table:style-name="ro11">
          <table:table-cell table:style-name="ce92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335" table:number-columns-spanned="1" table:number-rows-spanned="2"/>
          <table:table-cell table:style-name="ce335" table:number-columns-spanned="1" table:number-rows-spanned="2"/>
          <table:table-cell table:number-columns-repeated="832"/>
        </table:table-row>
        <table:table-row table:style-name="ro11">
          <table:covered-table-cell table:style-name="ce121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table-cell table:style-name="ce118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335" table:number-columns-spanned="1" table:number-rows-spanned="2"/>
          <table:table-cell table:style-name="ce335" table:number-columns-spanned="1" table:number-rows-spanned="2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table-cell table:style-name="ce118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橡" calcext:value-type="string" table:number-columns-spanned="18" table:number-rows-spanned="10">
            <text:p>橡</text:p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戰" calcext:value-type="string" table:number-columns-spanned="18" table:number-rows-spanned="10">
            <text:p>戰</text:p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橡" calcext:value-type="string" table:number-columns-spanned="18" table:number-rows-spanned="10">
            <text:p>橡</text:p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戰" calcext:value-type="string" table:number-columns-spanned="18" table:number-rows-spanned="10">
            <text:p>戰</text:p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豪" calcext:value-type="string" table:number-columns-spanned="18" table:number-rows-spanned="10">
            <text:p>豪</text:p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豪" calcext:value-type="string" table:number-columns-spanned="18" table:number-rows-spanned="10">
            <text:p>豪</text:p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335" table:number-columns-spanned="1" table:number-rows-spanned="10"/>
          <table:table-cell table:style-name="ce335" table:number-columns-spanned="1" table:number-rows-spanned="10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table-cell table:style-name="ce118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🐘" calcext:value-type="string" table:number-columns-spanned="18" table:number-rows-spanned="10">
            <text:p>🐘</text:p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🛞" calcext:value-type="string" table:number-columns-spanned="18" table:number-rows-spanned="10">
            <text:p>🛞</text:p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🐘" calcext:value-type="string" table:number-columns-spanned="18" table:number-rows-spanned="10">
            <text:p>🐘</text:p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🛞" calcext:value-type="string" table:number-columns-spanned="18" table:number-rows-spanned="10">
            <text:p>🛞</text:p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🐘" calcext:value-type="string" table:number-columns-spanned="18" table:number-rows-spanned="10">
            <text:p>🐘</text:p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🐘" calcext:value-type="string" table:number-columns-spanned="18" table:number-rows-spanned="10">
            <text:p>🐘</text:p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335" table:number-columns-spanned="1" table:number-rows-spanned="10"/>
          <table:table-cell table:style-name="ce335" table:number-columns-spanned="1" table:number-rows-spanned="10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number-columns-repeated="2" table:style-name="ce253"/>
          <table:table-cell table:number-columns-repeated="832"/>
        </table:table-row>
        <table:table-row table:style-name="ro11">
          <table:table-cell table:style-name="ce92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335" table:number-columns-spanned="1" table:number-rows-spanned="2"/>
          <table:table-cell table:style-name="ce335" table:number-columns-spanned="1" table:number-rows-spanned="2"/>
          <table:table-cell table:number-columns-repeated="832"/>
        </table:table-row>
        <table:table-row table:style-name="ro11">
          <table:covered-table-cell table:style-name="ce121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table-cell table:style-name="ce118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335" table:number-columns-spanned="1" table:number-rows-spanned="2"/>
          <table:table-cell table:style-name="ce335" table:number-columns-spanned="1" table:number-rows-spanned="2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table-cell table:style-name="ce118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🗡" calcext:value-type="string" table:number-columns-spanned="18" table:number-rows-spanned="10">
            <text:p>🗡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⛵" calcext:value-type="string" table:number-columns-spanned="18" table:number-rows-spanned="10">
            <text:p>⛵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⛵" calcext:value-type="string" table:number-columns-spanned="18" table:number-rows-spanned="10">
            <text:p>⛵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🐘" calcext:value-type="string" table:number-columns-spanned="18" table:number-rows-spanned="10">
            <text:p>🐘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🐘" calcext:value-type="string" table:number-columns-spanned="18" table:number-rows-spanned="10">
            <text:p>🐘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👑" calcext:value-type="string" table:number-columns-spanned="18" table:number-rows-spanned="10">
            <text:p>👑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216" table:number-columns-spanned="1" table:number-rows-spanned="10"/>
          <table:table-cell table:style-name="ce16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👑" calcext:value-type="string" table:number-columns-spanned="18" table:number-rows-spanned="10">
            <text:p>👑</text:p>
          </table:table-cell>
          <table:covered-table-cell table:number-columns-repeated="2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5" table:style-name="ce207"/>
          <table:covered-table-cell table:style-name="ce202"/>
          <table:covered-table-cell table:number-columns-repeated="2" table:style-name="ce207"/>
          <table:table-cell table:style-name="ce335" table:number-columns-spanned="1" table:number-rows-spanned="10"/>
          <table:table-cell table:style-name="ce335" table:number-columns-spanned="1" table:number-rows-spanned="10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style-name="ce199"/>
          <table:covered-table-cell table:style-name="ce208"/>
          <table:covered-table-cell table:number-columns-repeated="2" table:style-name="ce207"/>
          <table:covered-table-cell table:style-name="ce203"/>
          <table:covered-table-cell table:number-columns-repeated="11" table:style-name="ce207"/>
          <table:covered-table-cell table:style-name="ce208"/>
          <table:covered-table-cell table:number-columns-repeated="2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style-name="ce199"/>
          <table:covered-table-cell table:number-columns-repeated="18" table:style-name="ce207"/>
          <table:covered-table-cell table:number-columns-repeated="2" table:style-name="ce253"/>
          <table:table-cell table:number-columns-repeated="832"/>
        </table:table-row>
        <table:table-row table:style-name="ro11">
          <table:table-cell table:style-name="ce118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人" calcext:value-type="string" table:number-columns-spanned="18" table:number-rows-spanned="10">
            <text:p>人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舟" calcext:value-type="string" table:number-columns-spanned="18" table:number-rows-spanned="10">
            <text:p>舟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舟" calcext:value-type="string" table:number-columns-spanned="18" table:number-rows-spanned="10">
            <text:p>舟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豕" calcext:value-type="string" table:number-columns-spanned="18" table:number-rows-spanned="10">
            <text:p>豕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豕" calcext:value-type="string" table:number-columns-spanned="18" table:number-rows-spanned="10">
            <text:p>豕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主" calcext:value-type="string" table:number-columns-spanned="18" table:number-rows-spanned="10">
            <text:p>主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267" table:number-columns-spanned="1" table:number-rows-spanned="10"/>
          <table:table-cell table:style-name="ce20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主" calcext:value-type="string" table:number-columns-spanned="18" table:number-rows-spanned="10">
            <text:p>主</text:p>
          </table:table-cell>
          <table:covered-table-cell table:number-columns-repeated="2" table:style-name="ce201"/>
          <table:covered-table-cell table:style-name="ce209"/>
          <table:covered-table-cell table:number-columns-repeated="14" table:style-name="ce201"/>
          <table:table-cell table:style-name="ce335" table:number-columns-spanned="1" table:number-rows-spanned="10"/>
          <table:table-cell table:style-name="ce335" table:number-columns-spanned="1" table:number-rows-spanned="10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style-name="ce218"/>
          <table:covered-table-cell table:number-columns-repeated="3" table:style-name="ce201"/>
          <table:covered-table-cell table:style-name="ce210"/>
          <table:covered-table-cell table:number-columns-repeated="14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style-name="ce218"/>
          <table:covered-table-cell table:style-name="ce210"/>
          <table:covered-table-cell table:number-columns-repeated="17" table:style-name="ce185"/>
          <table:covered-table-cell table:number-columns-repeated="2" table:style-name="ce253"/>
          <table:table-cell table:number-columns-repeated="832"/>
        </table:table-row>
        <table:table-row table:style-name="ro11">
          <table:table-cell table:style-name="ce92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335" table:number-columns-spanned="1" table:number-rows-spanned="2"/>
          <table:table-cell table:style-name="ce335" table:number-columns-spanned="1" table:number-rows-spanned="2"/>
          <table:table-cell table:number-columns-repeated="832"/>
        </table:table-row>
        <table:table-row table:style-name="ro11">
          <table:covered-table-cell table:style-name="ce121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table-cell table:style-name="ce118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335" table:number-columns-spanned="1" table:number-rows-spanned="2"/>
          <table:table-cell table:style-name="ce335" table:number-columns-spanned="1" table:number-rows-spanned="2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>
          <table:table-cell table:style-name="ce118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柱" calcext:value-type="string" table:number-columns-spanned="18" table:number-rows-spanned="10">
            <text:p>柱</text:p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巨" calcext:value-type="string" table:number-columns-spanned="18" table:number-rows-spanned="10">
            <text:p>巨</text:p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柱" calcext:value-type="string" table:number-columns-spanned="18" table:number-rows-spanned="10">
            <text:p>柱</text:p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office:value-type="string" office:string-value="巨" calcext:value-type="string" table:number-columns-spanned="18" table:number-rows-spanned="10">
            <text:p>巨</text:p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267" table:number-columns-spanned="1" table:number-rows-spanned="10"/>
          <table:table-cell table:style-name="ce169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;2)+1;&#10;1);&quot;&quot;)" table:number-columns-spanned="18" table:number-rows-spanned="10">
            <text:p/>
          </table:table-cell>
          <table:covered-table-cell table:number-columns-repeated="2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5" table:style-name="ce212"/>
          <table:covered-table-cell table:style-name="ce204"/>
          <table:covered-table-cell table:number-columns-repeated="2" table:style-name="ce212"/>
          <table:table-cell table:style-name="ce335" table:number-columns-spanned="1" table:number-rows-spanned="10"/>
          <table:table-cell table:style-name="ce335" table:number-columns-spanned="1" table:number-rows-spanned="10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style-name="ce218"/>
          <table:covered-table-cell table:style-name="ce213"/>
          <table:covered-table-cell table:number-columns-repeated="2" table:style-name="ce212"/>
          <table:covered-table-cell table:style-name="ce205"/>
          <table:covered-table-cell table:number-columns-repeated="11" table:style-name="ce212"/>
          <table:covered-table-cell table:style-name="ce213"/>
          <table:covered-table-cell table:number-columns-repeated="2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style-name="ce218"/>
          <table:covered-table-cell table:number-columns-repeated="18" table:style-name="ce212"/>
          <table:covered-table-cell table:number-columns-repeated="2" table:style-name="ce253"/>
          <table:table-cell table:number-columns-repeated="832"/>
        </table:table-row>
        <table:table-row table:style-name="ro11">
          <table:table-cell table:style-name="ce118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👑" calcext:value-type="string" table:number-columns-spanned="18" table:number-rows-spanned="10">
            <text:p>👑</text:p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⚔" calcext:value-type="string" table:number-columns-spanned="18" table:number-rows-spanned="10">
            <text:p>⚔</text:p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👑" calcext:value-type="string" table:number-columns-spanned="18" table:number-rows-spanned="10">
            <text:p>👑</text:p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office:value-type="string" office:string-value="⚔" calcext:value-type="string" table:number-columns-spanned="18" table:number-rows-spanned="10">
            <text:p>⚔</text:p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216" table:number-columns-spanned="1" table:number-rows-spanned="10"/>
          <table:table-cell table:style-name="ce214" table:formula="of:=IFERROR(MID(&#10;    VLOOKUP(&#10;        INDEX([$paperTable.$A$1:$paperTable.$I$36];&#10;            (ROW()-ROW([.$U$5]))/(ROW([.$U$29])-ROW([.$U$5]))+1;&#10;            (COLUMN()-COLUMN([.$U$5]))/(COLUMN([.$AN$5])-COLUMN([.$U$5]))+1);&#10;        [$datas.$A$1:$datas.$M$100];&#10;    3;0);&#10;    MOD((ROW()-ROW([.$U$5]))/(ROW([.$U$29])-ROW([.$U$5]))+1;2)+1;&#10;1);&quot;&quot;)" table:number-columns-spanned="18" table:number-rows-spanned="10">
            <text:p/>
          </table:table-cell>
          <table:covered-table-cell table:number-columns-repeated="2" table:style-name="ce215"/>
          <table:covered-table-cell table:style-name="ce214"/>
          <table:covered-table-cell table:number-columns-repeated="14" table:style-name="ce215"/>
          <table:table-cell table:style-name="ce335" table:number-columns-spanned="1" table:number-rows-spanned="10"/>
          <table:table-cell table:style-name="ce335" table:number-columns-spanned="1" table:number-rows-spanned="10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style-name="ce199"/>
          <table:covered-table-cell table:number-columns-repeated="18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style-name="ce199"/>
          <table:covered-table-cell table:number-columns-repeated="3" table:style-name="ce215"/>
          <table:covered-table-cell table:style-name="ce217"/>
          <table:covered-table-cell table:number-columns-repeated="14" table:style-name="ce215"/>
          <table:covered-table-cell table:number-columns-repeated="2" table:style-name="ce253"/>
          <table:table-cell table:number-columns-repeated="832"/>
        </table:table-row>
        <table:table-row table:style-name="ro11">
          <table:covered-table-cell table:style-name="ce8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style-name="ce199"/>
          <table:covered-table-cell table:style-name="ce217"/>
          <table:covered-table-cell table:number-columns-repeated="17" table:style-name="ce186"/>
          <table:covered-table-cell table:number-columns-repeated="2" table:style-name="ce253"/>
          <table:table-cell table:number-columns-repeated="832"/>
        </table:table-row>
        <table:table-row table:style-name="ro11">
          <table:table-cell table:style-name="ce92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267" table:number-columns-spanned="1" table:number-rows-spanned="2"/>
          <table:table-cell table:style-name="ce162" table:number-columns-spanned="18" table:number-rows-spanned="2"/>
          <table:covered-table-cell table:number-columns-repeated="17" table:style-name="ce201"/>
          <table:table-cell table:style-name="ce335" table:number-columns-spanned="1" table:number-rows-spanned="2"/>
          <table:table-cell table:style-name="ce335" table:number-columns-spanned="1" table:number-rows-spanned="2"/>
          <table:table-cell table:number-columns-repeated="832"/>
        </table:table-row>
        <table:table-row table:style-name="ro11">
          <table:covered-table-cell table:style-name="ce121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style-name="ce218"/>
          <table:covered-table-cell table:number-columns-repeated="18" table:style-name="ce201"/>
          <table:covered-table-cell table:number-columns-repeated="2" table:style-name="ce253"/>
          <table:table-cell table:number-columns-repeated="832"/>
        </table:table-row>
        <table:table-row table:style-name="ro11" table:number-rows-repeated="104770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aperTable" table:style-name="ta4">
        <table:table-column table:style-name="co29" table:number-columns-repeated="1024" table:default-cell-style-name="ce74"/>
        <table:table-row table:style-name="ro7">
          <table:table-cell table:number-columns-repeated="3" table:style-name="ce340" office:value-type="string" calcext:value-type="string">
            <text:p>歩</text:p>
          </table:table-cell>
          <table:table-cell table:style-name="ce340" office:value-type="string" calcext:value-type="string">
            <text:p>桂</text:p>
          </table:table-cell>
          <table:table-cell table:style-name="ce340" office:value-type="string" calcext:value-type="string">
            <text:p>銀</text:p>
          </table:table-cell>
          <table:table-cell table:style-name="ce340" office:value-type="string" calcext:value-type="string">
            <text:p>香</text:p>
          </table:table-cell>
          <table:table-cell table:style-name="ce340" office:value-type="string" calcext:value-type="string">
            <text:p>金</text:p>
          </table:table-cell>
          <table:table-cell table:style-name="ce340" office:value-type="string" calcext:value-type="string">
            <text:p>角</text:p>
          </table:table-cell>
          <table:table-cell table:style-name="ce340" office:value-type="string" calcext:value-type="string">
            <text:p>飛</text:p>
          </table:table-cell>
          <table:table-cell table:number-columns-repeated="1015"/>
        </table:table-row>
        <table:table-row table:style-name="ro7">
          <table:table-cell table:number-columns-repeated="3" table:style-name="ce341" office:value-type="string" calcext:value-type="string">
            <text:p>と</text:p>
          </table:table-cell>
          <table:table-cell table:style-name="ce341" office:value-type="string" calcext:value-type="string">
            <text:p>圭</text:p>
          </table:table-cell>
          <table:table-cell table:style-name="ce341" office:value-type="string" calcext:value-type="string">
            <text:p>全</text:p>
          </table:table-cell>
          <table:table-cell table:style-name="ce341" office:value-type="string" calcext:value-type="string">
            <text:p>杏</text:p>
          </table:table-cell>
          <table:table-cell/>
          <table:table-cell table:style-name="ce341" office:value-type="string" calcext:value-type="string">
            <text:p>馬</text:p>
          </table:table-cell>
          <table:table-cell table:style-name="ce341" office:value-type="string" calcext:value-type="string">
            <text:p>竜</text:p>
          </table:table-cell>
          <table:table-cell table:style-name="Default"/>
          <table:table-cell table:number-columns-repeated="1014"/>
        </table:table-row>
        <table:table-row table:style-name="ro7">
          <table:table-cell table:number-columns-repeated="3" table:style-name="ce340" office:value-type="string" calcext:value-type="string">
            <text:p>歩</text:p>
          </table:table-cell>
          <table:table-cell table:style-name="ce340" office:value-type="string" calcext:value-type="string">
            <text:p>桂</text:p>
          </table:table-cell>
          <table:table-cell table:style-name="ce340" office:value-type="string" calcext:value-type="string">
            <text:p>銀</text:p>
          </table:table-cell>
          <table:table-cell table:style-name="ce340" office:value-type="string" calcext:value-type="string">
            <text:p>香</text:p>
          </table:table-cell>
          <table:table-cell table:style-name="ce340" office:value-type="string" calcext:value-type="string">
            <text:p>金</text:p>
          </table:table-cell>
          <table:table-cell table:style-name="ce340" office:value-type="string" calcext:value-type="string">
            <text:p>角</text:p>
          </table:table-cell>
          <table:table-cell table:style-name="ce340" office:value-type="string" calcext:value-type="string">
            <text:p>玉</text:p>
          </table:table-cell>
          <table:table-cell table:style-name="Default" table:number-columns-repeated="3"/>
          <table:table-cell table:number-columns-repeated="1012"/>
        </table:table-row>
        <table:table-row table:style-name="ro7">
          <table:table-cell table:number-columns-repeated="3" table:style-name="ce341" office:value-type="string" calcext:value-type="string">
            <text:p>と</text:p>
          </table:table-cell>
          <table:table-cell table:style-name="ce341" office:value-type="string" calcext:value-type="string">
            <text:p>圭</text:p>
          </table:table-cell>
          <table:table-cell table:style-name="ce341" office:value-type="string" calcext:value-type="string">
            <text:p>全</text:p>
          </table:table-cell>
          <table:table-cell table:style-name="ce341" office:value-type="string" calcext:value-type="string">
            <text:p>杏</text:p>
          </table:table-cell>
          <table:table-cell/>
          <table:table-cell table:style-name="ce341" office:value-type="string" calcext:value-type="string">
            <text:p>馬</text:p>
          </table:table-cell>
          <table:table-cell/>
          <table:table-cell table:style-name="Default" table:number-columns-repeated="4"/>
          <table:table-cell table:style-name="ce340"/>
          <table:table-cell table:style-name="Default"/>
          <table:table-cell table:style-name="ce340"/>
          <table:table-cell table:style-name="Default"/>
          <table:table-cell table:style-name="ce340"/>
          <table:table-cell table:style-name="Default"/>
          <table:table-cell table:style-name="ce340" table:number-columns-repeated="2"/>
          <table:table-cell table:number-columns-repeated="1003"/>
        </table:table-row>
        <table:table-row table:style-name="ro7">
          <table:table-cell table:number-columns-repeated="3" table:style-name="ce340" office:value-type="string" calcext:value-type="string">
            <text:p>歩</text:p>
          </table:table-cell>
          <table:table-cell table:style-name="ce340" office:value-type="string" calcext:value-type="string">
            <text:p>桂</text:p>
          </table:table-cell>
          <table:table-cell table:style-name="ce340" office:value-type="string" calcext:value-type="string">
            <text:p>銀</text:p>
          </table:table-cell>
          <table:table-cell table:style-name="ce340" office:value-type="string" calcext:value-type="string">
            <text:p>香</text:p>
          </table:table-cell>
          <table:table-cell table:style-name="ce340" office:value-type="string" calcext:value-type="string">
            <text:p>金</text:p>
          </table:table-cell>
          <table:table-cell table:style-name="ce340" office:value-type="string" calcext:value-type="string">
            <text:p>飛</text:p>
          </table:table-cell>
          <table:table-cell table:style-name="ce340" office:value-type="string" calcext:value-type="string">
            <text:p>皇</text:p>
          </table:table-cell>
          <table:table-cell table:style-name="Default"/>
          <table:table-cell table:number-columns-repeated="2"/>
          <table:table-cell table:style-name="Default"/>
          <table:table-cell table:style-name="ce341"/>
          <table:table-cell table:style-name="Default"/>
          <table:table-cell table:style-name="ce341"/>
          <table:table-cell table:style-name="Default"/>
          <table:table-cell table:style-name="ce341"/>
          <table:table-cell table:style-name="Default"/>
          <table:table-cell/>
          <table:table-cell table:style-name="ce341"/>
          <table:table-cell table:number-columns-repeated="1003"/>
        </table:table-row>
        <table:table-row table:style-name="ro7">
          <table:table-cell table:number-columns-repeated="3" table:style-name="ce341" office:value-type="string" calcext:value-type="string">
            <text:p>と</text:p>
          </table:table-cell>
          <table:table-cell table:style-name="ce341" office:value-type="string" calcext:value-type="string">
            <text:p>圭</text:p>
          </table:table-cell>
          <table:table-cell table:style-name="ce341" office:value-type="string" calcext:value-type="string">
            <text:p>全</text:p>
          </table:table-cell>
          <table:table-cell table:style-name="ce341" office:value-type="string" calcext:value-type="string">
            <text:p>杏</text:p>
          </table:table-cell>
          <table:table-cell/>
          <table:table-cell table:style-name="ce341" office:value-type="string" calcext:value-type="string">
            <text:p>竜</text:p>
          </table:table-cell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340"/>
          <table:table-cell table:style-name="Default" table:number-columns-repeated="4"/>
          <table:table-cell table:number-columns-repeated="1003"/>
        </table:table-row>
        <table:table-row table:style-name="ro7">
          <table:table-cell table:number-columns-repeated="3" table:style-name="ce340" office:value-type="string" calcext:value-type="string">
            <text:p>兵</text:p>
          </table:table-cell>
          <table:table-cell table:style-name="ce340" office:value-type="string" calcext:value-type="string">
            <text:p>騎</text:p>
          </table:table-cell>
          <table:table-cell table:style-name="ce340" office:value-type="string" calcext:value-type="string">
            <text:p>聖</text:p>
          </table:table-cell>
          <table:table-cell table:style-name="ce340" office:value-type="string" calcext:value-type="string">
            <text:p>塔</text:p>
          </table:table-cell>
          <table:table-cell table:style-name="ce340" office:value-type="string" calcext:value-type="string">
            <text:p>后</text:p>
          </table:table-cell>
          <table:table-cell table:number-columns-repeated="2" table:style-name="ce340" office:value-type="string" calcext:value-type="string">
            <text:p>兵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style-name="ce341"/>
          <table:table-cell table:style-name="Default" table:number-columns-repeated="4"/>
          <table:table-cell table:number-columns-repeated="1003"/>
        </table:table-row>
        <table:table-row table:style-name="ro7">
          <table:table-cell table:number-columns-repeated="3" table:style-name="ce341" office:value-type="string" calcext:value-type="string">
            <text:p>妃</text:p>
          </table:table-cell>
          <table:table-cell/>
          <table:table-cell table:style-name="ce340" table:number-columns-repeated="3"/>
          <table:table-cell table:style-name="ce341" office:value-type="string" calcext:value-type="string">
            <text:p>騏</text:p>
          </table:table-cell>
          <table:table-cell table:style-name="ce341" office:value-type="string" calcext:value-type="string">
            <text:p>城</text:p>
          </table:table-cell>
          <table:table-cell table:style-name="Default"/>
          <table:table-cell table:style-name="ce340"/>
          <table:table-cell table:style-name="Default"/>
          <table:table-cell table:style-name="ce340"/>
          <table:table-cell table:style-name="Default"/>
          <table:table-cell table:style-name="ce340"/>
          <table:table-cell table:style-name="Default"/>
          <table:table-cell table:style-name="ce340"/>
          <table:table-cell table:style-name="Default"/>
          <table:table-cell table:number-columns-repeated="1006"/>
        </table:table-row>
        <table:table-row table:style-name="ro7">
          <table:table-cell table:number-columns-repeated="3" table:style-name="ce340" office:value-type="string" calcext:value-type="string">
            <text:p>兵</text:p>
          </table:table-cell>
          <table:table-cell table:style-name="ce340" office:value-type="string" calcext:value-type="string">
            <text:p>騎</text:p>
          </table:table-cell>
          <table:table-cell table:style-name="ce340" office:value-type="string" calcext:value-type="string">
            <text:p>聖</text:p>
          </table:table-cell>
          <table:table-cell table:style-name="ce340" office:value-type="string" calcext:value-type="string">
            <text:p>塔</text:p>
          </table:table-cell>
          <table:table-cell table:style-name="ce340" office:value-type="string" calcext:value-type="string">
            <text:p>后</text:p>
          </table:table-cell>
          <table:table-cell table:style-name="ce340" office:value-type="string" calcext:value-type="string">
            <text:p>兵</text:p>
          </table:table-cell>
          <table:table-cell table:style-name="ce340" office:value-type="string" calcext:value-type="string">
            <text:p>王</text:p>
          </table:table-cell>
          <table:table-cell table:style-name="Default" table:number-columns-repeated="3"/>
          <table:table-cell table:style-name="ce340"/>
          <table:table-cell table:style-name="Default"/>
          <table:table-cell table:style-name="ce340"/>
          <table:table-cell table:style-name="Default"/>
          <table:table-cell table:style-name="ce340"/>
          <table:table-cell table:style-name="Default"/>
          <table:table-cell table:number-columns-repeated="1006"/>
        </table:table-row>
        <table:table-row table:style-name="ro7">
          <table:table-cell table:number-columns-repeated="3" table:style-name="ce341" office:value-type="string" calcext:value-type="string">
            <text:p>妃</text:p>
          </table:table-cell>
          <table:table-cell/>
          <table:table-cell table:style-name="ce340" table:number-columns-repeated="3"/>
          <table:table-cell table:style-name="ce341" office:value-type="string" calcext:value-type="string">
            <text:p>騏</text:p>
          </table:table-cell>
          <table:table-cell/>
          <table:table-cell table:style-name="Default" table:number-columns-repeated="9"/>
          <table:table-cell table:number-columns-repeated="1006"/>
        </table:table-row>
        <table:table-row table:style-name="ro7">
          <table:table-cell table:number-columns-repeated="3" table:style-name="ce340" office:value-type="string" calcext:value-type="string">
            <text:p>兵</text:p>
          </table:table-cell>
          <table:table-cell table:style-name="ce340" office:value-type="string" calcext:value-type="string">
            <text:p>騎</text:p>
          </table:table-cell>
          <table:table-cell table:style-name="ce340" office:value-type="string" calcext:value-type="string">
            <text:p>聖</text:p>
          </table:table-cell>
          <table:table-cell table:style-name="ce340" office:value-type="string" calcext:value-type="string">
            <text:p>塔</text:p>
          </table:table-cell>
          <table:table-cell table:style-name="ce340" office:value-type="string" calcext:value-type="string">
            <text:p>后</text:p>
          </table:table-cell>
          <table:table-cell table:style-name="ce340" office:value-type="string" calcext:value-type="string">
            <text:p>兵</text:p>
          </table:table-cell>
          <table:table-cell table:style-name="ce340" office:value-type="string" calcext:value-type="string">
            <text:p>帝</text:p>
          </table:table-cell>
          <table:table-cell table:number-columns-repeated="7"/>
          <table:table-cell table:style-name="Default" table:number-columns-repeated="2"/>
          <table:table-cell table:number-columns-repeated="1006"/>
        </table:table-row>
        <table:table-row table:style-name="ro7">
          <table:table-cell table:number-columns-repeated="3" table:style-name="ce341" office:value-type="string" calcext:value-type="string">
            <text:p>妃</text:p>
          </table:table-cell>
          <table:table-cell table:style-name="Default" table:number-columns-repeated="4"/>
          <table:table-cell table:style-name="ce341" office:value-type="string" calcext:value-type="string">
            <text:p>僧</text:p>
          </table:table-cell>
          <table:table-cell table:number-columns-repeated="1016"/>
        </table:table-row>
        <table:table-row table:style-name="ro7">
          <table:table-cell table:number-columns-repeated="3" table:style-name="ce340" office:value-type="string" calcext:value-type="string">
            <text:p>卒</text:p>
          </table:table-cell>
          <table:table-cell table:style-name="ce340" office:value-type="string" calcext:value-type="string">
            <text:p>馮</text:p>
          </table:table-cell>
          <table:table-cell table:style-name="ce340" office:value-type="string" calcext:value-type="string">
            <text:p>相</text:p>
          </table:table-cell>
          <table:table-cell table:style-name="ce340" office:value-type="string" calcext:value-type="string">
            <text:p>俥</text:p>
          </table:table-cell>
          <table:table-cell table:style-name="ce340" office:value-type="string" calcext:value-type="string">
            <text:p>仕</text:p>
          </table:table-cell>
          <table:table-cell table:style-name="ce340" office:value-type="string" calcext:value-type="string">
            <text:p>炮</text:p>
          </table:table-cell>
          <table:table-cell table:style-name="ce340" office:value-type="string" calcext:value-type="string">
            <text:p>卒</text:p>
          </table:table-cell>
          <table:table-cell table:style-name="Default"/>
          <table:table-cell table:number-columns-repeated="1014"/>
        </table:table-row>
        <table:table-row table:style-name="ro7">
          <table:table-cell table:number-columns-repeated="3" table:style-name="ce341" office:value-type="string" calcext:value-type="string">
            <text:p>率</text:p>
          </table:table-cell>
          <table:table-cell table:number-columns-repeated="2"/>
          <table:table-cell table:style-name="ce340" table:number-columns-repeated="2"/>
          <table:table-cell/>
          <table:table-cell table:style-name="ce341" office:value-type="string" calcext:value-type="string">
            <text:p>率</text:p>
          </table:table-cell>
          <table:table-cell table:style-name="Default"/>
          <table:table-cell table:number-columns-repeated="1014"/>
        </table:table-row>
        <table:table-row table:style-name="ro7">
          <table:table-cell table:number-columns-repeated="3" table:style-name="ce340" office:value-type="string" calcext:value-type="string">
            <text:p>卒</text:p>
          </table:table-cell>
          <table:table-cell table:style-name="ce340" office:value-type="string" calcext:value-type="string">
            <text:p>馮</text:p>
          </table:table-cell>
          <table:table-cell table:style-name="ce340" office:value-type="string" calcext:value-type="string">
            <text:p>相</text:p>
          </table:table-cell>
          <table:table-cell table:style-name="ce340" office:value-type="string" calcext:value-type="string">
            <text:p>俥</text:p>
          </table:table-cell>
          <table:table-cell table:style-name="ce340" office:value-type="string" calcext:value-type="string">
            <text:p>仕</text:p>
          </table:table-cell>
          <table:table-cell table:style-name="ce340" office:value-type="string" calcext:value-type="string">
            <text:p>炮</text:p>
          </table:table-cell>
          <table:table-cell table:style-name="ce340" office:value-type="string" calcext:value-type="string">
            <text:p>帥</text:p>
          </table:table-cell>
          <table:table-cell table:style-name="Default" table:number-columns-repeated="2"/>
          <table:table-cell table:style-name="ce340"/>
          <table:table-cell table:style-name="Default"/>
          <table:table-cell table:style-name="ce340"/>
          <table:table-cell table:style-name="Default"/>
          <table:table-cell table:style-name="ce340"/>
          <table:table-cell table:style-name="Default"/>
          <table:table-cell table:style-name="ce340" table:number-columns-repeated="2"/>
          <table:table-cell table:number-columns-repeated="1005"/>
        </table:table-row>
        <table:table-row table:style-name="ro7">
          <table:table-cell table:number-columns-repeated="3" table:style-name="ce341" office:value-type="string" calcext:value-type="string">
            <text:p>率</text:p>
          </table:table-cell>
          <table:table-cell table:number-columns-repeated="2"/>
          <table:table-cell table:style-name="ce340" table:number-columns-repeated="2"/>
          <table:table-cell/>
          <table:table-cell table:style-name="ce340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style-name="ce340"/>
          <table:table-cell table:style-name="Default"/>
          <table:table-cell table:style-name="ce340"/>
          <table:table-cell table:style-name="ce341"/>
          <table:table-cell table:number-columns-repeated="1005"/>
        </table:table-row>
        <table:table-row table:style-name="ro7">
          <table:table-cell table:number-columns-repeated="3" table:style-name="ce340" office:value-type="string" calcext:value-type="string">
            <text:p>卒</text:p>
          </table:table-cell>
          <table:table-cell table:style-name="ce340" office:value-type="string" calcext:value-type="string">
            <text:p>馮</text:p>
          </table:table-cell>
          <table:table-cell table:style-name="ce340" office:value-type="string" calcext:value-type="string">
            <text:p>相</text:p>
          </table:table-cell>
          <table:table-cell table:style-name="ce340" office:value-type="string" calcext:value-type="string">
            <text:p>俥</text:p>
          </table:table-cell>
          <table:table-cell table:style-name="ce340" office:value-type="string" calcext:value-type="string">
            <text:p>仕</text:p>
          </table:table-cell>
          <table:table-cell table:style-name="ce340" office:value-type="string" calcext:value-type="string">
            <text:p>炮</text:p>
          </table:table-cell>
          <table:table-cell table:style-name="ce340" office:value-type="string" calcext:value-type="string">
            <text:p>將</text:p>
          </table:table-cell>
          <table:table-cell table:style-name="Default" table:number-columns-repeated="5"/>
          <table:table-cell table:style-name="ce340" table:number-columns-repeated="2"/>
          <table:table-cell table:style-name="Default" table:number-columns-repeated="3"/>
          <table:table-cell table:number-columns-repeated="1005"/>
        </table:table-row>
        <table:table-row table:style-name="ro7">
          <table:table-cell table:number-columns-repeated="3" table:style-name="ce341" office:value-type="string" calcext:value-type="string">
            <text:p>率</text:p>
          </table:table-cell>
          <table:table-cell table:number-columns-repeated="2"/>
          <table:table-cell table:style-name="ce340" table:number-columns-repeated="2"/>
          <table:table-cell/>
          <table:table-cell table:style-name="ce340"/>
          <table:table-cell table:style-name="Default" table:number-columns-repeated="5"/>
          <table:table-cell table:style-name="ce340" table:number-columns-repeated="2"/>
          <table:table-cell table:style-name="Default" table:number-columns-repeated="3"/>
          <table:table-cell table:number-columns-repeated="1005"/>
        </table:table-row>
        <table:table-row table:style-name="ro7">
          <table:table-cell table:number-columns-repeated="3" table:style-name="ce340" office:value-type="string" calcext:value-type="string">
            <text:p>卆</text:p>
          </table:table-cell>
          <table:table-cell table:style-name="ce340" office:value-type="string" calcext:value-type="string">
            <text:p>馭</text:p>
          </table:table-cell>
          <table:table-cell table:style-name="ce340" office:value-type="string" calcext:value-type="string">
            <text:p>象</text:p>
          </table:table-cell>
          <table:table-cell table:style-name="ce340" office:value-type="string" calcext:value-type="string">
            <text:p>車</text:p>
          </table:table-cell>
          <table:table-cell table:style-name="ce340" office:value-type="string" calcext:value-type="string">
            <text:p>士</text:p>
          </table:table-cell>
          <table:table-cell table:style-name="ce340" office:value-type="string" calcext:value-type="string">
            <text:p>包</text:p>
          </table:table-cell>
          <table:table-cell table:style-name="ce340" office:value-type="string" calcext:value-type="string">
            <text:p>卆</text:p>
          </table:table-cell>
          <table:table-cell table:number-columns-repeated="1015"/>
        </table:table-row>
        <table:table-row table:style-name="ro7">
          <table:table-cell table:number-columns-repeated="8"/>
          <table:table-cell table:style-name="Default"/>
          <table:table-cell/>
          <table:table-cell table:style-name="ce340" table:number-columns-repeated="4"/>
          <table:table-cell table:style-name="Default"/>
          <table:table-cell table:style-name="ce340"/>
          <table:table-cell table:style-name="Default"/>
          <table:table-cell table:style-name="ce340"/>
          <table:table-cell table:number-columns-repeated="1006"/>
        </table:table-row>
        <table:table-row table:style-name="ro7">
          <table:table-cell table:number-columns-repeated="3" table:style-name="ce340" office:value-type="string" calcext:value-type="string">
            <text:p>卆</text:p>
          </table:table-cell>
          <table:table-cell table:style-name="ce340" office:value-type="string" calcext:value-type="string">
            <text:p>馭</text:p>
          </table:table-cell>
          <table:table-cell table:style-name="ce340" office:value-type="string" calcext:value-type="string">
            <text:p>象</text:p>
          </table:table-cell>
          <table:table-cell table:style-name="ce340" office:value-type="string" calcext:value-type="string">
            <text:p>車</text:p>
          </table:table-cell>
          <table:table-cell table:style-name="ce340" office:value-type="string" calcext:value-type="string">
            <text:p>士</text:p>
          </table:table-cell>
          <table:table-cell table:style-name="ce340" office:value-type="string" calcext:value-type="string">
            <text:p>包</text:p>
          </table:table-cell>
          <table:table-cell table:style-name="ce340" office:value-type="string" calcext:value-type="string">
            <text:p>楚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7">
          <table:table-cell table:number-columns-repeated="10"/>
          <table:table-cell table:style-name="ce340"/>
          <table:table-cell table:style-name="Default" table:number-columns-repeated="2"/>
          <table:table-cell table:style-name="ce340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7">
          <table:table-cell table:number-columns-repeated="3" table:style-name="ce340" office:value-type="string" calcext:value-type="string">
            <text:p>卆</text:p>
          </table:table-cell>
          <table:table-cell table:style-name="ce340" office:value-type="string" calcext:value-type="string">
            <text:p>馭</text:p>
          </table:table-cell>
          <table:table-cell table:style-name="ce340" office:value-type="string" calcext:value-type="string">
            <text:p>象</text:p>
          </table:table-cell>
          <table:table-cell table:style-name="ce340" office:value-type="string" calcext:value-type="string">
            <text:p>車</text:p>
          </table:table-cell>
          <table:table-cell table:style-name="ce340" office:value-type="string" calcext:value-type="string">
            <text:p>士</text:p>
          </table:table-cell>
          <table:table-cell table:style-name="ce340" office:value-type="string" calcext:value-type="string">
            <text:p>包</text:p>
          </table:table-cell>
          <table:table-cell table:style-name="ce340" office:value-type="string" calcext:value-type="string">
            <text:p>漢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6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 table:style-name="ce340" office:value-type="string" calcext:value-type="string">
            <text:p>貝</text:p>
          </table:table-cell>
          <table:table-cell table:style-name="ce340" office:value-type="string" calcext:value-type="string">
            <text:p>瑪</text:p>
          </table:table-cell>
          <table:table-cell table:style-name="ce340" office:value-type="string" calcext:value-type="string">
            <text:p>根</text:p>
          </table:table-cell>
          <table:table-cell table:style-name="ce340" office:value-type="string" calcext:value-type="string">
            <text:p>船</text:p>
          </table:table-cell>
          <table:table-cell table:style-name="ce340" office:value-type="string" calcext:value-type="string">
            <text:p>種</text:p>
          </table:table-cell>
          <table:table-cell table:style-name="ce340" office:value-type="string" calcext:value-type="string">
            <text:p>ひ</text:p>
          </table:table-cell>
          <table:table-cell table:style-name="ce340" office:value-type="string" calcext:value-type="string">
            <text:p>き</text:p>
          </table:table-cell>
          <table:table-cell table:number-columns-repeated="1015"/>
        </table:table-row>
        <table:table-row table:style-name="ro7">
          <table:table-cell table:number-columns-repeated="3" table:style-name="ce341" office:value-type="string" calcext:value-type="string">
            <text:p>貴</text:p>
          </table:table-cell>
          <table:table-cell table:number-columns-repeated="4"/>
          <table:table-cell table:style-name="ce341" office:value-type="string" calcext:value-type="string">
            <text:p>に</text:p>
          </table:table-cell>
          <table:table-cell table:number-columns-repeated="1016"/>
        </table:table-row>
        <table:table-row table:style-name="ro7">
          <table:table-cell table:number-columns-repeated="3" table:style-name="ce340" office:value-type="string" calcext:value-type="string">
            <text:p>貝</text:p>
          </table:table-cell>
          <table:table-cell table:style-name="ce340" office:value-type="string" calcext:value-type="string">
            <text:p>瑪</text:p>
          </table:table-cell>
          <table:table-cell table:style-name="ce340" office:value-type="string" calcext:value-type="string">
            <text:p>根</text:p>
          </table:table-cell>
          <table:table-cell table:style-name="ce340" office:value-type="string" calcext:value-type="string">
            <text:p>船</text:p>
          </table:table-cell>
          <table:table-cell table:style-name="ce340" office:value-type="string" calcext:value-type="string">
            <text:p>種</text:p>
          </table:table-cell>
          <table:table-cell table:style-name="ce340" office:value-type="string" calcext:value-type="string">
            <text:p>ぞ</text:p>
          </table:table-cell>
          <table:table-cell table:style-name="ce340" office:value-type="string" calcext:value-type="string">
            <text:p>ラ</text:p>
          </table:table-cell>
          <table:table-cell table:style-name="Default"/>
          <table:table-cell/>
          <table:table-cell table:style-name="ce340"/>
          <table:table-cell table:style-name="Default" table:number-columns-repeated="2"/>
          <table:table-cell table:style-name="ce340" table:number-columns-repeated="2"/>
          <table:table-cell table:style-name="Default" table:number-columns-repeated="2"/>
          <table:table-cell table:style-name="ce340"/>
          <table:table-cell table:number-columns-repeated="1005"/>
        </table:table-row>
        <table:table-row table:style-name="ro7">
          <table:table-cell table:number-columns-repeated="3" table:style-name="ce341" office:value-type="string" calcext:value-type="string">
            <text:p>貴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7">
          <table:table-cell table:number-columns-repeated="3" table:style-name="ce340" office:value-type="string" calcext:value-type="string">
            <text:p>貝</text:p>
          </table:table-cell>
          <table:table-cell table:style-name="ce340" office:value-type="string" calcext:value-type="string">
            <text:p>瑪</text:p>
          </table:table-cell>
          <table:table-cell table:style-name="ce340" office:value-type="string" calcext:value-type="string">
            <text:p>根</text:p>
          </table:table-cell>
          <table:table-cell table:style-name="ce340" office:value-type="string" calcext:value-type="string">
            <text:p>船</text:p>
          </table:table-cell>
          <table:table-cell table:style-name="ce340" office:value-type="string" calcext:value-type="string">
            <text:p>種</text:p>
          </table:table-cell>
          <table:table-cell table:style-name="ce340" office:value-type="string" calcext:value-type="string">
            <text:p>君</text:p>
          </table:table-cell>
          <table:table-cell table:style-name="ce340" office:value-type="string" calcext:value-type="string">
            <text:p>公</text:p>
          </table:table-cell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7">
          <table:table-cell table:number-columns-repeated="3" table:style-name="ce341" office:value-type="string" calcext:value-type="string">
            <text:p>貴</text:p>
          </table:table-cell>
          <table:table-cell table:number-columns-repeated="6"/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7">
          <table:table-cell table:number-columns-repeated="3" office:value-type="string" calcext:value-type="string">
            <text:p>火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臣</text:p>
          </table:table-cell>
          <table:table-cell table:number-columns-repeated="2" office:value-type="string" calcext:value-type="string">
            <text:p>夭</text:p>
          </table:table-cell>
          <table:table-cell table:number-columns-repeated="1015"/>
        </table:table-row>
        <table:table-row table:style-name="ro7">
          <table:table-cell table:number-columns-repeated="3" table:style-name="ce341" office:value-type="string" calcext:value-type="string">
            <text:p>杵</text:p>
          </table:table-cell>
          <table:table-cell table:number-columns-repeated="3"/>
          <table:table-cell table:style-name="Default"/>
          <table:table-cell table:number-columns-repeated="2" table:style-name="ce341" office:value-type="string" calcext:value-type="string">
            <text:p>舶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禾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禾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臣</text:p>
          </table:table-cell>
          <table:table-cell table:number-columns-repeated="2" office:value-type="string" calcext:value-type="string">
            <text:p>禾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7">
          <table:table-cell table:style-name="ce341" office:value-type="string" calcext:value-type="string">
            <text:p>戰</text:p>
          </table:table-cell>
          <table:table-cell table:style-name="ce341" office:value-type="string" calcext:value-type="string">
            <text:p>橡</text:p>
          </table:table-cell>
          <table:table-cell table:style-name="ce341" office:value-type="string" calcext:value-type="string">
            <text:p>戰</text:p>
          </table:table-cell>
          <table:table-cell table:number-columns-repeated="3"/>
          <table:table-cell table:style-name="Default"/>
          <table:table-cell table:number-columns-repeated="2" table:style-name="ce341" office:value-type="string" calcext:value-type="string">
            <text:p>豪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7">
          <table:table-cell office:value-type="string" calcext:value-type="string">
            <text:p>大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大</text:p>
          </table:table-cell>
          <table:table-cell table:number-columns-repeated="2" office:value-type="string" calcext:value-type="string">
            <text:p>舟</text:p>
          </table:table-cell>
          <table:table-cell table:number-columns-repeated="2" office:value-type="string" calcext:value-type="string">
            <text:p>豕</text:p>
          </table:table-cell>
          <table:table-cell table:number-columns-repeated="2" office:value-type="string" calcext:value-type="string">
            <text:p>主</text:p>
          </table:table-cell>
          <table:table-cell table:number-columns-repeated="1015"/>
        </table:table-row>
        <table:table-row table:style-name="ro7">
          <table:table-cell table:style-name="ce341" office:value-type="string" calcext:value-type="string">
            <text:p>巨</text:p>
          </table:table-cell>
          <table:table-cell table:style-name="ce341" office:value-type="string" calcext:value-type="string">
            <text:p>柱</text:p>
          </table:table-cell>
          <table:table-cell table:style-name="ce341" office:value-type="string" calcext:value-type="string">
            <text:p>巨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7">
          <table:table-cell table:style-name="Default" table:number-columns-repeated="2"/>
          <table:table-cell table:number-columns-repeated="1022"/>
        </table:table-row>
        <table:table-row table:style-name="ro7">
          <table:table-cell table:style-name="Default" table:number-columns-repeated="2"/>
          <table:table-cell/>
          <table:table-cell table:style-name="Default" table:number-columns-repeated="2"/>
          <table:table-cell table:number-columns-repeated="1019"/>
        </table:table-row>
        <table:table-row table:style-name="ro7" table:number-rows-repeated="3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7" table:number-rows-repeated="3">
          <table:table-cell table:style-name="Default"/>
          <table:table-cell table:number-columns-repeated="1023"/>
        </table:table-row>
        <table:table-row table:style-name="ro7" table:number-rows-repeated="104853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list.A1:list.J50" table:display-filter-buttons="true"/>
        <table:database-range table:name="__Anonymous_Sheet_DB__1" table:target-range-address="datas.A1:datas.H5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erif CJK JP Black" svg:font-family="'Noto Serif CJK JP Black'" style:font-adornments="Black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zh" style:country-asian="CN" style:font-family-complex="'Mgen+ 1p regular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4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/>
    </number:time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10146" number:language="en" number:country="US">
      <number:day/>
      <number:text>-</number:text>
      <number:month number:textual="true"/>
    </number:date-style>
    <number:number-style style:name="N1015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1P0"/>
    </number:number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0P2" style:volatile="true" number:language="en" number:country="US">
      <number:text> </number:text>
      <number:fill-character> </number:fill-character>
      <number:text>- </number:text>
    </number:number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43" number:language="en" number:country="US">
      <number:hours/>
      <number:text>:</number:text>
      <number:minutes number:style="long"/>
      <number:text> </number:text>
      <number:am-pm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44" number:language="en" number:country="US">
      <number:month number:textual="true"/>
      <number:text>-</number:text>
      <number:year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number-style style:name="N1014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" style:display-name="PageStyle_lis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s" style:display-name="PageStyle_data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" style:display-name="PageStyle_tabl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01T03:35:31.889382172</dc:date>
    <meta:editing-duration>P5DT1H22M39S</meta:editing-duration>
    <meta:editing-cycles>37</meta:editing-cycles>
    <meta:document-statistic meta:table-count="6" meta:cell-count="2763" meta:object-count="174"/>
  </office:meta>
</office:document-meta>
</file>